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2" svg:font-family="Wingdings" style:font-charset="x-symbol"/>
    <style:font-face style:name="Wingdings1" svg:font-family="Wingdings" style:font-pitch="variable" style:font-charset="x-symbol"/>
    <style:font-face style:name="Arial2" svg:font-family="Arial"/>
    <style:font-face style:name="Wingdings" svg:font-family="Wingdings"/>
    <style:font-face style:name="Albany" svg:font-family="Albany" style:font-family-generic="swiss"/>
    <style:font-face style:name="Arial1" svg:font-family="Arial" style:font-family-generic="swiss"/>
    <style:font-face style:name="Arial Black" svg:font-family="'Arial Black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2.212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1.3cm"/>
    </style:style>
    <style:style style:name="co4" style:family="table-column">
      <style:table-column-properties fo:break-before="auto" style:column-width="0.637cm"/>
    </style:style>
    <style:style style:name="co5" style:family="table-column">
      <style:table-column-properties fo:break-before="auto" style:column-width="0.663cm"/>
    </style:style>
    <style:style style:name="co6" style:family="table-column">
      <style:table-column-properties fo:break-before="auto" style:column-width="0.61cm"/>
    </style:style>
    <style:style style:name="co7" style:family="table-column">
      <style:table-column-properties fo:break-before="auto" style:column-width="0.69cm"/>
    </style:style>
    <style:style style:name="co8" style:family="table-column">
      <style:table-column-properties fo:break-before="auto" style:column-width="0.743cm"/>
    </style:style>
    <style:style style:name="co9" style:family="table-column">
      <style:table-column-properties fo:break-before="auto" style:column-width="0.584cm"/>
    </style:style>
    <style:style style:name="co10" style:family="table-column">
      <style:table-column-properties fo:break-before="auto" style:column-width="1.704cm"/>
    </style:style>
    <style:style style:name="co11" style:family="table-column">
      <style:table-column-properties fo:break-before="auto" style:column-width="2.2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05cm"/>
    </style:style>
    <style:style style:name="co15" style:family="table-column">
      <style:table-column-properties fo:break-before="auto" style:column-width="1.106cm"/>
    </style:style>
    <style:style style:name="co16" style:family="table-column">
      <style:table-column-properties fo:break-before="auto" style:column-width="0.912cm"/>
    </style:style>
    <style:style style:name="co17" style:family="table-column">
      <style:table-column-properties fo:break-before="auto" style:column-width="1.132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day/>
      <number:text>. </number:text>
      <number:month number:textual="true"/>
      <number:text> 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normal" style:font-size-asian="11pt" style:font-weight-asian="normal" style:font-size-complex="11pt" style:font-weight-complex="normal"/>
    </style:style>
    <style:style style:name="ce2" style:family="table-cell" style:parent-style-name="Default" style:data-style-name="N39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normal" style:font-size-asian="11pt" style:font-weight-asian="normal" style:font-size-complex="11pt" style:font-weight-complex="normal"/>
    </style:style>
    <style:style style:name="ce3" style:family="table-cell" style:parent-style-name="Default" style:data-style-name="N39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normal" style:font-size-asian="11pt" style:font-weight-asian="normal" style:font-size-complex="11pt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lbany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1pt" fo:font-weight="normal" style:font-size-asian="10pt" style:font-weight-asian="normal" style:font-size-complex="10pt" style:font-weight-complex="normal"/>
    </style:style>
    <style:style style:name="ce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2" fo:font-size="10pt" fo:font-weight="normal" style:font-size-asian="11pt" style:font-weight-asian="normal" style:font-size-complex="11pt" style:font-weight-complex="normal"/>
    </style:style>
    <style:style style:name="ce7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11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" fo:font-size="11pt" fo:font-weight="normal" style:font-size-asian="13.5pt" style:font-weight-asian="normal" style:font-size-complex="13.5pt" style:font-weight-complex="normal"/>
    </style:style>
    <style:style style:name="ce1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" fo:font-size="11pt" fo:font-weight="bold" style:font-size-asian="13.5pt" style:font-weight-asian="normal" style:font-size-complex="13.5pt" style:font-weight-complex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15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16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style:use-window-font-color="true" style:font-name="Arial1" fo:font-size="11pt" fo:font-weight="normal" style:font-size-asian="13.5pt" style:font-weight-asian="normal" style:font-size-complex="13.5pt" style:font-weight-complex="normal"/>
    </style:style>
    <style:style style:name="ce17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style:use-window-font-color="true" style:font-name="Wingdings1" fo:font-size="11pt" fo:font-weight="bold" style:font-size-asian="13.5pt" style:font-weight-asian="normal" style:font-size-complex="13.5pt" style:font-weight-complex="normal"/>
    </style:style>
    <style:style style:name="ce18" style:family="table-cell" style:parent-style-name="Default" style:data-style-name="N100">
      <style:table-cell-properties fo:background-color="#e6ff00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1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20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21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" fo:font-size="11pt" fo:font-weight="bold" style:font-size-asian="13.5pt" style:font-weight-asian="normal" style:font-size-complex="13.5pt" style:font-weight-complex="normal"/>
    </style:style>
    <style:style style:name="ce22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style:use-window-font-color="true" style:font-name="Arial" fo:font-size="11pt" fo:font-weight="normal" style:font-size-asian="13.5pt" style:font-weight-asian="normal" style:font-size-complex="13.5pt" style:font-weight-complex="normal"/>
    </style:style>
    <style:style style:name="ce23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2" fo:font-size="11pt" fo:font-weight="bold" style:font-size-asian="13.5pt" style:font-weight-asian="bold" style:font-size-complex="13.5pt" style:font-weight-complex="bold"/>
    </style:style>
    <style:style style:name="ce24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1" fo:font-size="11pt" fo:font-weight="bold" style:font-size-asian="13.5pt" style:font-weight-asian="normal" style:font-size-complex="13.5pt" style:font-weight-complex="normal"/>
    </style:style>
    <style:style style:name="ce26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style:use-window-font-color="true" style:font-name="Arial" fo:font-size="10pt" fo:font-weight="normal" style:font-size-asian="11pt" style:font-weight-asian="normal" style:font-size-complex="11pt" style:font-weight-complex="normal"/>
    </style:style>
    <style:style style:name="ce27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 Black" fo:font-size="11pt" fo:font-weight="normal" style:font-size-asian="13.5pt" style:font-weight-asian="normal" style:font-size-complex="13.5pt" style:font-weight-complex="normal"/>
    </style:style>
    <style:style style:name="ce2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20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normal" style:font-size-asian="11pt" style:font-weight-asian="normal" style:font-size-complex="11pt" style:font-weight-complex="normal"/>
    </style:style>
    <style:style style:name="ce3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2" fo:font-size="11pt" fo:font-weight="bold" style:font-size-asian="13.5pt" style:font-weight-asian="bold" style:font-size-complex="13.5pt" style:font-weight-complex="bold"/>
    </style:style>
    <style:style style:name="ce31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style:use-window-font-color="true" style:font-name="Wingdings2" fo:font-size="11pt" fo:font-weight="bold" style:font-size-asian="13.5pt" style:font-weight-asian="bold" style:font-size-complex="13.5pt" style:font-weight-complex="bold"/>
    </style:style>
    <style:style style:name="ce3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text-outline="false" style:text-line-through-style="none" style:font-name="Arial1" fo:font-size="11pt" fo:font-style="normal" fo:text-shadow="none" style:text-underline-style="none" fo:font-weight="bold" style:text-underline-mode="continuous" style:text-line-through-mode="continuous" style:font-name-asian="HG Mincho Light J" style:font-size-asian="11pt" style:font-style-asian="normal" style:font-weight-asian="bold" style:font-name-complex="Arial Unicode MS" style:font-size-complex="11pt" style:font-style-complex="normal" style:font-weight-complex="bold" style:text-emphasize="none" style:font-relief="none"/>
    </style:style>
    <style:style style:name="ce34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normal" style:font-size-asian="11pt" style:font-weight-asian="normal" style:font-size-complex="11pt" style:font-weight-complex="normal"/>
    </style:style>
    <style:style style:name="ce35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style:use-window-font-color="true" style:font-name="Arial" fo:font-size="11pt" fo:font-weight="normal" style:font-size-asian="13.5pt" style:font-weight-asian="normal" style:font-size-complex="13.5pt" style:font-weight-complex="normal"/>
    </style:style>
    <style:style style:name="ce36" style:family="table-cell" style:parent-style-name="Default" style:data-style-name="N100">
      <style:table-cell-properties fo:background-color="#ffff99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100">
      <style:table-cell-properties fo:background-color="#ffff99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Wingdings" fo:font-size="11pt" fo:font-weight="normal" style:font-size-asian="18pt" style:font-weight-asian="normal" style:font-size-complex="18pt" style:font-weight-complex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rial2" fo:font-size="11pt" fo:font-weight="normal" style:font-size-asian="10pt" style:font-weight-asian="normal" style:font-size-complex="10pt" style:font-weight-complex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43" style:family="table-cell" style:parent-style-name="Default" style:data-style-name="N10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6pt" fo:font-weight="normal" style:font-size-asian="13.5pt" style:font-weight-asian="normal" style:font-size-complex="13.5pt" style:font-weight-complex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 Black" fo:font-size="11pt" fo:font-weight="normal" style:font-size-asian="13.5pt" style:font-weight-asian="normal" style:font-size-complex="13.5pt" style:font-weight-complex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6pt" fo:font-weight="normal" style:font-size-asian="10pt" style:font-weight-asian="normal" style:font-size-complex="10pt" style:font-weight-complex="normal"/>
    </style:style>
    <style:style style:name="ce47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4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50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fo:border="none" style:direction="ltr" style:rotation-angle="0" style:rotation-align="bottom" style:vertical-align="bottom"/>
      <style:text-properties fo:color="#000000" style:font-name="Albany"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fo:border="none" style:direction="ltr" style:rotation-angle="0" style:rotation-align="bottom" style:vertical-align="bottom"/>
      <style:text-properties fo:color="#000000" style:font-name="Arial2" fo:font-size="11pt" fo:font-weight="normal" style:font-size-asian="10pt" style:font-weight-asian="normal" style:font-size-complex="10pt" style:font-weight-complex="normal"/>
    </style:style>
    <style:style style:name="ce5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" fo:font-size="11pt" fo:font-weight="normal" style:font-size-asian="13.5pt" style:font-weight-asian="normal" style:font-size-complex="13.5pt" style:font-weight-complex="normal"/>
    </style:style>
    <style:style style:name="ce5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ce5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ce57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ce5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 Black" fo:font-size="11pt" fo:font-weight="normal" style:font-size-asian="11pt" style:font-weight-asian="normal" style:font-size-complex="11pt" style:font-weight-complex="normal"/>
    </style:style>
    <style:style style:name="ce59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8pt" style:font-weight-asian="normal" style:font-size-complex="18pt" style:font-weight-complex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61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6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bold" style:font-size-asian="11pt" style:font-weight-asian="bold" style:font-size-complex="11pt" style:font-weight-complex="bold"/>
    </style:style>
    <style:style style:name="ce64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bold" style:font-size-asian="11pt" style:font-weight-asian="bold" style:font-size-complex="11pt" style:font-weight-complex="bold"/>
    </style:style>
    <style:style style:name="ce65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6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Wingdings" fo:font-size="11pt" fo:font-weight="normal" style:font-size-asian="11pt" style:font-weight-asian="normal" style:font-size-complex="11pt" style:font-weight-complex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6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style:use-window-font-color="true" style:font-name="Arial1" fo:font-size="11pt" fo:font-weight="normal" style:font-size-asian="13.5pt" style:font-weight-asian="normal" style:font-size-complex="13.5pt" style:font-weight-complex="normal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bold" style:font-size-asian="13.5pt" style:font-weight-asian="normal" style:font-size-complex="13.5pt" style:font-weight-complex="normal"/>
    </style:style>
    <style:style style:name="ce7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style:use-window-font-color="true" style:font-name="Arial" fo:font-size="10pt" fo:font-weight="normal" style:font-size-asian="11pt" style:font-weight-asian="normal" style:font-size-complex="11pt" style:font-weight-complex="normal"/>
    </style:style>
    <style:style style:name="ce72" style:family="table-cell" style:parent-style-name="Default" style:data-style-name="N100">
      <style:table-cell-properties fo:background-color="#e6ff00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73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style:use-window-font-color="true" style:font-name="Wingdings" fo:font-size="11pt" fo:font-weight="bold" style:font-size-asian="13.5pt" style:font-weight-asian="normal" style:font-size-complex="13.5pt" style:font-weight-complex="normal"/>
    </style:style>
    <style:style style:name="ce7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text-outline="false" style:text-line-through-style="none" style:font-name="Arial1" fo:font-size="10pt" fo:font-style="normal" fo:text-shadow="none" style:text-underline-style="none" fo:font-weight="bold" style:text-underline-mode="continuous" style:text-line-through-mode="continuous" style:font-name-asian="HG Mincho Light J" style:font-size-asian="11pt" style:font-style-asian="normal" style:font-weight-asian="bold" style:font-name-complex="Arial Unicode MS" style:font-size-complex="11pt" style:font-style-complex="normal" style:font-weight-complex="bold" style:text-emphasize="none" style:font-relief="none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76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78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7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80" style:family="table-cell" style:parent-style-name="Default" style:data-style-name="N100">
      <style:table-cell-properties fo:background-color="#e6ff00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81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1" fo:font-size="11pt" fo:font-weight="bold" style:font-size-asian="13.5pt" style:font-weight-asian="normal" style:font-size-complex="13.5pt" style:font-weight-complex="normal"/>
    </style:style>
    <style:style style:name="ce8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1" fo:font-size="11pt" fo:font-weight="bold" style:font-size-asian="13.5pt" style:font-weight-asian="normal" style:font-size-complex="13.5pt" style:font-weight-complex="normal"/>
    </style:style>
    <style:style style:name="ce8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8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85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8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ce88" style:family="table-cell" style:parent-style-name="Default" style:data-style-name="N39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ce89" style:family="table-cell" style:parent-style-name="Default" style:data-style-name="N39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ce9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2" fo:font-size="11pt" fo:font-weight="normal" style:font-size-asian="11pt" style:font-weight-asian="normal" style:font-size-complex="11pt" style:font-weight-complex="normal"/>
    </style:style>
    <style:style style:name="ce91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B32"/>
      <style:map style:condition="cell-content()=&quot;ned&quot;" style:apply-style-name="praznik" style:base-cell-address="januar.B32"/>
    </style:style>
    <style:style style:name="ce9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B32"/>
      <style:map style:condition="cell-content()=&quot;ned&quot;" style:apply-style-name="praznik" style:base-cell-address="januar.B32"/>
    </style:style>
    <style:style style:name="ce9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 Black" fo:font-size="11pt" fo:font-weight="normal" style:font-size-asian="13.5pt" style:font-weight-asian="normal" style:font-size-complex="13.5pt" style:font-weight-complex="normal"/>
    </style:style>
    <style:style style:name="ce9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8pt" style:font-weight-asian="normal" style:font-size-complex="18pt" style:font-weight-complex="normal"/>
    </style:style>
    <style:style style:name="ce9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 Narrow" fo:font-size="11pt" fo:font-style="italic" fo:font-weight="bold" style:font-size-asian="13.5pt" style:font-weight-asian="normal" style:font-size-complex="13.5pt" style:font-weight-complex="normal"/>
    </style:style>
    <style:style style:name="ce9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" fo:font-size="11pt" fo:font-weight="bold" style:font-size-asian="13.5pt" style:font-weight-asian="normal" style:font-size-complex="13.5pt" style:font-weight-complex="normal"/>
    </style:style>
    <style:style style:name="ce9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98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9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10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B32"/>
      <style:map style:condition="cell-content()=&quot;ned&quot;" style:apply-style-name="praznik" style:base-cell-address="januar.B32"/>
    </style:style>
    <style:style style:name="ce101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B32"/>
      <style:map style:condition="cell-content()=&quot;ned&quot;" style:apply-style-name="praznik" style:base-cell-address="januar.B32"/>
    </style:style>
    <style:style style:name="ce102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1" fo:font-size="11pt" fo:font-weight="normal" style:font-size-asian="13.5pt" style:font-weight-asian="normal" style:font-size-complex="13.5pt" style:font-weight-complex="normal"/>
    </style:style>
    <style:style style:name="ce103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bold" style:font-size-complex="13.5pt" style:font-weight-complex="bold"/>
    </style:style>
    <style:style style:name="ce104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" fo:font-size="11pt" fo:font-weight="bold" style:font-size-asian="13.5pt" style:font-weight-asian="normal" style:font-size-complex="13.5pt" style:font-weight-complex="normal"/>
    </style:style>
    <style:style style:name="ce105" style:family="table-cell" style:parent-style-name="Default">
      <style:table-cell-properties fo:border="0.002cm solid #000000"/>
    </style:style>
    <style:style style:name="ce10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02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107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0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0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110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11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gr1" style:family="graphic">
      <style:graphic-properties draw:marker-start="Puščice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Puščice_20_1" draw:marker-start-width="0.2cm" draw:marker-start-center="false" draw:fill="solid" draw:fill-color="#ffffc0" fo:min-height="0.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Puščice_20_1" draw:marker-start-width="0.2cm" draw:marker-start-center="false" draw:fill="solid" draw:fill-color="#ffffc0" fo:min-height="0.437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Puščice_20_1" draw:marker-start-width="0.2cm" draw:marker-start-center="false" draw:fill="solid" draw:fill-color="#ffffc0" fo:min-height="2.33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Puščice_20_1" draw:marker-start-width="0.2cm" draw:marker-start-center="false" draw:fill="solid" draw:fill-color="#ffffc0" fo:min-height="0.77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Puščice_20_1" draw:marker-start-width="0.2cm" draw:marker-start-center="false" draw:fill="solid" draw:fill-color="#ffffc0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sl" fo:country="SI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Luxi Sans" fo:font-size="10pt" fo:language="sl" fo:country="SI" fo:font-style="normal" fo:text-shadow="none" style:text-underline-style="none" fo:font-weight="normal" style:text-underline-mode="continuous" style:text-line-through-mode="continuous" style:font-name-asian="HG Mincho Light J" style:font-size-asian="10pt" style:language-asian="none" style:country-asian="none" style:font-style-asian="normal" style:font-weight-asian="normal" style:font-name-complex="Arial Unicode MS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sl" fo:country="SI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T2" style:family="text">
      <style:text-properties style:text-outline="false" style:text-line-through-style="none" style:font-name="Luxi Sans" fo:font-size="10pt" fo:language="sl" fo:country="SI" fo:font-style="normal" fo:text-shadow="none" style:text-underline-style="none" fo:font-weight="normal" style:text-underline-mode="continuous" style:text-line-through-mode="continuous" style:font-name-asian="HG Mincho Light J" style:font-size-asian="10pt" style:language-asian="none" style:country-asian="none" style:font-style-asian="normal" style:font-weight-asian="normal" style:font-name-complex="Arial Unicode MS" style:font-size-complex="10pt" style:language-complex="none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font-name="Arial1" fo:font-size="11pt" fo:language="sl" fo:country="SI" fo:font-style="normal" fo:text-shadow="none" style:text-underline-style="none" fo:font-weight="normal" style:text-underline-mode="continuous" style:text-line-through-mode="continuous" style:font-name-asian="HG Mincho Light J" style:font-size-asian="13.5pt" style:language-asian="none" style:country-asian="none" style:font-style-asian="normal" style:font-weight-asian="normal" style:font-name-complex="Arial Unicode MS" style:font-size-complex="13.5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januar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10" table:default-cell-style-name="ce5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4" table:default-cell-style-name="ce41"/>
        <table:table-column table:style-name="co10" table:number-columns-repeated="237" table:default-cell-style-name="ce5"/>
        <table:table-row table:style-name="ro1">
          <table:table-cell table:style-name="ce1" office:value-type="string">
            <text:p>Datum</text:p>
          </table:table-cell>
          <table:table-cell table:style-name="ce6"/>
          <table:table-cell table:style-name="ce9" office:value-type="string">
            <text:p>KOS</text:p>
          </table:table-cell>
          <table:table-cell table:style-name="ce9" office:value-type="string">
            <text:p>ŠOŠ</text:p>
          </table:table-cell>
          <table:table-cell table:style-name="ce9" office:value-type="string">
            <text:p>PIN</text:p>
          </table:table-cell>
          <table:table-cell table:style-name="ce9" office:value-type="string">
            <text:p>KON</text:p>
          </table:table-cell>
          <table:table-cell table:style-name="ce9" office:value-type="string">
            <text:p>MIR</text:p>
          </table:table-cell>
          <table:table-cell table:style-name="ce9" office:value-type="string">
            <text:p>HOL</text:p>
          </table:table-cell>
          <table:table-cell table:style-name="ce28" office:value-type="string">
            <text:p>?</text:p>
          </table:table-cell>
          <table:table-cell table:style-name="ce9" office:value-type="string">
            <text:p>DAN</text:p>
          </table:table-cell>
          <table:table-cell table:style-name="ce33" office:value-type="string">
            <text:p>MSS</text:p>
          </table:table-cell>
          <table:table-cell table:style-name="ce36" office:value-type="string">
            <text:p>TX</text:p>
          </table:table-cell>
          <table:table-cell table:style-name="ce38" office:value-type="string">
            <text:p>L</text:p>
          </table:table-cell>
          <table:table-cell table:style-name="ce42" office:value-type="string">
            <text:p>H</text:p>
          </table:table-cell>
          <table:table-cell table:style-name="ce42" office:value-type="string">
            <text:p>D</text:p>
          </table:table-cell>
          <table:table-cell table:style-name="ce43" office:value-type="string">
            <text:p>11-19</text:p>
          </table:table-cell>
          <table:table-cell table:style-name="ce44" office:value-type="string">
            <text:p>J</text:p>
          </table:table-cell>
          <table:table-cell table:style-name="ce45" office:value-type="string">
            <text:p>X</text:p>
          </table:table-cell>
          <table:table-cell table:style-name="ce46" office:value-type="string">
            <text:p>Brez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7-01-01">
            <text:p>1. jan 07</text:p>
          </table:table-cell>
          <table:table-cell table:style-name="ce7" table:formula="oooc:=TEXT([.A2];&quot;Ddd&quot;)" office:value-type="string" office:string-value="pon">
            <text:p>pon</text:p>
          </table:table-cell>
          <table:table-cell table:style-name="ce10"/>
          <table:table-cell table:style-name="ce21"/>
          <table:table-cell table:style-name="ce24" table:number-columns-repeated="2"/>
          <table:table-cell table:style-name="ce10"/>
          <table:table-cell table:style-name="ce24" table:number-columns-repeated="2"/>
          <table:table-cell table:style-name="ce31" office:value-type="string">
            <text:p>D</text:p>
          </table:table-cell>
          <table:table-cell table:style-name="ce34"/>
          <table:table-cell table:style-name="ce36" office:value-type="string">
            <text:p>MŠŠ</text:p>
          </table:table-cell>
          <table:table-cell table:style-name="ce39" table:formula="oooc:=COUNTIF([.C2:.K2];&quot;L&quot;) + COUNTIF([.C2:.K2];&quot;52L&quot;)+COUNTIF([.C2:.K2];&quot;51L&quot;)+COUNTIF([.C2:.K2];&quot;1L&quot;)+COUNTIF([.C2:.K2];&quot;KVITL&quot;)+COUNTIF([.C2:.K2];&quot;UL&quot;)" office:value-type="float" office:value="0">
            <text:p>0</text:p>
          </table:table-cell>
          <table:table-cell table:style-name="ce39" table:formula="oooc:=COUNTIF([.C2:.K2];&quot;h&quot;)" office:value-type="float" office:value="0">
            <text:p>0</text:p>
          </table:table-cell>
          <table:table-cell table:style-name="ce39" table:formula="oooc:=COUNTIF([.C2:.K2];&quot;D&quot;) + COUNTIF([.C2:.K2];&quot;SD&quot;)" office:value-type="float" office:value="1">
            <text:p>1</text:p>
          </table:table-cell>
          <table:table-cell table:style-name="ce39" table:formula="oooc:=COUNTIF([.C2:.K2];&quot;11-19&quot;) + COUNTIF([.C2:.K2];&quot;2&quot;)" office:value-type="float" office:value="0">
            <text:p>0</text:p>
          </table:table-cell>
          <table:table-cell table:style-name="ce39" table:formula="oooc:=COUNTIF([.C2:.K2];&quot;U&quot;)+COUNTIF([.C2:.K2];&quot;UL&quot;)" office:value-type="float" office:value="0">
            <text:p>0</text:p>
          </table:table-cell>
          <table:table-cell table:style-name="ce39" table:formula="oooc:=COUNTIF([.C2:.K2];&quot;X&quot;)" office:value-type="float" office:value="0">
            <text:p>0</text:p>
          </table:table-cell>
          <table:table-cell table:style-name="ce47" table:formula="oooc:=COUNTBLANK([.C2:.K2])" office:value-type="float" office:value="8">
            <text:p>8</text:p>
          </table:table-cell>
          <table:table-cell table:style-name="Default"/>
          <table:table-cell table:number-columns-repeated="236"/>
        </table:table-row>
        <table:table-row table:style-name="ro1">
          <table:table-cell table:style-name="ce2" office:value-type="date" office:date-value="2007-01-02">
            <text:p>2. jan 07</text:p>
          </table:table-cell>
          <table:table-cell table:style-name="ce7" table:formula="oooc:=TEXT([.A3];&quot;Ddd&quot;)" office:value-type="string" office:string-value="tor">
            <text:p>tor</text:p>
          </table:table-cell>
          <table:table-cell table:style-name="ce11"/>
          <table:table-cell table:style-name="ce21"/>
          <table:table-cell table:style-name="ce24" table:number-columns-repeated="2"/>
          <table:table-cell table:style-name="ce21"/>
          <table:table-cell table:style-name="ce24" table:number-columns-repeated="2"/>
          <table:table-cell table:style-name="ce31" office:value-type="string">
            <text:p>D</text:p>
          </table:table-cell>
          <table:table-cell table:style-name="ce34"/>
          <table:table-cell table:style-name="ce36" office:value-type="string">
            <text:p>MŠŠ</text:p>
          </table:table-cell>
          <table:table-cell table:style-name="ce39" table:formula="oooc:=COUNTIF([.C3:.K3];&quot;L&quot;) + COUNTIF([.C3:.K3];&quot;52L&quot;)+COUNTIF([.C3:.K3];&quot;51L&quot;)+COUNTIF([.C3:.K3];&quot;1L&quot;)+COUNTIF([.C3:.K3];&quot;KVITL&quot;)+COUNTIF([.C3:.K3];&quot;UL&quot;)" office:value-type="float" office:value="0">
            <text:p>0</text:p>
          </table:table-cell>
          <table:table-cell table:style-name="ce39" table:formula="oooc:=COUNTIF([.C3:.K3];&quot;h&quot;)" office:value-type="float" office:value="0">
            <text:p>0</text:p>
          </table:table-cell>
          <table:table-cell table:style-name="ce39" table:formula="oooc:=COUNTIF([.C3:.K3];&quot;D&quot;) + COUNTIF([.C3:.K3];&quot;SD&quot;)" office:value-type="float" office:value="1">
            <text:p>1</text:p>
          </table:table-cell>
          <table:table-cell table:style-name="ce39" table:formula="oooc:=COUNTIF([.C3:.K3];&quot;11-19&quot;) + COUNTIF([.C3:.K3];&quot;2&quot;)" office:value-type="float" office:value="0">
            <text:p>0</text:p>
          </table:table-cell>
          <table:table-cell table:style-name="ce39" table:formula="oooc:=COUNTIF([.C3:.K3];&quot;U&quot;)+COUNTIF([.C3:.K3];&quot;UL&quot;)" office:value-type="float" office:value="0">
            <text:p>0</text:p>
          </table:table-cell>
          <table:table-cell table:style-name="ce39" table:formula="oooc:=COUNTIF([.C3:.K3];&quot;X&quot;)" office:value-type="float" office:value="0">
            <text:p>0</text:p>
          </table:table-cell>
          <table:table-cell table:style-name="ce47" table:formula="oooc:=COUNTBLANK([.C3:.K3])" office:value-type="float" office:value="8">
            <text:p>8</text:p>
          </table:table-cell>
          <table:table-cell table:style-name="Default"/>
          <table:table-cell table:number-columns-repeated="236"/>
        </table:table-row>
        <table:table-row table:style-name="ro1">
          <table:table-cell table:style-name="ce3" office:value-type="date" office:date-value="2007-01-03">
            <text:p>3. jan 07</text:p>
          </table:table-cell>
          <table:table-cell table:style-name="ce8" table:formula="oooc:=TEXT([.A4];&quot;Ddd&quot;)" office:value-type="string" office:string-value="sre">
            <text:p>sre</text:p>
          </table:table-cell>
          <table:table-cell table:style-name="ce12"/>
          <table:table-cell table:style-name="ce14" office:value-type="string">
            <text:p>X</text:p>
          </table:table-cell>
          <table:table-cell table:style-name="ce13"/>
          <table:table-cell table:style-name="ce18"/>
          <table:table-cell table:style-name="ce19"/>
          <table:table-cell table:style-name="ce14"/>
          <table:table-cell table:style-name="ce12"/>
          <table:table-cell table:style-name="ce14" office:value-type="string">
            <text:p>D</text:p>
          </table:table-cell>
          <table:table-cell table:style-name="ce14"/>
          <table:table-cell table:style-name="ce36" office:value-type="string">
            <text:p>MŠŠ</text:p>
          </table:table-cell>
          <table:table-cell table:style-name="ce39" table:formula="oooc:=COUNTIF([.C4:.K4];&quot;L&quot;) + COUNTIF([.C4:.K4];&quot;52L&quot;)+COUNTIF([.C4:.K4];&quot;51L&quot;)+COUNTIF([.C4:.K4];&quot;1L&quot;)+COUNTIF([.C4:.K4];&quot;KVITL&quot;)+COUNTIF([.C4:.K4];&quot;UL&quot;)" office:value-type="float" office:value="0">
            <text:p>0</text:p>
          </table:table-cell>
          <table:table-cell table:style-name="ce39" table:formula="oooc:=COUNTIF([.C4:.K4];&quot;h&quot;)" office:value-type="float" office:value="0">
            <text:p>0</text:p>
          </table:table-cell>
          <table:table-cell table:style-name="ce39" table:formula="oooc:=COUNTIF([.C4:.K4];&quot;D&quot;) + COUNTIF([.C4:.K4];&quot;SD&quot;)" office:value-type="float" office:value="1">
            <text:p>1</text:p>
          </table:table-cell>
          <table:table-cell table:style-name="ce39" table:formula="oooc:=COUNTIF([.C4:.K4];&quot;11-19&quot;) + COUNTIF([.C4:.K4];&quot;2&quot;)" office:value-type="float" office:value="0">
            <text:p>0</text:p>
          </table:table-cell>
          <table:table-cell table:style-name="ce39" table:formula="oooc:=COUNTIF([.C4:.K4];&quot;U&quot;)+COUNTIF([.C4:.K4];&quot;UL&quot;)" office:value-type="float" office:value="0">
            <text:p>0</text:p>
          </table:table-cell>
          <table:table-cell table:style-name="ce39" table:formula="oooc:=COUNTIF([.C4:.K4];&quot;X&quot;)" office:value-type="float" office:value="1">
            <text:p>1</text:p>
          </table:table-cell>
          <table:table-cell table:style-name="ce47" table:formula="oooc:=COUNTBLANK([.C4:.K4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1-04">
            <text:p>4. jan 07</text:p>
          </table:table-cell>
          <table:table-cell table:style-name="ce8" table:formula="oooc:=TEXT([.A5];&quot;Ddd&quot;)" office:value-type="string" office:string-value="čet">
            <text:p>čet</text:p>
          </table:table-cell>
          <table:table-cell table:style-name="ce13"/>
          <table:table-cell table:style-name="ce14"/>
          <table:table-cell table:style-name="ce14" office:value-type="string">
            <text:p>X</text:p>
          </table:table-cell>
          <table:table-cell table:style-name="ce12"/>
          <table:table-cell table:style-name="ce18"/>
          <table:table-cell table:style-name="ce19"/>
          <table:table-cell table:style-name="ce14"/>
          <table:table-cell table:style-name="ce14" office:value-type="string">
            <text:p>D</text:p>
          </table:table-cell>
          <table:table-cell table:style-name="ce14"/>
          <table:table-cell table:style-name="ce36" office:value-type="string">
            <text:p>MŠŠ</text:p>
          </table:table-cell>
          <table:table-cell table:style-name="ce39" table:formula="oooc:=COUNTIF([.C5:.K5];&quot;L&quot;) + COUNTIF([.C5:.K5];&quot;52L&quot;)+COUNTIF([.C5:.K5];&quot;51L&quot;)+COUNTIF([.C5:.K5];&quot;1L&quot;)+COUNTIF([.C5:.K5];&quot;KVITL&quot;)+COUNTIF([.C5:.K5];&quot;UL&quot;)" office:value-type="float" office:value="0">
            <text:p>0</text:p>
          </table:table-cell>
          <table:table-cell table:style-name="ce39" table:formula="oooc:=COUNTIF([.C5:.K5];&quot;h&quot;)" office:value-type="float" office:value="0">
            <text:p>0</text:p>
          </table:table-cell>
          <table:table-cell table:style-name="ce39" table:formula="oooc:=COUNTIF([.C5:.K5];&quot;D&quot;) + COUNTIF([.C5:.K5];&quot;SD&quot;)" office:value-type="float" office:value="1">
            <text:p>1</text:p>
          </table:table-cell>
          <table:table-cell table:style-name="ce39" table:formula="oooc:=COUNTIF([.C5:.K5];&quot;11-19&quot;) + COUNTIF([.C5:.K5];&quot;2&quot;)" office:value-type="float" office:value="0">
            <text:p>0</text:p>
          </table:table-cell>
          <table:table-cell table:style-name="ce39" table:formula="oooc:=COUNTIF([.C5:.K5];&quot;U&quot;)+COUNTIF([.C5:.K5];&quot;UL&quot;)" office:value-type="float" office:value="0">
            <text:p>0</text:p>
          </table:table-cell>
          <table:table-cell table:style-name="ce39" table:formula="oooc:=COUNTIF([.C5:.K5];&quot;X&quot;)" office:value-type="float" office:value="1">
            <text:p>1</text:p>
          </table:table-cell>
          <table:table-cell table:style-name="ce47" table:formula="oooc:=COUNTBLANK([.C5:.K5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1-05">
            <text:p>5. jan 07</text:p>
          </table:table-cell>
          <table:table-cell table:style-name="ce8" table:formula="oooc:=TEXT([.A6];&quot;Ddd&quot;)" office:value-type="string" office:string-value="pet">
            <text:p>pet</text:p>
          </table:table-cell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13"/>
          <table:table-cell table:style-name="ce19"/>
          <table:table-cell table:style-name="ce12"/>
          <table:table-cell table:style-name="ce14"/>
          <table:table-cell table:style-name="ce14" office:value-type="string">
            <text:p>D</text:p>
          </table:table-cell>
          <table:table-cell table:style-name="ce14"/>
          <table:table-cell table:style-name="ce36" office:value-type="string">
            <text:p>MŠŠ</text:p>
          </table:table-cell>
          <table:table-cell table:style-name="ce39" table:formula="oooc:=COUNTIF([.C6:.K6];&quot;L&quot;) + COUNTIF([.C6:.K6];&quot;52L&quot;)+COUNTIF([.C6:.K6];&quot;51L&quot;)+COUNTIF([.C6:.K6];&quot;1L&quot;)+COUNTIF([.C6:.K6];&quot;KVITL&quot;)+COUNTIF([.C6:.K6];&quot;UL&quot;)" office:value-type="float" office:value="0">
            <text:p>0</text:p>
          </table:table-cell>
          <table:table-cell table:style-name="ce39" table:formula="oooc:=COUNTIF([.C6:.K6];&quot;h&quot;)" office:value-type="float" office:value="0">
            <text:p>0</text:p>
          </table:table-cell>
          <table:table-cell table:style-name="ce39" table:formula="oooc:=COUNTIF([.C6:.K6];&quot;D&quot;) + COUNTIF([.C6:.K6];&quot;SD&quot;)" office:value-type="float" office:value="1">
            <text:p>1</text:p>
          </table:table-cell>
          <table:table-cell table:style-name="ce39" table:formula="oooc:=COUNTIF([.C6:.K6];&quot;11-19&quot;) + COUNTIF([.C6:.K6];&quot;2&quot;)" office:value-type="float" office:value="0">
            <text:p>0</text:p>
          </table:table-cell>
          <table:table-cell table:style-name="ce39" table:formula="oooc:=COUNTIF([.C6:.K6];&quot;J&quot;)" office:value-type="float" office:value="0">
            <text:p>0</text:p>
          </table:table-cell>
          <table:table-cell table:style-name="ce39" table:formula="oooc:=COUNTIF([.C6:.K6];&quot;X&quot;)" office:value-type="float" office:value="1">
            <text:p>1</text:p>
          </table:table-cell>
          <table:table-cell table:style-name="ce47" table:formula="oooc:=COUNTBLANK([.C6:.K6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7-01-06">
            <text:p>6. jan 07</text:p>
          </table:table-cell>
          <table:table-cell table:style-name="ce7" table:formula="oooc:=TEXT([.A7];&quot;Ddd&quot;)" office:value-type="string" office:string-value="sob">
            <text:p>sob</text:p>
          </table:table-cell>
          <table:table-cell table:style-name="ce15" table:number-columns-repeated="3"/>
          <table:table-cell table:style-name="ce24"/>
          <table:table-cell table:style-name="ce15"/>
          <table:table-cell table:style-name="ce24" office:value-type="string">
            <text:p>H</text:p>
          </table:table-cell>
          <table:table-cell table:style-name="ce10"/>
          <table:table-cell table:style-name="ce31" office:value-type="string">
            <text:p>D</text:p>
          </table:table-cell>
          <table:table-cell table:style-name="ce21"/>
          <table:table-cell table:style-name="ce36" office:value-type="string">
            <text:p>PIN</text:p>
          </table:table-cell>
          <table:table-cell table:style-name="ce39" table:formula="oooc:=COUNTIF([.C7:.K7];&quot;L&quot;) + COUNTIF([.C7:.K7];&quot;52L&quot;)+COUNTIF([.C7:.K7];&quot;51L&quot;)+COUNTIF([.C7:.K7];&quot;1L&quot;)+COUNTIF([.C7:.K7];&quot;KVITL&quot;)+COUNTIF([.C7:.K7];&quot;UL&quot;)" office:value-type="float" office:value="0">
            <text:p>0</text:p>
          </table:table-cell>
          <table:table-cell table:style-name="ce39" table:formula="oooc:=COUNTIF([.C7:.K7];&quot;h&quot;)" office:value-type="float" office:value="1">
            <text:p>1</text:p>
          </table:table-cell>
          <table:table-cell table:style-name="ce39" table:formula="oooc:=COUNTIF([.C7:.K7];&quot;D&quot;) + COUNTIF([.C7:.K7];&quot;SD&quot;)" office:value-type="float" office:value="1">
            <text:p>1</text:p>
          </table:table-cell>
          <table:table-cell table:style-name="ce39" table:formula="oooc:=COUNTIF([.C7:.K7];&quot;11-19&quot;) + COUNTIF([.C7:.K7];&quot;2&quot;)" office:value-type="float" office:value="0">
            <text:p>0</text:p>
          </table:table-cell>
          <table:table-cell table:style-name="ce39" table:formula="oooc:=COUNTIF([.C7:.K7];&quot;J&quot;)" office:value-type="float" office:value="0">
            <text:p>0</text:p>
          </table:table-cell>
          <table:table-cell table:style-name="ce39" table:formula="oooc:=COUNTIF([.C7:.K7];&quot;X&quot;)" office:value-type="float" office:value="0">
            <text:p>0</text:p>
          </table:table-cell>
          <table:table-cell table:style-name="ce47" table:formula="oooc:=COUNTBLANK([.C7:.K7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7-01-07">
            <text:p>7. jan 07</text:p>
          </table:table-cell>
          <table:table-cell table:style-name="ce7" table:formula="oooc:=TEXT([.A8];&quot;Ddd&quot;)" office:value-type="string" office:string-value="ned">
            <text:p>ned</text:p>
          </table:table-cell>
          <table:table-cell table:style-name="ce15"/>
          <table:table-cell table:style-name="ce10"/>
          <table:table-cell table:style-name="ce25"/>
          <table:table-cell table:style-name="ce24"/>
          <table:table-cell table:style-name="ce15"/>
          <table:table-cell table:style-name="ce24" table:number-columns-repeated="2"/>
          <table:table-cell table:style-name="ce31" office:value-type="string">
            <text:p>D</text:p>
          </table:table-cell>
          <table:table-cell table:style-name="ce21"/>
          <table:table-cell table:style-name="ce36" office:value-type="string">
            <text:p>PIN</text:p>
          </table:table-cell>
          <table:table-cell table:style-name="ce39" table:formula="oooc:=COUNTIF([.C8:.K8];&quot;L&quot;) + COUNTIF([.C8:.K8];&quot;52L&quot;)+COUNTIF([.C8:.K8];&quot;51L&quot;)+COUNTIF([.C8:.K8];&quot;1L&quot;)+COUNTIF([.C8:.K8];&quot;KVITL&quot;)+COUNTIF([.C8:.K8];&quot;UL&quot;)" office:value-type="float" office:value="0">
            <text:p>0</text:p>
          </table:table-cell>
          <table:table-cell table:style-name="ce39" table:formula="oooc:=COUNTIF([.C8:.K8];&quot;h&quot;)" office:value-type="float" office:value="0">
            <text:p>0</text:p>
          </table:table-cell>
          <table:table-cell table:style-name="ce39" table:formula="oooc:=COUNTIF([.C8:.K8];&quot;D&quot;) + COUNTIF([.C8:.K8];&quot;SD&quot;)" office:value-type="float" office:value="1">
            <text:p>1</text:p>
          </table:table-cell>
          <table:table-cell table:style-name="ce39" table:formula="oooc:=COUNTIF([.C8:.K8];&quot;11-19&quot;) + COUNTIF([.C8:.K8];&quot;2&quot;)" office:value-type="float" office:value="0">
            <text:p>0</text:p>
          </table:table-cell>
          <table:table-cell table:style-name="ce39" table:formula="oooc:=COUNTIF([.C8:.K8];&quot;J&quot;)" office:value-type="float" office:value="0">
            <text:p>0</text:p>
          </table:table-cell>
          <table:table-cell table:style-name="ce39" table:formula="oooc:=COUNTIF([.C8:.K8];&quot;X&quot;)" office:value-type="float" office:value="0">
            <text:p>0</text:p>
          </table:table-cell>
          <table:table-cell table:style-name="ce47" table:formula="oooc:=COUNTBLANK([.C8:.K8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1-08">
            <text:p>8. jan 07</text:p>
          </table:table-cell>
          <table:table-cell table:style-name="ce8" table:formula="oooc:=TEXT([.A9];&quot;Ddd&quot;)" office:value-type="string" office:string-value="pon">
            <text:p>pon</text:p>
          </table:table-cell>
          <table:table-cell table:style-name="ce12"/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3"/>
          <table:table-cell table:style-name="ce29"/>
          <table:table-cell table:style-name="ce14" office:value-type="string">
            <text:p>D</text:p>
          </table:table-cell>
          <table:table-cell table:style-name="ce14"/>
          <table:table-cell table:style-name="ce36" office:value-type="string">
            <text:p>PIN</text:p>
          </table:table-cell>
          <table:table-cell table:style-name="ce39" table:formula="oooc:=COUNTIF([.C9:.K9];&quot;L&quot;) + COUNTIF([.C9:.K9];&quot;52L&quot;)+COUNTIF([.C9:.K9];&quot;51L&quot;)+COUNTIF([.C9:.K9];&quot;1L&quot;)+COUNTIF([.C9:.K9];&quot;KVITL&quot;)+COUNTIF([.C9:.K9];&quot;UL&quot;)" office:value-type="float" office:value="0">
            <text:p>0</text:p>
          </table:table-cell>
          <table:table-cell table:style-name="ce39" table:formula="oooc:=COUNTIF([.C9:.K9];&quot;h&quot;)" office:value-type="float" office:value="0">
            <text:p>0</text:p>
          </table:table-cell>
          <table:table-cell table:style-name="ce39" table:formula="oooc:=COUNTIF([.C9:.K9];&quot;D&quot;) + COUNTIF([.C9:.K9];&quot;SD&quot;)" office:value-type="float" office:value="2">
            <text:p>2</text:p>
          </table:table-cell>
          <table:table-cell table:style-name="ce39" table:formula="oooc:=COUNTIF([.C9:.K9];&quot;11-19&quot;) + COUNTIF([.C9:.K9];&quot;2&quot;)" office:value-type="float" office:value="0">
            <text:p>0</text:p>
          </table:table-cell>
          <table:table-cell table:style-name="ce39" table:formula="oooc:=COUNTIF([.C9:.K9];&quot;J&quot;)" office:value-type="float" office:value="0">
            <text:p>0</text:p>
          </table:table-cell>
          <table:table-cell table:style-name="ce39" table:formula="oooc:=COUNTIF([.C9:.K9];&quot;X&quot;)" office:value-type="float" office:value="1">
            <text:p>1</text:p>
          </table:table-cell>
          <table:table-cell table:style-name="ce47" table:formula="oooc:=COUNTBLANK([.C9:.K9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1-09">
            <text:p>9. jan 07</text:p>
          </table:table-cell>
          <table:table-cell table:style-name="ce8" table:formula="oooc:=TEXT([.A10];&quot;Ddd&quot;)" office:value-type="string" office:string-value="tor">
            <text:p>tor</text:p>
          </table:table-cell>
          <table:table-cell table:style-name="ce13"/>
          <table:table-cell table:number-columns-repeated="2" table:style-name="ce14" office:value-type="string">
            <text:p>D</text:p>
          </table:table-cell>
          <table:table-cell table:style-name="ce18"/>
          <table:table-cell table:style-name="ce14" office:value-type="string">
            <text:p>H</text:p>
          </table:table-cell>
          <table:table-cell table:style-name="ce14" office:value-type="string">
            <text:p>J</text:p>
          </table:table-cell>
          <table:table-cell table:style-name="ce14"/>
          <table:table-cell table:style-name="ce19"/>
          <table:table-cell table:style-name="ce14"/>
          <table:table-cell table:style-name="ce36" office:value-type="string">
            <text:p>PIN</text:p>
          </table:table-cell>
          <table:table-cell table:style-name="ce39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0">
            <text:p>0</text:p>
          </table:table-cell>
          <table:table-cell table:style-name="ce39" table:formula="oooc:=COUNTIF([.C10:.K10];&quot;h&quot;)" office:value-type="float" office:value="1">
            <text:p>1</text:p>
          </table:table-cell>
          <table:table-cell table:style-name="ce39" table:formula="oooc:=COUNTIF([.C10:.K10];&quot;D&quot;) + COUNTIF([.C10:.K10];&quot;SD&quot;)" office:value-type="float" office:value="2">
            <text:p>2</text:p>
          </table:table-cell>
          <table:table-cell table:style-name="ce39" table:formula="oooc:=COUNTIF([.C10:.K10];&quot;11-19&quot;) + COUNTIF([.C10:.K10];&quot;2&quot;)" office:value-type="float" office:value="0">
            <text:p>0</text:p>
          </table:table-cell>
          <table:table-cell table:style-name="ce39" table:formula="oooc:=COUNTIF([.C10:.K10];&quot;J&quot;)" office:value-type="float" office:value="1">
            <text:p>1</text:p>
          </table:table-cell>
          <table:table-cell table:style-name="ce39" table:formula="oooc:=COUNTIF([.C10:.K10];&quot;X&quot;)" office:value-type="float" office:value="0">
            <text:p>0</text:p>
          </table:table-cell>
          <table:table-cell table:style-name="ce47" table:formula="oooc:=COUNTBLANK([.C10:.K10])" office:value-type="float" office:value="5">
            <text:p>5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1-10">
            <text:p>10. jan 07</text:p>
          </table:table-cell>
          <table:table-cell table:style-name="ce8" table:formula="oooc:=TEXT([.A11];&quot;Ddd&quot;)" office:value-type="string" office:string-value="sre">
            <text:p>sre</text:p>
          </table:table-cell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12"/>
          <table:table-cell table:style-name="ce13"/>
          <table:table-cell table:style-name="ce14" office:value-type="string">
            <text:p>H</text:p>
          </table:table-cell>
          <table:table-cell table:style-name="ce14" table:number-columns-repeated="3"/>
          <table:table-cell table:style-name="ce36" office:value-type="string">
            <text:p>PIN</text:p>
          </table:table-cell>
          <table:table-cell table:style-name="ce39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0">
            <text:p>0</text:p>
          </table:table-cell>
          <table:table-cell table:style-name="ce39" table:formula="oooc:=COUNTIF([.C11:.K11];&quot;h&quot;)" office:value-type="float" office:value="1">
            <text:p>1</text:p>
          </table:table-cell>
          <table:table-cell table:style-name="ce39" table:formula="oooc:=COUNTIF([.C11:.K11];&quot;D&quot;) + COUNTIF([.C11:.K11];&quot;SD&quot;)" office:value-type="float" office:value="0">
            <text:p>0</text:p>
          </table:table-cell>
          <table:table-cell table:style-name="ce39" table:formula="oooc:=COUNTIF([.C11:.K11];&quot;11-19&quot;) + COUNTIF([.C11:.K11];&quot;2&quot;)" office:value-type="float" office:value="0">
            <text:p>0</text:p>
          </table:table-cell>
          <table:table-cell table:style-name="ce39" table:formula="oooc:=COUNTIF([.C11:.K11];&quot;J&quot;)" office:value-type="float" office:value="0">
            <text:p>0</text:p>
          </table:table-cell>
          <table:table-cell table:style-name="ce39" table:formula="oooc:=COUNTIF([.C11:.K11];&quot;X&quot;)" office:value-type="float" office:value="1">
            <text:p>1</text:p>
          </table:table-cell>
          <table:table-cell table:style-name="ce47" table:formula="oooc:=COUNTBLANK([.C11:.K11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1-11">
            <text:p>11. jan 07</text:p>
          </table:table-cell>
          <table:table-cell table:style-name="ce8" table:formula="oooc:=TEXT([.A12];&quot;Ddd&quot;)" office:value-type="string" office:string-value="čet">
            <text:p>čet</text:p>
          </table:table-cell>
          <table:table-cell table:style-name="ce14"/>
          <table:table-cell table:style-name="ce19"/>
          <table:table-cell table:style-name="ce18"/>
          <table:table-cell table:style-name="ce13"/>
          <table:table-cell table:style-name="ce14" office:value-type="string">
            <text:p>X</text:p>
          </table:table-cell>
          <table:table-cell table:style-name="ce14"/>
          <table:table-cell table:style-name="ce12" table:number-columns-repeated="2"/>
          <table:table-cell table:style-name="ce14"/>
          <table:table-cell table:style-name="ce36" office:value-type="string">
            <text:p>PIN</text:p>
          </table:table-cell>
          <table:table-cell table:style-name="ce39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0">
            <text:p>0</text:p>
          </table:table-cell>
          <table:table-cell table:style-name="ce39" table:formula="oooc:=COUNTIF([.C12:.K12];&quot;h&quot;)" office:value-type="float" office:value="0">
            <text:p>0</text:p>
          </table:table-cell>
          <table:table-cell table:style-name="ce39" table:formula="oooc:=COUNTIF([.C12:.K12];&quot;D&quot;) + COUNTIF([.C12:.K12];&quot;SD&quot;)" office:value-type="float" office:value="0">
            <text:p>0</text:p>
          </table:table-cell>
          <table:table-cell table:style-name="ce39" table:formula="oooc:=COUNTIF([.C12:.K12];&quot;11-19&quot;) + COUNTIF([.C12:.K12];&quot;2&quot;)" office:value-type="float" office:value="0">
            <text:p>0</text:p>
          </table:table-cell>
          <table:table-cell table:style-name="ce39" table:formula="oooc:=COUNTIF([.C12:.K12];&quot;J&quot;)" office:value-type="float" office:value="0">
            <text:p>0</text:p>
          </table:table-cell>
          <table:table-cell table:style-name="ce39" table:formula="oooc:=COUNTIF([.C12:.K12];&quot;X&quot;)" office:value-type="float" office:value="1">
            <text:p>1</text:p>
          </table:table-cell>
          <table:table-cell table:style-name="ce47" table:formula="oooc:=COUNTBLANK([.C12:.K12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1-12">
            <text:p>12. jan 07</text:p>
          </table:table-cell>
          <table:table-cell table:style-name="ce8" table:formula="oooc:=TEXT([.A13];&quot;Ddd&quot;)" office:value-type="string" office:string-value="pet">
            <text:p>pet</text:p>
          </table:table-cell>
          <table:table-cell table:style-name="ce14" office:value-type="string">
            <text:p>D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30"/>
          <table:table-cell table:style-name="ce13"/>
          <table:table-cell table:style-name="ce12"/>
          <table:table-cell table:style-name="ce36" office:value-type="string">
            <text:p>PIN</text:p>
          </table:table-cell>
          <table:table-cell table:style-name="ce39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0">
            <text:p>0</text:p>
          </table:table-cell>
          <table:table-cell table:style-name="ce39" table:formula="oooc:=COUNTIF([.C13:.K13];&quot;h&quot;)" office:value-type="float" office:value="0">
            <text:p>0</text:p>
          </table:table-cell>
          <table:table-cell table:style-name="ce39" table:formula="oooc:=COUNTIF([.C13:.K13];&quot;D&quot;) + COUNTIF([.C13:.K13];&quot;SD&quot;)" office:value-type="float" office:value="1">
            <text:p>1</text:p>
          </table:table-cell>
          <table:table-cell table:style-name="ce39" table:formula="oooc:=COUNTIF([.C13:.K13];&quot;11-19&quot;) + COUNTIF([.C13:.K13];&quot;2&quot;)" office:value-type="float" office:value="0">
            <text:p>0</text:p>
          </table:table-cell>
          <table:table-cell table:style-name="ce39" table:formula="oooc:=COUNTIF([.C13:.K13];&quot;J&quot;)" office:value-type="float" office:value="0">
            <text:p>0</text:p>
          </table:table-cell>
          <table:table-cell table:style-name="ce39" table:formula="oooc:=COUNTIF([.C13:.K13];&quot;X&quot;)" office:value-type="float" office:value="1">
            <text:p>1</text:p>
          </table:table-cell>
          <table:table-cell table:style-name="ce47" table:formula="oooc:=COUNTBLANK([.C13:.K13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7-01-13">
            <text:p>13. jan 07</text:p>
          </table:table-cell>
          <table:table-cell table:style-name="ce7" table:formula="oooc:=TEXT([.A14];&quot;Ddd&quot;)" office:value-type="string" office:string-value="sob">
            <text:p>sob</text:p>
          </table:table-cell>
          <table:table-cell table:style-name="ce16" table:number-columns-repeated="2"/>
          <table:table-cell table:style-name="ce21"/>
          <table:table-cell table:style-name="ce26"/>
          <table:table-cell table:style-name="ce16" table:number-columns-repeated="3"/>
          <table:table-cell table:style-name="ce22"/>
          <table:table-cell table:style-name="ce35"/>
          <table:table-cell table:style-name="ce36" office:value-type="string">
            <text:p>KON</text:p>
          </table:table-cell>
          <table:table-cell table:style-name="ce39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0">
            <text:p>0</text:p>
          </table:table-cell>
          <table:table-cell table:style-name="ce39" table:formula="oooc:=COUNTIF([.C14:.K14];&quot;h&quot;)" office:value-type="float" office:value="0">
            <text:p>0</text:p>
          </table:table-cell>
          <table:table-cell table:style-name="ce39" table:formula="oooc:=COUNTIF([.C14:.K14];&quot;D&quot;) + COUNTIF([.C14:.K14];&quot;SD&quot;)" office:value-type="float" office:value="0">
            <text:p>0</text:p>
          </table:table-cell>
          <table:table-cell table:style-name="ce39" table:formula="oooc:=COUNTIF([.C14:.K14];&quot;11-19&quot;) + COUNTIF([.C14:.K14];&quot;2&quot;)" office:value-type="float" office:value="0">
            <text:p>0</text:p>
          </table:table-cell>
          <table:table-cell table:style-name="ce39" table:formula="oooc:=COUNTIF([.C14:.K14];&quot;J&quot;)" office:value-type="float" office:value="0">
            <text:p>0</text:p>
          </table:table-cell>
          <table:table-cell table:style-name="ce39" table:formula="oooc:=COUNTIF([.C14:.K14];&quot;X&quot;)" office:value-type="float" office:value="0">
            <text:p>0</text:p>
          </table:table-cell>
          <table:table-cell table:style-name="ce47" table:formula="oooc:=COUNTBLANK([.C14:.K14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7-01-14">
            <text:p>14. jan 07</text:p>
          </table:table-cell>
          <table:table-cell table:style-name="ce7" table:formula="oooc:=TEXT([.A15];&quot;Ddd&quot;)" office:value-type="string" office:string-value="ned">
            <text:p>ned</text:p>
          </table:table-cell>
          <table:table-cell table:style-name="ce17"/>
          <table:table-cell table:style-name="ce22"/>
          <table:table-cell table:style-name="ce21"/>
          <table:table-cell table:style-name="ce26"/>
          <table:table-cell table:style-name="ce16"/>
          <table:table-cell table:style-name="ce26" table:number-columns-repeated="2"/>
          <table:table-cell table:style-name="ce32"/>
          <table:table-cell table:style-name="ce35"/>
          <table:table-cell table:style-name="ce36" office:value-type="string">
            <text:p>KON</text:p>
          </table:table-cell>
          <table:table-cell table:style-name="ce39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0">
            <text:p>0</text:p>
          </table:table-cell>
          <table:table-cell table:style-name="ce39" table:formula="oooc:=COUNTIF([.C15:.K15];&quot;h&quot;)" office:value-type="float" office:value="0">
            <text:p>0</text:p>
          </table:table-cell>
          <table:table-cell table:style-name="ce39" table:formula="oooc:=COUNTIF([.C15:.K15];&quot;D&quot;) + COUNTIF([.C15:.K15];&quot;SD&quot;)" office:value-type="float" office:value="0">
            <text:p>0</text:p>
          </table:table-cell>
          <table:table-cell table:style-name="ce39" table:formula="oooc:=COUNTIF([.C15:.K15];&quot;11-19&quot;) + COUNTIF([.C15:.K15];&quot;2&quot;)" office:value-type="float" office:value="0">
            <text:p>0</text:p>
          </table:table-cell>
          <table:table-cell table:style-name="ce39" table:formula="oooc:=COUNTIF([.C15:.K15];&quot;J&quot;)" office:value-type="float" office:value="0">
            <text:p>0</text:p>
          </table:table-cell>
          <table:table-cell table:style-name="ce39" table:formula="oooc:=COUNTIF([.C15:.K15];&quot;X&quot;)" office:value-type="float" office:value="0">
            <text:p>0</text:p>
          </table:table-cell>
          <table:table-cell table:style-name="ce47" table:formula="oooc:=COUNTBLANK([.C15:.K15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1-15">
            <text:p>15. jan 07</text:p>
          </table:table-cell>
          <table:table-cell table:style-name="ce8" table:formula="oooc:=TEXT([.A16];&quot;Ddd&quot;)" office:value-type="string" office:string-value="pon">
            <text:p>pon</text:p>
          </table:table-cell>
          <table:table-cell table:style-name="ce18"/>
          <table:table-cell table:style-name="ce19"/>
          <table:table-cell table:style-name="ce14" office:value-type="string">
            <text:p>D</text:p>
          </table:table-cell>
          <table:table-cell table:style-name="ce14" office:value-type="string">
            <text:p>H</text:p>
          </table:table-cell>
          <table:table-cell table:style-name="ce12"/>
          <table:table-cell table:style-name="ce14"/>
          <table:table-cell table:style-name="ce29"/>
          <table:table-cell table:style-name="ce14"/>
          <table:table-cell table:style-name="ce14" office:value-type="string">
            <text:p>X</text:p>
          </table:table-cell>
          <table:table-cell table:style-name="ce36" office:value-type="string">
            <text:p>PIN</text:p>
          </table:table-cell>
          <table:table-cell table:style-name="ce39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0">
            <text:p>0</text:p>
          </table:table-cell>
          <table:table-cell table:style-name="ce39" table:formula="oooc:=COUNTIF([.C16:.K16];&quot;h&quot;)" office:value-type="float" office:value="1">
            <text:p>1</text:p>
          </table:table-cell>
          <table:table-cell table:style-name="ce39" table:formula="oooc:=COUNTIF([.C16:.K16];&quot;D&quot;) + COUNTIF([.C16:.K16];&quot;SD&quot;)" office:value-type="float" office:value="1">
            <text:p>1</text:p>
          </table:table-cell>
          <table:table-cell table:style-name="ce39" table:formula="oooc:=COUNTIF([.C16:.K16];&quot;11-19&quot;) + COUNTIF([.C16:.K16];&quot;2&quot;)" office:value-type="float" office:value="0">
            <text:p>0</text:p>
          </table:table-cell>
          <table:table-cell table:style-name="ce39" table:formula="oooc:=COUNTIF([.C16:.K16];&quot;J&quot;)" office:value-type="float" office:value="0">
            <text:p>0</text:p>
          </table:table-cell>
          <table:table-cell table:style-name="ce39" table:formula="oooc:=COUNTIF([.C16:.K16];&quot;X&quot;)" office:value-type="float" office:value="1">
            <text:p>1</text:p>
          </table:table-cell>
          <table:table-cell table:style-name="ce47" table:formula="oooc:=COUNTBLANK([.C16:.K16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1-16">
            <text:p>16. jan 07</text:p>
          </table:table-cell>
          <table:table-cell table:style-name="ce8" table:formula="oooc:=TEXT([.A17];&quot;Ddd&quot;)" office:value-type="string" office:string-value="tor">
            <text:p>tor</text:p>
          </table:table-cell>
          <table:table-cell table:style-name="ce12"/>
          <table:table-cell table:style-name="ce18"/>
          <table:table-cell table:style-name="ce14" table:number-columns-repeated="2"/>
          <table:table-cell table:style-name="ce14" office:value-type="string">
            <text:p>H</text:p>
          </table:table-cell>
          <table:table-cell table:style-name="ce13"/>
          <table:table-cell table:style-name="ce14"/>
          <table:table-cell table:style-name="ce14" office:value-type="string">
            <text:p>X</text:p>
          </table:table-cell>
          <table:table-cell table:style-name="ce14"/>
          <table:table-cell table:style-name="ce36" office:value-type="string">
            <text:p>KON</text:p>
          </table:table-cell>
          <table:table-cell table:style-name="ce39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0">
            <text:p>0</text:p>
          </table:table-cell>
          <table:table-cell table:style-name="ce39" table:formula="oooc:=COUNTIF([.C17:.K17];&quot;h&quot;)" office:value-type="float" office:value="1">
            <text:p>1</text:p>
          </table:table-cell>
          <table:table-cell table:style-name="ce39" table:formula="oooc:=COUNTIF([.C17:.K17];&quot;D&quot;) + COUNTIF([.C17:.K17];&quot;SD&quot;)" office:value-type="float" office:value="0">
            <text:p>0</text:p>
          </table:table-cell>
          <table:table-cell table:style-name="ce39" table:formula="oooc:=COUNTIF([.C17:.K17];&quot;11-19&quot;) + COUNTIF([.C17:.K17];&quot;2&quot;)" office:value-type="float" office:value="0">
            <text:p>0</text:p>
          </table:table-cell>
          <table:table-cell table:style-name="ce39" table:formula="oooc:=COUNTIF([.C17:.K17];&quot;J&quot;)" office:value-type="float" office:value="0">
            <text:p>0</text:p>
          </table:table-cell>
          <table:table-cell table:style-name="ce39" table:formula="oooc:=COUNTIF([.C17:.K17];&quot;X&quot;)" office:value-type="float" office:value="1">
            <text:p>1</text:p>
          </table:table-cell>
          <table:table-cell table:style-name="ce47" table:formula="oooc:=COUNTBLANK([.C17:.K17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1-17">
            <text:p>17. jan 07</text:p>
          </table:table-cell>
          <table:table-cell table:style-name="ce8" table:formula="oooc:=TEXT([.A18];&quot;Ddd&quot;)" office:value-type="string" office:string-value="sre">
            <text:p>sre</text:p>
          </table:table-cell>
          <table:table-cell table:style-name="ce19"/>
          <table:table-cell table:style-name="ce12"/>
          <table:table-cell table:style-name="ce18"/>
          <table:table-cell table:style-name="ce14" table:number-columns-repeated="2"/>
          <table:table-cell table:style-name="ce14" office:value-type="string">
            <text:p>J</text:p>
          </table:table-cell>
          <table:table-cell table:style-name="ce30"/>
          <table:table-cell table:style-name="ce13"/>
          <table:table-cell table:style-name="ce14"/>
          <table:table-cell table:style-name="ce36" office:value-type="string">
            <text:p>KON</text:p>
          </table:table-cell>
          <table:table-cell table:style-name="ce39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0">
            <text:p>0</text:p>
          </table:table-cell>
          <table:table-cell table:style-name="ce39" table:formula="oooc:=COUNTIF([.C18:.K18];&quot;h&quot;)" office:value-type="float" office:value="0">
            <text:p>0</text:p>
          </table:table-cell>
          <table:table-cell table:style-name="ce39" table:formula="oooc:=COUNTIF([.C18:.K18];&quot;D&quot;) + COUNTIF([.C18:.K18];&quot;SD&quot;)" office:value-type="float" office:value="0">
            <text:p>0</text:p>
          </table:table-cell>
          <table:table-cell table:style-name="ce39" table:formula="oooc:=COUNTIF([.C18:.K18];&quot;11-19&quot;) + COUNTIF([.C18:.K18];&quot;2&quot;)" office:value-type="float" office:value="0">
            <text:p>0</text:p>
          </table:table-cell>
          <table:table-cell table:style-name="ce39" table:formula="oooc:=COUNTIF([.C18:.K18];&quot;J&quot;)" office:value-type="float" office:value="1">
            <text:p>1</text:p>
          </table:table-cell>
          <table:table-cell table:style-name="ce39" table:formula="oooc:=COUNTIF([.C18:.K18];&quot;X&quot;)" office:value-type="float" office:value="0">
            <text:p>0</text:p>
          </table:table-cell>
          <table:table-cell table:style-name="ce47" table:formula="oooc:=COUNTBLANK([.C18:.K18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1-18">
            <text:p>18. jan 07</text:p>
          </table:table-cell>
          <table:table-cell table:style-name="ce8" table:formula="oooc:=TEXT([.A19];&quot;Ddd&quot;)" office:value-type="string" office:string-value="čet">
            <text:p>čet</text:p>
          </table:table-cell>
          <table:table-cell table:style-name="ce18"/>
          <table:table-cell table:style-name="ce13"/>
          <table:table-cell table:style-name="ce12"/>
          <table:table-cell table:style-name="ce14"/>
          <table:table-cell table:style-name="ce14" office:value-type="string">
            <text:p>D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9"/>
          <table:table-cell table:style-name="ce36" office:value-type="string">
            <text:p>KON</text:p>
          </table:table-cell>
          <table:table-cell table:style-name="ce39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0">
            <text:p>0</text:p>
          </table:table-cell>
          <table:table-cell table:style-name="ce39" table:formula="oooc:=COUNTIF([.C19:.K19];&quot;h&quot;)" office:value-type="float" office:value="0">
            <text:p>0</text:p>
          </table:table-cell>
          <table:table-cell table:style-name="ce39" table:formula="oooc:=COUNTIF([.C19:.K19];&quot;D&quot;) + COUNTIF([.C19:.K19];&quot;SD&quot;)" office:value-type="float" office:value="1">
            <text:p>1</text:p>
          </table:table-cell>
          <table:table-cell table:style-name="ce39" table:formula="oooc:=COUNTIF([.C19:.K19];&quot;11-19&quot;) + COUNTIF([.C19:.K19];&quot;2&quot;)" office:value-type="float" office:value="0">
            <text:p>0</text:p>
          </table:table-cell>
          <table:table-cell table:style-name="ce39" table:formula="oooc:=COUNTIF([.C19:.K19];&quot;J&quot;)" office:value-type="float" office:value="0">
            <text:p>0</text:p>
          </table:table-cell>
          <table:table-cell table:style-name="ce39" table:formula="oooc:=COUNTIF([.C19:.K19];&quot;X&quot;)" office:value-type="float" office:value="1">
            <text:p>1</text:p>
          </table:table-cell>
          <table:table-cell table:style-name="ce47" table:formula="oooc:=COUNTBLANK([.C19:.K19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1-19">
            <text:p>19. jan 07</text:p>
          </table:table-cell>
          <table:table-cell table:style-name="ce8" table:formula="oooc:=TEXT([.A20];&quot;Ddd&quot;)" office:value-type="string" office:string-value="pet">
            <text:p>pet</text:p>
          </table:table-cell>
          <table:table-cell table:style-name="ce13"/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H</text:p>
          </table:table-cell>
          <table:table-cell table:style-name="ce12"/>
          <table:table-cell table:style-name="ce19"/>
          <table:table-cell table:style-name="ce14" table:number-columns-repeated="2"/>
          <table:table-cell table:style-name="ce18"/>
          <table:table-cell table:style-name="ce36" office:value-type="string">
            <text:p>MIR</text:p>
          </table:table-cell>
          <table:table-cell table:style-name="ce39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0">
            <text:p>0</text:p>
          </table:table-cell>
          <table:table-cell table:style-name="ce39" table:formula="oooc:=COUNTIF([.C20:.K20];&quot;h&quot;)" office:value-type="float" office:value="1">
            <text:p>1</text:p>
          </table:table-cell>
          <table:table-cell table:style-name="ce39" table:formula="oooc:=COUNTIF([.C20:.K20];&quot;D&quot;) + COUNTIF([.C20:.K20];&quot;SD&quot;)" office:value-type="float" office:value="1">
            <text:p>1</text:p>
          </table:table-cell>
          <table:table-cell table:style-name="ce39" table:formula="oooc:=COUNTIF([.C20:.K20];&quot;11-19&quot;) + COUNTIF([.C20:.K20];&quot;2&quot;)" office:value-type="float" office:value="0">
            <text:p>0</text:p>
          </table:table-cell>
          <table:table-cell table:style-name="ce39" table:formula="oooc:=COUNTIF([.C20:.K20];&quot;J&quot;)" office:value-type="float" office:value="0">
            <text:p>0</text:p>
          </table:table-cell>
          <table:table-cell table:style-name="ce39" table:formula="oooc:=COUNTIF([.C20:.K20];&quot;X&quot;)" office:value-type="float" office:value="1">
            <text:p>1</text:p>
          </table:table-cell>
          <table:table-cell table:style-name="ce47" table:formula="oooc:=COUNTBLANK([.C20:.K20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7-01-20">
            <text:p>20. jan 07</text:p>
          </table:table-cell>
          <table:table-cell table:style-name="ce7" table:formula="oooc:=TEXT([.A21];&quot;Ddd&quot;)" office:value-type="string" office:string-value="sob">
            <text:p>sob</text:p>
          </table:table-cell>
          <table:table-cell table:style-name="ce10"/>
          <table:table-cell table:style-name="ce23"/>
          <table:table-cell table:style-name="ce15" office:value-type="string">
            <text:p>D</text:p>
          </table:table-cell>
          <table:table-cell table:style-name="ce21"/>
          <table:table-cell table:style-name="ce15"/>
          <table:table-cell table:style-name="ce24"/>
          <table:table-cell table:style-name="ce15" table:number-columns-repeated="2"/>
          <table:table-cell table:style-name="ce20"/>
          <table:table-cell table:style-name="ce36" office:value-type="string">
            <text:p>MIR</text:p>
          </table:table-cell>
          <table:table-cell table:style-name="ce39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0">
            <text:p>0</text:p>
          </table:table-cell>
          <table:table-cell table:style-name="ce39" table:formula="oooc:=COUNTIF([.C21:.K21];&quot;h&quot;)" office:value-type="float" office:value="0">
            <text:p>0</text:p>
          </table:table-cell>
          <table:table-cell table:style-name="ce39" table:formula="oooc:=COUNTIF([.C21:.K21];&quot;D&quot;) + COUNTIF([.C21:.K21];&quot;SD&quot;)" office:value-type="float" office:value="1">
            <text:p>1</text:p>
          </table:table-cell>
          <table:table-cell table:style-name="ce39" table:formula="oooc:=COUNTIF([.C21:.K21];&quot;11-19&quot;) + COUNTIF([.C21:.K21];&quot;2&quot;)" office:value-type="float" office:value="0">
            <text:p>0</text:p>
          </table:table-cell>
          <table:table-cell table:style-name="ce39" table:formula="oooc:=COUNTIF([.C21:.K21];&quot;J&quot;)" office:value-type="float" office:value="0">
            <text:p>0</text:p>
          </table:table-cell>
          <table:table-cell table:style-name="ce39" table:formula="oooc:=COUNTIF([.C21:.K21];&quot;X&quot;)" office:value-type="float" office:value="0">
            <text:p>0</text:p>
          </table:table-cell>
          <table:table-cell table:style-name="ce47" table:formula="oooc:=COUNTBLANK([.C21:.K21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7-01-21">
            <text:p>21. jan 07</text:p>
          </table:table-cell>
          <table:table-cell table:style-name="ce7" table:formula="oooc:=TEXT([.A22];&quot;Ddd&quot;)" office:value-type="string" office:string-value="ned">
            <text:p>ned</text:p>
          </table:table-cell>
          <table:table-cell table:style-name="ce15"/>
          <table:table-cell table:style-name="ce10"/>
          <table:table-cell table:style-name="ce15" office:value-type="string">
            <text:p>D</text:p>
          </table:table-cell>
          <table:table-cell table:style-name="ce21"/>
          <table:table-cell table:style-name="ce25"/>
          <table:table-cell table:style-name="ce24" table:number-columns-repeated="2"/>
          <table:table-cell table:style-name="ce23"/>
          <table:table-cell table:style-name="ce20"/>
          <table:table-cell table:style-name="ce36" office:value-type="string">
            <text:p>MIR</text:p>
          </table:table-cell>
          <table:table-cell table:style-name="ce39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0">
            <text:p>0</text:p>
          </table:table-cell>
          <table:table-cell table:style-name="ce39" table:formula="oooc:=COUNTIF([.C22:.K22];&quot;h&quot;)" office:value-type="float" office:value="0">
            <text:p>0</text:p>
          </table:table-cell>
          <table:table-cell table:style-name="ce39" table:formula="oooc:=COUNTIF([.C22:.K22];&quot;D&quot;) + COUNTIF([.C22:.K22];&quot;SD&quot;)" office:value-type="float" office:value="1">
            <text:p>1</text:p>
          </table:table-cell>
          <table:table-cell table:style-name="ce39" table:formula="oooc:=COUNTIF([.C22:.K22];&quot;11-19&quot;) + COUNTIF([.C22:.K22];&quot;2&quot;)" office:value-type="float" office:value="0">
            <text:p>0</text:p>
          </table:table-cell>
          <table:table-cell table:style-name="ce39" table:formula="oooc:=COUNTIF([.C22:.K22];&quot;J&quot;)" office:value-type="float" office:value="0">
            <text:p>0</text:p>
          </table:table-cell>
          <table:table-cell table:style-name="ce39" table:formula="oooc:=COUNTIF([.C22:.K22];&quot;X&quot;)" office:value-type="float" office:value="0">
            <text:p>0</text:p>
          </table:table-cell>
          <table:table-cell table:style-name="ce47" table:formula="oooc:=COUNTBLANK([.C22:.K22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1-22">
            <text:p>22. jan 07</text:p>
          </table:table-cell>
          <table:table-cell table:style-name="ce8" table:formula="oooc:=TEXT([.A23];&quot;Ddd&quot;)" office:value-type="string" office:string-value="pon">
            <text:p>pon</text:p>
          </table:table-cell>
          <table:table-cell table:style-name="ce18"/>
          <table:table-cell table:style-name="ce19"/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4" table:number-columns-repeated="2"/>
          <table:table-cell table:style-name="ce29"/>
          <table:table-cell table:style-name="ce12"/>
          <table:table-cell table:style-name="ce13"/>
          <table:table-cell table:style-name="ce36" office:value-type="string">
            <text:p>MIR</text:p>
          </table:table-cell>
          <table:table-cell table:style-name="ce39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0">
            <text:p>0</text:p>
          </table:table-cell>
          <table:table-cell table:style-name="ce39" table:formula="oooc:=COUNTIF([.C23:.K23];&quot;h&quot;)" office:value-type="float" office:value="0">
            <text:p>0</text:p>
          </table:table-cell>
          <table:table-cell table:style-name="ce39" table:formula="oooc:=COUNTIF([.C23:.K23];&quot;D&quot;) + COUNTIF([.C23:.K23];&quot;SD&quot;)" office:value-type="float" office:value="1">
            <text:p>1</text:p>
          </table:table-cell>
          <table:table-cell table:style-name="ce39" table:formula="oooc:=COUNTIF([.C23:.K23];&quot;11-19&quot;) + COUNTIF([.C23:.K23];&quot;2&quot;)" office:value-type="float" office:value="0">
            <text:p>0</text:p>
          </table:table-cell>
          <table:table-cell table:style-name="ce39" table:formula="oooc:=COUNTIF([.C23:.K23];&quot;J&quot;)" office:value-type="float" office:value="0">
            <text:p>0</text:p>
          </table:table-cell>
          <table:table-cell table:style-name="ce39" table:formula="oooc:=COUNTIF([.C23:.K23];&quot;X&quot;)" office:value-type="float" office:value="1">
            <text:p>1</text:p>
          </table:table-cell>
          <table:table-cell table:style-name="ce47" table:formula="oooc:=COUNTBLANK([.C23:.K23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1-23">
            <text:p>23. jan 07</text:p>
          </table:table-cell>
          <table:table-cell table:style-name="ce8" table:formula="oooc:=TEXT([.A24];&quot;Ddd&quot;)" office:value-type="string" office:string-value="tor">
            <text:p>tor</text:p>
          </table:table-cell>
          <table:table-cell table:style-name="ce13"/>
          <table:table-cell table:style-name="ce12"/>
          <table:table-cell table:style-name="ce14" office:value-type="string">
            <text:p>D</text:p>
          </table:table-cell>
          <table:table-cell table:style-name="ce14" table:number-columns-repeated="2"/>
          <table:table-cell table:style-name="ce18"/>
          <table:table-cell table:style-name="ce12"/>
          <table:table-cell table:style-name="ce19"/>
          <table:table-cell table:style-name="ce14" office:value-type="string">
            <text:p>X</text:p>
          </table:table-cell>
          <table:table-cell table:style-name="ce36" office:value-type="string">
            <text:p>MIR</text:p>
          </table:table-cell>
          <table:table-cell table:style-name="ce39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0">
            <text:p>0</text:p>
          </table:table-cell>
          <table:table-cell table:style-name="ce39" table:formula="oooc:=COUNTIF([.C24:.K24];&quot;h&quot;)" office:value-type="float" office:value="0">
            <text:p>0</text:p>
          </table:table-cell>
          <table:table-cell table:style-name="ce39" table:formula="oooc:=COUNTIF([.C24:.K24];&quot;D&quot;) + COUNTIF([.C24:.K24];&quot;SD&quot;)" office:value-type="float" office:value="1">
            <text:p>1</text:p>
          </table:table-cell>
          <table:table-cell table:style-name="ce39" table:formula="oooc:=COUNTIF([.C24:.K24];&quot;11-19&quot;) + COUNTIF([.C24:.K24];&quot;2&quot;)" office:value-type="float" office:value="0">
            <text:p>0</text:p>
          </table:table-cell>
          <table:table-cell table:style-name="ce39" table:formula="oooc:=COUNTIF([.C24:.K24];&quot;J&quot;)" office:value-type="float" office:value="0">
            <text:p>0</text:p>
          </table:table-cell>
          <table:table-cell table:style-name="ce39" table:formula="oooc:=COUNTIF([.C24:.K24];&quot;X&quot;)" office:value-type="float" office:value="1">
            <text:p>1</text:p>
          </table:table-cell>
          <table:table-cell table:style-name="ce47" table:formula="oooc:=COUNTBLANK([.C24:.K24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1-24">
            <text:p>24. jan 07</text:p>
          </table:table-cell>
          <table:table-cell table:style-name="ce8" table:formula="oooc:=TEXT([.A25];&quot;Ddd&quot;)" office:value-type="string" office:string-value="sre">
            <text:p>sre</text:p>
          </table:table-cell>
          <table:table-cell table:style-name="ce14" office:value-type="string">
            <text:p>X</text:p>
          </table:table-cell>
          <table:table-cell table:style-name="ce12"/>
          <table:table-cell table:style-name="ce14" office:value-type="string">
            <text:p>D</text:p>
          </table:table-cell>
          <table:table-cell table:style-name="ce19"/>
          <table:table-cell table:style-name="ce18"/>
          <table:table-cell table:style-name="ce14" table:number-columns-repeated="4"/>
          <table:table-cell table:style-name="ce36" office:value-type="string">
            <text:p>MIR</text:p>
          </table:table-cell>
          <table:table-cell table:style-name="ce39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0">
            <text:p>0</text:p>
          </table:table-cell>
          <table:table-cell table:style-name="ce39" table:formula="oooc:=COUNTIF([.C25:.K25];&quot;h&quot;)" office:value-type="float" office:value="0">
            <text:p>0</text:p>
          </table:table-cell>
          <table:table-cell table:style-name="ce39" table:formula="oooc:=COUNTIF([.C25:.K25];&quot;D&quot;) + COUNTIF([.C25:.K25];&quot;SD&quot;)" office:value-type="float" office:value="1">
            <text:p>1</text:p>
          </table:table-cell>
          <table:table-cell table:style-name="ce39" table:formula="oooc:=COUNTIF([.C25:.K25];&quot;11-19&quot;) + COUNTIF([.C25:.K25];&quot;2&quot;)" office:value-type="float" office:value="0">
            <text:p>0</text:p>
          </table:table-cell>
          <table:table-cell table:style-name="ce39" table:formula="oooc:=COUNTIF([.C25:.K25];&quot;J&quot;)" office:value-type="float" office:value="0">
            <text:p>0</text:p>
          </table:table-cell>
          <table:table-cell table:style-name="ce39" table:formula="oooc:=COUNTIF([.C25:.K25];&quot;X&quot;)" office:value-type="float" office:value="1">
            <text:p>1</text:p>
          </table:table-cell>
          <table:table-cell table:style-name="ce47" table:formula="oooc:=COUNTBLANK([.C25:.K25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1-25">
            <text:p>25. jan 07</text:p>
          </table:table-cell>
          <table:table-cell table:style-name="ce8" table:formula="oooc:=TEXT([.A26];&quot;Ddd&quot;)" office:value-type="string" office:string-value="čet">
            <text:p>čet</text:p>
          </table:table-cell>
          <table:table-cell table:style-name="ce14"/>
          <table:table-cell table:number-columns-repeated="2" table:style-name="ce14" office:value-type="string">
            <text:p>D</text:p>
          </table:table-cell>
          <table:table-cell table:style-name="ce18"/>
          <table:table-cell table:style-name="ce19"/>
          <table:table-cell table:style-name="ce14" office:value-type="string">
            <text:p>X</text:p>
          </table:table-cell>
          <table:table-cell table:style-name="ce30"/>
          <table:table-cell table:style-name="ce13"/>
          <table:table-cell table:style-name="ce12"/>
          <table:table-cell table:style-name="ce36" office:value-type="string">
            <text:p>MIR</text:p>
          </table:table-cell>
          <table:table-cell table:style-name="ce39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0">
            <text:p>0</text:p>
          </table:table-cell>
          <table:table-cell table:style-name="ce39" table:formula="oooc:=COUNTIF([.C26:.K26];&quot;h&quot;)" office:value-type="float" office:value="0">
            <text:p>0</text:p>
          </table:table-cell>
          <table:table-cell table:style-name="ce39" table:formula="oooc:=COUNTIF([.C26:.K26];&quot;D&quot;) + COUNTIF([.C26:.K26];&quot;SD&quot;)" office:value-type="float" office:value="2">
            <text:p>2</text:p>
          </table:table-cell>
          <table:table-cell table:style-name="ce39" table:formula="oooc:=COUNTIF([.C26:.K26];&quot;11-19&quot;) + COUNTIF([.C26:.K26];&quot;2&quot;)" office:value-type="float" office:value="0">
            <text:p>0</text:p>
          </table:table-cell>
          <table:table-cell table:style-name="ce39" table:formula="oooc:=COUNTIF([.C26:.K26];&quot;J&quot;)" office:value-type="float" office:value="0">
            <text:p>0</text:p>
          </table:table-cell>
          <table:table-cell table:style-name="ce39" table:formula="oooc:=COUNTIF([.C26:.K26];&quot;X&quot;)" office:value-type="float" office:value="1">
            <text:p>1</text:p>
          </table:table-cell>
          <table:table-cell table:style-name="ce47" table:formula="oooc:=COUNTBLANK([.C26:.K26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1-26">
            <text:p>26. jan 07</text:p>
          </table:table-cell>
          <table:table-cell table:style-name="ce8" table:formula="oooc:=TEXT([.A27];&quot;Ddd&quot;)" office:value-type="string" office:string-value="pet">
            <text:p>pet</text:p>
          </table:table-cell>
          <table:table-cell table:style-name="ce12"/>
          <table:table-cell table:style-name="ce13"/>
          <table:table-cell table:style-name="ce19"/>
          <table:table-cell table:style-name="ce18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office:value-type="string">
            <text:p>SD</text:p>
          </table:table-cell>
          <table:table-cell table:style-name="ce36" office:value-type="string">
            <text:p>MIR</text:p>
          </table:table-cell>
          <table:table-cell table:style-name="ce39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0">
            <text:p>0</text:p>
          </table:table-cell>
          <table:table-cell table:style-name="ce39" table:formula="oooc:=COUNTIF([.C27:.K27];&quot;h&quot;)" office:value-type="float" office:value="0">
            <text:p>0</text:p>
          </table:table-cell>
          <table:table-cell table:style-name="ce39" table:formula="oooc:=COUNTIF([.C27:.K27];&quot;D&quot;) + COUNTIF([.C27:.K27];&quot;SD&quot;)" office:value-type="float" office:value="1">
            <text:p>1</text:p>
          </table:table-cell>
          <table:table-cell table:style-name="ce39" table:formula="oooc:=COUNTIF([.C27:.K27];&quot;11-19&quot;) + COUNTIF([.C27:.K27];&quot;2&quot;)" office:value-type="float" office:value="0">
            <text:p>0</text:p>
          </table:table-cell>
          <table:table-cell table:style-name="ce39" table:formula="oooc:=COUNTIF([.C27:.K27];&quot;J&quot;)" office:value-type="float" office:value="0">
            <text:p>0</text:p>
          </table:table-cell>
          <table:table-cell table:style-name="ce39" table:formula="oooc:=COUNTIF([.C27:.K27];&quot;X&quot;)" office:value-type="float" office:value="1">
            <text:p>1</text:p>
          </table:table-cell>
          <table:table-cell table:style-name="ce47" table:formula="oooc:=COUNTBLANK([.C27:.K27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7-01-27">
            <text:p>27. jan 07</text:p>
          </table:table-cell>
          <table:table-cell table:style-name="ce7" table:formula="oooc:=TEXT([.A28];&quot;Ddd&quot;)" office:value-type="string" office:string-value="sob">
            <text:p>sob</text:p>
          </table:table-cell>
          <table:table-cell table:style-name="ce20"/>
          <table:table-cell table:style-name="ce15" table:number-columns-repeated="2"/>
          <table:table-cell table:style-name="ce27"/>
          <table:table-cell table:style-name="ce21"/>
          <table:table-cell table:style-name="ce15"/>
          <table:table-cell table:style-name="ce20"/>
          <table:table-cell table:style-name="ce15"/>
          <table:table-cell table:style-name="ce21"/>
          <table:table-cell table:style-name="ce36" office:value-type="string">
            <text:p>ŠOŠ</text:p>
          </table:table-cell>
          <table:table-cell table:style-name="ce39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0">
            <text:p>0</text:p>
          </table:table-cell>
          <table:table-cell table:style-name="ce39" table:formula="oooc:=COUNTIF([.C28:.K28];&quot;h&quot;)" office:value-type="float" office:value="0">
            <text:p>0</text:p>
          </table:table-cell>
          <table:table-cell table:style-name="ce39" table:formula="oooc:=COUNTIF([.C28:.K28];&quot;D&quot;) + COUNTIF([.C28:.K28];&quot;SD&quot;)" office:value-type="float" office:value="0">
            <text:p>0</text:p>
          </table:table-cell>
          <table:table-cell table:style-name="ce39" table:formula="oooc:=COUNTIF([.C28:.K28];&quot;11-19&quot;) + COUNTIF([.C28:.K28];&quot;2&quot;)" office:value-type="float" office:value="0">
            <text:p>0</text:p>
          </table:table-cell>
          <table:table-cell table:style-name="ce39" table:formula="oooc:=COUNTIF([.C28:.K28];&quot;J&quot;)" office:value-type="float" office:value="0">
            <text:p>0</text:p>
          </table:table-cell>
          <table:table-cell table:style-name="ce39" table:formula="oooc:=COUNTIF([.C28:.K28];&quot;X&quot;)" office:value-type="float" office:value="0">
            <text:p>0</text:p>
          </table:table-cell>
          <table:table-cell table:style-name="ce47" table:formula="oooc:=COUNTBLANK([.C28:.K28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7-01-28">
            <text:p>28. jan 07</text:p>
          </table:table-cell>
          <table:table-cell table:style-name="ce7" table:formula="oooc:=TEXT([.A29];&quot;Ddd&quot;)" office:value-type="string" office:string-value="ned">
            <text:p>ned</text:p>
          </table:table-cell>
          <table:table-cell table:style-name="ce15"/>
          <table:table-cell table:style-name="ce10"/>
          <table:table-cell table:style-name="ce15"/>
          <table:table-cell table:style-name="ce24"/>
          <table:table-cell table:style-name="ce21"/>
          <table:table-cell table:style-name="ce24" table:number-columns-repeated="2"/>
          <table:table-cell table:style-name="ce25"/>
          <table:table-cell table:style-name="ce15"/>
          <table:table-cell table:style-name="ce36" office:value-type="string">
            <text:p>ŠOŠ</text:p>
          </table:table-cell>
          <table:table-cell table:style-name="ce39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0">
            <text:p>0</text:p>
          </table:table-cell>
          <table:table-cell table:style-name="ce39" table:formula="oooc:=COUNTIF([.C29:.K29];&quot;h&quot;)" office:value-type="float" office:value="0">
            <text:p>0</text:p>
          </table:table-cell>
          <table:table-cell table:style-name="ce39" table:formula="oooc:=COUNTIF([.C29:.K29];&quot;D&quot;) + COUNTIF([.C29:.K29];&quot;SD&quot;)" office:value-type="float" office:value="0">
            <text:p>0</text:p>
          </table:table-cell>
          <table:table-cell table:style-name="ce39" table:formula="oooc:=COUNTIF([.C29:.K29];&quot;11-19&quot;) + COUNTIF([.C29:.K29];&quot;2&quot;)" office:value-type="float" office:value="0">
            <text:p>0</text:p>
          </table:table-cell>
          <table:table-cell table:style-name="ce39" table:formula="oooc:=COUNTIF([.C29:.K29];&quot;J&quot;)" office:value-type="float" office:value="0">
            <text:p>0</text:p>
          </table:table-cell>
          <table:table-cell table:style-name="ce39" table:formula="oooc:=COUNTIF([.C29:.K29];&quot;X&quot;)" office:value-type="float" office:value="0">
            <text:p>0</text:p>
          </table:table-cell>
          <table:table-cell table:style-name="ce47" table:formula="oooc:=COUNTBLANK([.C29:.K29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1-29">
            <text:p>29. jan 07</text:p>
          </table:table-cell>
          <table:table-cell table:style-name="ce8" table:formula="oooc:=TEXT([.A30];&quot;Ddd&quot;)" office:value-type="string" office:string-value="pon">
            <text:p>pon</text:p>
          </table:table-cell>
          <table:table-cell table:style-name="ce14" office:value-type="string">
            <text:p>D</text:p>
          </table:table-cell>
          <table:table-cell table:style-name="ce14"/>
          <table:table-cell table:style-name="ce13"/>
          <table:table-cell table:style-name="ce12"/>
          <table:table-cell table:style-name="ce14" office:value-type="string">
            <text:p>X</text:p>
          </table:table-cell>
          <table:table-cell table:style-name="ce14"/>
          <table:table-cell table:style-name="ce29"/>
          <table:table-cell table:style-name="ce19"/>
          <table:table-cell table:style-name="ce18"/>
          <table:table-cell table:style-name="ce36" office:value-type="string">
            <text:p>ŠOŠ</text:p>
          </table:table-cell>
          <table:table-cell table:style-name="ce39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0">
            <text:p>0</text:p>
          </table:table-cell>
          <table:table-cell table:style-name="ce39" table:formula="oooc:=COUNTIF([.C30:.K30];&quot;h&quot;)" office:value-type="float" office:value="0">
            <text:p>0</text:p>
          </table:table-cell>
          <table:table-cell table:style-name="ce39" table:formula="oooc:=COUNTIF([.C30:.K30];&quot;D&quot;) + COUNTIF([.C30:.K30];&quot;SD&quot;)" office:value-type="float" office:value="1">
            <text:p>1</text:p>
          </table:table-cell>
          <table:table-cell table:style-name="ce39" table:formula="oooc:=COUNTIF([.C30:.K30];&quot;11-19&quot;) + COUNTIF([.C30:.K30];&quot;2&quot;)" office:value-type="float" office:value="0">
            <text:p>0</text:p>
          </table:table-cell>
          <table:table-cell table:style-name="ce39" table:formula="oooc:=COUNTIF([.C30:.K30];&quot;J&quot;)" office:value-type="float" office:value="0">
            <text:p>0</text:p>
          </table:table-cell>
          <table:table-cell table:style-name="ce39" table:formula="oooc:=COUNTIF([.C30:.K30];&quot;X&quot;)" office:value-type="float" office:value="1">
            <text:p>1</text:p>
          </table:table-cell>
          <table:table-cell table:style-name="ce47" table:formula="oooc:=COUNTBLANK([.C30:.K30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1-30">
            <text:p>30. jan 07</text:p>
          </table:table-cell>
          <table:table-cell table:style-name="ce8" table:formula="oooc:=TEXT([.A31];&quot;Ddd&quot;)" office:value-type="string" office:string-value="tor">
            <text:p>tor</text:p>
          </table:table-cell>
          <table:table-cell table:style-name="ce14" office:value-type="string">
            <text:p>D</text:p>
          </table:table-cell>
          <table:table-cell table:style-name="ce14" table:number-columns-repeated="2"/>
          <table:table-cell table:style-name="ce19"/>
          <table:table-cell table:style-name="ce14"/>
          <table:table-cell table:style-name="ce18"/>
          <table:table-cell table:style-name="ce30"/>
          <table:table-cell table:style-name="ce13"/>
          <table:table-cell table:style-name="ce14" office:value-type="string">
            <text:p>X</text:p>
          </table:table-cell>
          <table:table-cell table:style-name="ce36" office:value-type="string">
            <text:p>ŠOŠ</text:p>
          </table:table-cell>
          <table:table-cell table:style-name="ce39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0">
            <text:p>0</text:p>
          </table:table-cell>
          <table:table-cell table:style-name="ce39" table:formula="oooc:=COUNTIF([.C31:.K31];&quot;h&quot;)" office:value-type="float" office:value="0">
            <text:p>0</text:p>
          </table:table-cell>
          <table:table-cell table:style-name="ce39" table:formula="oooc:=COUNTIF([.C31:.K31];&quot;D&quot;) + COUNTIF([.C31:.K31];&quot;SD&quot;)" office:value-type="float" office:value="1">
            <text:p>1</text:p>
          </table:table-cell>
          <table:table-cell table:style-name="ce39" table:formula="oooc:=COUNTIF([.C31:.K31];&quot;11-19&quot;) + COUNTIF([.C31:.K31];&quot;2&quot;)" office:value-type="float" office:value="0">
            <text:p>0</text:p>
          </table:table-cell>
          <table:table-cell table:style-name="ce39" table:formula="oooc:=COUNTIF([.C31:.K31];&quot;J&quot;)" office:value-type="float" office:value="0">
            <text:p>0</text:p>
          </table:table-cell>
          <table:table-cell table:style-name="ce39" table:formula="oooc:=COUNTIF([.C31:.K31];&quot;X&quot;)" office:value-type="float" office:value="1">
            <text:p>1</text:p>
          </table:table-cell>
          <table:table-cell table:style-name="ce47" table:formula="oooc:=COUNTBLANK([.C31:.K31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1-31">
            <text:p>31. jan 07</text:p>
          </table:table-cell>
          <table:table-cell table:style-name="ce8" table:formula="oooc:=TEXT([.A32];&quot;Ddd&quot;)" office:value-type="string" office:string-value="sre">
            <text:p>sre</text:p>
          </table:table-cell>
          <table:table-cell table:style-name="ce14" office:value-type="string">
            <text:p>D</text:p>
          </table:table-cell>
          <table:table-cell table:style-name="ce14" table:number-columns-repeated="2"/>
          <table:table-cell table:style-name="ce18"/>
          <table:table-cell table:style-name="ce13"/>
          <table:table-cell table:style-name="ce19"/>
          <table:table-cell table:style-name="ce14"/>
          <table:table-cell table:style-name="ce14" office:value-type="string">
            <text:p>X</text:p>
          </table:table-cell>
          <table:table-cell table:style-name="ce12"/>
          <table:table-cell table:style-name="ce37" office:value-type="string">
            <text:p>ŠOŠ</text:p>
          </table:table-cell>
          <table:table-cell table:style-name="ce39" table:formula="oooc:=COUNTIF([.C32:.K32];&quot;L&quot;) + COUNTIF([.C32:.K32];&quot;52L&quot;)+COUNTIF([.C32:.K32];&quot;51L&quot;)+COUNTIF([.C32:.K32];&quot;1L&quot;)+COUNTIF([.C32:.K32];&quot;KVITL&quot;)+COUNTIF([.C32:.K32];&quot;UL&quot;)" office:value-type="float" office:value="0">
            <text:p>0</text:p>
          </table:table-cell>
          <table:table-cell table:style-name="ce39" table:formula="oooc:=COUNTIF([.C32:.K32];&quot;h&quot;)" office:value-type="float" office:value="0">
            <text:p>0</text:p>
          </table:table-cell>
          <table:table-cell table:style-name="ce39" table:formula="oooc:=COUNTIF([.C32:.K32];&quot;D&quot;) + COUNTIF([.C32:.K32];&quot;SD&quot;)" office:value-type="float" office:value="1">
            <text:p>1</text:p>
          </table:table-cell>
          <table:table-cell table:style-name="ce39" table:formula="oooc:=COUNTIF([.C32:.K32];&quot;11-19&quot;) + COUNTIF([.C32:.K32];&quot;2&quot;)" office:value-type="float" office:value="0">
            <text:p>0</text:p>
          </table:table-cell>
          <table:table-cell table:style-name="ce39" table:formula="oooc:=COUNTIF([.C32:.K32];&quot;J&quot;)" office:value-type="float" office:value="0">
            <text:p>0</text:p>
          </table:table-cell>
          <table:table-cell table:style-name="ce39" table:formula="oooc:=COUNTIF([.C32:.K32];&quot;X&quot;)" office:value-type="float" office:value="1">
            <text:p>1</text:p>
          </table:table-cell>
          <table:table-cell table:style-name="ce47" table:formula="oooc:=COUNTBLANK([.C32:.K32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4" table:number-columns-repeated="12"/>
          <table:table-cell table:style-name="ce40" table:number-columns-repeated="6"/>
          <table:table-cell table:style-name="ce48"/>
          <table:table-cell table:number-columns-repeated="237"/>
        </table:table-row>
        <table:table-row table:style-name="ro1" table:number-rows-repeated="2">
          <table:table-cell table:style-name="Default" table:number-columns-repeated="256"/>
        </table:table-row>
        <table:table-row table:style-name="ro1" table:number-rows-repeated="319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bruar" table:style-name="ta1" table:print="false">
        <table:table-column table:style-name="co11" table:default-cell-style-name="ce5"/>
        <table:table-column table:style-name="co2" table:default-cell-style-name="ce5"/>
        <table:table-column table:style-name="co3" table:number-columns-repeated="10" table:default-cell-style-name="ce5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4" table:default-cell-style-name="ce41"/>
        <table:table-column table:style-name="co10" table:number-columns-repeated="237" table:default-cell-style-name="ce5"/>
        <table:table-row table:style-name="ro1">
          <table:table-cell table:style-name="ce1" office:value-type="string">
            <text:p>Datum</text:p>
          </table:table-cell>
          <table:table-cell table:style-name="ce6"/>
          <table:table-cell table:style-name="ce9" office:value-type="string">
            <text:p>KOS</text:p>
          </table:table-cell>
          <table:table-cell table:style-name="ce9" office:value-type="string">
            <text:p>ŠOŠ</text:p>
          </table:table-cell>
          <table:table-cell table:style-name="ce9" office:value-type="string">
            <text:p>PIN</text:p>
          </table:table-cell>
          <table:table-cell table:style-name="ce9" office:value-type="string">
            <text:p>KON</text:p>
          </table:table-cell>
          <table:table-cell table:style-name="ce9" office:value-type="string">
            <text:p>MIR</text:p>
          </table:table-cell>
          <table:table-cell table:style-name="ce9" office:value-type="string">
            <text:p>HOL</text:p>
          </table:table-cell>
          <table:table-cell table:style-name="ce28" office:value-type="string">
            <text:p>?</text:p>
          </table:table-cell>
          <table:table-cell table:style-name="ce9" office:value-type="string">
            <text:p>DAN</text:p>
          </table:table-cell>
          <table:table-cell table:style-name="ce33" office:value-type="string">
            <text:p>MSS</text:p>
          </table:table-cell>
          <table:table-cell table:style-name="ce36" office:value-type="string">
            <text:p>TX</text:p>
          </table:table-cell>
          <table:table-cell table:style-name="ce38" office:value-type="string">
            <text:p>L</text:p>
          </table:table-cell>
          <table:table-cell table:style-name="ce42" office:value-type="string">
            <text:p>H</text:p>
          </table:table-cell>
          <table:table-cell table:style-name="ce42" office:value-type="string">
            <text:p>D</text:p>
          </table:table-cell>
          <table:table-cell table:style-name="ce43" office:value-type="string">
            <text:p>11-19</text:p>
          </table:table-cell>
          <table:table-cell table:style-name="ce44" office:value-type="string">
            <text:p>J</text:p>
          </table:table-cell>
          <table:table-cell table:style-name="ce45" office:value-type="string">
            <text:p>X</text:p>
          </table:table-cell>
          <table:table-cell table:style-name="ce46" office:value-type="string">
            <text:p>Brez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2-01">
            <text:p>1. feb 07</text:p>
          </table:table-cell>
          <table:table-cell table:style-name="ce49" table:formula="oooc:=TEXT([.A2];&quot;Ddd&quot;)" office:value-type="string" office:string-value="čet">
            <text:p>čet</text:p>
          </table:table-cell>
          <table:table-cell table:style-name="ce14" office:value-type="string">
            <text:p>D</text:p>
          </table:table-cell>
          <table:table-cell table:style-name="ce14"/>
          <table:table-cell table:style-name="ce14" office:value-type="string">
            <text:p>D</text:p>
          </table:table-cell>
          <table:table-cell table:style-name="ce56"/>
          <table:table-cell table:style-name="ce14" office:value-type="string">
            <text:p>X</text:p>
          </table:table-cell>
          <table:table-cell table:style-name="ce30" table:number-columns-repeated="2"/>
          <table:table-cell table:style-name="ce14" office:value-type="string">
            <text:p>11-19</text:p>
          </table:table-cell>
          <table:table-cell table:style-name="ce14"/>
          <table:table-cell table:style-name="ce37" office:value-type="string">
            <text:p>ŠOŠ</text:p>
          </table:table-cell>
          <table:table-cell table:style-name="ce60" table:formula="oooc:=COUNTIF([.C2:.K2];&quot;L&quot;) + COUNTIF([.C2:.K2];&quot;52L&quot;)+COUNTIF([.C2:.K2];&quot;51L&quot;)+COUNTIF([.C2:.K2];&quot;1L&quot;)+COUNTIF([.C2:.K2];&quot;KVITL&quot;)+COUNTIF([.C2:.K2];&quot;UL&quot;)" office:value-type="float" office:value="0">
            <text:p>0</text:p>
          </table:table-cell>
          <table:table-cell table:style-name="ce60" table:formula="oooc:=COUNTIF([.C2:.K2];&quot;h&quot;)" office:value-type="float" office:value="0">
            <text:p>0</text:p>
          </table:table-cell>
          <table:table-cell table:style-name="ce60" table:formula="oooc:=COUNTIF([.C2:.K2];&quot;D&quot;) + COUNTIF([.C2:.K2];&quot;SD&quot;)" office:value-type="float" office:value="2">
            <text:p>2</text:p>
          </table:table-cell>
          <table:table-cell table:style-name="ce60" table:formula="oooc:=COUNTIF([.C2:.K2];&quot;11-19&quot;) + COUNTIF([.C2:.K2];&quot;2&quot;)" office:value-type="float" office:value="1">
            <text:p>1</text:p>
          </table:table-cell>
          <table:table-cell table:style-name="ce60" table:formula="oooc:=COUNTIF([.C2:.K2];&quot;U&quot;)+COUNTIF([.C2:.K2];&quot;UL&quot;)" office:value-type="float" office:value="0">
            <text:p>0</text:p>
          </table:table-cell>
          <table:table-cell table:style-name="ce60" table:formula="oooc:=COUNTIF([.C2:.K2];&quot;X&quot;)" office:value-type="float" office:value="1">
            <text:p>1</text:p>
          </table:table-cell>
          <table:table-cell table:style-name="ce61" table:formula="oooc:=COUNTBLANK([.C2:.K2])" office:value-type="float" office:value="5">
            <text:p>5</text:p>
          </table:table-cell>
          <table:table-cell table:style-name="Default"/>
          <table:table-cell table:number-columns-repeated="236"/>
        </table:table-row>
        <table:table-row table:style-name="ro1">
          <table:table-cell table:style-name="ce3" office:value-type="date" office:date-value="2007-02-02">
            <text:p>2. feb 07</text:p>
          </table:table-cell>
          <table:table-cell table:style-name="ce49" table:formula="oooc:=TEXT([.A3];&quot;Ddd&quot;)" office:value-type="string" office:string-value="pet">
            <text:p>pet</text:p>
          </table:table-cell>
          <table:table-cell table:style-name="ce14" office:value-type="string">
            <text:p>D</text:p>
          </table:table-cell>
          <table:table-cell table:style-name="ce14"/>
          <table:table-cell table:style-name="ce14" office:value-type="string">
            <text:p>D</text:p>
          </table:table-cell>
          <table:table-cell table:style-name="ce56"/>
          <table:table-cell table:style-name="ce14" office:value-type="string">
            <text:p>11-19</text:p>
          </table:table-cell>
          <table:table-cell table:style-name="ce14" office:value-type="string">
            <text:p>D</text:p>
          </table:table-cell>
          <table:table-cell table:style-name="ce14"/>
          <table:table-cell table:style-name="ce30"/>
          <table:table-cell table:style-name="ce14" office:value-type="string">
            <text:p>X</text:p>
          </table:table-cell>
          <table:table-cell table:style-name="ce37" office:value-type="string">
            <text:p>ŠOŠ</text:p>
          </table:table-cell>
          <table:table-cell table:style-name="ce60" table:formula="oooc:=COUNTIF([.C3:.K3];&quot;L&quot;) + COUNTIF([.C3:.K3];&quot;52L&quot;)+COUNTIF([.C3:.K3];&quot;51L&quot;)+COUNTIF([.C3:.K3];&quot;1L&quot;)+COUNTIF([.C3:.K3];&quot;KVITL&quot;)+COUNTIF([.C3:.K3];&quot;UL&quot;)" office:value-type="float" office:value="0">
            <text:p>0</text:p>
          </table:table-cell>
          <table:table-cell table:style-name="ce60" table:formula="oooc:=COUNTIF([.C3:.K3];&quot;h&quot;)" office:value-type="float" office:value="0">
            <text:p>0</text:p>
          </table:table-cell>
          <table:table-cell table:style-name="ce60" table:formula="oooc:=COUNTIF([.C3:.K3];&quot;D&quot;) + COUNTIF([.C3:.K3];&quot;SD&quot;)" office:value-type="float" office:value="3">
            <text:p>3</text:p>
          </table:table-cell>
          <table:table-cell table:style-name="ce60" table:formula="oooc:=COUNTIF([.C3:.K3];&quot;11-19&quot;) + COUNTIF([.C3:.K3];&quot;2&quot;)" office:value-type="float" office:value="1">
            <text:p>1</text:p>
          </table:table-cell>
          <table:table-cell table:style-name="ce60" table:formula="oooc:=COUNTIF([.C3:.K3];&quot;U&quot;)+COUNTIF([.C3:.K3];&quot;UL&quot;)" office:value-type="float" office:value="0">
            <text:p>0</text:p>
          </table:table-cell>
          <table:table-cell table:style-name="ce60" table:formula="oooc:=COUNTIF([.C3:.K3];&quot;X&quot;)" office:value-type="float" office:value="1">
            <text:p>1</text:p>
          </table:table-cell>
          <table:table-cell table:style-name="ce61" table:formula="oooc:=COUNTBLANK([.C3:.K3])" office:value-type="float" office:value="4">
            <text:p>4</text:p>
          </table:table-cell>
          <table:table-cell table:style-name="Default"/>
          <table:table-cell table:number-columns-repeated="236"/>
        </table:table-row>
        <table:table-row table:style-name="ro1">
          <table:table-cell table:style-name="ce2" office:value-type="date" office:date-value="2007-02-03">
            <text:p>3. feb 07</text:p>
          </table:table-cell>
          <table:table-cell table:style-name="ce49" table:formula="oooc:=TEXT([.A4];&quot;Ddd&quot;)" office:value-type="string" office:string-value="sob">
            <text:p>sob</text:p>
          </table:table-cell>
          <table:table-cell table:style-name="ce10"/>
          <table:table-cell table:style-name="ce21"/>
          <table:table-cell table:style-name="ce15"/>
          <table:table-cell table:style-name="ce57"/>
          <table:table-cell table:style-name="ce15" table:number-columns-repeated="4"/>
          <table:table-cell table:style-name="ce23"/>
          <table:table-cell table:style-name="ce37" office:value-type="string">
            <text:p>PIN</text:p>
          </table:table-cell>
          <table:table-cell table:style-name="ce60" table:formula="oooc:=COUNTIF([.C4:.K4];&quot;L&quot;) + COUNTIF([.C4:.K4];&quot;52L&quot;)+COUNTIF([.C4:.K4];&quot;51L&quot;)+COUNTIF([.C4:.K4];&quot;1L&quot;)+COUNTIF([.C4:.K4];&quot;KVITL&quot;)+COUNTIF([.C4:.K4];&quot;UL&quot;)" office:value-type="float" office:value="0">
            <text:p>0</text:p>
          </table:table-cell>
          <table:table-cell table:style-name="ce60" table:formula="oooc:=COUNTIF([.C4:.K4];&quot;h&quot;)" office:value-type="float" office:value="0">
            <text:p>0</text:p>
          </table:table-cell>
          <table:table-cell table:style-name="ce60" table:formula="oooc:=COUNTIF([.C4:.K4];&quot;D&quot;) + COUNTIF([.C4:.K4];&quot;SD&quot;)" office:value-type="float" office:value="0">
            <text:p>0</text:p>
          </table:table-cell>
          <table:table-cell table:style-name="ce60" table:formula="oooc:=COUNTIF([.C4:.K4];&quot;11-19&quot;) + COUNTIF([.C4:.K4];&quot;2&quot;)" office:value-type="float" office:value="0">
            <text:p>0</text:p>
          </table:table-cell>
          <table:table-cell table:style-name="ce60" table:formula="oooc:=COUNTIF([.C4:.K4];&quot;U&quot;)+COUNTIF([.C4:.K4];&quot;UL&quot;)" office:value-type="float" office:value="0">
            <text:p>0</text:p>
          </table:table-cell>
          <table:table-cell table:style-name="ce60" table:formula="oooc:=COUNTIF([.C4:.K4];&quot;X&quot;)" office:value-type="float" office:value="0">
            <text:p>0</text:p>
          </table:table-cell>
          <table:table-cell table:style-name="ce61" table:formula="oooc:=COUNTBLANK([.C4:.K4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7-02-04">
            <text:p>4. feb 07</text:p>
          </table:table-cell>
          <table:table-cell table:style-name="ce49" table:formula="oooc:=TEXT([.A5];&quot;Ddd&quot;)" office:value-type="string" office:string-value="ned">
            <text:p>ned</text:p>
          </table:table-cell>
          <table:table-cell table:style-name="ce15"/>
          <table:table-cell table:style-name="ce21"/>
          <table:table-cell table:style-name="ce15"/>
          <table:table-cell table:style-name="ce57"/>
          <table:table-cell table:style-name="ce15"/>
          <table:table-cell table:style-name="ce57" table:number-columns-repeated="2"/>
          <table:table-cell table:style-name="ce23"/>
          <table:table-cell table:style-name="ce15"/>
          <table:table-cell table:style-name="ce37" office:value-type="string">
            <text:p>PIN</text:p>
          </table:table-cell>
          <table:table-cell table:style-name="ce60" table:formula="oooc:=COUNTIF([.C5:.K5];&quot;L&quot;) + COUNTIF([.C5:.K5];&quot;52L&quot;)+COUNTIF([.C5:.K5];&quot;51L&quot;)+COUNTIF([.C5:.K5];&quot;1L&quot;)+COUNTIF([.C5:.K5];&quot;KVITL&quot;)+COUNTIF([.C5:.K5];&quot;UL&quot;)" office:value-type="float" office:value="0">
            <text:p>0</text:p>
          </table:table-cell>
          <table:table-cell table:style-name="ce60" table:formula="oooc:=COUNTIF([.C5:.K5];&quot;h&quot;)" office:value-type="float" office:value="0">
            <text:p>0</text:p>
          </table:table-cell>
          <table:table-cell table:style-name="ce60" table:formula="oooc:=COUNTIF([.C5:.K5];&quot;D&quot;) + COUNTIF([.C5:.K5];&quot;SD&quot;)" office:value-type="float" office:value="0">
            <text:p>0</text:p>
          </table:table-cell>
          <table:table-cell table:style-name="ce60" table:formula="oooc:=COUNTIF([.C5:.K5];&quot;11-19&quot;) + COUNTIF([.C5:.K5];&quot;2&quot;)" office:value-type="float" office:value="0">
            <text:p>0</text:p>
          </table:table-cell>
          <table:table-cell table:style-name="ce60" table:formula="oooc:=COUNTIF([.C5:.K5];&quot;U&quot;)+COUNTIF([.C5:.K5];&quot;UL&quot;)" office:value-type="float" office:value="0">
            <text:p>0</text:p>
          </table:table-cell>
          <table:table-cell table:style-name="ce60" table:formula="oooc:=COUNTIF([.C5:.K5];&quot;X&quot;)" office:value-type="float" office:value="0">
            <text:p>0</text:p>
          </table:table-cell>
          <table:table-cell table:style-name="ce61" table:formula="oooc:=COUNTBLANK([.C5:.K5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2-05">
            <text:p>5. feb 07</text:p>
          </table:table-cell>
          <table:table-cell table:style-name="ce49" table:formula="oooc:=TEXT([.A6];&quot;Ddd&quot;)" office:value-type="string" office:string-value="pon">
            <text:p>pon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55"/>
          <table:table-cell table:style-name="ce56"/>
          <table:table-cell table:style-name="ce58"/>
          <table:table-cell table:style-name="ce56" table:number-columns-repeated="2"/>
          <table:table-cell table:style-name="ce55" table:number-columns-repeated="2"/>
          <table:table-cell table:style-name="ce37" office:value-type="string">
            <text:p>PIN</text:p>
          </table:table-cell>
          <table:table-cell table:style-name="ce60" table:formula="oooc:=COUNTIF([.C6:.K6];&quot;L&quot;) + COUNTIF([.C6:.K6];&quot;52L&quot;)+COUNTIF([.C6:.K6];&quot;51L&quot;)+COUNTIF([.C6:.K6];&quot;1L&quot;)+COUNTIF([.C6:.K6];&quot;KVITL&quot;)+COUNTIF([.C6:.K6];&quot;UL&quot;)" office:value-type="float" office:value="0">
            <text:p>0</text:p>
          </table:table-cell>
          <table:table-cell table:style-name="ce60" table:formula="oooc:=COUNTIF([.C6:.K6];&quot;h&quot;)" office:value-type="float" office:value="0">
            <text:p>0</text:p>
          </table:table-cell>
          <table:table-cell table:style-name="ce60" table:formula="oooc:=COUNTIF([.C6:.K6];&quot;D&quot;) + COUNTIF([.C6:.K6];&quot;SD&quot;)" office:value-type="float" office:value="1">
            <text:p>1</text:p>
          </table:table-cell>
          <table:table-cell table:style-name="ce60" table:formula="oooc:=COUNTIF([.C6:.K6];&quot;11-19&quot;) + COUNTIF([.C6:.K6];&quot;2&quot;)" office:value-type="float" office:value="0">
            <text:p>0</text:p>
          </table:table-cell>
          <table:table-cell table:style-name="ce60" table:formula="oooc:=COUNTIF([.C6:.K6];&quot;J&quot;)" office:value-type="float" office:value="0">
            <text:p>0</text:p>
          </table:table-cell>
          <table:table-cell table:style-name="ce60" table:formula="oooc:=COUNTIF([.C6:.K6];&quot;X&quot;)" office:value-type="float" office:value="1">
            <text:p>1</text:p>
          </table:table-cell>
          <table:table-cell table:style-name="ce61" table:formula="oooc:=COUNTBLANK([.C6:.K6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2-06">
            <text:p>6. feb 07</text:p>
          </table:table-cell>
          <table:table-cell table:style-name="ce49" table:formula="oooc:=TEXT([.A7];&quot;Ddd&quot;)" office:value-type="string" office:string-value="tor">
            <text:p>tor</text:p>
          </table:table-cell>
          <table:table-cell table:style-name="ce12"/>
          <table:table-cell table:style-name="ce14" table:number-columns-repeated="2"/>
          <table:table-cell table:style-name="ce14" office:value-type="string">
            <text:p>H</text:p>
          </table:table-cell>
          <table:table-cell table:style-name="ce13"/>
          <table:table-cell table:style-name="ce14" office:value-type="string">
            <text:p>X</text:p>
          </table:table-cell>
          <table:table-cell table:style-name="ce14"/>
          <table:table-cell table:style-name="ce19"/>
          <table:table-cell table:style-name="ce14" office:value-type="string">
            <text:p>D</text:p>
          </table:table-cell>
          <table:table-cell table:style-name="ce37" office:value-type="string">
            <text:p>PIN</text:p>
          </table:table-cell>
          <table:table-cell table:style-name="ce60" table:formula="oooc:=COUNTIF([.C7:.K7];&quot;L&quot;) + COUNTIF([.C7:.K7];&quot;52L&quot;)+COUNTIF([.C7:.K7];&quot;51L&quot;)+COUNTIF([.C7:.K7];&quot;1L&quot;)+COUNTIF([.C7:.K7];&quot;KVITL&quot;)+COUNTIF([.C7:.K7];&quot;UL&quot;)" office:value-type="float" office:value="0">
            <text:p>0</text:p>
          </table:table-cell>
          <table:table-cell table:style-name="ce60" table:formula="oooc:=COUNTIF([.C7:.K7];&quot;h&quot;)" office:value-type="float" office:value="1">
            <text:p>1</text:p>
          </table:table-cell>
          <table:table-cell table:style-name="ce60" table:formula="oooc:=COUNTIF([.C7:.K7];&quot;D&quot;) + COUNTIF([.C7:.K7];&quot;SD&quot;)" office:value-type="float" office:value="1">
            <text:p>1</text:p>
          </table:table-cell>
          <table:table-cell table:style-name="ce60" table:formula="oooc:=COUNTIF([.C7:.K7];&quot;11-19&quot;) + COUNTIF([.C7:.K7];&quot;2&quot;)" office:value-type="float" office:value="0">
            <text:p>0</text:p>
          </table:table-cell>
          <table:table-cell table:style-name="ce60" table:formula="oooc:=COUNTIF([.C7:.K7];&quot;J&quot;)" office:value-type="float" office:value="0">
            <text:p>0</text:p>
          </table:table-cell>
          <table:table-cell table:style-name="ce60" table:formula="oooc:=COUNTIF([.C7:.K7];&quot;X&quot;)" office:value-type="float" office:value="1">
            <text:p>1</text:p>
          </table:table-cell>
          <table:table-cell table:style-name="ce61" table:formula="oooc:=COUNTBLANK([.C7:.K7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2-07">
            <text:p>7. feb 07</text:p>
          </table:table-cell>
          <table:table-cell table:style-name="ce49" table:formula="oooc:=TEXT([.A8];&quot;Ddd&quot;)" office:value-type="string" office:string-value="sre">
            <text:p>sre</text:p>
          </table:table-cell>
          <table:table-cell table:style-name="ce14"/>
          <table:table-cell table:style-name="ce12" table:number-columns-repeated="2"/>
          <table:table-cell table:style-name="ce56"/>
          <table:table-cell table:style-name="ce14" table:number-columns-repeated="2"/>
          <table:table-cell table:style-name="ce19"/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PIN</text:p>
          </table:table-cell>
          <table:table-cell table:style-name="ce60" table:formula="oooc:=COUNTIF([.C8:.K8];&quot;L&quot;) + COUNTIF([.C8:.K8];&quot;52L&quot;)+COUNTIF([.C8:.K8];&quot;51L&quot;)+COUNTIF([.C8:.K8];&quot;1L&quot;)+COUNTIF([.C8:.K8];&quot;KVITL&quot;)+COUNTIF([.C8:.K8];&quot;UL&quot;)" office:value-type="float" office:value="0">
            <text:p>0</text:p>
          </table:table-cell>
          <table:table-cell table:style-name="ce60" table:formula="oooc:=COUNTIF([.C8:.K8];&quot;h&quot;)" office:value-type="float" office:value="0">
            <text:p>0</text:p>
          </table:table-cell>
          <table:table-cell table:style-name="ce60" table:formula="oooc:=COUNTIF([.C8:.K8];&quot;D&quot;) + COUNTIF([.C8:.K8];&quot;SD&quot;)" office:value-type="float" office:value="1">
            <text:p>1</text:p>
          </table:table-cell>
          <table:table-cell table:style-name="ce60" table:formula="oooc:=COUNTIF([.C8:.K8];&quot;11-19&quot;) + COUNTIF([.C8:.K8];&quot;2&quot;)" office:value-type="float" office:value="0">
            <text:p>0</text:p>
          </table:table-cell>
          <table:table-cell table:style-name="ce60" table:formula="oooc:=COUNTIF([.C8:.K8];&quot;J&quot;)" office:value-type="float" office:value="0">
            <text:p>0</text:p>
          </table:table-cell>
          <table:table-cell table:style-name="ce60" table:formula="oooc:=COUNTIF([.C8:.K8];&quot;X&quot;)" office:value-type="float" office:value="1">
            <text:p>1</text:p>
          </table:table-cell>
          <table:table-cell table:style-name="ce61" table:formula="oooc:=COUNTBLANK([.C8:.K8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7-02-08">
            <text:p>8. feb 07</text:p>
          </table:table-cell>
          <table:table-cell table:style-name="ce50" table:formula="oooc:=TEXT([.A9];&quot;Ddd&quot;)" office:value-type="string" office:string-value="čet">
            <text:p>čet</text:p>
          </table:table-cell>
          <table:table-cell table:style-name="ce15" office:value-type="string">
            <text:p>D</text:p>
          </table:table-cell>
          <table:table-cell table:style-name="ce21"/>
          <table:table-cell table:style-name="ce10"/>
          <table:table-cell table:style-name="ce57"/>
          <table:table-cell table:style-name="ce11"/>
          <table:table-cell table:style-name="ce15" office:value-type="string">
            <text:p>H</text:p>
          </table:table-cell>
          <table:table-cell table:style-name="ce59"/>
          <table:table-cell table:style-name="ce57" office:value-type="string">
            <text:p>D</text:p>
          </table:table-cell>
          <table:table-cell table:style-name="ce57"/>
          <table:table-cell table:style-name="ce37" office:value-type="string">
            <text:p>PIN</text:p>
          </table:table-cell>
          <table:table-cell table:style-name="ce60" table:formula="oooc:=COUNTIF([.C9:.K9];&quot;L&quot;) + COUNTIF([.C9:.K9];&quot;52L&quot;)+COUNTIF([.C9:.K9];&quot;51L&quot;)+COUNTIF([.C9:.K9];&quot;1L&quot;)+COUNTIF([.C9:.K9];&quot;KVITL&quot;)+COUNTIF([.C9:.K9];&quot;UL&quot;)" office:value-type="float" office:value="0">
            <text:p>0</text:p>
          </table:table-cell>
          <table:table-cell table:style-name="ce60" table:formula="oooc:=COUNTIF([.C9:.K9];&quot;h&quot;)" office:value-type="float" office:value="1">
            <text:p>1</text:p>
          </table:table-cell>
          <table:table-cell table:style-name="ce60" table:formula="oooc:=COUNTIF([.C9:.K9];&quot;D&quot;) + COUNTIF([.C9:.K9];&quot;SD&quot;)" office:value-type="float" office:value="2">
            <text:p>2</text:p>
          </table:table-cell>
          <table:table-cell table:style-name="ce60" table:formula="oooc:=COUNTIF([.C9:.K9];&quot;11-19&quot;) + COUNTIF([.C9:.K9];&quot;2&quot;)" office:value-type="float" office:value="0">
            <text:p>0</text:p>
          </table:table-cell>
          <table:table-cell table:style-name="ce60" table:formula="oooc:=COUNTIF([.C9:.K9];&quot;J&quot;)" office:value-type="float" office:value="0">
            <text:p>0</text:p>
          </table:table-cell>
          <table:table-cell table:style-name="ce60" table:formula="oooc:=COUNTIF([.C9:.K9];&quot;X&quot;)" office:value-type="float" office:value="0">
            <text:p>0</text:p>
          </table:table-cell>
          <table:table-cell table:style-name="ce61" table:formula="oooc:=COUNTBLANK([.C9:.K9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2-09">
            <text:p>9. feb 07</text:p>
          </table:table-cell>
          <table:table-cell table:style-name="ce49" table:formula="oooc:=TEXT([.A10];&quot;Ddd&quot;)" office:value-type="string" office:string-value="pet">
            <text:p>pet</text:p>
          </table:table-cell>
          <table:table-cell table:style-name="ce14" office:value-type="string">
            <text:p>D</text:p>
          </table:table-cell>
          <table:table-cell table:style-name="ce14"/>
          <table:table-cell table:style-name="ce13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9"/>
          <table:table-cell table:style-name="ce14" office:value-type="string">
            <text:p>D</text:p>
          </table:table-cell>
          <table:table-cell table:style-name="ce14"/>
          <table:table-cell table:style-name="ce37" office:value-type="string">
            <text:p>PIN</text:p>
          </table:table-cell>
          <table:table-cell table:style-name="ce60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0">
            <text:p>0</text:p>
          </table:table-cell>
          <table:table-cell table:style-name="ce60" table:formula="oooc:=COUNTIF([.C10:.K10];&quot;h&quot;)" office:value-type="float" office:value="0">
            <text:p>0</text:p>
          </table:table-cell>
          <table:table-cell table:style-name="ce60" table:formula="oooc:=COUNTIF([.C10:.K10];&quot;D&quot;) + COUNTIF([.C10:.K10];&quot;SD&quot;)" office:value-type="float" office:value="2">
            <text:p>2</text:p>
          </table:table-cell>
          <table:table-cell table:style-name="ce60" table:formula="oooc:=COUNTIF([.C10:.K10];&quot;11-19&quot;) + COUNTIF([.C10:.K10];&quot;2&quot;)" office:value-type="float" office:value="0">
            <text:p>0</text:p>
          </table:table-cell>
          <table:table-cell table:style-name="ce60" table:formula="oooc:=COUNTIF([.C10:.K10];&quot;J&quot;)" office:value-type="float" office:value="0">
            <text:p>0</text:p>
          </table:table-cell>
          <table:table-cell table:style-name="ce60" table:formula="oooc:=COUNTIF([.C10:.K10];&quot;X&quot;)" office:value-type="float" office:value="1">
            <text:p>1</text:p>
          </table:table-cell>
          <table:table-cell table:style-name="ce61" table:formula="oooc:=COUNTBLANK([.C10:.K10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7-02-10">
            <text:p>10. feb 07</text:p>
          </table:table-cell>
          <table:table-cell table:style-name="ce49" table:formula="oooc:=TEXT([.A11];&quot;Ddd&quot;)" office:value-type="string" office:string-value="sob">
            <text:p>sob</text:p>
          </table:table-cell>
          <table:table-cell table:style-name="ce15" office:value-type="string">
            <text:p>D</text:p>
          </table:table-cell>
          <table:table-cell table:style-name="ce15" table:number-columns-repeated="2"/>
          <table:table-cell table:style-name="ce57" office:value-type="string">
            <text:p>D</text:p>
          </table:table-cell>
          <table:table-cell table:style-name="ce10"/>
          <table:table-cell table:style-name="ce15"/>
          <table:table-cell table:style-name="ce21"/>
          <table:table-cell table:style-name="ce15" table:number-columns-repeated="2"/>
          <table:table-cell table:style-name="ce37" office:value-type="string">
            <text:p>DAN</text:p>
          </table:table-cell>
          <table:table-cell table:style-name="ce60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0">
            <text:p>0</text:p>
          </table:table-cell>
          <table:table-cell table:style-name="ce60" table:formula="oooc:=COUNTIF([.C11:.K11];&quot;h&quot;)" office:value-type="float" office:value="0">
            <text:p>0</text:p>
          </table:table-cell>
          <table:table-cell table:style-name="ce60" table:formula="oooc:=COUNTIF([.C11:.K11];&quot;D&quot;) + COUNTIF([.C11:.K11];&quot;SD&quot;)" office:value-type="float" office:value="2">
            <text:p>2</text:p>
          </table:table-cell>
          <table:table-cell table:style-name="ce60" table:formula="oooc:=COUNTIF([.C11:.K11];&quot;11-19&quot;) + COUNTIF([.C11:.K11];&quot;2&quot;)" office:value-type="float" office:value="0">
            <text:p>0</text:p>
          </table:table-cell>
          <table:table-cell table:style-name="ce60" table:formula="oooc:=COUNTIF([.C11:.K11];&quot;J&quot;)" office:value-type="float" office:value="0">
            <text:p>0</text:p>
          </table:table-cell>
          <table:table-cell table:style-name="ce60" table:formula="oooc:=COUNTIF([.C11:.K11];&quot;X&quot;)" office:value-type="float" office:value="0">
            <text:p>0</text:p>
          </table:table-cell>
          <table:table-cell table:style-name="ce61" table:formula="oooc:=COUNTBLANK([.C11:.K11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7-02-11">
            <text:p>11. feb 07</text:p>
          </table:table-cell>
          <table:table-cell table:style-name="ce49" table:formula="oooc:=TEXT([.A12];&quot;Ddd&quot;)" office:value-type="string" office:string-value="ned">
            <text:p>ned</text:p>
          </table:table-cell>
          <table:table-cell table:style-name="ce15" office:value-type="string">
            <text:p>D</text:p>
          </table:table-cell>
          <table:table-cell table:style-name="ce10"/>
          <table:table-cell table:style-name="ce15"/>
          <table:table-cell table:style-name="ce57" office:value-type="string">
            <text:p>D</text:p>
          </table:table-cell>
          <table:table-cell table:style-name="ce15"/>
          <table:table-cell table:style-name="ce21"/>
          <table:table-cell table:style-name="ce57"/>
          <table:table-cell table:style-name="ce23" table:number-columns-repeated="2"/>
          <table:table-cell table:style-name="ce37" office:value-type="string">
            <text:p>DAN</text:p>
          </table:table-cell>
          <table:table-cell table:style-name="ce60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0">
            <text:p>0</text:p>
          </table:table-cell>
          <table:table-cell table:style-name="ce60" table:formula="oooc:=COUNTIF([.C12:.K12];&quot;h&quot;)" office:value-type="float" office:value="0">
            <text:p>0</text:p>
          </table:table-cell>
          <table:table-cell table:style-name="ce60" table:formula="oooc:=COUNTIF([.C12:.K12];&quot;D&quot;) + COUNTIF([.C12:.K12];&quot;SD&quot;)" office:value-type="float" office:value="2">
            <text:p>2</text:p>
          </table:table-cell>
          <table:table-cell table:style-name="ce60" table:formula="oooc:=COUNTIF([.C12:.K12];&quot;11-19&quot;) + COUNTIF([.C12:.K12];&quot;2&quot;)" office:value-type="float" office:value="0">
            <text:p>0</text:p>
          </table:table-cell>
          <table:table-cell table:style-name="ce60" table:formula="oooc:=COUNTIF([.C12:.K12];&quot;J&quot;)" office:value-type="float" office:value="0">
            <text:p>0</text:p>
          </table:table-cell>
          <table:table-cell table:style-name="ce60" table:formula="oooc:=COUNTIF([.C12:.K12];&quot;X&quot;)" office:value-type="float" office:value="0">
            <text:p>0</text:p>
          </table:table-cell>
          <table:table-cell table:style-name="ce61" table:formula="oooc:=COUNTBLANK([.C12:.K12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2-12">
            <text:p>12. feb 07</text:p>
          </table:table-cell>
          <table:table-cell table:style-name="ce49" table:formula="oooc:=TEXT([.A13];&quot;Ddd&quot;)" office:value-type="string" office:string-value="pon">
            <text:p>pon</text:p>
          </table:table-cell>
          <table:table-cell table:style-name="ce14" office:value-type="string">
            <text:p>D</text:p>
          </table:table-cell>
          <table:table-cell table:style-name="ce54"/>
          <table:table-cell table:style-name="ce14" office:value-type="string">
            <text:p>X</text:p>
          </table:table-cell>
          <table:table-cell table:style-name="ce56" office:value-type="string">
            <text:p>D</text:p>
          </table:table-cell>
          <table:table-cell table:style-name="ce58"/>
          <table:table-cell table:style-name="ce13"/>
          <table:table-cell table:style-name="ce56"/>
          <table:table-cell table:style-name="ce55" table:number-columns-repeated="2"/>
          <table:table-cell table:style-name="ce37" office:value-type="string">
            <text:p>DAN</text:p>
          </table:table-cell>
          <table:table-cell table:style-name="ce60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0">
            <text:p>0</text:p>
          </table:table-cell>
          <table:table-cell table:style-name="ce60" table:formula="oooc:=COUNTIF([.C13:.K13];&quot;h&quot;)" office:value-type="float" office:value="0">
            <text:p>0</text:p>
          </table:table-cell>
          <table:table-cell table:style-name="ce60" table:formula="oooc:=COUNTIF([.C13:.K13];&quot;D&quot;) + COUNTIF([.C13:.K13];&quot;SD&quot;)" office:value-type="float" office:value="2">
            <text:p>2</text:p>
          </table:table-cell>
          <table:table-cell table:style-name="ce60" table:formula="oooc:=COUNTIF([.C13:.K13];&quot;11-19&quot;) + COUNTIF([.C13:.K13];&quot;2&quot;)" office:value-type="float" office:value="0">
            <text:p>0</text:p>
          </table:table-cell>
          <table:table-cell table:style-name="ce60" table:formula="oooc:=COUNTIF([.C13:.K13];&quot;J&quot;)" office:value-type="float" office:value="0">
            <text:p>0</text:p>
          </table:table-cell>
          <table:table-cell table:style-name="ce60" table:formula="oooc:=COUNTIF([.C13:.K13];&quot;X&quot;)" office:value-type="float" office:value="1">
            <text:p>1</text:p>
          </table:table-cell>
          <table:table-cell table:style-name="ce61" table:formula="oooc:=COUNTBLANK([.C13:.K13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2-13">
            <text:p>13. feb 07</text:p>
          </table:table-cell>
          <table:table-cell table:style-name="ce49" table:formula="oooc:=TEXT([.A14];&quot;Ddd&quot;)" office:value-type="string" office:string-value="tor">
            <text:p>tor</text:p>
          </table:table-cell>
          <table:table-cell table:style-name="ce12"/>
          <table:table-cell table:style-name="ce14" office:value-type="string">
            <text:p>X</text:p>
          </table:table-cell>
          <table:table-cell table:style-name="ce30"/>
          <table:table-cell table:style-name="ce56" office:value-type="string">
            <text:p>D</text:p>
          </table:table-cell>
          <table:table-cell table:style-name="ce14" office:value-type="string">
            <text:p>H</text:p>
          </table:table-cell>
          <table:table-cell table:style-name="ce14"/>
          <table:table-cell table:style-name="ce12"/>
          <table:table-cell table:style-name="ce14" table:number-columns-repeated="2"/>
          <table:table-cell table:style-name="ce37" office:value-type="string">
            <text:p>DAN</text:p>
          </table:table-cell>
          <table:table-cell table:style-name="ce60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0">
            <text:p>0</text:p>
          </table:table-cell>
          <table:table-cell table:style-name="ce60" table:formula="oooc:=COUNTIF([.C14:.K14];&quot;h&quot;)" office:value-type="float" office:value="1">
            <text:p>1</text:p>
          </table:table-cell>
          <table:table-cell table:style-name="ce60" table:formula="oooc:=COUNTIF([.C14:.K14];&quot;D&quot;) + COUNTIF([.C14:.K14];&quot;SD&quot;)" office:value-type="float" office:value="1">
            <text:p>1</text:p>
          </table:table-cell>
          <table:table-cell table:style-name="ce60" table:formula="oooc:=COUNTIF([.C14:.K14];&quot;11-19&quot;) + COUNTIF([.C14:.K14];&quot;2&quot;)" office:value-type="float" office:value="0">
            <text:p>0</text:p>
          </table:table-cell>
          <table:table-cell table:style-name="ce60" table:formula="oooc:=COUNTIF([.C14:.K14];&quot;J&quot;)" office:value-type="float" office:value="0">
            <text:p>0</text:p>
          </table:table-cell>
          <table:table-cell table:style-name="ce60" table:formula="oooc:=COUNTIF([.C14:.K14];&quot;X&quot;)" office:value-type="float" office:value="1">
            <text:p>1</text:p>
          </table:table-cell>
          <table:table-cell table:style-name="ce61" table:formula="oooc:=COUNTBLANK([.C14:.K14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2-14">
            <text:p>14. feb 07</text:p>
          </table:table-cell>
          <table:table-cell table:style-name="ce49" table:formula="oooc:=TEXT([.A15];&quot;Ddd&quot;)" office:value-type="string" office:string-value="sre">
            <text:p>sre</text:p>
          </table:table-cell>
          <table:table-cell table:style-name="ce14" office:value-type="string">
            <text:p>X</text:p>
          </table:table-cell>
          <table:table-cell table:style-name="ce12"/>
          <table:table-cell table:style-name="ce14"/>
          <table:table-cell table:style-name="ce56" office:value-type="string">
            <text:p>D</text:p>
          </table:table-cell>
          <table:table-cell table:style-name="ce12"/>
          <table:table-cell table:style-name="ce14"/>
          <table:table-cell table:style-name="ce12"/>
          <table:table-cell table:style-name="ce14" table:number-columns-repeated="2"/>
          <table:table-cell table:style-name="ce37" office:value-type="string">
            <text:p>DAN</text:p>
          </table:table-cell>
          <table:table-cell table:style-name="ce60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0">
            <text:p>0</text:p>
          </table:table-cell>
          <table:table-cell table:style-name="ce60" table:formula="oooc:=COUNTIF([.C15:.K15];&quot;h&quot;)" office:value-type="float" office:value="0">
            <text:p>0</text:p>
          </table:table-cell>
          <table:table-cell table:style-name="ce60" table:formula="oooc:=COUNTIF([.C15:.K15];&quot;D&quot;) + COUNTIF([.C15:.K15];&quot;SD&quot;)" office:value-type="float" office:value="1">
            <text:p>1</text:p>
          </table:table-cell>
          <table:table-cell table:style-name="ce60" table:formula="oooc:=COUNTIF([.C15:.K15];&quot;11-19&quot;) + COUNTIF([.C15:.K15];&quot;2&quot;)" office:value-type="float" office:value="0">
            <text:p>0</text:p>
          </table:table-cell>
          <table:table-cell table:style-name="ce60" table:formula="oooc:=COUNTIF([.C15:.K15];&quot;J&quot;)" office:value-type="float" office:value="0">
            <text:p>0</text:p>
          </table:table-cell>
          <table:table-cell table:style-name="ce60" table:formula="oooc:=COUNTIF([.C15:.K15];&quot;X&quot;)" office:value-type="float" office:value="1">
            <text:p>1</text:p>
          </table:table-cell>
          <table:table-cell table:style-name="ce61" table:formula="oooc:=COUNTBLANK([.C15:.K15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2-15">
            <text:p>15. feb 07</text:p>
          </table:table-cell>
          <table:table-cell table:style-name="ce49" table:formula="oooc:=TEXT([.A16];&quot;Ddd&quot;)" office:value-type="string" office:string-value="čet">
            <text:p>čet</text:p>
          </table:table-cell>
          <table:table-cell table:style-name="ce14"/>
          <table:table-cell table:style-name="ce12" table:number-columns-repeated="2"/>
          <table:table-cell table:style-name="ce56" office:value-type="string">
            <text:p>D</text:p>
          </table:table-cell>
          <table:table-cell table:style-name="ce14" office:value-type="string">
            <text:p>H</text:p>
          </table:table-cell>
          <table:table-cell table:style-name="ce14" office:value-type="string">
            <text:p>X</text:p>
          </table:table-cell>
          <table:table-cell table:style-name="ce12"/>
          <table:table-cell table:style-name="ce30"/>
          <table:table-cell table:style-name="ce12"/>
          <table:table-cell table:style-name="ce37" office:value-type="string">
            <text:p>DAN</text:p>
          </table:table-cell>
          <table:table-cell table:style-name="ce60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0">
            <text:p>0</text:p>
          </table:table-cell>
          <table:table-cell table:style-name="ce60" table:formula="oooc:=COUNTIF([.C16:.K16];&quot;h&quot;)" office:value-type="float" office:value="1">
            <text:p>1</text:p>
          </table:table-cell>
          <table:table-cell table:style-name="ce60" table:formula="oooc:=COUNTIF([.C16:.K16];&quot;D&quot;) + COUNTIF([.C16:.K16];&quot;SD&quot;)" office:value-type="float" office:value="1">
            <text:p>1</text:p>
          </table:table-cell>
          <table:table-cell table:style-name="ce60" table:formula="oooc:=COUNTIF([.C16:.K16];&quot;11-19&quot;) + COUNTIF([.C16:.K16];&quot;2&quot;)" office:value-type="float" office:value="0">
            <text:p>0</text:p>
          </table:table-cell>
          <table:table-cell table:style-name="ce60" table:formula="oooc:=COUNTIF([.C16:.K16];&quot;J&quot;)" office:value-type="float" office:value="0">
            <text:p>0</text:p>
          </table:table-cell>
          <table:table-cell table:style-name="ce60" table:formula="oooc:=COUNTIF([.C16:.K16];&quot;X&quot;)" office:value-type="float" office:value="1">
            <text:p>1</text:p>
          </table:table-cell>
          <table:table-cell table:style-name="ce61" table:formula="oooc:=COUNTBLANK([.C16:.K16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2-16">
            <text:p>16. feb 07</text:p>
          </table:table-cell>
          <table:table-cell table:style-name="ce49" table:formula="oooc:=TEXT([.A17];&quot;Ddd&quot;)" office:value-type="string" office:string-value="pet">
            <text:p>pet</text:p>
          </table:table-cell>
          <table:table-cell table:style-name="ce12" table:number-columns-repeated="2"/>
          <table:table-cell table:style-name="ce14" office:value-type="string">
            <text:p>X</text:p>
          </table:table-cell>
          <table:table-cell table:style-name="ce56" office:value-type="string">
            <text:p>D</text:p>
          </table:table-cell>
          <table:table-cell table:style-name="ce30"/>
          <table:table-cell table:style-name="ce14" office:value-type="string">
            <text:p>H</text:p>
          </table:table-cell>
          <table:table-cell table:style-name="ce12"/>
          <table:table-cell table:style-name="ce14" table:number-columns-repeated="2"/>
          <table:table-cell table:style-name="ce37" office:value-type="string">
            <text:p>DAN</text:p>
          </table:table-cell>
          <table:table-cell table:style-name="ce60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0">
            <text:p>0</text:p>
          </table:table-cell>
          <table:table-cell table:style-name="ce60" table:formula="oooc:=COUNTIF([.C17:.K17];&quot;h&quot;)" office:value-type="float" office:value="1">
            <text:p>1</text:p>
          </table:table-cell>
          <table:table-cell table:style-name="ce60" table:formula="oooc:=COUNTIF([.C17:.K17];&quot;D&quot;) + COUNTIF([.C17:.K17];&quot;SD&quot;)" office:value-type="float" office:value="1">
            <text:p>1</text:p>
          </table:table-cell>
          <table:table-cell table:style-name="ce60" table:formula="oooc:=COUNTIF([.C17:.K17];&quot;11-19&quot;) + COUNTIF([.C17:.K17];&quot;2&quot;)" office:value-type="float" office:value="0">
            <text:p>0</text:p>
          </table:table-cell>
          <table:table-cell table:style-name="ce60" table:formula="oooc:=COUNTIF([.C17:.K17];&quot;J&quot;)" office:value-type="float" office:value="0">
            <text:p>0</text:p>
          </table:table-cell>
          <table:table-cell table:style-name="ce60" table:formula="oooc:=COUNTIF([.C17:.K17];&quot;X&quot;)" office:value-type="float" office:value="1">
            <text:p>1</text:p>
          </table:table-cell>
          <table:table-cell table:style-name="ce61" table:formula="oooc:=COUNTBLANK([.C17:.K17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7-02-17">
            <text:p>17. feb 07</text:p>
          </table:table-cell>
          <table:table-cell table:style-name="ce49" table:formula="oooc:=TEXT([.A18];&quot;Ddd&quot;)" office:value-type="string" office:string-value="sob">
            <text:p>sob</text:p>
          </table:table-cell>
          <table:table-cell table:style-name="ce23"/>
          <table:table-cell table:style-name="ce10" table:number-columns-repeated="2"/>
          <table:table-cell table:style-name="ce57" office:value-type="string">
            <text:p>D</text:p>
          </table:table-cell>
          <table:table-cell table:style-name="ce15"/>
          <table:table-cell table:style-name="ce15" office:value-type="string">
            <text:p>D</text:p>
          </table:table-cell>
          <table:table-cell table:style-name="ce10"/>
          <table:table-cell table:style-name="ce15"/>
          <table:table-cell table:style-name="ce10"/>
          <table:table-cell table:style-name="ce37" office:value-type="string">
            <text:p>KOS</text:p>
          </table:table-cell>
          <table:table-cell table:style-name="ce60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0">
            <text:p>0</text:p>
          </table:table-cell>
          <table:table-cell table:style-name="ce60" table:formula="oooc:=COUNTIF([.C18:.K18];&quot;h&quot;)" office:value-type="float" office:value="0">
            <text:p>0</text:p>
          </table:table-cell>
          <table:table-cell table:style-name="ce60" table:formula="oooc:=COUNTIF([.C18:.K18];&quot;D&quot;) + COUNTIF([.C18:.K18];&quot;SD&quot;)" office:value-type="float" office:value="2">
            <text:p>2</text:p>
          </table:table-cell>
          <table:table-cell table:style-name="ce60" table:formula="oooc:=COUNTIF([.C18:.K18];&quot;11-19&quot;) + COUNTIF([.C18:.K18];&quot;2&quot;)" office:value-type="float" office:value="0">
            <text:p>0</text:p>
          </table:table-cell>
          <table:table-cell table:style-name="ce60" table:formula="oooc:=COUNTIF([.C18:.K18];&quot;J&quot;)" office:value-type="float" office:value="0">
            <text:p>0</text:p>
          </table:table-cell>
          <table:table-cell table:style-name="ce60" table:formula="oooc:=COUNTIF([.C18:.K18];&quot;X&quot;)" office:value-type="float" office:value="0">
            <text:p>0</text:p>
          </table:table-cell>
          <table:table-cell table:style-name="ce61" table:formula="oooc:=COUNTBLANK([.C18:.K18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7-02-18">
            <text:p>18. feb 07</text:p>
          </table:table-cell>
          <table:table-cell table:style-name="ce49" table:formula="oooc:=TEXT([.A19];&quot;Ddd&quot;)" office:value-type="string" office:string-value="ned">
            <text:p>ned</text:p>
          </table:table-cell>
          <table:table-cell table:style-name="ce15"/>
          <table:table-cell table:style-name="ce10"/>
          <table:table-cell table:style-name="ce15"/>
          <table:table-cell table:style-name="ce57" office:value-type="string">
            <text:p>D</text:p>
          </table:table-cell>
          <table:table-cell table:style-name="ce15"/>
          <table:table-cell table:style-name="ce57" office:value-type="string">
            <text:p>D</text:p>
          </table:table-cell>
          <table:table-cell table:style-name="ce57"/>
          <table:table-cell table:style-name="ce15"/>
          <table:table-cell table:style-name="ce21"/>
          <table:table-cell table:style-name="ce37" office:value-type="string">
            <text:p>KOS</text:p>
          </table:table-cell>
          <table:table-cell table:style-name="ce60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0">
            <text:p>0</text:p>
          </table:table-cell>
          <table:table-cell table:style-name="ce60" table:formula="oooc:=COUNTIF([.C19:.K19];&quot;h&quot;)" office:value-type="float" office:value="0">
            <text:p>0</text:p>
          </table:table-cell>
          <table:table-cell table:style-name="ce60" table:formula="oooc:=COUNTIF([.C19:.K19];&quot;D&quot;) + COUNTIF([.C19:.K19];&quot;SD&quot;)" office:value-type="float" office:value="2">
            <text:p>2</text:p>
          </table:table-cell>
          <table:table-cell table:style-name="ce60" table:formula="oooc:=COUNTIF([.C19:.K19];&quot;11-19&quot;) + COUNTIF([.C19:.K19];&quot;2&quot;)" office:value-type="float" office:value="0">
            <text:p>0</text:p>
          </table:table-cell>
          <table:table-cell table:style-name="ce60" table:formula="oooc:=COUNTIF([.C19:.K19];&quot;J&quot;)" office:value-type="float" office:value="0">
            <text:p>0</text:p>
          </table:table-cell>
          <table:table-cell table:style-name="ce60" table:formula="oooc:=COUNTIF([.C19:.K19];&quot;X&quot;)" office:value-type="float" office:value="0">
            <text:p>0</text:p>
          </table:table-cell>
          <table:table-cell table:style-name="ce61" table:formula="oooc:=COUNTBLANK([.C19:.K19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2-19">
            <text:p>19. feb 07</text:p>
          </table:table-cell>
          <table:table-cell table:style-name="ce49" table:formula="oooc:=TEXT([.A20];&quot;Ddd&quot;)" office:value-type="string" office:string-value="pon">
            <text:p>pon</text:p>
          </table:table-cell>
          <table:table-cell table:style-name="ce54" table:number-columns-repeated="2"/>
          <table:table-cell table:style-name="ce55"/>
          <table:table-cell table:style-name="ce56"/>
          <table:table-cell table:style-name="ce14" office:value-type="string">
            <text:p>SD</text:p>
          </table:table-cell>
          <table:table-cell table:style-name="ce56" office:value-type="string">
            <text:p>D</text:p>
          </table:table-cell>
          <table:table-cell table:style-name="ce56"/>
          <table:table-cell table:style-name="ce14" office:value-type="string">
            <text:p>X</text:p>
          </table:table-cell>
          <table:table-cell table:style-name="ce13"/>
          <table:table-cell table:style-name="ce37" office:value-type="string">
            <text:p>KOS</text:p>
          </table:table-cell>
          <table:table-cell table:style-name="ce60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0">
            <text:p>0</text:p>
          </table:table-cell>
          <table:table-cell table:style-name="ce60" table:formula="oooc:=COUNTIF([.C20:.K20];&quot;h&quot;)" office:value-type="float" office:value="0">
            <text:p>0</text:p>
          </table:table-cell>
          <table:table-cell table:style-name="ce60" table:formula="oooc:=COUNTIF([.C20:.K20];&quot;D&quot;) + COUNTIF([.C20:.K20];&quot;SD&quot;)" office:value-type="float" office:value="2">
            <text:p>2</text:p>
          </table:table-cell>
          <table:table-cell table:style-name="ce60" table:formula="oooc:=COUNTIF([.C20:.K20];&quot;11-19&quot;) + COUNTIF([.C20:.K20];&quot;2&quot;)" office:value-type="float" office:value="0">
            <text:p>0</text:p>
          </table:table-cell>
          <table:table-cell table:style-name="ce60" table:formula="oooc:=COUNTIF([.C20:.K20];&quot;J&quot;)" office:value-type="float" office:value="0">
            <text:p>0</text:p>
          </table:table-cell>
          <table:table-cell table:style-name="ce60" table:formula="oooc:=COUNTIF([.C20:.K20];&quot;X&quot;)" office:value-type="float" office:value="1">
            <text:p>1</text:p>
          </table:table-cell>
          <table:table-cell table:style-name="ce61" table:formula="oooc:=COUNTBLANK([.C20:.K20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2-20">
            <text:p>20. feb 07</text:p>
          </table:table-cell>
          <table:table-cell table:style-name="ce49" table:formula="oooc:=TEXT([.A21];&quot;Ddd&quot;)" office:value-type="string" office:string-value="tor">
            <text:p>tor</text:p>
          </table:table-cell>
          <table:table-cell table:style-name="ce12" table:number-columns-repeated="2"/>
          <table:table-cell table:style-name="ce14"/>
          <table:table-cell table:style-name="ce56"/>
          <table:table-cell table:style-name="ce14" office:value-type="string">
            <text:p>SD</text:p>
          </table:table-cell>
          <table:table-cell table:style-name="ce14" office:value-type="string">
            <text:p>D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37" office:value-type="string">
            <text:p>KOS</text:p>
          </table:table-cell>
          <table:table-cell table:style-name="ce60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0">
            <text:p>0</text:p>
          </table:table-cell>
          <table:table-cell table:style-name="ce60" table:formula="oooc:=COUNTIF([.C21:.K21];&quot;h&quot;)" office:value-type="float" office:value="0">
            <text:p>0</text:p>
          </table:table-cell>
          <table:table-cell table:style-name="ce60" table:formula="oooc:=COUNTIF([.C21:.K21];&quot;D&quot;) + COUNTIF([.C21:.K21];&quot;SD&quot;)" office:value-type="float" office:value="2">
            <text:p>2</text:p>
          </table:table-cell>
          <table:table-cell table:style-name="ce60" table:formula="oooc:=COUNTIF([.C21:.K21];&quot;11-19&quot;) + COUNTIF([.C21:.K21];&quot;2&quot;)" office:value-type="float" office:value="0">
            <text:p>0</text:p>
          </table:table-cell>
          <table:table-cell table:style-name="ce60" table:formula="oooc:=COUNTIF([.C21:.K21];&quot;J&quot;)" office:value-type="float" office:value="0">
            <text:p>0</text:p>
          </table:table-cell>
          <table:table-cell table:style-name="ce60" table:formula="oooc:=COUNTIF([.C21:.K21];&quot;X&quot;)" office:value-type="float" office:value="1">
            <text:p>1</text:p>
          </table:table-cell>
          <table:table-cell table:style-name="ce61" table:formula="oooc:=COUNTBLANK([.C21:.K21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2-21">
            <text:p>21. feb 07</text:p>
          </table:table-cell>
          <table:table-cell table:style-name="ce49" table:formula="oooc:=TEXT([.A22];&quot;Ddd&quot;)" office:value-type="string" office:string-value="sre">
            <text:p>sre</text:p>
          </table:table-cell>
          <table:table-cell table:style-name="ce30"/>
          <table:table-cell table:style-name="ce12" table:number-columns-repeated="2"/>
          <table:table-cell table:style-name="ce14" office:value-type="string">
            <text:p>X</text:p>
          </table:table-cell>
          <table:table-cell table:style-name="ce14" office:value-type="string">
            <text:p>SD</text:p>
          </table:table-cell>
          <table:table-cell table:style-name="ce14" office:value-type="string">
            <text:p>D</text:p>
          </table:table-cell>
          <table:table-cell table:style-name="ce14" table:number-columns-repeated="3"/>
          <table:table-cell table:style-name="ce37" office:value-type="string">
            <text:p>KOS</text:p>
          </table:table-cell>
          <table:table-cell table:style-name="ce60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0">
            <text:p>0</text:p>
          </table:table-cell>
          <table:table-cell table:style-name="ce60" table:formula="oooc:=COUNTIF([.C22:.K22];&quot;h&quot;)" office:value-type="float" office:value="0">
            <text:p>0</text:p>
          </table:table-cell>
          <table:table-cell table:style-name="ce60" table:formula="oooc:=COUNTIF([.C22:.K22];&quot;D&quot;) + COUNTIF([.C22:.K22];&quot;SD&quot;)" office:value-type="float" office:value="2">
            <text:p>2</text:p>
          </table:table-cell>
          <table:table-cell table:style-name="ce60" table:formula="oooc:=COUNTIF([.C22:.K22];&quot;11-19&quot;) + COUNTIF([.C22:.K22];&quot;2&quot;)" office:value-type="float" office:value="0">
            <text:p>0</text:p>
          </table:table-cell>
          <table:table-cell table:style-name="ce60" table:formula="oooc:=COUNTIF([.C22:.K22];&quot;J&quot;)" office:value-type="float" office:value="0">
            <text:p>0</text:p>
          </table:table-cell>
          <table:table-cell table:style-name="ce60" table:formula="oooc:=COUNTIF([.C22:.K22];&quot;X&quot;)" office:value-type="float" office:value="1">
            <text:p>1</text:p>
          </table:table-cell>
          <table:table-cell table:style-name="ce61" table:formula="oooc:=COUNTBLANK([.C22:.K22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2-22">
            <text:p>22. feb 07</text:p>
          </table:table-cell>
          <table:table-cell table:style-name="ce49" table:formula="oooc:=TEXT([.A23];&quot;Ddd&quot;)" office:value-type="string" office:string-value="čet">
            <text:p>čet</text:p>
          </table:table-cell>
          <table:table-cell table:style-name="ce14"/>
          <table:table-cell table:style-name="ce12"/>
          <table:table-cell table:style-name="ce30"/>
          <table:table-cell table:style-name="ce56"/>
          <table:table-cell table:style-name="ce14" office:value-type="string">
            <text:p>SD</text:p>
          </table:table-cell>
          <table:table-cell table:style-name="ce12" office:value-type="string">
            <text:p>D</text:p>
          </table:table-cell>
          <table:table-cell table:style-name="ce14"/>
          <table:table-cell table:style-name="ce14" office:value-type="string">
            <text:p>X</text:p>
          </table:table-cell>
          <table:table-cell table:style-name="ce14"/>
          <table:table-cell table:style-name="ce37" office:value-type="string">
            <text:p>KOS</text:p>
          </table:table-cell>
          <table:table-cell table:style-name="ce60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0">
            <text:p>0</text:p>
          </table:table-cell>
          <table:table-cell table:style-name="ce60" table:formula="oooc:=COUNTIF([.C23:.K23];&quot;h&quot;)" office:value-type="float" office:value="0">
            <text:p>0</text:p>
          </table:table-cell>
          <table:table-cell table:style-name="ce60" table:formula="oooc:=COUNTIF([.C23:.K23];&quot;D&quot;) + COUNTIF([.C23:.K23];&quot;SD&quot;)" office:value-type="float" office:value="2">
            <text:p>2</text:p>
          </table:table-cell>
          <table:table-cell table:style-name="ce60" table:formula="oooc:=COUNTIF([.C23:.K23];&quot;11-19&quot;) + COUNTIF([.C23:.K23];&quot;2&quot;)" office:value-type="float" office:value="0">
            <text:p>0</text:p>
          </table:table-cell>
          <table:table-cell table:style-name="ce60" table:formula="oooc:=COUNTIF([.C23:.K23];&quot;J&quot;)" office:value-type="float" office:value="0">
            <text:p>0</text:p>
          </table:table-cell>
          <table:table-cell table:style-name="ce60" table:formula="oooc:=COUNTIF([.C23:.K23];&quot;X&quot;)" office:value-type="float" office:value="1">
            <text:p>1</text:p>
          </table:table-cell>
          <table:table-cell table:style-name="ce61" table:formula="oooc:=COUNTBLANK([.C23:.K23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2-23">
            <text:p>23. feb 07</text:p>
          </table:table-cell>
          <table:table-cell table:style-name="ce49" table:formula="oooc:=TEXT([.A24];&quot;Ddd&quot;)" office:value-type="string" office:string-value="pet">
            <text:p>pet</text:p>
          </table:table-cell>
          <table:table-cell table:style-name="ce12"/>
          <table:table-cell table:style-name="ce14" office:value-type="string">
            <text:p>X</text:p>
          </table:table-cell>
          <table:table-cell table:style-name="ce14"/>
          <table:table-cell table:style-name="ce56"/>
          <table:table-cell table:style-name="ce14" office:value-type="string">
            <text:p>SD</text:p>
          </table:table-cell>
          <table:table-cell table:style-name="ce14" office:value-type="string">
            <text:p>D</text:p>
          </table:table-cell>
          <table:table-cell table:style-name="ce14" table:number-columns-repeated="3"/>
          <table:table-cell table:style-name="ce37" office:value-type="string">
            <text:p>KOS</text:p>
          </table:table-cell>
          <table:table-cell table:style-name="ce60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0">
            <text:p>0</text:p>
          </table:table-cell>
          <table:table-cell table:style-name="ce60" table:formula="oooc:=COUNTIF([.C24:.K24];&quot;h&quot;)" office:value-type="float" office:value="0">
            <text:p>0</text:p>
          </table:table-cell>
          <table:table-cell table:style-name="ce60" table:formula="oooc:=COUNTIF([.C24:.K24];&quot;D&quot;) + COUNTIF([.C24:.K24];&quot;SD&quot;)" office:value-type="float" office:value="2">
            <text:p>2</text:p>
          </table:table-cell>
          <table:table-cell table:style-name="ce60" table:formula="oooc:=COUNTIF([.C24:.K24];&quot;11-19&quot;) + COUNTIF([.C24:.K24];&quot;2&quot;)" office:value-type="float" office:value="0">
            <text:p>0</text:p>
          </table:table-cell>
          <table:table-cell table:style-name="ce60" table:formula="oooc:=COUNTIF([.C24:.K24];&quot;J&quot;)" office:value-type="float" office:value="0">
            <text:p>0</text:p>
          </table:table-cell>
          <table:table-cell table:style-name="ce60" table:formula="oooc:=COUNTIF([.C24:.K24];&quot;X&quot;)" office:value-type="float" office:value="1">
            <text:p>1</text:p>
          </table:table-cell>
          <table:table-cell table:style-name="ce61" table:formula="oooc:=COUNTBLANK([.C24:.K24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7-02-24">
            <text:p>24. feb 07</text:p>
          </table:table-cell>
          <table:table-cell table:style-name="ce49" table:formula="oooc:=TEXT([.A25];&quot;Ddd&quot;)" office:value-type="string" office:string-value="sob">
            <text:p>sob</text:p>
          </table:table-cell>
          <table:table-cell table:style-name="ce23"/>
          <table:table-cell table:style-name="ce10" table:number-columns-repeated="2"/>
          <table:table-cell table:style-name="ce57"/>
          <table:table-cell table:number-columns-repeated="2" table:style-name="ce15" office:value-type="string">
            <text:p>D</text:p>
          </table:table-cell>
          <table:table-cell table:style-name="ce15"/>
          <table:table-cell table:style-name="ce15" office:value-type="string">
            <text:p>D</text:p>
          </table:table-cell>
          <table:table-cell table:style-name="ce10"/>
          <table:table-cell table:style-name="ce37" office:value-type="string">
            <text:p>KON</text:p>
          </table:table-cell>
          <table:table-cell table:style-name="ce60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0">
            <text:p>0</text:p>
          </table:table-cell>
          <table:table-cell table:style-name="ce60" table:formula="oooc:=COUNTIF([.C25:.K25];&quot;h&quot;)" office:value-type="float" office:value="0">
            <text:p>0</text:p>
          </table:table-cell>
          <table:table-cell table:style-name="ce60" table:formula="oooc:=COUNTIF([.C25:.K25];&quot;D&quot;) + COUNTIF([.C25:.K25];&quot;SD&quot;)" office:value-type="float" office:value="3">
            <text:p>3</text:p>
          </table:table-cell>
          <table:table-cell table:style-name="ce60" table:formula="oooc:=COUNTIF([.C25:.K25];&quot;11-19&quot;) + COUNTIF([.C25:.K25];&quot;2&quot;)" office:value-type="float" office:value="0">
            <text:p>0</text:p>
          </table:table-cell>
          <table:table-cell table:style-name="ce60" table:formula="oooc:=COUNTIF([.C25:.K25];&quot;J&quot;)" office:value-type="float" office:value="0">
            <text:p>0</text:p>
          </table:table-cell>
          <table:table-cell table:style-name="ce60" table:formula="oooc:=COUNTIF([.C25:.K25];&quot;X&quot;)" office:value-type="float" office:value="0">
            <text:p>0</text:p>
          </table:table-cell>
          <table:table-cell table:style-name="ce61" table:formula="oooc:=COUNTBLANK([.C25:.K25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7-02-25">
            <text:p>25. feb 07</text:p>
          </table:table-cell>
          <table:table-cell table:style-name="ce49" table:formula="oooc:=TEXT([.A26];&quot;Ddd&quot;)" office:value-type="string" office:string-value="ned">
            <text:p>ned</text:p>
          </table:table-cell>
          <table:table-cell table:style-name="ce15" table:number-columns-repeated="3"/>
          <table:table-cell table:style-name="ce57"/>
          <table:table-cell table:number-columns-repeated="2" table:style-name="ce15" office:value-type="string">
            <text:p>D</text:p>
          </table:table-cell>
          <table:table-cell table:style-name="ce21"/>
          <table:table-cell table:style-name="ce15" office:value-type="string">
            <text:p>D</text:p>
          </table:table-cell>
          <table:table-cell table:style-name="ce15"/>
          <table:table-cell table:style-name="ce37" office:value-type="string">
            <text:p>KON</text:p>
          </table:table-cell>
          <table:table-cell table:style-name="ce60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0">
            <text:p>0</text:p>
          </table:table-cell>
          <table:table-cell table:style-name="ce60" table:formula="oooc:=COUNTIF([.C26:.K26];&quot;h&quot;)" office:value-type="float" office:value="0">
            <text:p>0</text:p>
          </table:table-cell>
          <table:table-cell table:style-name="ce60" table:formula="oooc:=COUNTIF([.C26:.K26];&quot;D&quot;) + COUNTIF([.C26:.K26];&quot;SD&quot;)" office:value-type="float" office:value="3">
            <text:p>3</text:p>
          </table:table-cell>
          <table:table-cell table:style-name="ce60" table:formula="oooc:=COUNTIF([.C26:.K26];&quot;11-19&quot;) + COUNTIF([.C26:.K26];&quot;2&quot;)" office:value-type="float" office:value="0">
            <text:p>0</text:p>
          </table:table-cell>
          <table:table-cell table:style-name="ce60" table:formula="oooc:=COUNTIF([.C26:.K26];&quot;J&quot;)" office:value-type="float" office:value="0">
            <text:p>0</text:p>
          </table:table-cell>
          <table:table-cell table:style-name="ce60" table:formula="oooc:=COUNTIF([.C26:.K26];&quot;X&quot;)" office:value-type="float" office:value="0">
            <text:p>0</text:p>
          </table:table-cell>
          <table:table-cell table:style-name="ce61" table:formula="oooc:=COUNTBLANK([.C26:.K26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2-26">
            <text:p>26. feb 07</text:p>
          </table:table-cell>
          <table:table-cell table:style-name="ce49" table:formula="oooc:=TEXT([.A27];&quot;Ddd&quot;)" office:value-type="string" office:string-value="pon">
            <text:p>pon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55"/>
          <table:table-cell table:style-name="ce56"/>
          <table:table-cell table:style-name="ce14" office:value-type="string">
            <text:p>D</text:p>
          </table:table-cell>
          <table:table-cell table:style-name="ce14"/>
          <table:table-cell table:style-name="ce13"/>
          <table:table-cell table:style-name="ce14" office:value-type="string">
            <text:p>D</text:p>
          </table:table-cell>
          <table:table-cell table:style-name="ce14"/>
          <table:table-cell table:style-name="ce37" office:value-type="string">
            <text:p>KON</text:p>
          </table:table-cell>
          <table:table-cell table:style-name="ce60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0">
            <text:p>0</text:p>
          </table:table-cell>
          <table:table-cell table:style-name="ce60" table:formula="oooc:=COUNTIF([.C27:.K27];&quot;h&quot;)" office:value-type="float" office:value="0">
            <text:p>0</text:p>
          </table:table-cell>
          <table:table-cell table:style-name="ce60" table:formula="oooc:=COUNTIF([.C27:.K27];&quot;D&quot;) + COUNTIF([.C27:.K27];&quot;SD&quot;)" office:value-type="float" office:value="2">
            <text:p>2</text:p>
          </table:table-cell>
          <table:table-cell table:style-name="ce60" table:formula="oooc:=COUNTIF([.C27:.K27];&quot;11-19&quot;) + COUNTIF([.C27:.K27];&quot;2&quot;)" office:value-type="float" office:value="0">
            <text:p>0</text:p>
          </table:table-cell>
          <table:table-cell table:style-name="ce60" table:formula="oooc:=COUNTIF([.C27:.K27];&quot;J&quot;)" office:value-type="float" office:value="0">
            <text:p>0</text:p>
          </table:table-cell>
          <table:table-cell table:style-name="ce60" table:formula="oooc:=COUNTIF([.C27:.K27];&quot;X&quot;)" office:value-type="float" office:value="1">
            <text:p>1</text:p>
          </table:table-cell>
          <table:table-cell table:style-name="ce61" table:formula="oooc:=COUNTBLANK([.C27:.K27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2-27">
            <text:p>27. feb 07</text:p>
          </table:table-cell>
          <table:table-cell table:style-name="ce49" table:formula="oooc:=TEXT([.A28];&quot;Ddd&quot;)" office:value-type="string" office:string-value="tor">
            <text:p>tor</text:p>
          </table:table-cell>
          <table:table-cell table:style-name="ce14" table:number-columns-repeated="3"/>
          <table:table-cell table:style-name="ce56"/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D</text:p>
          </table:table-cell>
          <table:table-cell table:style-name="ce14"/>
          <table:table-cell table:style-name="ce37" office:value-type="string">
            <text:p>KON</text:p>
          </table:table-cell>
          <table:table-cell table:style-name="ce60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0">
            <text:p>0</text:p>
          </table:table-cell>
          <table:table-cell table:style-name="ce60" table:formula="oooc:=COUNTIF([.C28:.K28];&quot;h&quot;)" office:value-type="float" office:value="0">
            <text:p>0</text:p>
          </table:table-cell>
          <table:table-cell table:style-name="ce60" table:formula="oooc:=COUNTIF([.C28:.K28];&quot;D&quot;) + COUNTIF([.C28:.K28];&quot;SD&quot;)" office:value-type="float" office:value="2">
            <text:p>2</text:p>
          </table:table-cell>
          <table:table-cell table:style-name="ce60" table:formula="oooc:=COUNTIF([.C28:.K28];&quot;11-19&quot;) + COUNTIF([.C28:.K28];&quot;2&quot;)" office:value-type="float" office:value="0">
            <text:p>0</text:p>
          </table:table-cell>
          <table:table-cell table:style-name="ce60" table:formula="oooc:=COUNTIF([.C28:.K28];&quot;J&quot;)" office:value-type="float" office:value="0">
            <text:p>0</text:p>
          </table:table-cell>
          <table:table-cell table:style-name="ce60" table:formula="oooc:=COUNTIF([.C28:.K28];&quot;X&quot;)" office:value-type="float" office:value="1">
            <text:p>1</text:p>
          </table:table-cell>
          <table:table-cell table:style-name="ce61" table:formula="oooc:=COUNTBLANK([.C28:.K28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7-02-28">
            <text:p>28. feb 07</text:p>
          </table:table-cell>
          <table:table-cell table:style-name="ce49" table:formula="oooc:=TEXT([.A29];&quot;Ddd&quot;)" office:value-type="string" office:string-value="sre">
            <text:p>sre</text:p>
          </table:table-cell>
          <table:table-cell table:style-name="ce14" office:value-type="string">
            <text:p>X</text:p>
          </table:table-cell>
          <table:table-cell table:style-name="ce14" table:number-columns-repeated="2"/>
          <table:table-cell table:style-name="ce56"/>
          <table:table-cell table:style-name="ce14" office:value-type="string">
            <text:p>D</text:p>
          </table:table-cell>
          <table:table-cell table:style-name="ce14" table:number-columns-repeated="2"/>
          <table:table-cell table:style-name="ce14" office:value-type="string">
            <text:p>D</text:p>
          </table:table-cell>
          <table:table-cell table:style-name="ce14"/>
          <table:table-cell table:style-name="ce37" office:value-type="string">
            <text:p>KON</text:p>
          </table:table-cell>
          <table:table-cell table:style-name="ce60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0">
            <text:p>0</text:p>
          </table:table-cell>
          <table:table-cell table:style-name="ce60" table:formula="oooc:=COUNTIF([.C29:.K29];&quot;h&quot;)" office:value-type="float" office:value="0">
            <text:p>0</text:p>
          </table:table-cell>
          <table:table-cell table:style-name="ce60" table:formula="oooc:=COUNTIF([.C29:.K29];&quot;D&quot;) + COUNTIF([.C29:.K29];&quot;SD&quot;)" office:value-type="float" office:value="2">
            <text:p>2</text:p>
          </table:table-cell>
          <table:table-cell table:style-name="ce60" table:formula="oooc:=COUNTIF([.C29:.K29];&quot;11-19&quot;) + COUNTIF([.C29:.K29];&quot;2&quot;)" office:value-type="float" office:value="0">
            <text:p>0</text:p>
          </table:table-cell>
          <table:table-cell table:style-name="ce60" table:formula="oooc:=COUNTIF([.C29:.K29];&quot;J&quot;)" office:value-type="float" office:value="0">
            <text:p>0</text:p>
          </table:table-cell>
          <table:table-cell table:style-name="ce60" table:formula="oooc:=COUNTIF([.C29:.K29];&quot;X&quot;)" office:value-type="float" office:value="1">
            <text:p>1</text:p>
          </table:table-cell>
          <table:table-cell table:style-name="ce61" table:formula="oooc:=COUNTBLANK([.C29:.K29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Default"/>
          <table:table-cell table:style-name="ce51"/>
          <table:table-cell table:style-name="Default" table:number-columns-repeated="10"/>
          <table:table-cell table:style-name="ce60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0">
            <text:p>0</text:p>
          </table:table-cell>
          <table:table-cell table:style-name="ce60" table:formula="oooc:=COUNTIF([.C30:.K30];&quot;h&quot;)" office:value-type="float" office:value="0">
            <text:p>0</text:p>
          </table:table-cell>
          <table:table-cell table:style-name="ce60" table:formula="oooc:=COUNTIF([.C30:.K30];&quot;D&quot;) + COUNTIF([.C30:.K30];&quot;SD&quot;)" office:value-type="float" office:value="0">
            <text:p>0</text:p>
          </table:table-cell>
          <table:table-cell table:style-name="ce60" table:formula="oooc:=COUNTIF([.C30:.K30];&quot;11-19&quot;) + COUNTIF([.C30:.K30];&quot;2&quot;)" office:value-type="float" office:value="0">
            <text:p>0</text:p>
          </table:table-cell>
          <table:table-cell table:style-name="ce60" table:formula="oooc:=COUNTIF([.C30:.K30];&quot;J&quot;)" office:value-type="float" office:value="0">
            <text:p>0</text:p>
          </table:table-cell>
          <table:table-cell table:style-name="ce60" table:formula="oooc:=COUNTIF([.C30:.K30];&quot;X&quot;)" office:value-type="float" office:value="0">
            <text:p>0</text:p>
          </table:table-cell>
          <table:table-cell table:style-name="ce61" table:formula="oooc:=COUNTBLANK([.C30:.K30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Default"/>
          <table:table-cell table:style-name="ce51"/>
          <table:table-cell table:style-name="Default" table:number-columns-repeated="10"/>
          <table:table-cell table:style-name="ce60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0">
            <text:p>0</text:p>
          </table:table-cell>
          <table:table-cell table:style-name="ce60" table:formula="oooc:=COUNTIF([.C31:.K31];&quot;h&quot;)" office:value-type="float" office:value="0">
            <text:p>0</text:p>
          </table:table-cell>
          <table:table-cell table:style-name="ce60" table:formula="oooc:=COUNTIF([.C31:.K31];&quot;D&quot;) + COUNTIF([.C31:.K31];&quot;SD&quot;)" office:value-type="float" office:value="0">
            <text:p>0</text:p>
          </table:table-cell>
          <table:table-cell table:style-name="ce60" table:formula="oooc:=COUNTIF([.C31:.K31];&quot;11-19&quot;) + COUNTIF([.C31:.K31];&quot;2&quot;)" office:value-type="float" office:value="0">
            <text:p>0</text:p>
          </table:table-cell>
          <table:table-cell table:style-name="ce60" table:formula="oooc:=COUNTIF([.C31:.K31];&quot;J&quot;)" office:value-type="float" office:value="0">
            <text:p>0</text:p>
          </table:table-cell>
          <table:table-cell table:style-name="ce60" table:formula="oooc:=COUNTIF([.C31:.K31];&quot;X&quot;)" office:value-type="float" office:value="0">
            <text:p>0</text:p>
          </table:table-cell>
          <table:table-cell table:style-name="ce61" table:formula="oooc:=COUNTBLANK([.C31:.K31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Default"/>
          <table:table-cell table:style-name="ce51"/>
          <table:table-cell table:style-name="Default" table:number-columns-repeated="10"/>
          <table:table-cell table:style-name="ce60" table:formula="oooc:=COUNTIF([.C32:.K32];&quot;L&quot;) + COUNTIF([.C32:.K32];&quot;52L&quot;)+COUNTIF([.C32:.K32];&quot;51L&quot;)+COUNTIF([.C32:.K32];&quot;1L&quot;)+COUNTIF([.C32:.K32];&quot;KVITL&quot;)+COUNTIF([.C32:.K32];&quot;UL&quot;)" office:value-type="float" office:value="0">
            <text:p>0</text:p>
          </table:table-cell>
          <table:table-cell table:style-name="ce60" table:formula="oooc:=COUNTIF([.C32:.K32];&quot;h&quot;)" office:value-type="float" office:value="0">
            <text:p>0</text:p>
          </table:table-cell>
          <table:table-cell table:style-name="ce60" table:formula="oooc:=COUNTIF([.C32:.K32];&quot;D&quot;) + COUNTIF([.C32:.K32];&quot;SD&quot;)" office:value-type="float" office:value="0">
            <text:p>0</text:p>
          </table:table-cell>
          <table:table-cell table:style-name="ce60" table:formula="oooc:=COUNTIF([.C32:.K32];&quot;11-19&quot;) + COUNTIF([.C32:.K32];&quot;2&quot;)" office:value-type="float" office:value="0">
            <text:p>0</text:p>
          </table:table-cell>
          <table:table-cell table:style-name="ce60" table:formula="oooc:=COUNTIF([.C32:.K32];&quot;J&quot;)" office:value-type="float" office:value="0">
            <text:p>0</text:p>
          </table:table-cell>
          <table:table-cell table:style-name="ce60" table:formula="oooc:=COUNTIF([.C32:.K32];&quot;X&quot;)" office:value-type="float" office:value="0">
            <text:p>0</text:p>
          </table:table-cell>
          <table:table-cell table:style-name="ce61" table:formula="oooc:=COUNTBLANK([.C32:.K32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4"/>
          <table:table-cell table:style-name="ce52"/>
          <table:table-cell table:style-name="ce4" table:number-columns-repeated="10"/>
          <table:table-cell table:style-name="ce40" table:number-columns-repeated="6"/>
          <table:table-cell table:style-name="ce62"/>
          <table:table-cell table:number-columns-repeated="237"/>
        </table:table-row>
        <table:table-row table:style-name="ro1" table:number-rows-repeated="2">
          <table:table-cell table:style-name="Default"/>
          <table:table-cell table:style-name="ce51"/>
          <table:table-cell table:style-name="Default" table:number-columns-repeated="254"/>
        </table:table-row>
        <table:table-row table:style-name="ro1" table:number-rows-repeated="2">
          <table:table-cell/>
          <table:table-cell table:style-name="ce53"/>
          <table:table-cell table:number-columns-repeated="254"/>
        </table:table-row>
        <table:table-row table:style-name="ro1" table:number-rows-repeated="3196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rec" table:style-name="ta1" table:print="false">
        <table:table-column table:style-name="co11" table:default-cell-style-name="ce5"/>
        <table:table-column table:style-name="co3" table:number-columns-repeated="11" table:default-cell-style-name="ce5"/>
        <table:table-column table:style-name="co4" table:default-cell-style-name="ce41"/>
        <table:table-column table:style-name="co5" table:default-cell-style-name="ce41"/>
        <table:table-column table:style-name="co12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4" table:default-cell-style-name="ce41"/>
        <table:table-column table:style-name="co13" table:number-columns-repeated="237" table:default-cell-style-name="Default"/>
        <table:table-row table:style-name="ro1">
          <table:table-cell table:style-name="ce1" office:value-type="string">
            <text:p>Dat m</text:p>
          </table:table-cell>
          <table:table-cell table:style-name="ce6"/>
          <table:table-cell table:style-name="ce63" office:value-type="string">
            <text:p>KOS</text:p>
          </table:table-cell>
          <table:table-cell table:style-name="ce63" office:value-type="string">
            <text:p>ŠOŠ</text:p>
          </table:table-cell>
          <table:table-cell table:style-name="ce63" office:value-type="string">
            <text:p>PIN</text:p>
          </table:table-cell>
          <table:table-cell table:style-name="ce63" office:value-type="string">
            <text:p>KON</text:p>
          </table:table-cell>
          <table:table-cell table:style-name="ce63" office:value-type="string">
            <text:p>MIR</text:p>
          </table:table-cell>
          <table:table-cell table:style-name="ce63" office:value-type="string">
            <text:p>HOL</text:p>
          </table:table-cell>
          <table:table-cell table:style-name="ce63" office:value-type="string">
            <text:p>?</text:p>
          </table:table-cell>
          <table:table-cell table:style-name="ce63" office:value-type="string">
            <text:p>DAN</text:p>
          </table:table-cell>
          <table:table-cell table:style-name="ce74" office:value-type="string">
            <text:p>MSS</text:p>
          </table:table-cell>
          <table:table-cell table:style-name="ce37" office:value-type="string">
            <text:p>TX</text:p>
          </table:table-cell>
          <table:table-cell table:style-name="ce38" office:value-type="string">
            <text:p>L</text:p>
          </table:table-cell>
          <table:table-cell table:style-name="ce42" office:value-type="string">
            <text:p>H</text:p>
          </table:table-cell>
          <table:table-cell table:style-name="ce42" office:value-type="string">
            <text:p>D</text:p>
          </table:table-cell>
          <table:table-cell table:style-name="ce43" office:value-type="string">
            <text:p>11-19</text:p>
          </table:table-cell>
          <table:table-cell table:style-name="ce44" office:value-type="string">
            <text:p>J</text:p>
          </table:table-cell>
          <table:table-cell table:style-name="ce45" office:value-type="string">
            <text:p>X</text:p>
          </table:table-cell>
          <table:table-cell table:style-name="ce46" office:value-type="string">
            <text:p>Brez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2007-03-01">
            <text:p>1. mar 07</text:p>
          </table:table-cell>
          <table:table-cell table:style-name="ce63" table:formula="oooc:=TEXT([.A2];&quot;Ddd&quot;)" office:value-type="string" office:string-value="čet">
            <text:p>čet</text:p>
          </table:table-cell>
          <table:table-cell table:style-name="ce14" office:value-type="string">
            <text:p><text:s/></text:p>
          </table:table-cell>
          <table:table-cell table:style-name="ce12" office:value-type="string">
            <text:p><text:s/></text:p>
          </table:table-cell>
          <table:table-cell table:style-name="ce13" office:value-type="string">
            <text:p><text:s text:c="2"/></text:p>
          </table:table-cell>
          <table:table-cell table:style-name="ce18" office:value-type="string">
            <text:p><text:s/></text:p>
          </table:table-cell>
          <table:table-cell table:style-name="ce56" office:value-type="string">
            <text:p>D</text:p>
          </table:table-cell>
          <table:table-cell table:style-name="ce19" office:value-type="string">
            <text:p><text:s/></text:p>
          </table:table-cell>
          <table:table-cell table:style-name="ce14"/>
          <table:table-cell table:style-name="ce56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37" office:value-type="string">
            <text:p>MSS</text:p>
          </table:table-cell>
          <table:table-cell table:style-name="ce75" table:formula="oooc:=COUNTIF([.C2:.K2];&quot;L&quot;) + COUNTIF([.C2:.K2];&quot;52L&quot;)+COUNTIF([.C2:.K2];&quot;51L&quot;)+COUNTIF([.C2:.K2];&quot;1L&quot;)+COUNTIF([.C2:.K2];&quot;KVITL&quot;)+COUNTIF([.C2:.K2];&quot;UL&quot;)" office:value-type="float" office:value="0">
            <text:p>0</text:p>
          </table:table-cell>
          <table:table-cell table:style-name="ce75" table:formula="oooc:=COUNTIF([.C2:.K2];&quot;h&quot;)+COUNTIF([.C2:.K2];&quot;DH&quot;)" office:value-type="float" office:value="0">
            <text:p>0</text:p>
          </table:table-cell>
          <table:table-cell table:style-name="ce75" table:formula="oooc:=COUNTIF([.C2:.K2];&quot;D&quot;) + COUNTIF([.C2:.K2];&quot;SD&quot;)+COUNTIF([.C2:.K2];&quot;DJ&quot;)+COUNTIF([.C2:.K2];&quot;DH&quot;)" office:value-type="float" office:value="2">
            <text:p>2</text:p>
          </table:table-cell>
          <table:table-cell table:style-name="ce75" table:formula="oooc:=COUNTIF([.C2:.K2];&quot;11-19&quot;) + COUNTIF([.C2:.K2];&quot;2&quot;)" office:value-type="float" office:value="0">
            <text:p>0</text:p>
          </table:table-cell>
          <table:table-cell table:style-name="ce75" table:formula="oooc:=COUNTIF([.C2:.K2];&quot;J&quot;)+COUNTIF([.C2:.K2];&quot;XJ&quot;)+COUNTIF([.C2:.K2];&quot;DJ&quot;)" office:value-type="float" office:value="0">
            <text:p>0</text:p>
          </table:table-cell>
          <table:table-cell table:style-name="ce75" table:formula="oooc:=COUNTIF([.C2:.K2];&quot;X&quot;)" office:value-type="float" office:value="1">
            <text:p>1</text:p>
          </table:table-cell>
          <table:table-cell table:style-name="ce76" table:formula="oooc:=COUNTBLANK([.C2:.K2])" office:value-type="float" office:value="1">
            <text:p>1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2007-03-02">
            <text:p>2. mar 07</text:p>
          </table:table-cell>
          <table:table-cell table:style-name="ce63" table:formula="oooc:=TEXT([.A3];&quot;Ddd&quot;)" office:value-type="string" office:string-value="pet">
            <text:p>pet</text:p>
          </table:table-cell>
          <table:table-cell table:style-name="ce19" office:value-type="string">
            <text:p><text:s/></text:p>
          </table:table-cell>
          <table:table-cell table:style-name="ce13" office:value-type="string">
            <text:p><text:s text:c="2"/></text:p>
          </table:table-cell>
          <table:table-cell table:style-name="ce14" office:value-type="string">
            <text:p>X</text:p>
          </table:table-cell>
          <table:table-cell table:style-name="ce13" office:value-type="string">
            <text:p><text:s text:c="2"/></text:p>
          </table:table-cell>
          <table:table-cell table:style-name="ce14" office:value-type="string">
            <text:p>D</text:p>
          </table:table-cell>
          <table:table-cell table:style-name="ce18" office:value-type="string">
            <text:p><text:s/></text:p>
          </table:table-cell>
          <table:table-cell table:style-name="ce30"/>
          <table:table-cell table:style-name="ce56" office:value-type="string">
            <text:p>D</text:p>
          </table:table-cell>
          <table:table-cell table:style-name="ce14" office:value-type="string">
            <text:p><text:s/></text:p>
          </table:table-cell>
          <table:table-cell table:style-name="ce37" office:value-type="string">
            <text:p>MSS</text:p>
          </table:table-cell>
          <table:table-cell table:style-name="ce75" table:formula="oooc:=COUNTIF([.C3:.K3];&quot;L&quot;) + COUNTIF([.C3:.K3];&quot;52L&quot;)+COUNTIF([.C3:.K3];&quot;51L&quot;)+COUNTIF([.C3:.K3];&quot;1L&quot;)+COUNTIF([.C3:.K3];&quot;KVITL&quot;)+COUNTIF([.C3:.K3];&quot;UL&quot;)" office:value-type="float" office:value="0">
            <text:p>0</text:p>
          </table:table-cell>
          <table:table-cell table:style-name="ce75" table:formula="oooc:=COUNTIF([.C3:.K3];&quot;h&quot;)+COUNTIF([.C3:.K3];&quot;DH&quot;)" office:value-type="float" office:value="0">
            <text:p>0</text:p>
          </table:table-cell>
          <table:table-cell table:style-name="ce75" table:formula="oooc:=COUNTIF([.C3:.K3];&quot;D&quot;) + COUNTIF([.C3:.K3];&quot;SD&quot;)+COUNTIF([.C3:.K3];&quot;DJ&quot;)+COUNTIF([.C3:.K3];&quot;DH&quot;)" office:value-type="float" office:value="2">
            <text:p>2</text:p>
          </table:table-cell>
          <table:table-cell table:style-name="ce75" table:formula="oooc:=COUNTIF([.C3:.K3];&quot;11-19&quot;) + COUNTIF([.C3:.K3];&quot;2&quot;)" office:value-type="float" office:value="0">
            <text:p>0</text:p>
          </table:table-cell>
          <table:table-cell table:style-name="ce75" table:formula="oooc:=COUNTIF([.C3:.K3];&quot;J&quot;)+COUNTIF([.C3:.K3];&quot;XJ&quot;)+COUNTIF([.C3:.K3];&quot;DJ&quot;)" office:value-type="float" office:value="0">
            <text:p>0</text:p>
          </table:table-cell>
          <table:table-cell table:style-name="ce75" table:formula="oooc:=COUNTIF([.C3:.K3];&quot;X&quot;)" office:value-type="float" office:value="1">
            <text:p>1</text:p>
          </table:table-cell>
          <table:table-cell table:style-name="ce76" table:formula="oooc:=COUNTBLANK([.C3:.K3])" office:value-type="float" office:value="1">
            <text:p>1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2" office:value-type="date" office:date-value="2007-03-03">
            <text:p>3. mar 07</text:p>
          </table:table-cell>
          <table:table-cell table:style-name="ce64" table:formula="oooc:=TEXT([.A4];&quot;Ddd&quot;)" office:value-type="string" office:string-value="sob">
            <text:p>sob</text:p>
          </table:table-cell>
          <table:table-cell table:style-name="ce15" table:number-columns-repeated="3"/>
          <table:table-cell table:style-name="ce21" office:value-type="string">
            <text:p><text:s/></text:p>
          </table:table-cell>
          <table:table-cell table:style-name="ce15" office:value-type="string">
            <text:p>D</text:p>
          </table:table-cell>
          <table:table-cell table:style-name="ce15" table:number-columns-repeated="2"/>
          <table:table-cell table:style-name="ce15" office:value-type="string">
            <text:p>D</text:p>
          </table:table-cell>
          <table:table-cell table:style-name="ce15"/>
          <table:table-cell table:style-name="ce37" office:value-type="string">
            <text:p>KON</text:p>
          </table:table-cell>
          <table:table-cell table:style-name="ce75" table:formula="oooc:=COUNTIF([.C4:.K4];&quot;L&quot;) + COUNTIF([.C4:.K4];&quot;52L&quot;)+COUNTIF([.C4:.K4];&quot;51L&quot;)+COUNTIF([.C4:.K4];&quot;1L&quot;)+COUNTIF([.C4:.K4];&quot;KVITL&quot;)+COUNTIF([.C4:.K4];&quot;UL&quot;)" office:value-type="float" office:value="0">
            <text:p>0</text:p>
          </table:table-cell>
          <table:table-cell table:style-name="ce75" table:formula="oooc:=COUNTIF([.C4:.K4];&quot;h&quot;)+COUNTIF([.C4:.K4];&quot;DH&quot;)" office:value-type="float" office:value="0">
            <text:p>0</text:p>
          </table:table-cell>
          <table:table-cell table:style-name="ce75" table:formula="oooc:=COUNTIF([.C4:.K4];&quot;D&quot;) + COUNTIF([.C4:.K4];&quot;SD&quot;)+COUNTIF([.C4:.K4];&quot;DJ&quot;)+COUNTIF([.C4:.K4];&quot;DH&quot;)" office:value-type="float" office:value="2">
            <text:p>2</text:p>
          </table:table-cell>
          <table:table-cell table:style-name="ce75" table:formula="oooc:=COUNTIF([.C4:.K4];&quot;11-19&quot;) + COUNTIF([.C4:.K4];&quot;2&quot;)" office:value-type="float" office:value="0">
            <text:p>0</text:p>
          </table:table-cell>
          <table:table-cell table:style-name="ce75" table:formula="oooc:=COUNTIF([.C4:.K4];&quot;J&quot;)+COUNTIF([.C4:.K4];&quot;XJ&quot;)+COUNTIF([.C4:.K4];&quot;DJ&quot;)" office:value-type="float" office:value="0">
            <text:p>0</text:p>
          </table:table-cell>
          <table:table-cell table:style-name="ce75" table:formula="oooc:=COUNTIF([.C4:.K4];&quot;X&quot;)" office:value-type="float" office:value="0">
            <text:p>0</text:p>
          </table:table-cell>
          <table:table-cell table:style-name="ce76" table:formula="oooc:=COUNTBLANK([.C4:.K4])" office:value-type="float" office:value="6">
            <text:p>6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2" office:value-type="date" office:date-value="2007-03-04">
            <text:p>4. mar 07</text:p>
          </table:table-cell>
          <table:table-cell table:style-name="ce65" table:formula="oooc:=TEXT([.A5];&quot;Ddd&quot;)" office:value-type="string" office:string-value="ned">
            <text:p>ned</text:p>
          </table:table-cell>
          <table:table-cell table:style-name="ce15" table:number-columns-repeated="2"/>
          <table:table-cell table:style-name="ce21"/>
          <table:table-cell table:style-name="ce21" office:value-type="string">
            <text:p><text:s/></text:p>
          </table:table-cell>
          <table:table-cell table:style-name="ce15" office:value-type="string">
            <text:p>D</text:p>
          </table:table-cell>
          <table:table-cell table:style-name="ce15"/>
          <table:table-cell table:style-name="ce24"/>
          <table:table-cell table:style-name="ce15" office:value-type="string">
            <text:p>D</text:p>
          </table:table-cell>
          <table:table-cell table:style-name="ce15"/>
          <table:table-cell table:style-name="ce37" office:value-type="string">
            <text:p>MSS</text:p>
          </table:table-cell>
          <table:table-cell table:style-name="ce75" table:formula="oooc:=COUNTIF([.C5:.K5];&quot;L&quot;) + COUNTIF([.C5:.K5];&quot;52L&quot;)+COUNTIF([.C5:.K5];&quot;51L&quot;)+COUNTIF([.C5:.K5];&quot;1L&quot;)+COUNTIF([.C5:.K5];&quot;KVITL&quot;)+COUNTIF([.C5:.K5];&quot;UL&quot;)" office:value-type="float" office:value="0">
            <text:p>0</text:p>
          </table:table-cell>
          <table:table-cell table:style-name="ce75" table:formula="oooc:=COUNTIF([.C5:.K5];&quot;h&quot;)+COUNTIF([.C5:.K5];&quot;DH&quot;)" office:value-type="float" office:value="0">
            <text:p>0</text:p>
          </table:table-cell>
          <table:table-cell table:style-name="ce75" table:formula="oooc:=COUNTIF([.C5:.K5];&quot;D&quot;) + COUNTIF([.C5:.K5];&quot;SD&quot;)+COUNTIF([.C5:.K5];&quot;DJ&quot;)+COUNTIF([.C5:.K5];&quot;DH&quot;)" office:value-type="float" office:value="2">
            <text:p>2</text:p>
          </table:table-cell>
          <table:table-cell table:style-name="ce75" table:formula="oooc:=COUNTIF([.C5:.K5];&quot;11-19&quot;) + COUNTIF([.C5:.K5];&quot;2&quot;)" office:value-type="float" office:value="0">
            <text:p>0</text:p>
          </table:table-cell>
          <table:table-cell table:style-name="ce75" table:formula="oooc:=COUNTIF([.C5:.K5];&quot;J&quot;)+COUNTIF([.C5:.K5];&quot;XJ&quot;)+COUNTIF([.C5:.K5];&quot;DJ&quot;)" office:value-type="float" office:value="0">
            <text:p>0</text:p>
          </table:table-cell>
          <table:table-cell table:style-name="ce75" table:formula="oooc:=COUNTIF([.C5:.K5];&quot;X&quot;)" office:value-type="float" office:value="0">
            <text:p>0</text:p>
          </table:table-cell>
          <table:table-cell table:style-name="ce76" table:formula="oooc:=COUNTBLANK([.C5:.K5])" office:value-type="float" office:value="6">
            <text:p>6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2007-03-05">
            <text:p>5. mar 07</text:p>
          </table:table-cell>
          <table:table-cell table:style-name="ce66" table:formula="oooc:=TEXT([.A6];&quot;Ddd&quot;)" office:value-type="string" office:string-value="pon">
            <text:p>pon</text:p>
          </table:table-cell>
          <table:table-cell table:style-name="ce19" office:value-type="string">
            <text:p><text:s/></text:p>
          </table:table-cell>
          <table:table-cell table:style-name="ce14" office:value-type="string">
            <text:p><text:s/></text:p>
          </table:table-cell>
          <table:table-cell table:style-name="ce12" office:value-type="string">
            <text:p><text:s/></text:p>
          </table:table-cell>
          <table:table-cell table:style-name="ce14" office:value-type="string">
            <text:p>X</text:p>
          </table:table-cell>
          <table:table-cell table:style-name="ce71" office:value-type="string">
            <text:p><text:s/></text:p>
          </table:table-cell>
          <table:table-cell table:style-name="ce13" office:value-type="string">
            <text:p><text:s text:c="2"/></text:p>
          </table:table-cell>
          <table:table-cell table:style-name="ce29"/>
          <table:table-cell table:style-name="ce56" office:value-type="string">
            <text:p>DJ</text:p>
          </table:table-cell>
          <table:table-cell table:style-name="ce18" office:value-type="string">
            <text:p><text:s/></text:p>
          </table:table-cell>
          <table:table-cell table:style-name="ce37" office:value-type="string">
            <text:p>MSS</text:p>
          </table:table-cell>
          <table:table-cell table:style-name="ce75" table:formula="oooc:=COUNTIF([.C6:.K6];&quot;L&quot;) + COUNTIF([.C6:.K6];&quot;52L&quot;)+COUNTIF([.C6:.K6];&quot;51L&quot;)+COUNTIF([.C6:.K6];&quot;1L&quot;)+COUNTIF([.C6:.K6];&quot;KVITL&quot;)+COUNTIF([.C6:.K6];&quot;UL&quot;)" office:value-type="float" office:value="0">
            <text:p>0</text:p>
          </table:table-cell>
          <table:table-cell table:style-name="ce75" table:formula="oooc:=COUNTIF([.C6:.K6];&quot;h&quot;)+COUNTIF([.C6:.K6];&quot;DH&quot;)" office:value-type="float" office:value="0">
            <text:p>0</text:p>
          </table:table-cell>
          <table:table-cell table:style-name="ce75" table:formula="oooc:=COUNTIF([.C6:.K6];&quot;D&quot;) + COUNTIF([.C6:.K6];&quot;SD&quot;)+COUNTIF([.C6:.K6];&quot;DJ&quot;)+COUNTIF([.C6:.K6];&quot;DH&quot;)" office:value-type="float" office:value="1">
            <text:p>1</text:p>
          </table:table-cell>
          <table:table-cell table:style-name="ce75" table:formula="oooc:=COUNTIF([.C6:.K6];&quot;11-19&quot;) + COUNTIF([.C6:.K6];&quot;2&quot;)" office:value-type="float" office:value="0">
            <text:p>0</text:p>
          </table:table-cell>
          <table:table-cell table:style-name="ce75" table:formula="oooc:=COUNTIF([.C6:.K6];&quot;J&quot;)+COUNTIF([.C6:.K6];&quot;XJ&quot;)+COUNTIF([.C6:.K6];&quot;DJ&quot;)" office:value-type="float" office:value="1">
            <text:p>1</text:p>
          </table:table-cell>
          <table:table-cell table:style-name="ce75" table:formula="oooc:=COUNTIF([.C6:.K6];&quot;X&quot;)" office:value-type="float" office:value="1">
            <text:p>1</text:p>
          </table:table-cell>
          <table:table-cell table:style-name="ce76" table:formula="oooc:=COUNTBLANK([.C6:.K6])" office:value-type="float" office:value="1">
            <text:p>1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2007-03-06">
            <text:p>6. mar 07</text:p>
          </table:table-cell>
          <table:table-cell table:style-name="ce66" table:formula="oooc:=TEXT([.A7];&quot;Ddd&quot;)" office:value-type="string" office:string-value="tor">
            <text:p>tor</text:p>
          </table:table-cell>
          <table:table-cell table:style-name="ce56" office:value-type="string">
            <text:p>D</text:p>
          </table:table-cell>
          <table:table-cell table:style-name="ce19" office:value-type="string">
            <text:p><text:s/></text:p>
          </table:table-cell>
          <table:table-cell table:number-columns-repeated="2" table:style-name="ce14" office:value-type="string">
            <text:p><text:s/></text:p>
          </table:table-cell>
          <table:table-cell table:style-name="ce13" office:value-type="string">
            <text:p><text:s text:c="2"/></text:p>
          </table:table-cell>
          <table:table-cell table:style-name="ce14" office:value-type="string">
            <text:p>X</text:p>
          </table:table-cell>
          <table:table-cell table:style-name="ce12"/>
          <table:table-cell table:style-name="ce12" office:value-type="string">
            <text:p><text:s/></text:p>
          </table:table-cell>
          <table:table-cell table:style-name="ce18" office:value-type="string">
            <text:p><text:s/></text:p>
          </table:table-cell>
          <table:table-cell table:style-name="ce37" office:value-type="string">
            <text:p>MSS</text:p>
          </table:table-cell>
          <table:table-cell table:style-name="ce75" table:formula="oooc:=COUNTIF([.C7:.K7];&quot;L&quot;) + COUNTIF([.C7:.K7];&quot;52L&quot;)+COUNTIF([.C7:.K7];&quot;51L&quot;)+COUNTIF([.C7:.K7];&quot;1L&quot;)+COUNTIF([.C7:.K7];&quot;KVITL&quot;)+COUNTIF([.C7:.K7];&quot;UL&quot;)" office:value-type="float" office:value="0">
            <text:p>0</text:p>
          </table:table-cell>
          <table:table-cell table:style-name="ce75" table:formula="oooc:=COUNTIF([.C7:.K7];&quot;h&quot;)+COUNTIF([.C7:.K7];&quot;DH&quot;)" office:value-type="float" office:value="0">
            <text:p>0</text:p>
          </table:table-cell>
          <table:table-cell table:style-name="ce75" table:formula="oooc:=COUNTIF([.C7:.K7];&quot;D&quot;) + COUNTIF([.C7:.K7];&quot;SD&quot;)+COUNTIF([.C7:.K7];&quot;DJ&quot;)+COUNTIF([.C7:.K7];&quot;DH&quot;)" office:value-type="float" office:value="1">
            <text:p>1</text:p>
          </table:table-cell>
          <table:table-cell table:style-name="ce75" table:formula="oooc:=COUNTIF([.C7:.K7];&quot;11-19&quot;) + COUNTIF([.C7:.K7];&quot;2&quot;)" office:value-type="float" office:value="0">
            <text:p>0</text:p>
          </table:table-cell>
          <table:table-cell table:style-name="ce75" table:formula="oooc:=COUNTIF([.C7:.K7];&quot;J&quot;)+COUNTIF([.C7:.K7];&quot;XJ&quot;)+COUNTIF([.C7:.K7];&quot;DJ&quot;)" office:value-type="float" office:value="0">
            <text:p>0</text:p>
          </table:table-cell>
          <table:table-cell table:style-name="ce75" table:formula="oooc:=COUNTIF([.C7:.K7];&quot;X&quot;)" office:value-type="float" office:value="1">
            <text:p>1</text:p>
          </table:table-cell>
          <table:table-cell table:style-name="ce76" table:formula="oooc:=COUNTBLANK([.C7:.K7])" office:value-type="float" office:value="1">
            <text:p>1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2007-03-07">
            <text:p>7. mar 07</text:p>
          </table:table-cell>
          <table:table-cell table:style-name="ce66" table:formula="oooc:=TEXT([.A8];&quot;Ddd&quot;)" office:value-type="string" office:string-value="sre">
            <text:p>sre</text:p>
          </table:table-cell>
          <table:table-cell table:style-name="ce56" office:value-type="string">
            <text:p>D</text:p>
          </table:table-cell>
          <table:table-cell table:style-name="ce18" office:value-type="string">
            <text:p><text:s/></text:p>
          </table:table-cell>
          <table:table-cell table:style-name="ce14" office:value-type="string">
            <text:p>X</text:p>
          </table:table-cell>
          <table:table-cell table:style-name="ce19" office:value-type="string">
            <text:p><text:s/></text:p>
          </table:table-cell>
          <table:table-cell table:number-columns-repeated="2" table:style-name="ce14" office:value-type="string">
            <text:p><text:s/></text:p>
          </table:table-cell>
          <table:table-cell table:style-name="ce30"/>
          <table:table-cell table:style-name="ce12" office:value-type="string">
            <text:p><text:s/></text:p>
          </table:table-cell>
          <table:table-cell table:style-name="ce14" office:value-type="string">
            <text:p><text:s/></text:p>
          </table:table-cell>
          <table:table-cell table:style-name="ce37" office:value-type="string">
            <text:p>MSS</text:p>
          </table:table-cell>
          <table:table-cell table:style-name="ce75" table:formula="oooc:=COUNTIF([.C8:.K8];&quot;L&quot;) + COUNTIF([.C8:.K8];&quot;52L&quot;)+COUNTIF([.C8:.K8];&quot;51L&quot;)+COUNTIF([.C8:.K8];&quot;1L&quot;)+COUNTIF([.C8:.K8];&quot;KVITL&quot;)+COUNTIF([.C8:.K8];&quot;UL&quot;)" office:value-type="float" office:value="0">
            <text:p>0</text:p>
          </table:table-cell>
          <table:table-cell table:style-name="ce75" table:formula="oooc:=COUNTIF([.C8:.K8];&quot;h&quot;)+COUNTIF([.C8:.K8];&quot;DH&quot;)" office:value-type="float" office:value="0">
            <text:p>0</text:p>
          </table:table-cell>
          <table:table-cell table:style-name="ce75" table:formula="oooc:=COUNTIF([.C8:.K8];&quot;D&quot;) + COUNTIF([.C8:.K8];&quot;SD&quot;)+COUNTIF([.C8:.K8];&quot;DJ&quot;)+COUNTIF([.C8:.K8];&quot;DH&quot;)" office:value-type="float" office:value="1">
            <text:p>1</text:p>
          </table:table-cell>
          <table:table-cell table:style-name="ce75" table:formula="oooc:=COUNTIF([.C8:.K8];&quot;11-19&quot;) + COUNTIF([.C8:.K8];&quot;2&quot;)" office:value-type="float" office:value="0">
            <text:p>0</text:p>
          </table:table-cell>
          <table:table-cell table:style-name="ce75" table:formula="oooc:=COUNTIF([.C8:.K8];&quot;J&quot;)+COUNTIF([.C8:.K8];&quot;XJ&quot;)+COUNTIF([.C8:.K8];&quot;DJ&quot;)" office:value-type="float" office:value="0">
            <text:p>0</text:p>
          </table:table-cell>
          <table:table-cell table:style-name="ce75" table:formula="oooc:=COUNTIF([.C8:.K8];&quot;X&quot;)" office:value-type="float" office:value="1">
            <text:p>1</text:p>
          </table:table-cell>
          <table:table-cell table:style-name="ce76" table:formula="oooc:=COUNTBLANK([.C8:.K8])" office:value-type="float" office:value="1">
            <text:p>1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2007-03-08">
            <text:p>8. mar 07</text:p>
          </table:table-cell>
          <table:table-cell table:style-name="ce66" table:formula="oooc:=TEXT([.A9];&quot;Ddd&quot;)" office:value-type="string" office:string-value="čet">
            <text:p>čet</text:p>
          </table:table-cell>
          <table:table-cell table:style-name="ce56" office:value-type="string">
            <text:p>D</text:p>
          </table:table-cell>
          <table:table-cell table:style-name="ce19" office:value-type="string">
            <text:p>VAJE</text:p>
          </table:table-cell>
          <table:table-cell table:number-columns-repeated="2" table:style-name="ce19" office:value-type="string">
            <text:p><text:s/>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<text:s/></text:p>
          </table:table-cell>
          <table:table-cell table:style-name="ce14"/>
          <table:table-cell table:style-name="ce13" office:value-type="string">
            <text:p><text:s text:c="2"/></text:p>
          </table:table-cell>
          <table:table-cell table:style-name="ce18" office:value-type="string">
            <text:p><text:s/></text:p>
          </table:table-cell>
          <table:table-cell table:style-name="ce37" office:value-type="string">
            <text:p>MSS</text:p>
          </table:table-cell>
          <table:table-cell table:style-name="ce75" table:formula="oooc:=COUNTIF([.C9:.K9];&quot;L&quot;) + COUNTIF([.C9:.K9];&quot;52L&quot;)+COUNTIF([.C9:.K9];&quot;51L&quot;)+COUNTIF([.C9:.K9];&quot;1L&quot;)+COUNTIF([.C9:.K9];&quot;KVITL&quot;)+COUNTIF([.C9:.K9];&quot;UL&quot;)" office:value-type="float" office:value="0">
            <text:p>0</text:p>
          </table:table-cell>
          <table:table-cell table:style-name="ce75" table:formula="oooc:=COUNTIF([.C9:.K9];&quot;h&quot;)+COUNTIF([.C9:.K9];&quot;DH&quot;)" office:value-type="float" office:value="0">
            <text:p>0</text:p>
          </table:table-cell>
          <table:table-cell table:style-name="ce75" table:formula="oooc:=COUNTIF([.C9:.K9];&quot;D&quot;) + COUNTIF([.C9:.K9];&quot;SD&quot;)+COUNTIF([.C9:.K9];&quot;DJ&quot;)+COUNTIF([.C9:.K9];&quot;DH&quot;)" office:value-type="float" office:value="1">
            <text:p>1</text:p>
          </table:table-cell>
          <table:table-cell table:style-name="ce75" table:formula="oooc:=COUNTIF([.C9:.K9];&quot;11-19&quot;) + COUNTIF([.C9:.K9];&quot;2&quot;)" office:value-type="float" office:value="0">
            <text:p>0</text:p>
          </table:table-cell>
          <table:table-cell table:style-name="ce75" table:formula="oooc:=COUNTIF([.C9:.K9];&quot;J&quot;)+COUNTIF([.C9:.K9];&quot;XJ&quot;)+COUNTIF([.C9:.K9];&quot;DJ&quot;)" office:value-type="float" office:value="0">
            <text:p>0</text:p>
          </table:table-cell>
          <table:table-cell table:style-name="ce75" table:formula="oooc:=COUNTIF([.C9:.K9];&quot;X&quot;)" office:value-type="float" office:value="1">
            <text:p>1</text:p>
          </table:table-cell>
          <table:table-cell table:style-name="ce76" table:formula="oooc:=COUNTBLANK([.C9:.K9])" office:value-type="float" office:value="1">
            <text:p>1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2007-03-09">
            <text:p>9. mar 07</text:p>
          </table:table-cell>
          <table:table-cell table:style-name="ce66" table:formula="oooc:=TEXT([.A10];&quot;Ddd&quot;)" office:value-type="string" office:string-value="pet">
            <text:p>pet</text:p>
          </table:table-cell>
          <table:table-cell table:number-columns-repeated="2" table:style-name="ce56" office:value-type="string">
            <text:p>D</text:p>
          </table:table-cell>
          <table:table-cell table:style-name="ce14" office:value-type="string">
            <text:p><text:s/></text:p>
          </table:table-cell>
          <table:table-cell table:style-name="ce13" office:value-type="string">
            <text:p><text:s text:c="2"/></text:p>
          </table:table-cell>
          <table:table-cell table:style-name="ce19" office:value-type="string">
            <text:p><text:s/></text:p>
          </table:table-cell>
          <table:table-cell table:style-name="ce72" office:value-type="string">
            <text:p><text:s/></text:p>
          </table:table-cell>
          <table:table-cell table:style-name="ce14"/>
          <table:table-cell table:style-name="ce14" office:value-type="string">
            <office:annotation draw:style-name="gr1" draw:text-style-name="P2" svg:width="2.899cm" svg:height="0.59cm" svg:x="14.458cm" svg:y="4.779cm" draw:caption-point-x="-14.458cm" draw:caption-point-y="-4.779cm">
              <dc:creator>JH</dc:creator>
              <dc:date>2007-03-05T00:00:00</dc:date>
              <text:p text:style-name="P1"><text:span text:style-name="T1">jesen</text:span></text:p>
            </office:annotation>
            <text:p>XJ</text:p>
          </table:table-cell>
          <table:table-cell table:style-name="ce14" office:value-type="string">
            <text:p><text:s/></text:p>
          </table:table-cell>
          <table:table-cell table:style-name="ce37" office:value-type="string">
            <text:p>MSS</text:p>
          </table:table-cell>
          <table:table-cell table:style-name="ce75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0">
            <text:p>0</text:p>
          </table:table-cell>
          <table:table-cell table:style-name="ce75" table:formula="oooc:=COUNTIF([.C10:.K10];&quot;h&quot;)+COUNTIF([.C10:.K10];&quot;DH&quot;)" office:value-type="float" office:value="0">
            <text:p>0</text:p>
          </table:table-cell>
          <table:table-cell table:style-name="ce75" table:formula="oooc:=COUNTIF([.C10:.K10];&quot;D&quot;) + COUNTIF([.C10:.K10];&quot;SD&quot;)+COUNTIF([.C10:.K10];&quot;DJ&quot;)+COUNTIF([.C10:.K10];&quot;DH&quot;)" office:value-type="float" office:value="2">
            <text:p>2</text:p>
          </table:table-cell>
          <table:table-cell table:style-name="ce75" table:formula="oooc:=COUNTIF([.C10:.K10];&quot;11-19&quot;) + COUNTIF([.C10:.K10];&quot;2&quot;)" office:value-type="float" office:value="0">
            <text:p>0</text:p>
          </table:table-cell>
          <table:table-cell table:style-name="ce75" table:formula="oooc:=COUNTIF([.C10:.K10];&quot;J&quot;)+COUNTIF([.C10:.K10];&quot;XJ&quot;)+COUNTIF([.C10:.K10];&quot;DJ&quot;)" office:value-type="float" office:value="1">
            <text:p>1</text:p>
          </table:table-cell>
          <table:table-cell table:style-name="ce75" table:formula="oooc:=COUNTIF([.C10:.K10];&quot;X&quot;)" office:value-type="float" office:value="0">
            <text:p>0</text:p>
          </table:table-cell>
          <table:table-cell table:style-name="ce76" table:formula="oooc:=COUNTBLANK([.C10:.K10])" office:value-type="float" office:value="1">
            <text:p>1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2" office:value-type="date" office:date-value="2007-03-10">
            <text:p>10. mar 07</text:p>
          </table:table-cell>
          <table:table-cell table:style-name="ce65" table:formula="oooc:=TEXT([.A11];&quot;Ddd&quot;)" office:value-type="string" office:string-value="sob">
            <text:p>sob</text:p>
          </table:table-cell>
          <table:table-cell table:style-name="ce15" office:value-type="string">
            <text:p>D</text:p>
          </table:table-cell>
          <table:table-cell table:style-name="ce15" table:number-columns-repeated="2"/>
          <table:table-cell table:style-name="ce10"/>
          <table:table-cell table:style-name="ce15"/>
          <table:table-cell table:style-name="ce20"/>
          <table:table-cell table:style-name="ce15"/>
          <table:table-cell table:style-name="ce10"/>
          <table:table-cell table:style-name="ce21" office:value-type="string">
            <text:p><text:s/></text:p>
          </table:table-cell>
          <table:table-cell table:style-name="ce37" office:value-type="string">
            <text:p>ŠOŠ</text:p>
          </table:table-cell>
          <table:table-cell table:style-name="ce75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0">
            <text:p>0</text:p>
          </table:table-cell>
          <table:table-cell table:style-name="ce75" table:formula="oooc:=COUNTIF([.C11:.K11];&quot;h&quot;)+COUNTIF([.C11:.K11];&quot;DH&quot;)" office:value-type="float" office:value="0">
            <text:p>0</text:p>
          </table:table-cell>
          <table:table-cell table:style-name="ce75" table:formula="oooc:=COUNTIF([.C11:.K11];&quot;D&quot;) + COUNTIF([.C11:.K11];&quot;SD&quot;)+COUNTIF([.C11:.K11];&quot;DJ&quot;)+COUNTIF([.C11:.K11];&quot;DH&quot;)" office:value-type="float" office:value="1">
            <text:p>1</text:p>
          </table:table-cell>
          <table:table-cell table:style-name="ce75" table:formula="oooc:=COUNTIF([.C11:.K11];&quot;11-19&quot;) + COUNTIF([.C11:.K11];&quot;2&quot;)" office:value-type="float" office:value="0">
            <text:p>0</text:p>
          </table:table-cell>
          <table:table-cell table:style-name="ce75" table:formula="oooc:=COUNTIF([.C11:.K11];&quot;J&quot;)+COUNTIF([.C11:.K11];&quot;XJ&quot;)+COUNTIF([.C11:.K11];&quot;DJ&quot;)" office:value-type="float" office:value="0">
            <text:p>0</text:p>
          </table:table-cell>
          <table:table-cell table:style-name="ce75" table:formula="oooc:=COUNTIF([.C11:.K11];&quot;X&quot;)" office:value-type="float" office:value="0">
            <text:p>0</text:p>
          </table:table-cell>
          <table:table-cell table:style-name="ce76" table:formula="oooc:=COUNTBLANK([.C11:.K11])" office:value-type="float" office:value="7">
            <text:p>7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2" office:value-type="date" office:date-value="2007-03-11">
            <text:p>11. mar 07</text:p>
          </table:table-cell>
          <table:table-cell table:style-name="ce65" table:formula="oooc:=TEXT([.A12];&quot;Ddd&quot;)" office:value-type="string" office:string-value="ned">
            <text:p>ned</text:p>
          </table:table-cell>
          <table:table-cell table:style-name="ce15" office:value-type="string">
            <text:p>D</text:p>
          </table:table-cell>
          <table:table-cell table:style-name="ce10"/>
          <table:table-cell table:style-name="ce24" table:number-columns-repeated="2"/>
          <table:table-cell table:style-name="ce21"/>
          <table:table-cell table:style-name="ce24" table:number-columns-repeated="2"/>
          <table:table-cell table:style-name="ce23"/>
          <table:table-cell table:style-name="ce21" office:value-type="string">
            <text:p><text:s/></text:p>
          </table:table-cell>
          <table:table-cell table:style-name="ce37" office:value-type="string">
            <text:p>ŠOŠ</text:p>
          </table:table-cell>
          <table:table-cell table:style-name="ce75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0">
            <text:p>0</text:p>
          </table:table-cell>
          <table:table-cell table:style-name="ce75" table:formula="oooc:=COUNTIF([.C12:.K12];&quot;h&quot;)+COUNTIF([.C12:.K12];&quot;DH&quot;)" office:value-type="float" office:value="0">
            <text:p>0</text:p>
          </table:table-cell>
          <table:table-cell table:style-name="ce75" table:formula="oooc:=COUNTIF([.C12:.K12];&quot;D&quot;) + COUNTIF([.C12:.K12];&quot;SD&quot;)+COUNTIF([.C12:.K12];&quot;DJ&quot;)+COUNTIF([.C12:.K12];&quot;DH&quot;)" office:value-type="float" office:value="1">
            <text:p>1</text:p>
          </table:table-cell>
          <table:table-cell table:style-name="ce75" table:formula="oooc:=COUNTIF([.C12:.K12];&quot;11-19&quot;) + COUNTIF([.C12:.K12];&quot;2&quot;)" office:value-type="float" office:value="0">
            <text:p>0</text:p>
          </table:table-cell>
          <table:table-cell table:style-name="ce75" table:formula="oooc:=COUNTIF([.C12:.K12];&quot;J&quot;)+COUNTIF([.C12:.K12];&quot;XJ&quot;)+COUNTIF([.C12:.K12];&quot;DJ&quot;)" office:value-type="float" office:value="0">
            <text:p>0</text:p>
          </table:table-cell>
          <table:table-cell table:style-name="ce75" table:formula="oooc:=COUNTIF([.C12:.K12];&quot;X&quot;)" office:value-type="float" office:value="0">
            <text:p>0</text:p>
          </table:table-cell>
          <table:table-cell table:style-name="ce76" table:formula="oooc:=COUNTBLANK([.C12:.K12])" office:value-type="float" office:value="7">
            <text:p>7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2007-03-12">
            <text:p>12. mar 07</text:p>
          </table:table-cell>
          <table:table-cell table:style-name="ce66" table:formula="oooc:=TEXT([.A13];&quot;Ddd&quot;)" office:value-type="string" office:string-value="pon">
            <text:p>pon</text:p>
          </table:table-cell>
          <table:table-cell table:style-name="ce56" office:value-type="string">
            <text:p>D</text:p>
          </table:table-cell>
          <table:table-cell table:style-name="ce18" office:value-type="string">
            <text:p><text:s/></text:p>
          </table:table-cell>
          <table:table-cell table:style-name="ce13" office:value-type="string">
            <text:p><text:s text:c="2"/></text:p>
          </table:table-cell>
          <table:table-cell table:style-name="ce12" office:value-type="string">
            <text:p><text:s/></text:p>
          </table:table-cell>
          <table:table-cell table:style-name="ce70" office:value-type="string">
            <text:p><text:s/></text:p>
          </table:table-cell>
          <table:table-cell table:style-name="ce14" office:value-type="string">
            <text:p><text:s/></text:p>
          </table:table-cell>
          <table:table-cell table:style-name="ce29"/>
          <table:table-cell table:style-name="ce56" office:value-type="string">
            <text:p>DJ</text:p>
          </table:table-cell>
          <table:table-cell table:style-name="ce14" office:value-type="string">
            <text:p>X</text:p>
          </table:table-cell>
          <table:table-cell table:style-name="ce37" office:value-type="string">
            <text:p>ŠOŠ</text:p>
          </table:table-cell>
          <table:table-cell table:style-name="ce75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0">
            <text:p>0</text:p>
          </table:table-cell>
          <table:table-cell table:style-name="ce75" table:formula="oooc:=COUNTIF([.C13:.K13];&quot;h&quot;)+COUNTIF([.C13:.K13];&quot;DH&quot;)" office:value-type="float" office:value="0">
            <text:p>0</text:p>
          </table:table-cell>
          <table:table-cell table:style-name="ce75" table:formula="oooc:=COUNTIF([.C13:.K13];&quot;D&quot;) + COUNTIF([.C13:.K13];&quot;SD&quot;)+COUNTIF([.C13:.K13];&quot;DJ&quot;)+COUNTIF([.C13:.K13];&quot;DH&quot;)" office:value-type="float" office:value="2">
            <text:p>2</text:p>
          </table:table-cell>
          <table:table-cell table:style-name="ce75" table:formula="oooc:=COUNTIF([.C13:.K13];&quot;11-19&quot;) + COUNTIF([.C13:.K13];&quot;2&quot;)" office:value-type="float" office:value="0">
            <text:p>0</text:p>
          </table:table-cell>
          <table:table-cell table:style-name="ce75" table:formula="oooc:=COUNTIF([.C13:.K13];&quot;J&quot;)+COUNTIF([.C13:.K13];&quot;XJ&quot;)+COUNTIF([.C13:.K13];&quot;DJ&quot;)" office:value-type="float" office:value="1">
            <text:p>1</text:p>
          </table:table-cell>
          <table:table-cell table:style-name="ce75" table:formula="oooc:=COUNTIF([.C13:.K13];&quot;X&quot;)" office:value-type="float" office:value="1">
            <text:p>1</text:p>
          </table:table-cell>
          <table:table-cell table:style-name="ce76" table:formula="oooc:=COUNTBLANK([.C13:.K13])" office:value-type="float" office:value="1">
            <text:p>1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2007-03-13">
            <text:p>13. mar 07</text:p>
          </table:table-cell>
          <table:table-cell table:style-name="ce66" table:formula="oooc:=TEXT([.A14];&quot;Ddd&quot;)" office:value-type="string" office:string-value="tor">
            <text:p>tor</text:p>
          </table:table-cell>
          <table:table-cell table:style-name="ce56" office:value-type="string">
            <text:p>D</text:p>
          </table:table-cell>
          <table:table-cell table:style-name="ce14" office:value-type="string">
            <text:p><text:s/></text:p>
          </table:table-cell>
          <table:table-cell table:style-name="ce56" office:value-type="string">
            <text:p>DJ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<text:s/></text:p>
          </table:table-cell>
          <table:table-cell table:style-name="ce12" office:value-type="string">
            <text:p><text:s/></text:p>
          </table:table-cell>
          <table:table-cell table:style-name="ce19"/>
          <table:table-cell table:style-name="ce13" office:value-type="string">
            <text:p><text:s text:c="2"/></text:p>
          </table:table-cell>
          <table:table-cell table:style-name="ce14" office:value-type="string">
            <text:p><text:s/></text:p>
          </table:table-cell>
          <table:table-cell table:style-name="ce37" office:value-type="string">
            <text:p>ŠOŠ</text:p>
          </table:table-cell>
          <table:table-cell table:style-name="ce75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0">
            <text:p>0</text:p>
          </table:table-cell>
          <table:table-cell table:style-name="ce75" table:formula="oooc:=COUNTIF([.C14:.K14];&quot;h&quot;)+COUNTIF([.C14:.K14];&quot;DH&quot;)" office:value-type="float" office:value="0">
            <text:p>0</text:p>
          </table:table-cell>
          <table:table-cell table:style-name="ce75" table:formula="oooc:=COUNTIF([.C14:.K14];&quot;D&quot;) + COUNTIF([.C14:.K14];&quot;SD&quot;)+COUNTIF([.C14:.K14];&quot;DJ&quot;)+COUNTIF([.C14:.K14];&quot;DH&quot;)" office:value-type="float" office:value="2">
            <text:p>2</text:p>
          </table:table-cell>
          <table:table-cell table:style-name="ce75" table:formula="oooc:=COUNTIF([.C14:.K14];&quot;11-19&quot;) + COUNTIF([.C14:.K14];&quot;2&quot;)" office:value-type="float" office:value="0">
            <text:p>0</text:p>
          </table:table-cell>
          <table:table-cell table:style-name="ce75" table:formula="oooc:=COUNTIF([.C14:.K14];&quot;J&quot;)+COUNTIF([.C14:.K14];&quot;XJ&quot;)+COUNTIF([.C14:.K14];&quot;DJ&quot;)" office:value-type="float" office:value="1">
            <text:p>1</text:p>
          </table:table-cell>
          <table:table-cell table:style-name="ce75" table:formula="oooc:=COUNTIF([.C14:.K14];&quot;X&quot;)" office:value-type="float" office:value="1">
            <text:p>1</text:p>
          </table:table-cell>
          <table:table-cell table:style-name="ce76" table:formula="oooc:=COUNTBLANK([.C14:.K14])" office:value-type="float" office:value="1">
            <text:p>1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2007-03-14">
            <text:p>14. mar 07</text:p>
          </table:table-cell>
          <table:table-cell table:style-name="ce66" table:formula="oooc:=TEXT([.A15];&quot;Ddd&quot;)" office:value-type="string" office:string-value="sre">
            <text:p>sre</text:p>
          </table:table-cell>
          <table:table-cell table:style-name="ce12" office:value-type="string">
            <text:p><text:s/></text:p>
          </table:table-cell>
          <table:table-cell table:style-name="ce18" office:value-type="string">
            <text:p><text:s/></text:p>
          </table:table-cell>
          <table:table-cell table:style-name="ce56" office:value-type="string">
            <text:p>D</text:p>
          </table:table-cell>
          <table:table-cell table:style-name="ce14" office:value-type="string">
            <text:p><text:s/></text:p>
          </table:table-cell>
          <table:table-cell table:style-name="ce70" office:value-type="string">
            <text:p><text:s/></text:p>
          </table:table-cell>
          <table:table-cell table:style-name="ce13" office:value-type="string">
            <text:p><text:s text:c="2"/></text:p>
          </table:table-cell>
          <table:table-cell table:style-name="ce19"/>
          <table:table-cell table:style-name="ce14" office:value-type="string">
            <text:p>X</text:p>
          </table:table-cell>
          <table:table-cell table:style-name="ce14" office:value-type="string">
            <text:p><text:s/></text:p>
          </table:table-cell>
          <table:table-cell table:style-name="ce37" office:value-type="string">
            <text:p>ŠOŠ</text:p>
          </table:table-cell>
          <table:table-cell table:style-name="ce75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0">
            <text:p>0</text:p>
          </table:table-cell>
          <table:table-cell table:style-name="ce75" table:formula="oooc:=COUNTIF([.C15:.K15];&quot;h&quot;)+COUNTIF([.C15:.K15];&quot;DH&quot;)" office:value-type="float" office:value="0">
            <text:p>0</text:p>
          </table:table-cell>
          <table:table-cell table:style-name="ce75" table:formula="oooc:=COUNTIF([.C15:.K15];&quot;D&quot;) + COUNTIF([.C15:.K15];&quot;SD&quot;)+COUNTIF([.C15:.K15];&quot;DJ&quot;)+COUNTIF([.C15:.K15];&quot;DH&quot;)" office:value-type="float" office:value="1">
            <text:p>1</text:p>
          </table:table-cell>
          <table:table-cell table:style-name="ce75" table:formula="oooc:=COUNTIF([.C15:.K15];&quot;11-19&quot;) + COUNTIF([.C15:.K15];&quot;2&quot;)" office:value-type="float" office:value="0">
            <text:p>0</text:p>
          </table:table-cell>
          <table:table-cell table:style-name="ce75" table:formula="oooc:=COUNTIF([.C15:.K15];&quot;J&quot;)+COUNTIF([.C15:.K15];&quot;XJ&quot;)+COUNTIF([.C15:.K15];&quot;DJ&quot;)" office:value-type="float" office:value="0">
            <text:p>0</text:p>
          </table:table-cell>
          <table:table-cell table:style-name="ce75" table:formula="oooc:=COUNTIF([.C15:.K15];&quot;X&quot;)" office:value-type="float" office:value="1">
            <text:p>1</text:p>
          </table:table-cell>
          <table:table-cell table:style-name="ce76" table:formula="oooc:=COUNTBLANK([.C15:.K15])" office:value-type="float" office:value="1">
            <text:p>1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2007-03-15">
            <text:p>15. mar 07</text:p>
          </table:table-cell>
          <table:table-cell table:style-name="ce66" table:formula="oooc:=TEXT([.A16];&quot;Ddd&quot;)" office:value-type="string" office:string-value="čet">
            <text:p>čet</text:p>
          </table:table-cell>
          <table:table-cell table:style-name="ce13" office:value-type="string">
            <text:p><text:s text:c="2"/></text:p>
          </table:table-cell>
          <table:table-cell table:style-name="ce14" office:value-type="string">
            <text:p><text:s/></text:p>
          </table:table-cell>
          <table:table-cell table:style-name="ce56" office:value-type="string">
            <text:p>D</text:p>
          </table:table-cell>
          <table:table-cell table:style-name="ce70" office:value-type="string">
            <text:p><text:s/></text:p>
          </table:table-cell>
          <table:table-cell table:style-name="ce72" office:value-type="string">
            <text:p><text:s/></text:p>
          </table:table-cell>
          <table:table-cell table:style-name="ce14" office:value-type="string">
            <text:p>X</text:p>
          </table:table-cell>
          <table:table-cell table:style-name="ce14"/>
          <table:table-cell table:number-columns-repeated="2" table:style-name="ce14" office:value-type="string">
            <text:p><text:s/></text:p>
          </table:table-cell>
          <table:table-cell table:style-name="ce37" office:value-type="string">
            <text:p>ŠOŠ</text:p>
          </table:table-cell>
          <table:table-cell table:style-name="ce75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0">
            <text:p>0</text:p>
          </table:table-cell>
          <table:table-cell table:style-name="ce75" table:formula="oooc:=COUNTIF([.C16:.K16];&quot;h&quot;)+COUNTIF([.C16:.K16];&quot;DH&quot;)" office:value-type="float" office:value="0">
            <text:p>0</text:p>
          </table:table-cell>
          <table:table-cell table:style-name="ce75" table:formula="oooc:=COUNTIF([.C16:.K16];&quot;D&quot;) + COUNTIF([.C16:.K16];&quot;SD&quot;)+COUNTIF([.C16:.K16];&quot;DJ&quot;)+COUNTIF([.C16:.K16];&quot;DH&quot;)" office:value-type="float" office:value="1">
            <text:p>1</text:p>
          </table:table-cell>
          <table:table-cell table:style-name="ce75" table:formula="oooc:=COUNTIF([.C16:.K16];&quot;11-19&quot;) + COUNTIF([.C16:.K16];&quot;2&quot;)" office:value-type="float" office:value="0">
            <text:p>0</text:p>
          </table:table-cell>
          <table:table-cell table:style-name="ce75" table:formula="oooc:=COUNTIF([.C16:.K16];&quot;J&quot;)+COUNTIF([.C16:.K16];&quot;XJ&quot;)+COUNTIF([.C16:.K16];&quot;DJ&quot;)" office:value-type="float" office:value="0">
            <text:p>0</text:p>
          </table:table-cell>
          <table:table-cell table:style-name="ce75" table:formula="oooc:=COUNTIF([.C16:.K16];&quot;X&quot;)" office:value-type="float" office:value="1">
            <text:p>1</text:p>
          </table:table-cell>
          <table:table-cell table:style-name="ce76" table:formula="oooc:=COUNTBLANK([.C16:.K16])" office:value-type="float" office:value="1">
            <text:p>1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2007-03-16">
            <text:p>16. mar 07</text:p>
          </table:table-cell>
          <table:table-cell table:style-name="ce66" table:formula="oooc:=TEXT([.A17];&quot;Ddd&quot;)" office:value-type="string" office:string-value="pet">
            <text:p>pet</text:p>
          </table:table-cell>
          <table:table-cell table:style-name="ce14" office:value-type="string">
            <text:p>XJ</text:p>
          </table:table-cell>
          <table:table-cell table:style-name="ce18" office:value-type="string">
            <text:p><text:s/>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<text:s/></text:p>
          </table:table-cell>
          <table:table-cell table:style-name="ce12" office:value-type="string">
            <text:p><text:s/></text:p>
          </table:table-cell>
          <table:table-cell table:style-name="ce14" office:value-type="string">
            <text:p><text:s/></text:p>
          </table:table-cell>
          <table:table-cell table:style-name="ce12"/>
          <table:table-cell table:style-name="ce56" office:value-type="string">
            <text:p>D</text:p>
          </table:table-cell>
          <table:table-cell table:style-name="ce13" office:value-type="string">
            <text:p><text:s text:c="2"/></text:p>
          </table:table-cell>
          <table:table-cell table:style-name="ce37" office:value-type="string">
            <text:p>ŠOŠ</text:p>
          </table:table-cell>
          <table:table-cell table:style-name="ce75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0">
            <text:p>0</text:p>
          </table:table-cell>
          <table:table-cell table:style-name="ce75" table:formula="oooc:=COUNTIF([.C17:.K17];&quot;h&quot;)+COUNTIF([.C17:.K17];&quot;DH&quot;)" office:value-type="float" office:value="0">
            <text:p>0</text:p>
          </table:table-cell>
          <table:table-cell table:style-name="ce75" table:formula="oooc:=COUNTIF([.C17:.K17];&quot;D&quot;) + COUNTIF([.C17:.K17];&quot;SD&quot;)+COUNTIF([.C17:.K17];&quot;DJ&quot;)+COUNTIF([.C17:.K17];&quot;DH&quot;)" office:value-type="float" office:value="2">
            <text:p>2</text:p>
          </table:table-cell>
          <table:table-cell table:style-name="ce75" table:formula="oooc:=COUNTIF([.C17:.K17];&quot;11-19&quot;) + COUNTIF([.C17:.K17];&quot;2&quot;)" office:value-type="float" office:value="0">
            <text:p>0</text:p>
          </table:table-cell>
          <table:table-cell table:style-name="ce75" table:formula="oooc:=COUNTIF([.C17:.K17];&quot;J&quot;)+COUNTIF([.C17:.K17];&quot;XJ&quot;)+COUNTIF([.C17:.K17];&quot;DJ&quot;)" office:value-type="float" office:value="1">
            <text:p>1</text:p>
          </table:table-cell>
          <table:table-cell table:style-name="ce75" table:formula="oooc:=COUNTIF([.C17:.K17];&quot;X&quot;)" office:value-type="float" office:value="0">
            <text:p>0</text:p>
          </table:table-cell>
          <table:table-cell table:style-name="ce76" table:formula="oooc:=COUNTBLANK([.C17:.K17])" office:value-type="float" office:value="1">
            <text:p>1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2" office:value-type="date" office:date-value="2007-03-17">
            <text:p>17. mar 07</text:p>
          </table:table-cell>
          <table:table-cell table:style-name="ce65" table:formula="oooc:=TEXT([.A18];&quot;Ddd&quot;)" office:value-type="string" office:string-value="sob">
            <text:p>sob</text:p>
          </table:table-cell>
          <table:table-cell table:style-name="ce15"/>
          <table:table-cell table:style-name="ce21" office:value-type="string">
            <text:p><text:s/></text:p>
          </table:table-cell>
          <table:table-cell table:style-name="ce15" office:value-type="string">
            <text:p>D</text:p>
          </table:table-cell>
          <table:table-cell table:style-name="ce10"/>
          <table:table-cell table:style-name="ce21"/>
          <table:table-cell table:style-name="ce15"/>
          <table:table-cell table:style-name="ce20"/>
          <table:table-cell table:style-name="ce15" table:number-columns-repeated="2"/>
          <table:table-cell table:style-name="ce37" office:value-type="string">
            <text:p>KON</text:p>
          </table:table-cell>
          <table:table-cell table:style-name="ce75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0">
            <text:p>0</text:p>
          </table:table-cell>
          <table:table-cell table:style-name="ce75" table:formula="oooc:=COUNTIF([.C18:.K18];&quot;h&quot;)+COUNTIF([.C18:.K18];&quot;DH&quot;)" office:value-type="float" office:value="0">
            <text:p>0</text:p>
          </table:table-cell>
          <table:table-cell table:style-name="ce75" table:formula="oooc:=COUNTIF([.C18:.K18];&quot;D&quot;) + COUNTIF([.C18:.K18];&quot;SD&quot;)+COUNTIF([.C18:.K18];&quot;DJ&quot;)+COUNTIF([.C18:.K18];&quot;DH&quot;)" office:value-type="float" office:value="1">
            <text:p>1</text:p>
          </table:table-cell>
          <table:table-cell table:style-name="ce75" table:formula="oooc:=COUNTIF([.C18:.K18];&quot;11-19&quot;) + COUNTIF([.C18:.K18];&quot;2&quot;)" office:value-type="float" office:value="0">
            <text:p>0</text:p>
          </table:table-cell>
          <table:table-cell table:style-name="ce75" table:formula="oooc:=COUNTIF([.C18:.K18];&quot;J&quot;)+COUNTIF([.C18:.K18];&quot;XJ&quot;)+COUNTIF([.C18:.K18];&quot;DJ&quot;)" office:value-type="float" office:value="0">
            <text:p>0</text:p>
          </table:table-cell>
          <table:table-cell table:style-name="ce75" table:formula="oooc:=COUNTIF([.C18:.K18];&quot;X&quot;)" office:value-type="float" office:value="0">
            <text:p>0</text:p>
          </table:table-cell>
          <table:table-cell table:style-name="ce76" table:formula="oooc:=COUNTBLANK([.C18:.K18])" office:value-type="float" office:value="7">
            <text:p>7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2" office:value-type="date" office:date-value="2007-03-18">
            <text:p>18. mar 07</text:p>
          </table:table-cell>
          <table:table-cell table:style-name="ce65" table:formula="oooc:=TEXT([.A19];&quot;Ddd&quot;)" office:value-type="string" office:string-value="ned">
            <text:p>ned</text:p>
          </table:table-cell>
          <table:table-cell table:style-name="ce15"/>
          <table:table-cell table:style-name="ce21" office:value-type="string">
            <text:p><text:s/></text:p>
          </table:table-cell>
          <table:table-cell table:style-name="ce15" office:value-type="string">
            <text:p>D</text:p>
          </table:table-cell>
          <table:table-cell table:style-name="ce24"/>
          <table:table-cell table:style-name="ce15"/>
          <table:table-cell table:style-name="ce24" table:number-columns-repeated="2"/>
          <table:table-cell table:style-name="ce21"/>
          <table:table-cell table:style-name="ce15"/>
          <table:table-cell table:style-name="ce37" office:value-type="string">
            <text:p>KOS</text:p>
          </table:table-cell>
          <table:table-cell table:style-name="ce75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0">
            <text:p>0</text:p>
          </table:table-cell>
          <table:table-cell table:style-name="ce75" table:formula="oooc:=COUNTIF([.C19:.K19];&quot;h&quot;)+COUNTIF([.C19:.K19];&quot;DH&quot;)" office:value-type="float" office:value="0">
            <text:p>0</text:p>
          </table:table-cell>
          <table:table-cell table:style-name="ce75" table:formula="oooc:=COUNTIF([.C19:.K19];&quot;D&quot;) + COUNTIF([.C19:.K19];&quot;SD&quot;)+COUNTIF([.C19:.K19];&quot;DJ&quot;)+COUNTIF([.C19:.K19];&quot;DH&quot;)" office:value-type="float" office:value="1">
            <text:p>1</text:p>
          </table:table-cell>
          <table:table-cell table:style-name="ce75" table:formula="oooc:=COUNTIF([.C19:.K19];&quot;11-19&quot;) + COUNTIF([.C19:.K19];&quot;2&quot;)" office:value-type="float" office:value="0">
            <text:p>0</text:p>
          </table:table-cell>
          <table:table-cell table:style-name="ce75" table:formula="oooc:=COUNTIF([.C19:.K19];&quot;J&quot;)+COUNTIF([.C19:.K19];&quot;XJ&quot;)+COUNTIF([.C19:.K19];&quot;DJ&quot;)" office:value-type="float" office:value="0">
            <text:p>0</text:p>
          </table:table-cell>
          <table:table-cell table:style-name="ce75" table:formula="oooc:=COUNTIF([.C19:.K19];&quot;X&quot;)" office:value-type="float" office:value="0">
            <text:p>0</text:p>
          </table:table-cell>
          <table:table-cell table:style-name="ce76" table:formula="oooc:=COUNTBLANK([.C19:.K19])" office:value-type="float" office:value="7">
            <text:p>7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2007-03-19">
            <text:p>19. mar 07</text:p>
          </table:table-cell>
          <table:table-cell table:style-name="ce66" table:formula="oooc:=TEXT([.A20];&quot;Ddd&quot;)" office:value-type="string" office:string-value="pon">
            <text:p>pon</text:p>
          </table:table-cell>
          <table:table-cell table:style-name="ce12" office:value-type="string">
            <text:p><text:s/></text:p>
          </table:table-cell>
          <table:table-cell table:style-name="ce56" office:value-type="string">
            <text:p>D</text:p>
          </table:table-cell>
          <table:table-cell table:style-name="ce19" office:value-type="string">
            <text:p><text:s/></text:p>
          </table:table-cell>
          <table:table-cell table:style-name="ce13" office:value-type="string">
            <text:p><text:s text:c="2"/></text:p>
          </table:table-cell>
          <table:table-cell table:style-name="ce18" office:value-type="string">
            <text:p><text:s/></text:p>
          </table:table-cell>
          <table:table-cell table:style-name="ce14" office:value-type="string">
            <text:p><text:s/></text:p>
          </table:table-cell>
          <table:table-cell table:style-name="ce29"/>
          <table:table-cell table:style-name="ce14" office:value-type="string">
            <text:p>X</text:p>
          </table:table-cell>
          <table:table-cell table:style-name="ce12" office:value-type="string">
            <text:p><text:s/></text:p>
          </table:table-cell>
          <table:table-cell table:style-name="ce37" office:value-type="string">
            <text:p>KOS</text:p>
          </table:table-cell>
          <table:table-cell table:style-name="ce75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0">
            <text:p>0</text:p>
          </table:table-cell>
          <table:table-cell table:style-name="ce75" table:formula="oooc:=COUNTIF([.C20:.K20];&quot;h&quot;)+COUNTIF([.C20:.K20];&quot;DH&quot;)" office:value-type="float" office:value="0">
            <text:p>0</text:p>
          </table:table-cell>
          <table:table-cell table:style-name="ce75" table:formula="oooc:=COUNTIF([.C20:.K20];&quot;D&quot;) + COUNTIF([.C20:.K20];&quot;SD&quot;)+COUNTIF([.C20:.K20];&quot;DJ&quot;)+COUNTIF([.C20:.K20];&quot;DH&quot;)" office:value-type="float" office:value="1">
            <text:p>1</text:p>
          </table:table-cell>
          <table:table-cell table:style-name="ce75" table:formula="oooc:=COUNTIF([.C20:.K20];&quot;11-19&quot;) + COUNTIF([.C20:.K20];&quot;2&quot;)" office:value-type="float" office:value="0">
            <text:p>0</text:p>
          </table:table-cell>
          <table:table-cell table:style-name="ce75" table:formula="oooc:=COUNTIF([.C20:.K20];&quot;J&quot;)+COUNTIF([.C20:.K20];&quot;XJ&quot;)+COUNTIF([.C20:.K20];&quot;DJ&quot;)" office:value-type="float" office:value="0">
            <text:p>0</text:p>
          </table:table-cell>
          <table:table-cell table:style-name="ce75" table:formula="oooc:=COUNTIF([.C20:.K20];&quot;X&quot;)" office:value-type="float" office:value="1">
            <text:p>1</text:p>
          </table:table-cell>
          <table:table-cell table:style-name="ce76" table:formula="oooc:=COUNTBLANK([.C20:.K20])" office:value-type="float" office:value="1">
            <text:p>1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2007-03-20">
            <text:p>20. mar 07</text:p>
          </table:table-cell>
          <table:table-cell table:style-name="ce66" table:formula="oooc:=TEXT([.A21];&quot;Ddd&quot;)" office:value-type="string" office:string-value="tor">
            <text:p>tor</text:p>
          </table:table-cell>
          <table:table-cell table:style-name="ce18" office:value-type="string">
            <text:p><text:s/></text:p>
          </table:table-cell>
          <table:table-cell table:style-name="ce56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<text:s/></text:p>
          </table:table-cell>
          <table:table-cell table:style-name="ce13" office:value-type="string">
            <text:p><text:s text:c="2"/></text:p>
          </table:table-cell>
          <table:table-cell table:style-name="ce14" office:value-type="string">
            <text:p><text:s/></text:p>
          </table:table-cell>
          <table:table-cell table:style-name="ce14"/>
          <table:table-cell table:style-name="ce56" office:value-type="string">
            <text:p>D</text:p>
          </table:table-cell>
          <table:table-cell table:style-name="ce19" office:value-type="string">
            <text:p><text:s/></text:p>
          </table:table-cell>
          <table:table-cell table:style-name="ce37" office:value-type="string">
            <text:p>KOS</text:p>
          </table:table-cell>
          <table:table-cell table:style-name="ce75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0">
            <text:p>0</text:p>
          </table:table-cell>
          <table:table-cell table:style-name="ce75" table:formula="oooc:=COUNTIF([.C21:.K21];&quot;h&quot;)+COUNTIF([.C21:.K21];&quot;DH&quot;)" office:value-type="float" office:value="0">
            <text:p>0</text:p>
          </table:table-cell>
          <table:table-cell table:style-name="ce75" table:formula="oooc:=COUNTIF([.C21:.K21];&quot;D&quot;) + COUNTIF([.C21:.K21];&quot;SD&quot;)+COUNTIF([.C21:.K21];&quot;DJ&quot;)+COUNTIF([.C21:.K21];&quot;DH&quot;)" office:value-type="float" office:value="2">
            <text:p>2</text:p>
          </table:table-cell>
          <table:table-cell table:style-name="ce75" table:formula="oooc:=COUNTIF([.C21:.K21];&quot;11-19&quot;) + COUNTIF([.C21:.K21];&quot;2&quot;)" office:value-type="float" office:value="0">
            <text:p>0</text:p>
          </table:table-cell>
          <table:table-cell table:style-name="ce75" table:formula="oooc:=COUNTIF([.C21:.K21];&quot;J&quot;)+COUNTIF([.C21:.K21];&quot;XJ&quot;)+COUNTIF([.C21:.K21];&quot;DJ&quot;)" office:value-type="float" office:value="0">
            <text:p>0</text:p>
          </table:table-cell>
          <table:table-cell table:style-name="ce75" table:formula="oooc:=COUNTIF([.C21:.K21];&quot;X&quot;)" office:value-type="float" office:value="1">
            <text:p>1</text:p>
          </table:table-cell>
          <table:table-cell table:style-name="ce76" table:formula="oooc:=COUNTBLANK([.C21:.K21])" office:value-type="float" office:value="1">
            <text:p>1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2007-03-21">
            <text:p>21. mar 07</text:p>
          </table:table-cell>
          <table:table-cell table:style-name="ce66" table:formula="oooc:=TEXT([.A22];&quot;Ddd&quot;)" office:value-type="string" office:string-value="sre">
            <text:p>sre</text:p>
          </table:table-cell>
          <table:table-cell table:style-name="ce19" office:value-type="string">
            <text:p><text:s/></text:p>
          </table:table-cell>
          <table:table-cell table:style-name="Default"/>
          <table:table-cell table:style-name="ce13" office:value-type="string">
            <text:p><text:s text:c="2"/></text:p>
          </table:table-cell>
          <table:table-cell table:style-name="ce14" office:value-type="string">
            <text:p><text:s/></text:p>
          </table:table-cell>
          <table:table-cell table:style-name="ce14" office:value-type="string">
            <text:p>XJ</text:p>
          </table:table-cell>
          <table:table-cell table:style-name="ce56" office:value-type="string">
            <text:p>DH</text:p>
          </table:table-cell>
          <table:table-cell table:style-name="ce14"/>
          <table:table-cell table:style-name="ce12" office:value-type="string">
            <text:p><text:s/></text:p>
          </table:table-cell>
          <table:table-cell table:style-name="ce18" office:value-type="string">
            <text:p><text:s/></text:p>
          </table:table-cell>
          <table:table-cell table:style-name="ce37" office:value-type="string">
            <text:p>KOS</text:p>
          </table:table-cell>
          <table:table-cell table:style-name="ce75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0">
            <text:p>0</text:p>
          </table:table-cell>
          <table:table-cell table:style-name="ce75" table:formula="oooc:=COUNTIF([.C22:.K22];&quot;h&quot;)+COUNTIF([.C22:.K22];&quot;DH&quot;)" office:value-type="float" office:value="1">
            <text:p>1</text:p>
          </table:table-cell>
          <table:table-cell table:style-name="ce75" table:formula="oooc:=COUNTIF([.C22:.K22];&quot;D&quot;) + COUNTIF([.C22:.K22];&quot;SD&quot;)+COUNTIF([.C22:.K22];&quot;DJ&quot;)+COUNTIF([.C22:.K22];&quot;DH&quot;)" office:value-type="float" office:value="1">
            <text:p>1</text:p>
          </table:table-cell>
          <table:table-cell table:style-name="ce75" table:formula="oooc:=COUNTIF([.C22:.K22];&quot;11-19&quot;) + COUNTIF([.C22:.K22];&quot;2&quot;)" office:value-type="float" office:value="0">
            <text:p>0</text:p>
          </table:table-cell>
          <table:table-cell table:style-name="ce75" table:formula="oooc:=COUNTIF([.C22:.K22];&quot;J&quot;)+COUNTIF([.C22:.K22];&quot;XJ&quot;)+COUNTIF([.C22:.K22];&quot;DJ&quot;)" office:value-type="float" office:value="1">
            <text:p>1</text:p>
          </table:table-cell>
          <table:table-cell table:style-name="ce75" table:formula="oooc:=COUNTIF([.C22:.K22];&quot;X&quot;)" office:value-type="float" office:value="0">
            <text:p>0</text:p>
          </table:table-cell>
          <table:table-cell table:style-name="ce76" table:formula="oooc:=COUNTBLANK([.C22:.K22])" office:value-type="float" office:value="2">
            <text:p>2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2007-03-22">
            <text:p>22. mar 07</text:p>
          </table:table-cell>
          <table:table-cell table:style-name="ce66" table:formula="oooc:=TEXT([.A23];&quot;Ddd&quot;)" office:value-type="string" office:string-value="čet">
            <text:p>čet</text:p>
          </table:table-cell>
          <table:table-cell table:style-name="ce19" office:value-type="string">
            <text:p><text:s/></text:p>
          </table:table-cell>
          <table:table-cell table:style-name="ce14" office:value-type="string">
            <text:p><text:s/></text:p>
          </table:table-cell>
          <table:table-cell table:style-name="ce14" office:value-type="string">
            <text:p>XJ</text:p>
          </table:table-cell>
          <table:table-cell table:style-name="ce19" office:value-type="string">
            <text:p><text:s/></text:p>
          </table:table-cell>
          <table:table-cell table:style-name="ce14" office:value-type="string">
            <text:p><text:s/></text:p>
          </table:table-cell>
          <table:table-cell table:style-name="ce18" office:value-type="string">
            <text:p><text:s/></text:p>
          </table:table-cell>
          <table:table-cell table:style-name="ce14"/>
          <table:table-cell table:style-name="ce12" office:value-type="string">
            <text:p><text:s/></text:p>
          </table:table-cell>
          <table:table-cell table:style-name="ce13" office:value-type="string">
            <text:p><text:s text:c="2"/></text:p>
          </table:table-cell>
          <table:table-cell table:style-name="ce37" office:value-type="string">
            <text:p>KOS</text:p>
          </table:table-cell>
          <table:table-cell table:style-name="ce75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0">
            <text:p>0</text:p>
          </table:table-cell>
          <table:table-cell table:style-name="ce75" table:formula="oooc:=COUNTIF([.C23:.K23];&quot;h&quot;)+COUNTIF([.C23:.K23];&quot;DH&quot;)" office:value-type="float" office:value="0">
            <text:p>0</text:p>
          </table:table-cell>
          <table:table-cell table:style-name="ce75" table:formula="oooc:=COUNTIF([.C23:.K23];&quot;D&quot;) + COUNTIF([.C23:.K23];&quot;SD&quot;)+COUNTIF([.C23:.K23];&quot;DJ&quot;)+COUNTIF([.C23:.K23];&quot;DH&quot;)" office:value-type="float" office:value="0">
            <text:p>0</text:p>
          </table:table-cell>
          <table:table-cell table:style-name="ce75" table:formula="oooc:=COUNTIF([.C23:.K23];&quot;11-19&quot;) + COUNTIF([.C23:.K23];&quot;2&quot;)" office:value-type="float" office:value="0">
            <text:p>0</text:p>
          </table:table-cell>
          <table:table-cell table:style-name="ce75" table:formula="oooc:=COUNTIF([.C23:.K23];&quot;J&quot;)+COUNTIF([.C23:.K23];&quot;XJ&quot;)+COUNTIF([.C23:.K23];&quot;DJ&quot;)" office:value-type="float" office:value="1">
            <text:p>1</text:p>
          </table:table-cell>
          <table:table-cell table:style-name="ce75" table:formula="oooc:=COUNTIF([.C23:.K23];&quot;X&quot;)" office:value-type="float" office:value="0">
            <text:p>0</text:p>
          </table:table-cell>
          <table:table-cell table:style-name="ce76" table:formula="oooc:=COUNTBLANK([.C23:.K23])" office:value-type="float" office:value="1">
            <text:p>1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2007-03-23">
            <text:p>23. mar 07</text:p>
          </table:table-cell>
          <table:table-cell table:style-name="ce66" table:formula="oooc:=TEXT([.A24];&quot;Ddd&quot;)" office:value-type="string" office:string-value="pet">
            <text:p>pet</text:p>
          </table:table-cell>
          <table:table-cell table:style-name="ce18" office:value-type="string">
            <text:p><text:s/></text:p>
          </table:table-cell>
          <table:table-cell table:style-name="ce12" office:value-type="string">
            <text:p><text:s/></text:p>
          </table:table-cell>
          <table:table-cell table:style-name="ce14" office:value-type="string">
            <text:p><text:s/></text:p>
          </table:table-cell>
          <table:table-cell table:style-name="ce56" office:value-type="string">
            <text:p>DJ</text:p>
          </table:table-cell>
          <table:table-cell table:style-name="ce56" office:value-type="string">
            <text:p>DH</text:p>
          </table:table-cell>
          <table:table-cell table:style-name="ce19" office:value-type="string">
            <text:p><text:s/></text:p>
          </table:table-cell>
          <table:table-cell table:style-name="ce14"/>
          <table:table-cell table:style-name="ce13" office:value-type="string">
            <text:p><text:s text:c="2"/></text:p>
          </table:table-cell>
          <table:table-cell table:style-name="ce14" office:value-type="string">
            <text:p>X</text:p>
          </table:table-cell>
          <table:table-cell table:style-name="ce37" office:value-type="string">
            <text:p>PIN</text:p>
          </table:table-cell>
          <table:table-cell table:style-name="ce75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0">
            <text:p>0</text:p>
          </table:table-cell>
          <table:table-cell table:style-name="ce75" table:formula="oooc:=COUNTIF([.C24:.K24];&quot;h&quot;)+COUNTIF([.C24:.K24];&quot;DH&quot;)" office:value-type="float" office:value="1">
            <text:p>1</text:p>
          </table:table-cell>
          <table:table-cell table:style-name="ce75" table:formula="oooc:=COUNTIF([.C24:.K24];&quot;D&quot;) + COUNTIF([.C24:.K24];&quot;SD&quot;)+COUNTIF([.C24:.K24];&quot;DJ&quot;)+COUNTIF([.C24:.K24];&quot;DH&quot;)" office:value-type="float" office:value="2">
            <text:p>2</text:p>
          </table:table-cell>
          <table:table-cell table:style-name="ce75" table:formula="oooc:=COUNTIF([.C24:.K24];&quot;11-19&quot;) + COUNTIF([.C24:.K24];&quot;2&quot;)" office:value-type="float" office:value="0">
            <text:p>0</text:p>
          </table:table-cell>
          <table:table-cell table:style-name="ce75" table:formula="oooc:=COUNTIF([.C24:.K24];&quot;J&quot;)+COUNTIF([.C24:.K24];&quot;XJ&quot;)+COUNTIF([.C24:.K24];&quot;DJ&quot;)" office:value-type="float" office:value="1">
            <text:p>1</text:p>
          </table:table-cell>
          <table:table-cell table:style-name="ce75" table:formula="oooc:=COUNTIF([.C24:.K24];&quot;X&quot;)" office:value-type="float" office:value="1">
            <text:p>1</text:p>
          </table:table-cell>
          <table:table-cell table:style-name="ce76" table:formula="oooc:=COUNTBLANK([.C24:.K24])" office:value-type="float" office:value="1">
            <text:p>1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2" office:value-type="date" office:date-value="2007-03-24">
            <text:p>24. mar 07</text:p>
          </table:table-cell>
          <table:table-cell table:style-name="ce65" table:formula="oooc:=TEXT([.A25];&quot;Ddd&quot;)" office:value-type="string" office:string-value="sob">
            <text:p>sob</text:p>
          </table:table-cell>
          <table:table-cell table:style-name="ce21" office:value-type="string">
            <text:p><text:s/></text:p>
          </table:table-cell>
          <table:table-cell table:style-name="ce15" table:number-columns-repeated="2"/>
          <table:table-cell table:style-name="ce24"/>
          <table:table-cell table:style-name="ce21"/>
          <table:table-cell table:style-name="ce15" table:number-columns-repeated="3"/>
          <table:table-cell table:style-name="ce10"/>
          <table:table-cell table:style-name="ce37" office:value-type="string">
            <text:p>DAN</text:p>
          </table:table-cell>
          <table:table-cell table:style-name="ce75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0">
            <text:p>0</text:p>
          </table:table-cell>
          <table:table-cell table:style-name="ce75" table:formula="oooc:=COUNTIF([.C25:.K25];&quot;h&quot;)+COUNTIF([.C25:.K25];&quot;DH&quot;)" office:value-type="float" office:value="0">
            <text:p>0</text:p>
          </table:table-cell>
          <table:table-cell table:style-name="ce75" table:formula="oooc:=COUNTIF([.C25:.K25];&quot;D&quot;) + COUNTIF([.C25:.K25];&quot;SD&quot;)+COUNTIF([.C25:.K25];&quot;DJ&quot;)+COUNTIF([.C25:.K25];&quot;DH&quot;)" office:value-type="float" office:value="0">
            <text:p>0</text:p>
          </table:table-cell>
          <table:table-cell table:style-name="ce75" table:formula="oooc:=COUNTIF([.C25:.K25];&quot;11-19&quot;) + COUNTIF([.C25:.K25];&quot;2&quot;)" office:value-type="float" office:value="0">
            <text:p>0</text:p>
          </table:table-cell>
          <table:table-cell table:style-name="ce75" table:formula="oooc:=COUNTIF([.C25:.K25];&quot;J&quot;)+COUNTIF([.C25:.K25];&quot;XJ&quot;)+COUNTIF([.C25:.K25];&quot;DJ&quot;)" office:value-type="float" office:value="0">
            <text:p>0</text:p>
          </table:table-cell>
          <table:table-cell table:style-name="ce75" table:formula="oooc:=COUNTIF([.C25:.K25];&quot;X&quot;)" office:value-type="float" office:value="0">
            <text:p>0</text:p>
          </table:table-cell>
          <table:table-cell table:style-name="ce76" table:formula="oooc:=COUNTBLANK([.C25:.K25])" office:value-type="float" office:value="8">
            <text:p>8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2" office:value-type="date" office:date-value="2007-03-25">
            <text:p>25. mar 07</text:p>
          </table:table-cell>
          <table:table-cell table:style-name="ce65" table:formula="oooc:=TEXT([.A26];&quot;Ddd&quot;)" office:value-type="string" office:string-value="ned">
            <text:p>ned</text:p>
          </table:table-cell>
          <table:table-cell table:style-name="ce21" office:value-type="string">
            <text:p><text:s/></text:p>
          </table:table-cell>
          <table:table-cell table:style-name="ce15" table:number-columns-repeated="2"/>
          <table:table-cell table:style-name="ce24"/>
          <table:table-cell table:style-name="ce21"/>
          <table:table-cell table:style-name="ce15" table:number-columns-repeated="3"/>
          <table:table-cell table:style-name="ce10"/>
          <table:table-cell table:style-name="ce37" office:value-type="string">
            <text:p>DAN</text:p>
          </table:table-cell>
          <table:table-cell table:style-name="ce75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0">
            <text:p>0</text:p>
          </table:table-cell>
          <table:table-cell table:style-name="ce75" table:formula="oooc:=COUNTIF([.C26:.K26];&quot;h&quot;)+COUNTIF([.C26:.K26];&quot;DH&quot;)" office:value-type="float" office:value="0">
            <text:p>0</text:p>
          </table:table-cell>
          <table:table-cell table:style-name="ce75" table:formula="oooc:=COUNTIF([.C26:.K26];&quot;D&quot;) + COUNTIF([.C26:.K26];&quot;SD&quot;)+COUNTIF([.C26:.K26];&quot;DJ&quot;)+COUNTIF([.C26:.K26];&quot;DH&quot;)" office:value-type="float" office:value="0">
            <text:p>0</text:p>
          </table:table-cell>
          <table:table-cell table:style-name="ce75" table:formula="oooc:=COUNTIF([.C26:.K26];&quot;11-19&quot;) + COUNTIF([.C26:.K26];&quot;2&quot;)" office:value-type="float" office:value="0">
            <text:p>0</text:p>
          </table:table-cell>
          <table:table-cell table:style-name="ce75" table:formula="oooc:=COUNTIF([.C26:.K26];&quot;J&quot;)+COUNTIF([.C26:.K26];&quot;XJ&quot;)+COUNTIF([.C26:.K26];&quot;DJ&quot;)" office:value-type="float" office:value="0">
            <text:p>0</text:p>
          </table:table-cell>
          <table:table-cell table:style-name="ce75" table:formula="oooc:=COUNTIF([.C26:.K26];&quot;X&quot;)" office:value-type="float" office:value="0">
            <text:p>0</text:p>
          </table:table-cell>
          <table:table-cell table:style-name="ce76" table:formula="oooc:=COUNTBLANK([.C26:.K26])" office:value-type="float" office:value="8">
            <text:p>8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2007-03-26">
            <text:p>26. mar 07</text:p>
          </table:table-cell>
          <table:table-cell table:style-name="ce66" table:formula="oooc:=TEXT([.A27];&quot;Ddd&quot;)" office:value-type="string" office:string-value="pon">
            <text:p>pon</text:p>
          </table:table-cell>
          <table:table-cell table:style-name="ce14" office:value-type="string">
            <text:p>XJ</text:p>
          </table:table-cell>
          <table:table-cell table:number-columns-repeated="2" table:style-name="ce14" office:value-type="string">
            <text:p><text:s/></text:p>
          </table:table-cell>
          <table:table-cell table:style-name="ce19" office:value-type="string">
            <text:p><text:s/></text:p>
          </table:table-cell>
          <table:table-cell table:style-name="ce13" office:value-type="string">
            <text:p><text:s text:c="2"/></text:p>
          </table:table-cell>
          <table:table-cell table:style-name="ce18" office:value-type="string">
            <text:p><text:s/></text:p>
          </table:table-cell>
          <table:table-cell table:style-name="ce14"/>
          <table:table-cell table:style-name="ce14" office:value-type="string">
            <text:p><text:s/></text:p>
          </table:table-cell>
          <table:table-cell table:style-name="ce12" office:value-type="string">
            <text:p><text:s/></text:p>
          </table:table-cell>
          <table:table-cell table:style-name="ce37" office:value-type="string">
            <text:p>DAN</text:p>
          </table:table-cell>
          <table:table-cell table:style-name="ce75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0">
            <text:p>0</text:p>
          </table:table-cell>
          <table:table-cell table:style-name="ce75" table:formula="oooc:=COUNTIF([.C27:.K27];&quot;h&quot;)+COUNTIF([.C27:.K27];&quot;DH&quot;)" office:value-type="float" office:value="0">
            <text:p>0</text:p>
          </table:table-cell>
          <table:table-cell table:style-name="ce75" table:formula="oooc:=COUNTIF([.C27:.K27];&quot;D&quot;) + COUNTIF([.C27:.K27];&quot;SD&quot;)+COUNTIF([.C27:.K27];&quot;DJ&quot;)+COUNTIF([.C27:.K27];&quot;DH&quot;)" office:value-type="float" office:value="0">
            <text:p>0</text:p>
          </table:table-cell>
          <table:table-cell table:style-name="ce75" table:formula="oooc:=COUNTIF([.C27:.K27];&quot;11-19&quot;) + COUNTIF([.C27:.K27];&quot;2&quot;)" office:value-type="float" office:value="0">
            <text:p>0</text:p>
          </table:table-cell>
          <table:table-cell table:style-name="ce75" table:formula="oooc:=COUNTIF([.C27:.K27];&quot;J&quot;)+COUNTIF([.C27:.K27];&quot;XJ&quot;)+COUNTIF([.C27:.K27];&quot;DJ&quot;)" office:value-type="float" office:value="1">
            <text:p>1</text:p>
          </table:table-cell>
          <table:table-cell table:style-name="ce75" table:formula="oooc:=COUNTIF([.C27:.K27];&quot;X&quot;)" office:value-type="float" office:value="0">
            <text:p>0</text:p>
          </table:table-cell>
          <table:table-cell table:style-name="ce76" table:formula="oooc:=COUNTBLANK([.C27:.K27])" office:value-type="float" office:value="1">
            <text:p>1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2007-03-27">
            <text:p>27. mar 07</text:p>
          </table:table-cell>
          <table:table-cell table:style-name="ce66" table:formula="oooc:=TEXT([.A28];&quot;Ddd&quot;)" office:value-type="string" office:string-value="tor">
            <text:p>tor</text:p>
          </table:table-cell>
          <table:table-cell table:style-name="ce12" office:value-type="string">
            <text:p><text:s/></text:p>
          </table:table-cell>
          <table:table-cell table:style-name="ce14" office:value-type="string">
            <text:p><text:s/></text:p>
          </table:table-cell>
          <table:table-cell table:style-name="ce19" office:value-type="string">
            <text:p><text:s/></text:p>
          </table:table-cell>
          <table:table-cell table:style-name="ce56" office:value-type="string">
            <text:p>DH</text:p>
          </table:table-cell>
          <table:table-cell table:style-name="ce14" office:value-type="string">
            <text:p>XJ</text:p>
          </table:table-cell>
          <table:table-cell table:style-name="ce13" office:value-type="string">
            <text:p><text:s text:c="2"/></text:p>
          </table:table-cell>
          <table:table-cell table:style-name="ce14"/>
          <table:table-cell table:style-name="ce14" office:value-type="string">
            <text:p><text:s/></text:p>
          </table:table-cell>
          <table:table-cell table:style-name="ce18" office:value-type="string">
            <text:p><text:s/></text:p>
          </table:table-cell>
          <table:table-cell table:style-name="ce37" office:value-type="string">
            <text:p>DAN</text:p>
          </table:table-cell>
          <table:table-cell table:style-name="ce75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0">
            <text:p>0</text:p>
          </table:table-cell>
          <table:table-cell table:style-name="ce75" table:formula="oooc:=COUNTIF([.C28:.K28];&quot;h&quot;)+COUNTIF([.C28:.K28];&quot;DH&quot;)" office:value-type="float" office:value="1">
            <text:p>1</text:p>
          </table:table-cell>
          <table:table-cell table:style-name="ce75" table:formula="oooc:=COUNTIF([.C28:.K28];&quot;D&quot;) + COUNTIF([.C28:.K28];&quot;SD&quot;)+COUNTIF([.C28:.K28];&quot;DJ&quot;)+COUNTIF([.C28:.K28];&quot;DH&quot;)" office:value-type="float" office:value="1">
            <text:p>1</text:p>
          </table:table-cell>
          <table:table-cell table:style-name="ce75" table:formula="oooc:=COUNTIF([.C28:.K28];&quot;11-19&quot;) + COUNTIF([.C28:.K28];&quot;2&quot;)" office:value-type="float" office:value="0">
            <text:p>0</text:p>
          </table:table-cell>
          <table:table-cell table:style-name="ce75" table:formula="oooc:=COUNTIF([.C28:.K28];&quot;J&quot;)+COUNTIF([.C28:.K28];&quot;XJ&quot;)+COUNTIF([.C28:.K28];&quot;DJ&quot;)" office:value-type="float" office:value="1">
            <text:p>1</text:p>
          </table:table-cell>
          <table:table-cell table:style-name="ce75" table:formula="oooc:=COUNTIF([.C28:.K28];&quot;X&quot;)" office:value-type="float" office:value="0">
            <text:p>0</text:p>
          </table:table-cell>
          <table:table-cell table:style-name="ce76" table:formula="oooc:=COUNTBLANK([.C28:.K28])" office:value-type="float" office:value="1">
            <text:p>1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2007-03-28">
            <text:p>28. mar 07</text:p>
          </table:table-cell>
          <table:table-cell table:style-name="ce66" table:formula="oooc:=TEXT([.A29];&quot;Ddd&quot;)" office:value-type="string" office:string-value="sre">
            <text:p>sre</text:p>
          </table:table-cell>
          <table:table-cell table:style-name="ce12" office:value-type="string">
            <text:p><text:s/></text:p>
          </table:table-cell>
          <table:table-cell table:style-name="ce13" office:value-type="string">
            <text:p><text:s text:c="2"/></text:p>
          </table:table-cell>
          <table:table-cell table:style-name="ce14" office:value-type="string">
            <text:p><text:s/></text:p>
          </table:table-cell>
          <table:table-cell table:style-name="ce18" office:value-type="string">
            <text:p><text:s/></text:p>
          </table:table-cell>
          <table:table-cell table:style-name="ce14" office:value-type="string">
            <text:p><text:s/></text:p>
          </table:table-cell>
          <table:table-cell table:style-name="ce14" office:value-type="string">
            <text:p>XJ</text:p>
          </table:table-cell>
          <table:table-cell table:style-name="ce13"/>
          <table:table-cell table:style-name="ce14" office:value-type="string">
            <text:p><text:s/></text:p>
          </table:table-cell>
          <table:table-cell table:style-name="ce19" office:value-type="string">
            <text:p><text:s/></text:p>
          </table:table-cell>
          <table:table-cell table:style-name="ce37" office:value-type="string">
            <text:p>DAN</text:p>
          </table:table-cell>
          <table:table-cell table:style-name="ce75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0">
            <text:p>0</text:p>
          </table:table-cell>
          <table:table-cell table:style-name="ce75" table:formula="oooc:=COUNTIF([.C29:.K29];&quot;h&quot;)+COUNTIF([.C29:.K29];&quot;DH&quot;)" office:value-type="float" office:value="0">
            <text:p>0</text:p>
          </table:table-cell>
          <table:table-cell table:style-name="ce75" table:formula="oooc:=COUNTIF([.C29:.K29];&quot;D&quot;) + COUNTIF([.C29:.K29];&quot;SD&quot;)+COUNTIF([.C29:.K29];&quot;DJ&quot;)+COUNTIF([.C29:.K29];&quot;DH&quot;)" office:value-type="float" office:value="0">
            <text:p>0</text:p>
          </table:table-cell>
          <table:table-cell table:style-name="ce75" table:formula="oooc:=COUNTIF([.C29:.K29];&quot;11-19&quot;) + COUNTIF([.C29:.K29];&quot;2&quot;)" office:value-type="float" office:value="0">
            <text:p>0</text:p>
          </table:table-cell>
          <table:table-cell table:style-name="ce75" table:formula="oooc:=COUNTIF([.C29:.K29];&quot;J&quot;)+COUNTIF([.C29:.K29];&quot;XJ&quot;)+COUNTIF([.C29:.K29];&quot;DJ&quot;)" office:value-type="float" office:value="1">
            <text:p>1</text:p>
          </table:table-cell>
          <table:table-cell table:style-name="ce75" table:formula="oooc:=COUNTIF([.C29:.K29];&quot;X&quot;)" office:value-type="float" office:value="0">
            <text:p>0</text:p>
          </table:table-cell>
          <table:table-cell table:style-name="ce76" table:formula="oooc:=COUNTBLANK([.C29:.K29])" office:value-type="float" office:value="1">
            <text:p>1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2007-03-29">
            <text:p>29. mar 07</text:p>
          </table:table-cell>
          <table:table-cell table:style-name="ce66" table:formula="oooc:=TEXT([.A30];&quot;Ddd&quot;)" office:value-type="string" office:string-value="čet">
            <text:p>čet</text:p>
          </table:table-cell>
          <table:table-cell table:style-name="ce13" office:value-type="string">
            <text:p><text:s text:c="2"/>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<text:s/></text:p>
          </table:table-cell>
          <table:table-cell table:style-name="ce19" office:value-type="string">
            <text:p><text:s/></text:p>
          </table:table-cell>
          <table:table-cell table:style-name="ce12" office:value-type="string">
            <text:p><text:s/></text:p>
          </table:table-cell>
          <table:table-cell table:style-name="ce56" office:value-type="string">
            <text:p>D</text:p>
          </table:table-cell>
          <table:table-cell table:style-name="ce14"/>
          <table:table-cell table:number-columns-repeated="2" table:style-name="ce14" office:value-type="string">
            <text:p><text:s/></text:p>
          </table:table-cell>
          <table:table-cell table:style-name="ce37" office:value-type="string">
            <text:p>DAN</text:p>
          </table:table-cell>
          <table:table-cell table:style-name="ce75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0">
            <text:p>0</text:p>
          </table:table-cell>
          <table:table-cell table:style-name="ce75" table:formula="oooc:=COUNTIF([.C30:.K30];&quot;h&quot;)+COUNTIF([.C30:.K30];&quot;DH&quot;)" office:value-type="float" office:value="0">
            <text:p>0</text:p>
          </table:table-cell>
          <table:table-cell table:style-name="ce75" table:formula="oooc:=COUNTIF([.C30:.K30];&quot;D&quot;) + COUNTIF([.C30:.K30];&quot;SD&quot;)+COUNTIF([.C30:.K30];&quot;DJ&quot;)+COUNTIF([.C30:.K30];&quot;DH&quot;)" office:value-type="float" office:value="1">
            <text:p>1</text:p>
          </table:table-cell>
          <table:table-cell table:style-name="ce75" table:formula="oooc:=COUNTIF([.C30:.K30];&quot;11-19&quot;) + COUNTIF([.C30:.K30];&quot;2&quot;)" office:value-type="float" office:value="0">
            <text:p>0</text:p>
          </table:table-cell>
          <table:table-cell table:style-name="ce75" table:formula="oooc:=COUNTIF([.C30:.K30];&quot;J&quot;)+COUNTIF([.C30:.K30];&quot;XJ&quot;)+COUNTIF([.C30:.K30];&quot;DJ&quot;)" office:value-type="float" office:value="0">
            <text:p>0</text:p>
          </table:table-cell>
          <table:table-cell table:style-name="ce75" table:formula="oooc:=COUNTIF([.C30:.K30];&quot;X&quot;)" office:value-type="float" office:value="1">
            <text:p>1</text:p>
          </table:table-cell>
          <table:table-cell table:style-name="ce76" table:formula="oooc:=COUNTBLANK([.C30:.K30])" office:value-type="float" office:value="1">
            <text:p>1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2007-03-30">
            <text:p>30. mar 07</text:p>
          </table:table-cell>
          <table:table-cell table:style-name="ce66" table:formula="oooc:=TEXT([.A31];&quot;Ddd&quot;)" office:value-type="string" office:string-value="pet">
            <text:p>pet</text:p>
          </table:table-cell>
          <table:table-cell table:style-name="ce14" office:value-type="string">
            <text:p>X</text:p>
          </table:table-cell>
          <table:table-cell table:number-columns-repeated="2" table:style-name="ce69" office:value-type="string">
            <text:p><text:s/></text:p>
          </table:table-cell>
          <table:table-cell table:style-name="ce18" office:value-type="string">
            <text:p><text:s/></text:p>
          </table:table-cell>
          <table:table-cell table:style-name="ce70" office:value-type="string">
            <text:p><text:s/></text:p>
          </table:table-cell>
          <table:table-cell table:style-name="ce56" office:value-type="string">
            <text:p>DH</text:p>
          </table:table-cell>
          <table:table-cell table:style-name="ce69"/>
          <table:table-cell table:style-name="ce14" office:value-type="string">
            <text:p><text:s/></text:p>
          </table:table-cell>
          <table:table-cell table:style-name="ce13" office:value-type="string">
            <text:p><text:s text:c="2"/></text:p>
          </table:table-cell>
          <table:table-cell table:style-name="ce37" office:value-type="string">
            <text:p>DAN</text:p>
          </table:table-cell>
          <table:table-cell table:style-name="ce75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0">
            <text:p>0</text:p>
          </table:table-cell>
          <table:table-cell table:style-name="ce75" table:formula="oooc:=COUNTIF([.C31:.K31];&quot;h&quot;)+COUNTIF([.C31:.K31];&quot;DH&quot;)" office:value-type="float" office:value="1">
            <text:p>1</text:p>
          </table:table-cell>
          <table:table-cell table:style-name="ce75" table:formula="oooc:=COUNTIF([.C31:.K31];&quot;D&quot;) + COUNTIF([.C31:.K31];&quot;SD&quot;)+COUNTIF([.C31:.K31];&quot;DJ&quot;)+COUNTIF([.C31:.K31];&quot;DH&quot;)" office:value-type="float" office:value="1">
            <text:p>1</text:p>
          </table:table-cell>
          <table:table-cell table:style-name="ce75" table:formula="oooc:=COUNTIF([.C31:.K31];&quot;11-19&quot;) + COUNTIF([.C31:.K31];&quot;2&quot;)" office:value-type="float" office:value="0">
            <text:p>0</text:p>
          </table:table-cell>
          <table:table-cell table:style-name="ce75" table:formula="oooc:=COUNTIF([.C31:.K31];&quot;J&quot;)+COUNTIF([.C31:.K31];&quot;XJ&quot;)+COUNTIF([.C31:.K31];&quot;DJ&quot;)" office:value-type="float" office:value="0">
            <text:p>0</text:p>
          </table:table-cell>
          <table:table-cell table:style-name="ce75" table:formula="oooc:=COUNTIF([.C31:.K31];&quot;X&quot;)" office:value-type="float" office:value="1">
            <text:p>1</text:p>
          </table:table-cell>
          <table:table-cell table:style-name="ce76" table:formula="oooc:=COUNTBLANK([.C31:.K31])" office:value-type="float" office:value="1">
            <text:p>1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2" office:value-type="date" office:date-value="2007-03-31">
            <text:p>31. mar 07</text:p>
          </table:table-cell>
          <table:table-cell table:style-name="ce65" table:formula="oooc:=TEXT([.A32];&quot;Ddd&quot;)" office:value-type="string" office:string-value="sob">
            <text:p>sob</text:p>
          </table:table-cell>
          <table:table-cell table:style-name="ce16" table:number-columns-repeated="3"/>
          <table:table-cell table:style-name="ce26"/>
          <table:table-cell table:style-name="ce73"/>
          <table:table-cell table:style-name="ce16" table:number-columns-repeated="2"/>
          <table:table-cell table:style-name="ce21" office:value-type="string">
            <text:p><text:s/></text:p>
          </table:table-cell>
          <table:table-cell table:style-name="ce22"/>
          <table:table-cell table:style-name="ce37" office:value-type="string">
            <text:p>MŠŠ</text:p>
          </table:table-cell>
          <table:table-cell table:style-name="ce75" table:formula="oooc:=COUNTIF([.C32:.K32];&quot;L&quot;) + COUNTIF([.C32:.K32];&quot;52L&quot;)+COUNTIF([.C32:.K32];&quot;51L&quot;)+COUNTIF([.C32:.K32];&quot;1L&quot;)+COUNTIF([.C32:.K32];&quot;KVITL&quot;)+COUNTIF([.C32:.K32];&quot;UL&quot;)" office:value-type="float" office:value="0">
            <text:p>0</text:p>
          </table:table-cell>
          <table:table-cell table:style-name="ce75" table:formula="oooc:=COUNTIF([.C32:.K32];&quot;h&quot;)+COUNTIF([.C32:.K32];&quot;DH&quot;)" office:value-type="float" office:value="0">
            <text:p>0</text:p>
          </table:table-cell>
          <table:table-cell table:style-name="ce75" table:formula="oooc:=COUNTIF([.C32:.K32];&quot;D&quot;) + COUNTIF([.C32:.K32];&quot;SD&quot;)+COUNTIF([.C32:.K32];&quot;DJ&quot;)+COUNTIF([.C32:.K32];&quot;DH&quot;)" office:value-type="float" office:value="0">
            <text:p>0</text:p>
          </table:table-cell>
          <table:table-cell table:style-name="ce75" table:formula="oooc:=COUNTIF([.C32:.K32];&quot;11-19&quot;) + COUNTIF([.C32:.K32];&quot;2&quot;)" office:value-type="float" office:value="0">
            <text:p>0</text:p>
          </table:table-cell>
          <table:table-cell table:style-name="ce75" table:formula="oooc:=COUNTIF([.C32:.K32];&quot;J&quot;)+COUNTIF([.C32:.K32];&quot;XJ&quot;)+COUNTIF([.C32:.K32];&quot;DJ&quot;)" office:value-type="float" office:value="0">
            <text:p>0</text:p>
          </table:table-cell>
          <table:table-cell table:style-name="ce75" table:formula="oooc:=COUNTIF([.C32:.K32];&quot;X&quot;)" office:value-type="float" office:value="0">
            <text:p>0</text:p>
          </table:table-cell>
          <table:table-cell table:style-name="ce76" table:formula="oooc:=COUNTBLANK([.C32:.K32])" office:value-type="float" office:value="8">
            <text:p>8</text:p>
          </table:table-cell>
          <table:table-cell table:number-columns-repeated="12"/>
          <table:table-cell table:style-name="ce5" table:number-columns-repeated="225"/>
        </table:table-row>
        <table:table-row table:style-name="ro3">
          <table:table-cell table:style-name="ce4" table:number-columns-repeated="12"/>
          <table:table-cell table:style-name="ce40" table:number-columns-repeated="6"/>
          <table:table-cell table:style-name="ce77"/>
          <table:table-cell table:number-columns-repeated="237"/>
        </table:table-row>
        <table:table-row table:style-name="ro3">
          <table:table-cell table:style-name="ce4"/>
          <table:table-cell table:style-name="ce67"/>
          <table:table-cell table:style-name="ce4" table:number-columns-repeated="9"/>
          <table:table-cell table:style-name="Default" table:number-columns-repeated="8"/>
          <table:table-cell table:number-columns-repeated="237"/>
        </table:table-row>
        <table:table-row table:style-name="ro3">
          <table:table-cell/>
          <table:table-cell table:style-name="ce68"/>
          <table:table-cell table:style-name="ce4" table:number-columns-repeated="9"/>
          <table:table-cell/>
          <table:table-cell table:style-name="Default" table:number-columns-repeated="7"/>
          <table:table-cell table:number-columns-repeated="237"/>
        </table:table-row>
        <table:table-row table:style-name="ro3" table:number-rows-repeated="3196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pril" table:style-name="ta1" table:print="false">
        <table:table-column table:style-name="co11" table:default-cell-style-name="ce5"/>
        <table:table-column table:style-name="co3" table:number-columns-repeated="11" table:default-cell-style-name="ce5"/>
        <table:table-column table:style-name="co4" table:default-cell-style-name="ce41"/>
        <table:table-column table:style-name="co5" table:default-cell-style-name="ce41"/>
        <table:table-column table:style-name="co12" table:default-cell-style-name="ce41"/>
        <table:table-column table:style-name="co8" table:default-cell-style-name="ce41"/>
        <table:table-column table:style-name="co9" table:default-cell-style-name="ce41"/>
        <table:table-column table:style-name="co4" table:default-cell-style-name="ce41"/>
        <table:table-column table:style-name="co13" table:number-columns-repeated="237" table:default-cell-style-name="Default"/>
        <table:table-row table:style-name="ro1">
          <table:table-cell table:style-name="ce1" office:value-type="string">
            <text:p>Dat m</text:p>
          </table:table-cell>
          <table:table-cell table:style-name="ce6"/>
          <table:table-cell table:style-name="ce63" office:value-type="string">
            <text:p>KOS</text:p>
          </table:table-cell>
          <table:table-cell table:style-name="ce63" office:value-type="string">
            <text:p>ŠOŠ</text:p>
          </table:table-cell>
          <table:table-cell table:style-name="ce63" office:value-type="string">
            <text:p>PIN</text:p>
          </table:table-cell>
          <table:table-cell table:style-name="ce63" office:value-type="string">
            <text:p>KON</text:p>
          </table:table-cell>
          <table:table-cell table:style-name="ce63" office:value-type="string">
            <text:p>MIR</text:p>
          </table:table-cell>
          <table:table-cell table:style-name="ce63" office:value-type="string">
            <text:p>HOL</text:p>
          </table:table-cell>
          <table:table-cell table:style-name="ce63" office:value-type="string">
            <text:p>?</text:p>
          </table:table-cell>
          <table:table-cell table:style-name="ce63" office:value-type="string">
            <text:p>DAN</text:p>
          </table:table-cell>
          <table:table-cell table:style-name="ce74" office:value-type="string">
            <text:p>MSS</text:p>
          </table:table-cell>
          <table:table-cell table:style-name="ce37" office:value-type="string">
            <text:p>TX</text:p>
          </table:table-cell>
          <table:table-cell table:style-name="ce38" office:value-type="string">
            <text:p>L</text:p>
          </table:table-cell>
          <table:table-cell table:style-name="ce42" office:value-type="string">
            <text:p>H</text:p>
          </table:table-cell>
          <table:table-cell table:style-name="ce42" office:value-type="string">
            <text:p>D</text:p>
          </table:table-cell>
          <table:table-cell table:style-name="ce44" office:value-type="string">
            <text:p>J</text:p>
          </table:table-cell>
          <table:table-cell table:style-name="ce45" office:value-type="string">
            <text:p>X</text:p>
          </table:table-cell>
          <table:table-cell table:style-name="ce46" office:value-type="string">
            <text:p>Brez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3007-04-01">
            <text:p>1. apr 07</text:p>
          </table:table-cell>
          <table:table-cell table:style-name="ce63" table:formula="oooc:=TEXT([.A2];&quot;Ddd&quot;)" office:value-type="string" office:string-value="sre">
            <text:p>sre</text:p>
          </table:table-cell>
          <table:table-cell table:style-name="ce27"/>
          <table:table-cell table:style-name="ce21"/>
          <table:table-cell table:style-name="ce15"/>
          <table:table-cell table:style-name="ce24"/>
          <table:table-cell table:style-name="ce15" table:number-columns-repeated="2"/>
          <table:table-cell table:style-name="ce23"/>
          <table:table-cell table:style-name="ce21" office:value-type="string">
            <text:p>L</text:p>
          </table:table-cell>
          <table:table-cell table:style-name="ce10"/>
          <table:table-cell table:style-name="ce36" office:value-type="string">
            <text:p>MŠŠ</text:p>
          </table:table-cell>
          <table:table-cell table:style-name="ce84" table:formula="oooc:=COUNTIF([.C2:.K2];&quot;L&quot;) + COUNTIF([.C2:.K2];&quot;52L&quot;)+COUNTIF([.C2:.K2];&quot;51L&quot;)+COUNTIF([.C2:.K2];&quot;1L&quot;)+COUNTIF([.C2:.K2];&quot;KVITL&quot;)+COUNTIF([.C2:.K2];&quot;UL&quot;)" office:value-type="float" office:value="1">
            <text:p>1</text:p>
          </table:table-cell>
          <table:table-cell table:style-name="ce84" table:formula="oooc:=COUNTIF([.C2:.K2];&quot;h&quot;)+COUNTIF([.C2:.K2];&quot;DH&quot;)" office:value-type="float" office:value="0">
            <text:p>0</text:p>
          </table:table-cell>
          <table:table-cell table:style-name="ce84" table:formula="oooc:=COUNTIF([.C2:.K2];&quot;D&quot;) + COUNTIF([.C2:.K2];&quot;SD&quot;)+COUNTIF([.C2:.K2];&quot;DJ&quot;)+COUNTIF([.C2:.K2];&quot;DH&quot;)" office:value-type="float" office:value="0">
            <text:p>0</text:p>
          </table:table-cell>
          <table:table-cell table:style-name="ce84" table:formula="oooc:=COUNTIF([.C2:.K2];&quot;J&quot;)+COUNTIF([.C2:.K2];&quot;XJ&quot;)+COUNTIF([.C2:.K2];&quot;DJ&quot;)" office:value-type="float" office:value="0">
            <text:p>0</text:p>
          </table:table-cell>
          <table:table-cell table:style-name="ce84" table:formula="oooc:=COUNTIF([.C2:.K2];&quot;X&quot;)" office:value-type="float" office:value="0">
            <text:p>0</text:p>
          </table:table-cell>
          <table:table-cell table:style-name="ce85" table:formula="oooc:=COUNTBLANK([.C2:.K2])" office:value-type="float" office:value="8">
            <text:p>8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3007-04-02">
            <text:p>2. apr 07</text:p>
          </table:table-cell>
          <table:table-cell table:style-name="ce63" table:formula="oooc:=TEXT([.A3];&quot;Ddd&quot;)" office:value-type="string" office:string-value="čet">
            <text:p>čet</text:p>
          </table:table-cell>
          <table:table-cell table:style-name="ce19">
            <office:annotation draw:style-name="gr1" draw:text-style-name="P3" svg:width="2.899cm" svg:height="0.59cm" svg:x="5.392cm" svg:y="0cm" draw:caption-point-x="-5.392cm" draw:caption-point-y="0cm">
              <dc:creator>JH</dc:creator>
              <dc:date>2007-03-05T00:00:00</dc:date>
              <text:p text:style-name="P1"><text:span text:style-name="T2">Prost popoldan</text:span></text:p>
            </office:annotation>
          </table:table-cell>
          <table:table-cell table:style-name="ce19"/>
          <table:table-cell table:style-name="ce14" table:number-columns-repeated="2"/>
          <table:table-cell table:style-name="ce13" office:value-type="string">
            <text:p>L</text:p>
          </table:table-cell>
          <table:table-cell table:style-name="ce19">
            <office:annotation draw:style-name="gr2" draw:text-style-name="P3" svg:width="2.899cm" svg:height="2.146cm" svg:x="11.867cm" svg:y="0cm" draw:caption-point-x="-11.867cm" draw:caption-point-y="0cm">
              <dc:creator>JH</dc:creator>
              <dc:date>2007-03-20T00:00:00</dc:date>
              <text:p text:style-name="P1"><text:span text:style-name="T2">Sestanek HNMP2.4.2007 s pričetkom ob 20.15 v prostorih ANMP ZD Kranj.</text:span></text:p>
            </office:annotation>
          </table:table-cell>
          <table:table-cell table:style-name="ce19"/>
          <table:table-cell table:style-name="ce14" office:value-type="string">
            <text:p>X</text:p>
          </table:table-cell>
          <table:table-cell table:style-name="ce18"/>
          <table:table-cell table:style-name="ce36" office:value-type="string">
            <text:p>MŠŠ</text:p>
          </table:table-cell>
          <table:table-cell table:style-name="ce84" table:formula="oooc:=COUNTIF([.C3:.K3];&quot;L&quot;) + COUNTIF([.C3:.K3];&quot;52L&quot;)+COUNTIF([.C3:.K3];&quot;51L&quot;)+COUNTIF([.C3:.K3];&quot;1L&quot;)+COUNTIF([.C3:.K3];&quot;KVITL&quot;)+COUNTIF([.C3:.K3];&quot;UL&quot;)" office:value-type="float" office:value="1">
            <text:p>1</text:p>
          </table:table-cell>
          <table:table-cell table:style-name="ce84" table:formula="oooc:=COUNTIF([.C3:.K3];&quot;h&quot;)+COUNTIF([.C3:.K3];&quot;DH&quot;)" office:value-type="float" office:value="0">
            <text:p>0</text:p>
          </table:table-cell>
          <table:table-cell table:style-name="ce84" table:formula="oooc:=COUNTIF([.C3:.K3];&quot;D&quot;) + COUNTIF([.C3:.K3];&quot;SD&quot;)+COUNTIF([.C3:.K3];&quot;DJ&quot;)+COUNTIF([.C3:.K3];&quot;DH&quot;)" office:value-type="float" office:value="0">
            <text:p>0</text:p>
          </table:table-cell>
          <table:table-cell table:style-name="ce84" table:formula="oooc:=COUNTIF([.C3:.K3];&quot;J&quot;)+COUNTIF([.C3:.K3];&quot;XJ&quot;)+COUNTIF([.C3:.K3];&quot;DJ&quot;)" office:value-type="float" office:value="0">
            <text:p>0</text:p>
          </table:table-cell>
          <table:table-cell table:style-name="ce84" table:formula="oooc:=COUNTIF([.C3:.K3];&quot;X&quot;)" office:value-type="float" office:value="1">
            <text:p>1</text:p>
          </table:table-cell>
          <table:table-cell table:style-name="ce85" table:formula="oooc:=COUNTBLANK([.C3:.K3])" office:value-type="float" office:value="7">
            <text:p>7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3007-04-03">
            <text:p>3. apr 07</text:p>
          </table:table-cell>
          <table:table-cell table:style-name="ce64" table:formula="oooc:=TEXT([.A4];&quot;Ddd&quot;)" office:value-type="string" office:string-value="pet">
            <text:p>pet</text:p>
          </table:table-cell>
          <table:table-cell table:style-name="ce19"/>
          <table:table-cell table:style-name="ce18"/>
          <table:table-cell table:style-name="ce19"/>
          <table:table-cell table:style-name="ce56" office:value-type="string">
            <text:p>DH</text:p>
          </table:table-cell>
          <table:table-cell table:style-name="ce14" office:value-type="string">
            <text:p>X</text:p>
          </table:table-cell>
          <table:table-cell table:style-name="ce82" office:value-type="string">
            <office:annotation draw:style-name="gr1" draw:text-style-name="P3" svg:width="2.899cm" svg:height="0.59cm" svg:x="11.867cm" svg:y="0.592cm" draw:caption-point-x="-11.867cm" draw:caption-point-y="-0.592cm">
              <dc:creator>JH</dc:creator>
              <dc:date>2007-03-20T00:00:00</dc:date>
              <text:p text:style-name="P1"><text:span text:style-name="T2">Hana dopust</text:span></text:p>
            </office:annotation>
            <text:p>L</text:p>
          </table:table-cell>
          <table:table-cell table:style-name="ce14" table:number-columns-repeated="3"/>
          <table:table-cell table:style-name="ce36" office:value-type="string">
            <text:p>MŠŠ</text:p>
          </table:table-cell>
          <table:table-cell table:style-name="ce84" table:formula="oooc:=COUNTIF([.C4:.K4];&quot;L&quot;) + COUNTIF([.C4:.K4];&quot;52L&quot;)+COUNTIF([.C4:.K4];&quot;51L&quot;)+COUNTIF([.C4:.K4];&quot;1L&quot;)+COUNTIF([.C4:.K4];&quot;KVITL&quot;)+COUNTIF([.C4:.K4];&quot;UL&quot;)" office:value-type="float" office:value="1">
            <text:p>1</text:p>
          </table:table-cell>
          <table:table-cell table:style-name="ce84" table:formula="oooc:=COUNTIF([.C4:.K4];&quot;h&quot;)+COUNTIF([.C4:.K4];&quot;DH&quot;)" office:value-type="float" office:value="1">
            <text:p>1</text:p>
          </table:table-cell>
          <table:table-cell table:style-name="ce84" table:formula="oooc:=COUNTIF([.C4:.K4];&quot;D&quot;) + COUNTIF([.C4:.K4];&quot;SD&quot;)+COUNTIF([.C4:.K4];&quot;DJ&quot;)+COUNTIF([.C4:.K4];&quot;DH&quot;)" office:value-type="float" office:value="1">
            <text:p>1</text:p>
          </table:table-cell>
          <table:table-cell table:style-name="ce84" table:formula="oooc:=COUNTIF([.C4:.K4];&quot;J&quot;)+COUNTIF([.C4:.K4];&quot;XJ&quot;)+COUNTIF([.C4:.K4];&quot;DJ&quot;)" office:value-type="float" office:value="0">
            <text:p>0</text:p>
          </table:table-cell>
          <table:table-cell table:style-name="ce84" table:formula="oooc:=COUNTIF([.C4:.K4];&quot;X&quot;)" office:value-type="float" office:value="1">
            <text:p>1</text:p>
          </table:table-cell>
          <table:table-cell table:style-name="ce85" table:formula="oooc:=COUNTBLANK([.C4:.K4])" office:value-type="float" office:value="6">
            <text:p>6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3007-04-04">
            <text:p>4. apr 07</text:p>
          </table:table-cell>
          <table:table-cell table:style-name="ce78" table:formula="oooc:=TEXT([.A5];&quot;Ddd&quot;)" office:value-type="string" office:string-value="sob">
            <text:p>sob</text:p>
          </table:table-cell>
          <table:table-cell table:style-name="ce19" office:value-type="string">
            <office:annotation draw:style-name="gr2" draw:text-style-name="P3" svg:width="2.899cm" svg:height="0.979cm" svg:x="5.392cm" svg:y="1.29cm" draw:caption-point-x="-5.392cm" draw:caption-point-y="-1.29cm">
              <dc:creator>JH</dc:creator>
              <dc:date>2007-03-20T00:00:00</dc:date>
              <text:p text:style-name="P1"><text:span text:style-name="T2">4., 5., in 6. aprila bo pri meni mizar</text:span></text:p>
            </office:annotation>
            <text:p>D</text:p>
          </table:table-cell>
          <table:table-cell table:style-name="ce13" office:value-type="string">
            <text:p>L</text:p>
          </table:table-cell>
          <table:table-cell table:style-name="ce14"/>
          <table:table-cell table:style-name="Default"/>
          <table:table-cell table:style-name="ce14"/>
          <table:table-cell table:style-name="ce19" office:value-type="string">
            <office:annotation draw:style-name="gr2" draw:text-style-name="P3" svg:width="2.899cm" svg:height="1.757cm" svg:x="11.867cm" svg:y="1.29cm" draw:caption-point-x="-11.867cm" draw:caption-point-y="-1.29cm">
              <dc:creator>JH</dc:creator>
              <dc:date>2007-03-20T00:00:00</dc:date>
              <text:p text:style-name="P1"><text:span text:style-name="T2">Češi</text:span></text:p>
              <text:p text:style-name="P1"><text:span text:style-name="T2"><text:s/></text:span><text:span text:style-name="T2">HNMP 04..aprila 2007, od 09.00 do 12.00 ure</text:span></text:p>
            </office:annotation>
            <text:p>X</text:p>
          </table:table-cell>
          <table:table-cell table:style-name="ce14"/>
          <table:table-cell table:style-name="ce19"/>
          <table:table-cell table:style-name="ce18"/>
          <table:table-cell table:style-name="ce36" office:value-type="string">
            <text:p>MŠŠ</text:p>
          </table:table-cell>
          <table:table-cell table:style-name="ce84" table:formula="oooc:=COUNTIF([.C5:.K5];&quot;L&quot;) + COUNTIF([.C5:.K5];&quot;52L&quot;)+COUNTIF([.C5:.K5];&quot;51L&quot;)+COUNTIF([.C5:.K5];&quot;1L&quot;)+COUNTIF([.C5:.K5];&quot;KVITL&quot;)+COUNTIF([.C5:.K5];&quot;UL&quot;)" office:value-type="float" office:value="1">
            <text:p>1</text:p>
          </table:table-cell>
          <table:table-cell table:style-name="ce84" table:formula="oooc:=COUNTIF([.C5:.K5];&quot;h&quot;)+COUNTIF([.C5:.K5];&quot;DH&quot;)" office:value-type="float" office:value="0">
            <text:p>0</text:p>
          </table:table-cell>
          <table:table-cell table:style-name="ce84" table:formula="oooc:=COUNTIF([.C5:.K5];&quot;D&quot;) + COUNTIF([.C5:.K5];&quot;SD&quot;)+COUNTIF([.C5:.K5];&quot;DJ&quot;)+COUNTIF([.C5:.K5];&quot;DH&quot;)" office:value-type="float" office:value="1">
            <text:p>1</text:p>
          </table:table-cell>
          <table:table-cell table:style-name="ce84" table:formula="oooc:=COUNTIF([.C5:.K5];&quot;J&quot;)+COUNTIF([.C5:.K5];&quot;XJ&quot;)+COUNTIF([.C5:.K5];&quot;DJ&quot;)" office:value-type="float" office:value="0">
            <text:p>0</text:p>
          </table:table-cell>
          <table:table-cell table:style-name="ce84" table:formula="oooc:=COUNTIF([.C5:.K5];&quot;X&quot;)" office:value-type="float" office:value="1">
            <text:p>1</text:p>
          </table:table-cell>
          <table:table-cell table:style-name="ce85" table:formula="oooc:=COUNTBLANK([.C5:.K5])" office:value-type="float" office:value="6">
            <text:p>6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3007-04-05">
            <text:p>5. apr 07</text:p>
          </table:table-cell>
          <table:table-cell table:style-name="ce79" table:formula="oooc:=TEXT([.A6];&quot;Ddd&quot;)" office:value-type="string" office:string-value="ned">
            <text:p>ned</text:p>
          </table:table-cell>
          <table:table-cell table:style-name="ce19" office:value-type="string">
            <office:annotation draw:style-name="gr2" draw:text-style-name="P3" svg:width="2.899cm" svg:height="0.979cm" svg:x="5.392cm" svg:y="1.988cm" draw:caption-point-x="-5.392cm" draw:caption-point-y="-1.988cm">
              <dc:creator>JH</dc:creator>
              <dc:date>2007-03-20T00:00:00</dc:date>
              <text:p text:style-name="P1"><text:span text:style-name="T2">4., 5., in 6. aprila bo pri meni mizar</text:span></text:p>
            </office:annotation>
            <text:p>D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/>
          <table:table-cell table:style-name="ce56" office:value-type="string">
            <text:p>DH</text:p>
          </table:table-cell>
          <table:table-cell table:style-name="ce83">
            <office:annotation draw:style-name="gr1" draw:text-style-name="P3" svg:width="2.899cm" svg:height="0.59cm" svg:x="11.867cm" svg:y="1.988cm" draw:caption-point-x="-11.867cm" draw:caption-point-y="-1.988cm">
              <dc:creator>JH</dc:creator>
              <dc:date>2007-03-20T00:00:00</dc:date>
              <text:p text:style-name="P1"><text:span text:style-name="T2">Hana dopust</text:span></text:p>
            </office:annotation>
          </table:table-cell>
          <table:table-cell table:style-name="ce14"/>
          <table:table-cell table:style-name="ce13" office:value-type="string">
            <text:p>L</text:p>
          </table:table-cell>
          <table:table-cell table:style-name="ce18"/>
          <table:table-cell table:style-name="ce36" office:value-type="string">
            <text:p>MŠŠ</text:p>
          </table:table-cell>
          <table:table-cell table:style-name="ce84" table:formula="oooc:=COUNTIF([.C6:.K6];&quot;L&quot;) + COUNTIF([.C6:.K6];&quot;52L&quot;)+COUNTIF([.C6:.K6];&quot;51L&quot;)+COUNTIF([.C6:.K6];&quot;1L&quot;)+COUNTIF([.C6:.K6];&quot;KVITL&quot;)+COUNTIF([.C6:.K6];&quot;UL&quot;)" office:value-type="float" office:value="1">
            <text:p>1</text:p>
          </table:table-cell>
          <table:table-cell table:style-name="ce84" table:formula="oooc:=COUNTIF([.C6:.K6];&quot;h&quot;)+COUNTIF([.C6:.K6];&quot;DH&quot;)" office:value-type="float" office:value="1">
            <text:p>1</text:p>
          </table:table-cell>
          <table:table-cell table:style-name="ce84" table:formula="oooc:=COUNTIF([.C6:.K6];&quot;D&quot;) + COUNTIF([.C6:.K6];&quot;SD&quot;)+COUNTIF([.C6:.K6];&quot;DJ&quot;)+COUNTIF([.C6:.K6];&quot;DH&quot;)" office:value-type="float" office:value="2">
            <text:p>2</text:p>
          </table:table-cell>
          <table:table-cell table:style-name="ce84" table:formula="oooc:=COUNTIF([.C6:.K6];&quot;J&quot;)+COUNTIF([.C6:.K6];&quot;XJ&quot;)+COUNTIF([.C6:.K6];&quot;DJ&quot;)" office:value-type="float" office:value="0">
            <text:p>0</text:p>
          </table:table-cell>
          <table:table-cell table:style-name="ce84" table:formula="oooc:=COUNTIF([.C6:.K6];&quot;X&quot;)" office:value-type="float" office:value="1">
            <text:p>1</text:p>
          </table:table-cell>
          <table:table-cell table:style-name="ce85" table:formula="oooc:=COUNTBLANK([.C6:.K6])" office:value-type="float" office:value="5">
            <text:p>5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3007-04-06">
            <text:p>6. apr 07</text:p>
          </table:table-cell>
          <table:table-cell table:style-name="ce79" table:formula="oooc:=TEXT([.A7];&quot;Ddd&quot;)" office:value-type="string" office:string-value="pon">
            <text:p>pon</text:p>
          </table:table-cell>
          <table:table-cell table:style-name="ce19" office:value-type="string">
            <office:annotation draw:style-name="gr2" draw:text-style-name="P3" svg:width="2.899cm" svg:height="0.979cm" svg:x="5.392cm" svg:y="2.685cm" draw:caption-point-x="-5.392cm" draw:caption-point-y="-2.685cm">
              <dc:creator>JH</dc:creator>
              <dc:date>2007-03-20T00:00:00</dc:date>
              <text:p text:style-name="P1"><text:span text:style-name="T2">4., 5., in 6. aprila bo pri meni mizar</text:span></text:p>
            </office:annotation>
            <text:p>D</text:p>
          </table:table-cell>
          <table:table-cell table:style-name="ce14" table:number-columns-repeated="2"/>
          <table:table-cell table:style-name="ce19"/>
          <table:table-cell table:style-name="ce13" office:value-type="string">
            <text:p>L</text:p>
          </table:table-cell>
          <table:table-cell table:style-name="ce72">
            <office:annotation draw:style-name="gr1" draw:text-style-name="P3" svg:width="2.899cm" svg:height="0.59cm" svg:x="11.867cm" svg:y="2.685cm" draw:caption-point-x="-11.867cm" draw:caption-point-y="-2.685cm">
              <dc:creator>JH</dc:creator>
              <dc:date>2007-03-20T00:00:00</dc:date>
              <text:p text:style-name="P1"><text:span text:style-name="T2">Hana dopust</text:span></text:p>
            </office:annotation>
          </table:table-cell>
          <table:table-cell table:style-name="ce14"/>
          <table:table-cell table:style-name="ce14" office:value-type="string">
            <text:p>X</text:p>
          </table:table-cell>
          <table:table-cell table:style-name="ce14"/>
          <table:table-cell table:style-name="ce36" office:value-type="string">
            <text:p>MŠŠ</text:p>
          </table:table-cell>
          <table:table-cell table:style-name="ce84" table:formula="oooc:=COUNTIF([.C7:.K7];&quot;L&quot;) + COUNTIF([.C7:.K7];&quot;52L&quot;)+COUNTIF([.C7:.K7];&quot;51L&quot;)+COUNTIF([.C7:.K7];&quot;1L&quot;)+COUNTIF([.C7:.K7];&quot;KVITL&quot;)+COUNTIF([.C7:.K7];&quot;UL&quot;)" office:value-type="float" office:value="1">
            <text:p>1</text:p>
          </table:table-cell>
          <table:table-cell table:style-name="ce84" table:formula="oooc:=COUNTIF([.C7:.K7];&quot;h&quot;)+COUNTIF([.C7:.K7];&quot;DH&quot;)" office:value-type="float" office:value="0">
            <text:p>0</text:p>
          </table:table-cell>
          <table:table-cell table:style-name="ce84" table:formula="oooc:=COUNTIF([.C7:.K7];&quot;D&quot;) + COUNTIF([.C7:.K7];&quot;SD&quot;)+COUNTIF([.C7:.K7];&quot;DJ&quot;)+COUNTIF([.C7:.K7];&quot;DH&quot;)" office:value-type="float" office:value="1">
            <text:p>1</text:p>
          </table:table-cell>
          <table:table-cell table:style-name="ce84" table:formula="oooc:=COUNTIF([.C7:.K7];&quot;J&quot;)+COUNTIF([.C7:.K7];&quot;XJ&quot;)+COUNTIF([.C7:.K7];&quot;DJ&quot;)" office:value-type="float" office:value="0">
            <text:p>0</text:p>
          </table:table-cell>
          <table:table-cell table:style-name="ce84" table:formula="oooc:=COUNTIF([.C7:.K7];&quot;X&quot;)" office:value-type="float" office:value="1">
            <text:p>1</text:p>
          </table:table-cell>
          <table:table-cell table:style-name="ce85" table:formula="oooc:=COUNTBLANK([.C7:.K7])" office:value-type="float" office:value="6">
            <text:p>6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3007-04-07">
            <text:p>7. apr 07</text:p>
          </table:table-cell>
          <table:table-cell table:style-name="ce79" table:formula="oooc:=TEXT([.A8];&quot;Ddd&quot;)" office:value-type="string" office:string-value="tor">
            <text:p>tor</text:p>
          </table:table-cell>
          <table:table-cell table:style-name="ce15" table:number-columns-repeated="2"/>
          <table:table-cell table:style-name="ce10"/>
          <table:table-cell table:style-name="ce24"/>
          <table:table-cell table:style-name="ce15" table:number-columns-repeated="4"/>
          <table:table-cell table:style-name="ce21" office:value-type="string">
            <text:p>L</text:p>
          </table:table-cell>
          <table:table-cell table:style-name="ce36" office:value-type="string">
            <text:p>KOS</text:p>
          </table:table-cell>
          <table:table-cell table:style-name="ce84" table:formula="oooc:=COUNTIF([.C8:.K8];&quot;L&quot;) + COUNTIF([.C8:.K8];&quot;52L&quot;)+COUNTIF([.C8:.K8];&quot;51L&quot;)+COUNTIF([.C8:.K8];&quot;1L&quot;)+COUNTIF([.C8:.K8];&quot;KVITL&quot;)+COUNTIF([.C8:.K8];&quot;UL&quot;)" office:value-type="float" office:value="1">
            <text:p>1</text:p>
          </table:table-cell>
          <table:table-cell table:style-name="ce84" table:formula="oooc:=COUNTIF([.C8:.K8];&quot;h&quot;)+COUNTIF([.C8:.K8];&quot;DH&quot;)" office:value-type="float" office:value="0">
            <text:p>0</text:p>
          </table:table-cell>
          <table:table-cell table:style-name="ce84" table:formula="oooc:=COUNTIF([.C8:.K8];&quot;D&quot;) + COUNTIF([.C8:.K8];&quot;SD&quot;)+COUNTIF([.C8:.K8];&quot;DJ&quot;)+COUNTIF([.C8:.K8];&quot;DH&quot;)" office:value-type="float" office:value="0">
            <text:p>0</text:p>
          </table:table-cell>
          <table:table-cell table:style-name="ce84" table:formula="oooc:=COUNTIF([.C8:.K8];&quot;J&quot;)+COUNTIF([.C8:.K8];&quot;XJ&quot;)+COUNTIF([.C8:.K8];&quot;DJ&quot;)" office:value-type="float" office:value="0">
            <text:p>0</text:p>
          </table:table-cell>
          <table:table-cell table:style-name="ce84" table:formula="oooc:=COUNTIF([.C8:.K8];&quot;X&quot;)" office:value-type="float" office:value="0">
            <text:p>0</text:p>
          </table:table-cell>
          <table:table-cell table:style-name="ce85" table:formula="oooc:=COUNTBLANK([.C8:.K8])" office:value-type="float" office:value="8">
            <text:p>8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3007-04-08">
            <text:p>8. apr 07</text:p>
          </table:table-cell>
          <table:table-cell table:style-name="ce79" table:formula="oooc:=TEXT([.A9];&quot;Ddd&quot;)" office:value-type="string" office:string-value="sre">
            <text:p>sre</text:p>
          </table:table-cell>
          <table:table-cell table:style-name="ce24"/>
          <table:table-cell table:style-name="ce15"/>
          <table:table-cell table:style-name="ce24" table:number-columns-repeated="2"/>
          <table:table-cell table:style-name="ce23"/>
          <table:table-cell table:style-name="ce24"/>
          <table:table-cell table:style-name="ce21"/>
          <table:table-cell table:style-name="ce15"/>
          <table:table-cell table:style-name="ce21" office:value-type="string">
            <text:p>L</text:p>
          </table:table-cell>
          <table:table-cell table:style-name="ce36" office:value-type="string">
            <text:p>KOS</text:p>
          </table:table-cell>
          <table:table-cell table:style-name="ce84" table:formula="oooc:=COUNTIF([.C9:.K9];&quot;L&quot;) + COUNTIF([.C9:.K9];&quot;52L&quot;)+COUNTIF([.C9:.K9];&quot;51L&quot;)+COUNTIF([.C9:.K9];&quot;1L&quot;)+COUNTIF([.C9:.K9];&quot;KVITL&quot;)+COUNTIF([.C9:.K9];&quot;UL&quot;)" office:value-type="float" office:value="1">
            <text:p>1</text:p>
          </table:table-cell>
          <table:table-cell table:style-name="ce84" table:formula="oooc:=COUNTIF([.C9:.K9];&quot;h&quot;)+COUNTIF([.C9:.K9];&quot;DH&quot;)" office:value-type="float" office:value="0">
            <text:p>0</text:p>
          </table:table-cell>
          <table:table-cell table:style-name="ce84" table:formula="oooc:=COUNTIF([.C9:.K9];&quot;D&quot;) + COUNTIF([.C9:.K9];&quot;SD&quot;)+COUNTIF([.C9:.K9];&quot;DJ&quot;)+COUNTIF([.C9:.K9];&quot;DH&quot;)" office:value-type="float" office:value="0">
            <text:p>0</text:p>
          </table:table-cell>
          <table:table-cell table:style-name="ce84" table:formula="oooc:=COUNTIF([.C9:.K9];&quot;J&quot;)+COUNTIF([.C9:.K9];&quot;XJ&quot;)+COUNTIF([.C9:.K9];&quot;DJ&quot;)" office:value-type="float" office:value="0">
            <text:p>0</text:p>
          </table:table-cell>
          <table:table-cell table:style-name="ce84" table:formula="oooc:=COUNTIF([.C9:.K9];&quot;X&quot;)" office:value-type="float" office:value="0">
            <text:p>0</text:p>
          </table:table-cell>
          <table:table-cell table:style-name="ce85" table:formula="oooc:=COUNTBLANK([.C9:.K9])" office:value-type="float" office:value="8">
            <text:p>8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3007-04-09">
            <text:p>9. apr 07</text:p>
          </table:table-cell>
          <table:table-cell table:style-name="ce79" table:formula="oooc:=TEXT([.A10];&quot;Ddd&quot;)" office:value-type="string" office:string-value="čet">
            <text:p>čet</text:p>
          </table:table-cell>
          <table:table-cell table:style-name="ce19">
            <office:annotation draw:style-name="gr1" draw:text-style-name="P3" svg:width="2.899cm" svg:height="0.59cm" svg:x="5.392cm" svg:y="4.778cm" draw:caption-point-x="-5.392cm" draw:caption-point-y="-4.778cm">
              <dc:creator>JH</dc:creator>
              <dc:date>2007-03-05T00:00:00</dc:date>
              <text:p text:style-name="P1"><text:span text:style-name="T2">KVIT</text:span></text:p>
            </office:annotation>
          </table:table-cell>
          <table:table-cell table:style-name="ce13" office:value-type="string">
            <text:p>L</text:p>
          </table:table-cell>
          <table:table-cell table:style-name="ce14"/>
          <table:table-cell table:style-name="ce18"/>
          <table:table-cell table:style-name="ce19"/>
          <table:table-cell table:style-name="ce14"/>
          <table:table-cell table:style-name="ce13"/>
          <table:table-cell table:style-name="ce19"/>
          <table:table-cell table:style-name="ce14" office:value-type="string">
            <text:p>X</text:p>
          </table:table-cell>
          <table:table-cell table:style-name="ce36" office:value-type="string">
            <text:p>KOS</text:p>
          </table:table-cell>
          <table:table-cell table:style-name="ce84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1">
            <text:p>1</text:p>
          </table:table-cell>
          <table:table-cell table:style-name="ce84" table:formula="oooc:=COUNTIF([.C10:.K10];&quot;h&quot;)+COUNTIF([.C10:.K10];&quot;DH&quot;)" office:value-type="float" office:value="0">
            <text:p>0</text:p>
          </table:table-cell>
          <table:table-cell table:style-name="ce84" table:formula="oooc:=COUNTIF([.C10:.K10];&quot;D&quot;) + COUNTIF([.C10:.K10];&quot;SD&quot;)+COUNTIF([.C10:.K10];&quot;DJ&quot;)+COUNTIF([.C10:.K10];&quot;DH&quot;)" office:value-type="float" office:value="0">
            <text:p>0</text:p>
          </table:table-cell>
          <table:table-cell table:style-name="ce84" table:formula="oooc:=COUNTIF([.C10:.K10];&quot;J&quot;)+COUNTIF([.C10:.K10];&quot;XJ&quot;)+COUNTIF([.C10:.K10];&quot;DJ&quot;)" office:value-type="float" office:value="0">
            <text:p>0</text:p>
          </table:table-cell>
          <table:table-cell table:style-name="ce84" table:formula="oooc:=COUNTIF([.C10:.K10];&quot;X&quot;)" office:value-type="float" office:value="1">
            <text:p>1</text:p>
          </table:table-cell>
          <table:table-cell table:style-name="ce85" table:formula="oooc:=COUNTBLANK([.C10:.K10])" office:value-type="float" office:value="7">
            <text:p>7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3007-04-10">
            <text:p>10. apr 07</text:p>
          </table:table-cell>
          <table:table-cell table:style-name="ce78" table:formula="oooc:=TEXT([.A11];&quot;Ddd&quot;)" office:value-type="string" office:string-value="pet">
            <text:p>pet</text:p>
          </table:table-cell>
          <table:table-cell table:style-name="ce80">
            <office:annotation draw:style-name="gr1" draw:text-style-name="P3" svg:width="2.899cm" svg:height="0.59cm" svg:x="5.392cm" svg:y="5.476cm" draw:caption-point-x="-5.392cm" draw:caption-point-y="-5.476cm">
              <dc:creator>JH</dc:creator>
              <dc:date>2007-03-05T00:00:00</dc:date>
              <text:p text:style-name="P1"><text:span text:style-name="T2">KVIT</text:span></text:p>
            </office:annotation>
          </table:table-cell>
          <table:table-cell table:style-name="ce14" office:value-type="string">
            <text:p>X</text:p>
          </table:table-cell>
          <table:table-cell table:style-name="ce14"/>
          <table:table-cell table:style-name="ce13" office:value-type="string">
            <text:p>L</text:p>
          </table:table-cell>
          <table:table-cell table:style-name="ce19"/>
          <table:table-cell table:style-name="ce14" table:number-columns-repeated="2"/>
          <table:table-cell table:style-name="ce19"/>
          <table:table-cell table:style-name="ce14"/>
          <table:table-cell table:style-name="ce36" office:value-type="string">
            <text:p>KOS</text:p>
          </table:table-cell>
          <table:table-cell table:style-name="ce84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1">
            <text:p>1</text:p>
          </table:table-cell>
          <table:table-cell table:style-name="ce84" table:formula="oooc:=COUNTIF([.C11:.K11];&quot;h&quot;)+COUNTIF([.C11:.K11];&quot;DH&quot;)" office:value-type="float" office:value="0">
            <text:p>0</text:p>
          </table:table-cell>
          <table:table-cell table:style-name="ce84" table:formula="oooc:=COUNTIF([.C11:.K11];&quot;D&quot;) + COUNTIF([.C11:.K11];&quot;SD&quot;)+COUNTIF([.C11:.K11];&quot;DJ&quot;)+COUNTIF([.C11:.K11];&quot;DH&quot;)" office:value-type="float" office:value="0">
            <text:p>0</text:p>
          </table:table-cell>
          <table:table-cell table:style-name="ce84" table:formula="oooc:=COUNTIF([.C11:.K11];&quot;J&quot;)+COUNTIF([.C11:.K11];&quot;XJ&quot;)+COUNTIF([.C11:.K11];&quot;DJ&quot;)" office:value-type="float" office:value="0">
            <text:p>0</text:p>
          </table:table-cell>
          <table:table-cell table:style-name="ce84" table:formula="oooc:=COUNTIF([.C11:.K11];&quot;X&quot;)" office:value-type="float" office:value="1">
            <text:p>1</text:p>
          </table:table-cell>
          <table:table-cell table:style-name="ce85" table:formula="oooc:=COUNTBLANK([.C11:.K11])" office:value-type="float" office:value="7">
            <text:p>7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3007-04-11">
            <text:p>11. apr 07</text:p>
          </table:table-cell>
          <table:table-cell table:style-name="ce78" table:formula="oooc:=TEXT([.A12];&quot;Ddd&quot;)" office:value-type="string" office:string-value="sob">
            <text:p>sob</text:p>
          </table:table-cell>
          <table:table-cell table:style-name="ce19">
            <office:annotation draw:style-name="gr1" draw:text-style-name="P3" svg:width="2.899cm" svg:height="0.59cm" svg:x="5.392cm" svg:y="6.174cm" draw:caption-point-x="-5.392cm" draw:caption-point-y="-6.174cm">
              <dc:creator>JH</dc:creator>
              <dc:date>2007-03-05T00:00:00</dc:date>
              <text:p text:style-name="P1"><text:span text:style-name="T2">KVIT</text:span></text:p>
            </office:annotation>
          </table:table-cell>
          <table:table-cell table:style-name="ce14" office:value-type="string">
            <office:annotation draw:style-name="gr1" draw:text-style-name="P3" svg:width="2.899cm" svg:height="1.757cm" svg:x="6.687cm" svg:y="6.174cm" draw:caption-point-x="-6.687cm" draw:caption-point-y="-6.174cm">
              <dc:creator>JH</dc:creator>
              <dc:date>2007-03-15T00:00:00</dc:date>
              <text:p text:style-name="P1"><text:span text:style-name="T2">dopust:11.4-14.4., 19.4.-21.4. in v ponedeljek 30.4</text:span></text:p>
            </office:annotation>
            <text:p>D</text:p>
          </table:table-cell>
          <table:table-cell table:style-name="ce14"/>
          <table:table-cell table:style-name="ce14" office:value-type="string">
            <text:p>X</text:p>
          </table:table-cell>
          <table:table-cell table:style-name="ce18"/>
          <table:table-cell table:style-name="ce19"/>
          <table:table-cell table:style-name="ce14"/>
          <table:table-cell table:style-name="ce19"/>
          <table:table-cell table:style-name="ce13" office:value-type="string">
            <text:p>L</text:p>
          </table:table-cell>
          <table:table-cell table:style-name="ce36" office:value-type="string">
            <text:p>KOS</text:p>
          </table:table-cell>
          <table:table-cell table:style-name="ce84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1">
            <text:p>1</text:p>
          </table:table-cell>
          <table:table-cell table:style-name="ce84" table:formula="oooc:=COUNTIF([.C12:.K12];&quot;h&quot;)+COUNTIF([.C12:.K12];&quot;DH&quot;)" office:value-type="float" office:value="0">
            <text:p>0</text:p>
          </table:table-cell>
          <table:table-cell table:style-name="ce84" table:formula="oooc:=COUNTIF([.C12:.K12];&quot;D&quot;) + COUNTIF([.C12:.K12];&quot;SD&quot;)+COUNTIF([.C12:.K12];&quot;DJ&quot;)+COUNTIF([.C12:.K12];&quot;DH&quot;)" office:value-type="float" office:value="1">
            <text:p>1</text:p>
          </table:table-cell>
          <table:table-cell table:style-name="ce84" table:formula="oooc:=COUNTIF([.C12:.K12];&quot;J&quot;)+COUNTIF([.C12:.K12];&quot;XJ&quot;)+COUNTIF([.C12:.K12];&quot;DJ&quot;)" office:value-type="float" office:value="0">
            <text:p>0</text:p>
          </table:table-cell>
          <table:table-cell table:style-name="ce84" table:formula="oooc:=COUNTIF([.C12:.K12];&quot;X&quot;)" office:value-type="float" office:value="1">
            <text:p>1</text:p>
          </table:table-cell>
          <table:table-cell table:style-name="ce85" table:formula="oooc:=COUNTBLANK([.C12:.K12])" office:value-type="float" office:value="6">
            <text:p>6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3007-04-12">
            <text:p>12. apr 07</text:p>
          </table:table-cell>
          <table:table-cell table:style-name="ce79" table:formula="oooc:=TEXT([.A13];&quot;Ddd&quot;)" office:value-type="string" office:string-value="ned">
            <text:p>ned</text:p>
          </table:table-cell>
          <table:table-cell table:style-name="ce80">
            <office:annotation draw:style-name="gr1" draw:text-style-name="P3" svg:width="2.899cm" svg:height="0.59cm" svg:x="5.392cm" svg:y="6.871cm" draw:caption-point-x="-5.392cm" draw:caption-point-y="-6.871cm">
              <dc:creator>JH</dc:creator>
              <dc:date>2007-03-05T00:00:00</dc:date>
              <text:p text:style-name="P1"><text:span text:style-name="T2">KVIT</text:span></text:p>
            </office:annotation>
          </table:table-cell>
          <table:table-cell table:style-name="ce14" office:value-type="string">
            <office:annotation draw:style-name="gr1" draw:text-style-name="P3" svg:width="2.899cm" svg:height="1.757cm" svg:x="6.687cm" svg:y="6.871cm" draw:caption-point-x="-6.687cm" draw:caption-point-y="-6.871cm">
              <dc:creator>JH</dc:creator>
              <dc:date>2007-03-15T00:00:00</dc:date>
              <text:p text:style-name="P1"><text:span text:style-name="T2">dopust:11.4-14.4., 19.4.-21.4. in v ponedeljek 30.4</text:span></text:p>
            </office:annotation>
            <text:p>D</text:p>
          </table:table-cell>
          <table:table-cell table:style-name="ce13" office:value-type="string">
            <text:p>L</text:p>
          </table:table-cell>
          <table:table-cell table:style-name="ce14"/>
          <table:table-cell table:style-name="ce19"/>
          <table:table-cell table:style-name="ce56" office:value-type="string">
            <text:p>DH</text:p>
          </table:table-cell>
          <table:table-cell table:style-name="ce19" table:number-columns-repeated="2"/>
          <table:table-cell table:style-name="ce14" office:value-type="string">
            <text:p>X</text:p>
          </table:table-cell>
          <table:table-cell table:style-name="ce36" office:value-type="string">
            <text:p>KOS</text:p>
          </table:table-cell>
          <table:table-cell table:style-name="ce84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1">
            <text:p>1</text:p>
          </table:table-cell>
          <table:table-cell table:style-name="ce84" table:formula="oooc:=COUNTIF([.C13:.K13];&quot;h&quot;)+COUNTIF([.C13:.K13];&quot;DH&quot;)" office:value-type="float" office:value="1">
            <text:p>1</text:p>
          </table:table-cell>
          <table:table-cell table:style-name="ce84" table:formula="oooc:=COUNTIF([.C13:.K13];&quot;D&quot;) + COUNTIF([.C13:.K13];&quot;SD&quot;)+COUNTIF([.C13:.K13];&quot;DJ&quot;)+COUNTIF([.C13:.K13];&quot;DH&quot;)" office:value-type="float" office:value="2">
            <text:p>2</text:p>
          </table:table-cell>
          <table:table-cell table:style-name="ce84" table:formula="oooc:=COUNTIF([.C13:.K13];&quot;J&quot;)+COUNTIF([.C13:.K13];&quot;XJ&quot;)+COUNTIF([.C13:.K13];&quot;DJ&quot;)" office:value-type="float" office:value="0">
            <text:p>0</text:p>
          </table:table-cell>
          <table:table-cell table:style-name="ce84" table:formula="oooc:=COUNTIF([.C13:.K13];&quot;X&quot;)" office:value-type="float" office:value="1">
            <text:p>1</text:p>
          </table:table-cell>
          <table:table-cell table:style-name="ce85" table:formula="oooc:=COUNTBLANK([.C13:.K13])" office:value-type="float" office:value="5">
            <text:p>5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3007-04-13">
            <text:p>13. apr 07</text:p>
          </table:table-cell>
          <table:table-cell table:style-name="ce79" table:formula="oooc:=TEXT([.A14];&quot;Ddd&quot;)" office:value-type="string" office:string-value="pon">
            <text:p>pon</text:p>
          </table:table-cell>
          <table:table-cell table:style-name="ce19">
            <office:annotation draw:style-name="gr1" draw:text-style-name="P3" svg:width="2.899cm" svg:height="0.59cm" svg:x="5.392cm" svg:y="7.569cm" draw:caption-point-x="-5.392cm" draw:caption-point-y="-7.569cm">
              <dc:creator>JH</dc:creator>
              <dc:date>2007-03-05T00:00:00</dc:date>
              <text:p text:style-name="P1"><text:span text:style-name="T2">KVIT</text:span></text:p>
            </office:annotation>
          </table:table-cell>
          <table:table-cell table:style-name="ce14" office:value-type="string">
            <office:annotation draw:style-name="gr1" draw:text-style-name="P3" svg:width="2.899cm" svg:height="1.757cm" svg:x="6.687cm" svg:y="7.569cm" draw:caption-point-x="-6.687cm" draw:caption-point-y="-7.569cm">
              <dc:creator>JH</dc:creator>
              <dc:date>2007-03-15T00:00:00</dc:date>
              <text:p text:style-name="P1"><text:span text:style-name="T2">dopust:11.4-14.4., 19.4.-21.4. in v ponedeljek 30.4</text:span></text:p>
            </office:annotation>
            <text:p>D</text:p>
          </table:table-cell>
          <table:table-cell table:style-name="ce14" office:value-type="string">
            <text:p>X</text:p>
          </table:table-cell>
          <table:table-cell table:style-name="ce19"/>
          <table:table-cell table:style-name="ce14"/>
          <table:table-cell table:style-name="ce13" office:value-type="string">
            <text:p>L</text:p>
          </table:table-cell>
          <table:table-cell table:style-name="ce12"/>
          <table:table-cell table:style-name="ce19"/>
          <table:table-cell table:style-name="ce14"/>
          <table:table-cell table:style-name="ce36" office:value-type="string">
            <text:p>KOS</text:p>
          </table:table-cell>
          <table:table-cell table:style-name="ce84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1">
            <text:p>1</text:p>
          </table:table-cell>
          <table:table-cell table:style-name="ce84" table:formula="oooc:=COUNTIF([.C14:.K14];&quot;h&quot;)+COUNTIF([.C14:.K14];&quot;DH&quot;)" office:value-type="float" office:value="0">
            <text:p>0</text:p>
          </table:table-cell>
          <table:table-cell table:style-name="ce84" table:formula="oooc:=COUNTIF([.C14:.K14];&quot;D&quot;) + COUNTIF([.C14:.K14];&quot;SD&quot;)+COUNTIF([.C14:.K14];&quot;DJ&quot;)+COUNTIF([.C14:.K14];&quot;DH&quot;)" office:value-type="float" office:value="1">
            <text:p>1</text:p>
          </table:table-cell>
          <table:table-cell table:style-name="ce84" table:formula="oooc:=COUNTIF([.C14:.K14];&quot;J&quot;)+COUNTIF([.C14:.K14];&quot;XJ&quot;)+COUNTIF([.C14:.K14];&quot;DJ&quot;)" office:value-type="float" office:value="0">
            <text:p>0</text:p>
          </table:table-cell>
          <table:table-cell table:style-name="ce84" table:formula="oooc:=COUNTIF([.C14:.K14];&quot;X&quot;)" office:value-type="float" office:value="1">
            <text:p>1</text:p>
          </table:table-cell>
          <table:table-cell table:style-name="ce85" table:formula="oooc:=COUNTBLANK([.C14:.K14])" office:value-type="float" office:value="6">
            <text:p>6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3007-04-14">
            <text:p>14. apr 07</text:p>
          </table:table-cell>
          <table:table-cell table:style-name="ce79" table:formula="oooc:=TEXT([.A15];&quot;Ddd&quot;)" office:value-type="string" office:string-value="tor">
            <text:p>tor</text:p>
          </table:table-cell>
          <table:table-cell table:style-name="ce21" office:value-type="string">
            <office:annotation draw:style-name="gr3" draw:text-style-name="P3" svg:width="2.899cm" svg:height="0.637cm" svg:x="5.392cm" svg:y="8.267cm" draw:caption-point-x="-5.392cm" draw:caption-point-y="-8.267cm">
              <dc:creator>JH</dc:creator>
              <dc:date>2007-03-15T00:00:00</dc:date>
              <text:p text:style-name="P1"><text:span text:style-name="T3">DEŽURSTVO</text:span></text:p>
            </office:annotation>
            <text:p>L</text:p>
          </table:table-cell>
          <table:table-cell table:style-name="ce15" office:value-type="string">
            <office:annotation draw:style-name="gr1" draw:text-style-name="P3" svg:width="2.899cm" svg:height="1.757cm" svg:x="6.687cm" svg:y="8.267cm" draw:caption-point-x="-6.687cm" draw:caption-point-y="-8.267cm">
              <dc:creator>JH</dc:creator>
              <dc:date>2007-03-15T00:00:00</dc:date>
              <text:p text:style-name="P1"><text:span text:style-name="T2">dopust:11.4-14.4., 19.4.-21.4. in v ponedeljek 30.4</text:span></text:p>
            </office:annotation>
            <text:p>D</text:p>
          </table:table-cell>
          <table:table-cell table:style-name="ce15"/>
          <table:table-cell table:style-name="ce24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36" office:value-type="string">
            <text:p>MIR</text:p>
          </table:table-cell>
          <table:table-cell table:style-name="ce84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1">
            <text:p>1</text:p>
          </table:table-cell>
          <table:table-cell table:style-name="ce84" table:formula="oooc:=COUNTIF([.C15:.K15];&quot;h&quot;)+COUNTIF([.C15:.K15];&quot;DH&quot;)" office:value-type="float" office:value="0">
            <text:p>0</text:p>
          </table:table-cell>
          <table:table-cell table:style-name="ce84" table:formula="oooc:=COUNTIF([.C15:.K15];&quot;D&quot;) + COUNTIF([.C15:.K15];&quot;SD&quot;)+COUNTIF([.C15:.K15];&quot;DJ&quot;)+COUNTIF([.C15:.K15];&quot;DH&quot;)" office:value-type="float" office:value="1">
            <text:p>1</text:p>
          </table:table-cell>
          <table:table-cell table:style-name="ce84" table:formula="oooc:=COUNTIF([.C15:.K15];&quot;J&quot;)+COUNTIF([.C15:.K15];&quot;XJ&quot;)+COUNTIF([.C15:.K15];&quot;DJ&quot;)" office:value-type="float" office:value="0">
            <text:p>0</text:p>
          </table:table-cell>
          <table:table-cell table:style-name="ce84" table:formula="oooc:=COUNTIF([.C15:.K15];&quot;X&quot;)" office:value-type="float" office:value="0">
            <text:p>0</text:p>
          </table:table-cell>
          <table:table-cell table:style-name="ce85" table:formula="oooc:=COUNTBLANK([.C15:.K15])" office:value-type="float" office:value="7">
            <text:p>7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3007-04-15">
            <text:p>15. apr 07</text:p>
          </table:table-cell>
          <table:table-cell table:style-name="ce79" table:formula="oooc:=TEXT([.A16];&quot;Ddd&quot;)" office:value-type="string" office:string-value="sre">
            <text:p>sre</text:p>
          </table:table-cell>
          <table:table-cell table:style-name="ce21" office:value-type="string">
            <text:p>L</text:p>
          </table:table-cell>
          <table:table-cell table:style-name="ce24"/>
          <table:table-cell table:style-name="ce15"/>
          <table:table-cell table:style-name="ce24"/>
          <table:table-cell table:style-name="ce15" table:number-columns-repeated="2"/>
          <table:table-cell table:style-name="ce23"/>
          <table:table-cell table:style-name="ce15"/>
          <table:table-cell table:style-name="ce21"/>
          <table:table-cell table:style-name="ce36" office:value-type="string">
            <text:p>MIR</text:p>
          </table:table-cell>
          <table:table-cell table:style-name="ce84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1">
            <text:p>1</text:p>
          </table:table-cell>
          <table:table-cell table:style-name="ce84" table:formula="oooc:=COUNTIF([.C16:.K16];&quot;h&quot;)+COUNTIF([.C16:.K16];&quot;DH&quot;)" office:value-type="float" office:value="0">
            <text:p>0</text:p>
          </table:table-cell>
          <table:table-cell table:style-name="ce84" table:formula="oooc:=COUNTIF([.C16:.K16];&quot;D&quot;) + COUNTIF([.C16:.K16];&quot;SD&quot;)+COUNTIF([.C16:.K16];&quot;DJ&quot;)+COUNTIF([.C16:.K16];&quot;DH&quot;)" office:value-type="float" office:value="0">
            <text:p>0</text:p>
          </table:table-cell>
          <table:table-cell table:style-name="ce84" table:formula="oooc:=COUNTIF([.C16:.K16];&quot;J&quot;)+COUNTIF([.C16:.K16];&quot;XJ&quot;)+COUNTIF([.C16:.K16];&quot;DJ&quot;)" office:value-type="float" office:value="0">
            <text:p>0</text:p>
          </table:table-cell>
          <table:table-cell table:style-name="ce84" table:formula="oooc:=COUNTIF([.C16:.K16];&quot;X&quot;)" office:value-type="float" office:value="0">
            <text:p>0</text:p>
          </table:table-cell>
          <table:table-cell table:style-name="ce85" table:formula="oooc:=COUNTBLANK([.C16:.K16])" office:value-type="float" office:value="8">
            <text:p>8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3007-04-16">
            <text:p>16. apr 07</text:p>
          </table:table-cell>
          <table:table-cell table:style-name="ce79" table:formula="oooc:=TEXT([.A17];&quot;Ddd&quot;)" office:value-type="string" office:string-value="čet">
            <text:p>čet</text:p>
          </table:table-cell>
          <table:table-cell table:style-name="ce19" office:value-type="string">
            <office:annotation draw:style-name="gr1" draw:text-style-name="P3" svg:width="2.899cm" svg:height="0.59cm" svg:x="5.392cm" svg:y="9.662cm" draw:caption-point-x="-5.392cm" draw:caption-point-y="-9.662cm">
              <dc:creator>JH</dc:creator>
              <dc:date>2007-03-05T00:00:00</dc:date>
              <text:p text:style-name="P1"><text:span text:style-name="T2">Prost popoldan</text:span></text:p>
            </office:annotation>
            <text:p>X</text:p>
          </table:table-cell>
          <table:table-cell table:style-name="ce80"/>
          <table:table-cell table:style-name="ce19"/>
          <table:table-cell table:style-name="ce13" office:value-type="string">
            <text:p>L</text:p>
          </table:table-cell>
          <table:table-cell table:style-name="ce19" table:number-columns-repeated="3"/>
          <table:table-cell table:style-name="ce14"/>
          <table:table-cell table:style-name="ce19">
            <office:annotation draw:style-name="gr1" draw:text-style-name="P3" svg:width="2.899cm" svg:height="1.757cm" svg:x="15.753cm" svg:y="9.662cm" draw:caption-point-x="-15.753cm" draw:caption-point-y="-9.662cm">
              <dc:creator>JH</dc:creator>
              <dc:date>2007-03-14T00:00:00</dc:date>
              <text:p text:style-name="P1"><text:span text:style-name="T2">16. aprila</text:span></text:p>
              <text:p text:style-name="P1"><text:span text:style-name="T2">razpišete v dopoldanskem času</text:span></text:p>
            </office:annotation>
          </table:table-cell>
          <table:table-cell table:style-name="ce36" office:value-type="string">
            <text:p>MIR</text:p>
          </table:table-cell>
          <table:table-cell table:style-name="ce84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1">
            <text:p>1</text:p>
          </table:table-cell>
          <table:table-cell table:style-name="ce84" table:formula="oooc:=COUNTIF([.C17:.K17];&quot;h&quot;)+COUNTIF([.C17:.K17];&quot;DH&quot;)" office:value-type="float" office:value="0">
            <text:p>0</text:p>
          </table:table-cell>
          <table:table-cell table:style-name="ce84" table:formula="oooc:=COUNTIF([.C17:.K17];&quot;D&quot;) + COUNTIF([.C17:.K17];&quot;SD&quot;)+COUNTIF([.C17:.K17];&quot;DJ&quot;)+COUNTIF([.C17:.K17];&quot;DH&quot;)" office:value-type="float" office:value="0">
            <text:p>0</text:p>
          </table:table-cell>
          <table:table-cell table:style-name="ce84" table:formula="oooc:=COUNTIF([.C17:.K17];&quot;J&quot;)+COUNTIF([.C17:.K17];&quot;XJ&quot;)+COUNTIF([.C17:.K17];&quot;DJ&quot;)" office:value-type="float" office:value="0">
            <text:p>0</text:p>
          </table:table-cell>
          <table:table-cell table:style-name="ce84" table:formula="oooc:=COUNTIF([.C17:.K17];&quot;X&quot;)" office:value-type="float" office:value="1">
            <text:p>1</text:p>
          </table:table-cell>
          <table:table-cell table:style-name="ce85" table:formula="oooc:=COUNTBLANK([.C17:.K17])" office:value-type="float" office:value="7">
            <text:p>7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3007-04-17">
            <text:p>17. apr 07</text:p>
          </table:table-cell>
          <table:table-cell table:style-name="ce78" table:formula="oooc:=TEXT([.A18];&quot;Ddd&quot;)" office:value-type="string" office:string-value="pet">
            <text:p>pet</text:p>
          </table:table-cell>
          <table:table-cell table:style-name="ce14"/>
          <table:table-cell table:style-name="ce13" office:value-type="string">
            <text:p>L</text:p>
          </table:table-cell>
          <table:table-cell table:style-name="ce19"/>
          <table:table-cell table:style-name="ce14" office:value-type="string">
            <text:p>X</text:p>
          </table:table-cell>
          <table:table-cell table:style-name="ce18"/>
          <table:table-cell table:style-name="ce56" office:value-type="string">
            <text:p>DH</text:p>
          </table:table-cell>
          <table:table-cell table:style-name="ce54"/>
          <table:table-cell table:style-name="ce19"/>
          <table:table-cell table:style-name="ce56" office:value-type="string">
            <office:annotation draw:style-name="gr1" draw:text-style-name="P3" svg:width="2.899cm" svg:height="1.757cm" svg:x="15.753cm" svg:y="10.36cm" draw:caption-point-x="-15.753cm" draw:caption-point-y="-10.36cm">
              <dc:creator>JH</dc:creator>
              <dc:date>2007-03-14T00:00:00</dc:date>
              <text:p text:style-name="P1"><text:span text:style-name="T2">redni letni dopust od 17.</text:span></text:p>
              <text:p text:style-name="P1"><text:span text:style-name="T2">do vključno 30. aprila</text:span></text:p>
            </office:annotation>
            <text:p>D</text:p>
          </table:table-cell>
          <table:table-cell table:style-name="ce36" office:value-type="string">
            <text:p>MIR</text:p>
          </table:table-cell>
          <table:table-cell table:style-name="ce84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1">
            <text:p>1</text:p>
          </table:table-cell>
          <table:table-cell table:style-name="ce84" table:formula="oooc:=COUNTIF([.C18:.K18];&quot;h&quot;)+COUNTIF([.C18:.K18];&quot;DH&quot;)" office:value-type="float" office:value="1">
            <text:p>1</text:p>
          </table:table-cell>
          <table:table-cell table:style-name="ce84" table:formula="oooc:=COUNTIF([.C18:.K18];&quot;D&quot;) + COUNTIF([.C18:.K18];&quot;SD&quot;)+COUNTIF([.C18:.K18];&quot;DJ&quot;)+COUNTIF([.C18:.K18];&quot;DH&quot;)" office:value-type="float" office:value="2">
            <text:p>2</text:p>
          </table:table-cell>
          <table:table-cell table:style-name="ce84" table:formula="oooc:=COUNTIF([.C18:.K18];&quot;J&quot;)+COUNTIF([.C18:.K18];&quot;XJ&quot;)+COUNTIF([.C18:.K18];&quot;DJ&quot;)" office:value-type="float" office:value="0">
            <text:p>0</text:p>
          </table:table-cell>
          <table:table-cell table:style-name="ce84" table:formula="oooc:=COUNTIF([.C18:.K18];&quot;X&quot;)" office:value-type="float" office:value="1">
            <text:p>1</text:p>
          </table:table-cell>
          <table:table-cell table:style-name="ce85" table:formula="oooc:=COUNTBLANK([.C18:.K18])" office:value-type="float" office:value="5">
            <text:p>5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3007-04-18">
            <text:p>18. apr 07</text:p>
          </table:table-cell>
          <table:table-cell table:style-name="ce78" table:formula="oooc:=TEXT([.A19];&quot;Ddd&quot;)" office:value-type="string" office:string-value="sob">
            <text:p>sob</text:p>
          </table:table-cell>
          <table:table-cell table:style-name="ce19">
            <office:annotation draw:style-name="gr1" draw:text-style-name="P3" svg:width="2.899cm" svg:height="0.59cm" svg:x="5.392cm" svg:y="11.057cm" draw:caption-point-x="-5.392cm" draw:caption-point-y="-11.057cm">
              <dc:creator>JH</dc:creator>
              <dc:date>2007-03-05T00:00:00</dc:date>
              <text:p text:style-name="P1"><text:span text:style-name="T2">Prost popoldan</text:span></text:p>
            </office:annotation>
          </table:table-cell>
          <table:table-cell table:style-name="ce14" office:value-type="string">
            <text:p>X</text:p>
          </table:table-cell>
          <table:table-cell table:style-name="ce19" office:value-type="string">
            <office:annotation draw:style-name="gr1" draw:text-style-name="P3" svg:width="2.899cm" svg:height="0.59cm" svg:x="7.982cm" svg:y="11.057cm" draw:caption-point-x="-7.982cm" draw:caption-point-y="-11.057cm">
              <dc:creator>JH</dc:creator>
              <dc:date>2007-04-03T00:00:00</dc:date>
              <text:p text:style-name="P1"><text:span text:style-name="T2">17.in18.4. dopust</text:span></text:p>
            </office:annotation>
            <text:p>D</text:p>
          </table:table-cell>
          <table:table-cell table:style-name="ce14"/>
          <table:table-cell table:style-name="ce18"/>
          <table:table-cell table:style-name="ce19"/>
          <table:table-cell table:style-name="ce14"/>
          <table:table-cell table:style-name="ce13" office:value-type="string">
            <text:p>L</text:p>
          </table:table-cell>
          <table:table-cell table:style-name="ce14" office:value-type="string">
            <office:annotation draw:style-name="gr1" draw:text-style-name="P3" svg:width="2.899cm" svg:height="1.757cm" svg:x="15.753cm" svg:y="11.057cm" draw:caption-point-x="-15.753cm" draw:caption-point-y="-11.057cm">
              <dc:creator>JH</dc:creator>
              <dc:date>2007-03-14T00:00:00</dc:date>
              <text:p text:style-name="P1"><text:span text:style-name="T2">redni letni dopust od 17.</text:span></text:p>
              <text:p text:style-name="P1"><text:span text:style-name="T2">do vključno 30. aprila</text:span></text:p>
            </office:annotation>
            <text:p>D</text:p>
          </table:table-cell>
          <table:table-cell table:style-name="ce36" office:value-type="string">
            <text:p>MIR</text:p>
          </table:table-cell>
          <table:table-cell table:style-name="ce84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1">
            <text:p>1</text:p>
          </table:table-cell>
          <table:table-cell table:style-name="ce84" table:formula="oooc:=COUNTIF([.C19:.K19];&quot;h&quot;)+COUNTIF([.C19:.K19];&quot;DH&quot;)" office:value-type="float" office:value="0">
            <text:p>0</text:p>
          </table:table-cell>
          <table:table-cell table:style-name="ce84" table:formula="oooc:=COUNTIF([.C19:.K19];&quot;D&quot;) + COUNTIF([.C19:.K19];&quot;SD&quot;)+COUNTIF([.C19:.K19];&quot;DJ&quot;)+COUNTIF([.C19:.K19];&quot;DH&quot;)" office:value-type="float" office:value="2">
            <text:p>2</text:p>
          </table:table-cell>
          <table:table-cell table:style-name="ce84" table:formula="oooc:=COUNTIF([.C19:.K19];&quot;J&quot;)+COUNTIF([.C19:.K19];&quot;XJ&quot;)+COUNTIF([.C19:.K19];&quot;DJ&quot;)" office:value-type="float" office:value="0">
            <text:p>0</text:p>
          </table:table-cell>
          <table:table-cell table:style-name="ce84" table:formula="oooc:=COUNTIF([.C19:.K19];&quot;X&quot;)" office:value-type="float" office:value="1">
            <text:p>1</text:p>
          </table:table-cell>
          <table:table-cell table:style-name="ce85" table:formula="oooc:=COUNTBLANK([.C19:.K19])" office:value-type="float" office:value="5">
            <text:p>5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3007-04-19">
            <text:p>19. apr 07</text:p>
          </table:table-cell>
          <table:table-cell table:style-name="ce79" table:formula="oooc:=TEXT([.A20];&quot;Ddd&quot;)" office:value-type="string" office:string-value="ned">
            <text:p>ned</text:p>
          </table:table-cell>
          <table:table-cell table:style-name="ce13" office:value-type="string">
            <text:p>L</text:p>
          </table:table-cell>
          <table:table-cell table:style-name="ce14" office:value-type="string">
            <office:annotation draw:style-name="gr1" draw:text-style-name="P3" svg:width="2.899cm" svg:height="1.757cm" svg:x="6.687cm" svg:y="11.755cm" draw:caption-point-x="-6.687cm" draw:caption-point-y="-11.755cm">
              <dc:creator>JH</dc:creator>
              <dc:date>2007-03-15T00:00:00</dc:date>
              <text:p text:style-name="P1"><text:span text:style-name="T2">dopust:11.4-14.4., 19.4.-21.4. in v ponedeljek 30.4</text:span></text:p>
            </office:annotation>
            <text:p>D</text:p>
          </table:table-cell>
          <table:table-cell table:style-name="ce12"/>
          <table:table-cell table:style-name="ce19"/>
          <table:table-cell table:style-name="ce18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9" office:value-type="string">
            <office:annotation draw:style-name="gr1" draw:text-style-name="P3" svg:width="2.899cm" svg:height="1.757cm" svg:x="15.753cm" svg:y="11.755cm" draw:caption-point-x="-15.753cm" draw:caption-point-y="-11.755cm">
              <dc:creator>JH</dc:creator>
              <dc:date>2007-03-14T00:00:00</dc:date>
              <text:p text:style-name="P1"><text:span text:style-name="T2">redni letni dopust od 17.</text:span></text:p>
              <text:p text:style-name="P1"><text:span text:style-name="T2">do vključno 30. aprila</text:span></text:p>
            </office:annotation>
            <text:p>D</text:p>
          </table:table-cell>
          <table:table-cell table:style-name="ce36" office:value-type="string">
            <text:p>MIR</text:p>
          </table:table-cell>
          <table:table-cell table:style-name="ce84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1">
            <text:p>1</text:p>
          </table:table-cell>
          <table:table-cell table:style-name="ce84" table:formula="oooc:=COUNTIF([.C20:.K20];&quot;h&quot;)+COUNTIF([.C20:.K20];&quot;DH&quot;)" office:value-type="float" office:value="0">
            <text:p>0</text:p>
          </table:table-cell>
          <table:table-cell table:style-name="ce84" table:formula="oooc:=COUNTIF([.C20:.K20];&quot;D&quot;) + COUNTIF([.C20:.K20];&quot;SD&quot;)+COUNTIF([.C20:.K20];&quot;DJ&quot;)+COUNTIF([.C20:.K20];&quot;DH&quot;)" office:value-type="float" office:value="2">
            <text:p>2</text:p>
          </table:table-cell>
          <table:table-cell table:style-name="ce84" table:formula="oooc:=COUNTIF([.C20:.K20];&quot;J&quot;)+COUNTIF([.C20:.K20];&quot;XJ&quot;)+COUNTIF([.C20:.K20];&quot;DJ&quot;)" office:value-type="float" office:value="0">
            <text:p>0</text:p>
          </table:table-cell>
          <table:table-cell table:style-name="ce84" table:formula="oooc:=COUNTIF([.C20:.K20];&quot;X&quot;)" office:value-type="float" office:value="1">
            <text:p>1</text:p>
          </table:table-cell>
          <table:table-cell table:style-name="ce85" table:formula="oooc:=COUNTBLANK([.C20:.K20])" office:value-type="float" office:value="5">
            <text:p>5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3007-04-20">
            <text:p>20. apr 07</text:p>
          </table:table-cell>
          <table:table-cell table:style-name="ce79" table:formula="oooc:=TEXT([.A21];&quot;Ddd&quot;)" office:value-type="string" office:string-value="pon">
            <text:p>pon</text:p>
          </table:table-cell>
          <table:table-cell table:style-name="ce14" office:value-type="string">
            <text:p>X</text:p>
          </table:table-cell>
          <table:table-cell table:style-name="ce14" office:value-type="string">
            <office:annotation draw:style-name="gr1" draw:text-style-name="P3" svg:width="2.899cm" svg:height="1.757cm" svg:x="6.687cm" svg:y="12.452cm" draw:caption-point-x="-6.687cm" draw:caption-point-y="-12.452cm">
              <dc:creator>JH</dc:creator>
              <dc:date>2007-03-15T00:00:00</dc:date>
              <text:p text:style-name="P1"><text:span text:style-name="T2">dopust:11.4-14.4., 19.4.-21.4. in v ponedeljek 30.4</text:span></text:p>
            </office:annotation>
            <text:p>D</text:p>
          </table:table-cell>
          <table:table-cell table:style-name="ce19"/>
          <table:table-cell table:style-name="ce13" office:value-type="string">
            <text:p>L</text:p>
          </table:table-cell>
          <table:table-cell table:style-name="ce19"/>
          <table:table-cell table:style-name="ce80"/>
          <table:table-cell table:style-name="ce14" table:number-columns-repeated="2"/>
          <table:table-cell table:style-name="ce14" office:value-type="string">
            <office:annotation draw:style-name="gr1" draw:text-style-name="P3" svg:width="2.899cm" svg:height="1.757cm" svg:x="15.753cm" svg:y="12.452cm" draw:caption-point-x="-15.753cm" draw:caption-point-y="-12.452cm">
              <dc:creator>JH</dc:creator>
              <dc:date>2007-03-14T00:00:00</dc:date>
              <text:p text:style-name="P1"><text:span text:style-name="T2">redni letni dopust od 17.</text:span></text:p>
              <text:p text:style-name="P1"><text:span text:style-name="T2">do vključno 30. aprila</text:span></text:p>
            </office:annotation>
            <text:p>D</text:p>
          </table:table-cell>
          <table:table-cell table:style-name="ce36" office:value-type="string">
            <text:p>MIR</text:p>
          </table:table-cell>
          <table:table-cell table:style-name="ce84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1">
            <text:p>1</text:p>
          </table:table-cell>
          <table:table-cell table:style-name="ce84" table:formula="oooc:=COUNTIF([.C21:.K21];&quot;h&quot;)+COUNTIF([.C21:.K21];&quot;DH&quot;)" office:value-type="float" office:value="0">
            <text:p>0</text:p>
          </table:table-cell>
          <table:table-cell table:style-name="ce84" table:formula="oooc:=COUNTIF([.C21:.K21];&quot;D&quot;) + COUNTIF([.C21:.K21];&quot;SD&quot;)+COUNTIF([.C21:.K21];&quot;DJ&quot;)+COUNTIF([.C21:.K21];&quot;DH&quot;)" office:value-type="float" office:value="2">
            <text:p>2</text:p>
          </table:table-cell>
          <table:table-cell table:style-name="ce84" table:formula="oooc:=COUNTIF([.C21:.K21];&quot;J&quot;)+COUNTIF([.C21:.K21];&quot;XJ&quot;)+COUNTIF([.C21:.K21];&quot;DJ&quot;)" office:value-type="float" office:value="0">
            <text:p>0</text:p>
          </table:table-cell>
          <table:table-cell table:style-name="ce84" table:formula="oooc:=COUNTIF([.C21:.K21];&quot;X&quot;)" office:value-type="float" office:value="1">
            <text:p>1</text:p>
          </table:table-cell>
          <table:table-cell table:style-name="ce85" table:formula="oooc:=COUNTBLANK([.C21:.K21])" office:value-type="float" office:value="5">
            <text:p>5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3007-04-21">
            <text:p>21. apr 07</text:p>
          </table:table-cell>
          <table:table-cell table:style-name="ce79" table:formula="oooc:=TEXT([.A22];&quot;Ddd&quot;)" office:value-type="string" office:string-value="tor">
            <text:p>tor</text:p>
          </table:table-cell>
          <table:table-cell table:style-name="ce15"/>
          <table:table-cell table:style-name="ce15" office:value-type="string">
            <office:annotation draw:style-name="gr1" draw:text-style-name="P3" svg:width="2.899cm" svg:height="1.757cm" svg:x="6.687cm" svg:y="13.15cm" draw:caption-point-x="-6.687cm" draw:caption-point-y="-13.15cm">
              <dc:creator>JH</dc:creator>
              <dc:date>2007-03-15T00:00:00</dc:date>
              <text:p text:style-name="P1"><text:span text:style-name="T2">dopust:11.4-14.4., 19.4.-21.4. in v ponedeljek 30.4</text:span></text:p>
            </office:annotation>
            <text:p>D</text:p>
          </table:table-cell>
          <table:table-cell table:style-name="ce21"/>
          <table:table-cell table:style-name="ce10"/>
          <table:table-cell table:style-name="ce21" office:value-type="string">
            <office:annotation draw:style-name="gr1" draw:text-style-name="P3" svg:width="2.899cm" svg:height="0.59cm" svg:x="10.572cm" svg:y="13.15cm" draw:caption-point-x="-10.572cm" draw:caption-point-y="-13.15cm">
              <dc:creator>JH</dc:creator>
              <dc:date>2007-03-19T00:00:00</dc:date>
              <text:p text:style-name="P1"><text:span text:style-name="T2">vikend 21/22 </text:span></text:p>
            </office:annotation>
            <text:p>L</text:p>
          </table:table-cell>
          <table:table-cell table:style-name="ce15" table:number-columns-repeated="3"/>
          <table:table-cell table:style-name="ce15" office:value-type="string">
            <office:annotation draw:style-name="gr1" draw:text-style-name="P3" svg:width="2.899cm" svg:height="1.757cm" svg:x="15.753cm" svg:y="13.15cm" draw:caption-point-x="-15.753cm" draw:caption-point-y="-13.15cm">
              <dc:creator>JH</dc:creator>
              <dc:date>2007-03-14T00:00:00</dc:date>
              <text:p text:style-name="P1"><text:span text:style-name="T2">redni letni dopust od 17.</text:span></text:p>
              <text:p text:style-name="P1"><text:span text:style-name="T2">do vključno 30. aprila</text:span></text:p>
            </office:annotation>
            <text:p>D</text:p>
          </table:table-cell>
          <table:table-cell table:style-name="ce36" office:value-type="string">
            <text:p>PIN</text:p>
          </table:table-cell>
          <table:table-cell table:style-name="ce84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1">
            <text:p>1</text:p>
          </table:table-cell>
          <table:table-cell table:style-name="ce84" table:formula="oooc:=COUNTIF([.C22:.K22];&quot;h&quot;)+COUNTIF([.C22:.K22];&quot;DH&quot;)" office:value-type="float" office:value="0">
            <text:p>0</text:p>
          </table:table-cell>
          <table:table-cell table:style-name="ce84" table:formula="oooc:=COUNTIF([.C22:.K22];&quot;D&quot;) + COUNTIF([.C22:.K22];&quot;SD&quot;)+COUNTIF([.C22:.K22];&quot;DJ&quot;)+COUNTIF([.C22:.K22];&quot;DH&quot;)" office:value-type="float" office:value="2">
            <text:p>2</text:p>
          </table:table-cell>
          <table:table-cell table:style-name="ce84" table:formula="oooc:=COUNTIF([.C22:.K22];&quot;J&quot;)+COUNTIF([.C22:.K22];&quot;XJ&quot;)+COUNTIF([.C22:.K22];&quot;DJ&quot;)" office:value-type="float" office:value="0">
            <text:p>0</text:p>
          </table:table-cell>
          <table:table-cell table:style-name="ce84" table:formula="oooc:=COUNTIF([.C22:.K22];&quot;X&quot;)" office:value-type="float" office:value="0">
            <text:p>0</text:p>
          </table:table-cell>
          <table:table-cell table:style-name="ce85" table:formula="oooc:=COUNTBLANK([.C22:.K22])" office:value-type="float" office:value="6">
            <text:p>6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3007-04-22">
            <text:p>22. apr 07</text:p>
          </table:table-cell>
          <table:table-cell table:style-name="ce79" table:formula="oooc:=TEXT([.A23];&quot;Ddd&quot;)" office:value-type="string" office:string-value="sre">
            <text:p>sre</text:p>
          </table:table-cell>
          <table:table-cell table:style-name="ce27"/>
          <table:table-cell table:style-name="ce24"/>
          <table:table-cell table:style-name="ce15"/>
          <table:table-cell table:style-name="ce24"/>
          <table:table-cell table:style-name="ce21" office:value-type="string">
            <office:annotation draw:style-name="gr1" draw:text-style-name="P3" svg:width="2.899cm" svg:height="0.59cm" svg:x="10.572cm" svg:y="13.848cm" draw:caption-point-x="-10.572cm" draw:caption-point-y="-13.848cm">
              <dc:creator>JH</dc:creator>
              <dc:date>2007-03-19T00:00:00</dc:date>
              <text:p text:style-name="P1"><text:span text:style-name="T2">vikend 21/22 </text:span></text:p>
            </office:annotation>
            <text:p>L</text:p>
          </table:table-cell>
          <table:table-cell table:style-name="ce21"/>
          <table:table-cell table:style-name="ce15" table:number-columns-repeated="2"/>
          <table:table-cell table:style-name="ce10" office:value-type="string">
            <office:annotation draw:style-name="gr1" draw:text-style-name="P3" svg:width="2.899cm" svg:height="1.757cm" svg:x="15.753cm" svg:y="13.848cm" draw:caption-point-x="-15.753cm" draw:caption-point-y="-13.848cm">
              <dc:creator>JH</dc:creator>
              <dc:date>2007-03-14T00:00:00</dc:date>
              <text:p text:style-name="P1"><text:span text:style-name="T2">redni letni dopust od 17.</text:span></text:p>
              <text:p text:style-name="P1"><text:span text:style-name="T2">do vključno 30. aprila</text:span></text:p>
            </office:annotation>
            <text:p>D</text:p>
          </table:table-cell>
          <table:table-cell table:style-name="ce36" office:value-type="string">
            <text:p>PIN</text:p>
          </table:table-cell>
          <table:table-cell table:style-name="ce84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1">
            <text:p>1</text:p>
          </table:table-cell>
          <table:table-cell table:style-name="ce84" table:formula="oooc:=COUNTIF([.C23:.K23];&quot;h&quot;)+COUNTIF([.C23:.K23];&quot;DH&quot;)" office:value-type="float" office:value="0">
            <text:p>0</text:p>
          </table:table-cell>
          <table:table-cell table:style-name="ce84" table:formula="oooc:=COUNTIF([.C23:.K23];&quot;D&quot;) + COUNTIF([.C23:.K23];&quot;SD&quot;)+COUNTIF([.C23:.K23];&quot;DJ&quot;)+COUNTIF([.C23:.K23];&quot;DH&quot;)" office:value-type="float" office:value="1">
            <text:p>1</text:p>
          </table:table-cell>
          <table:table-cell table:style-name="ce84" table:formula="oooc:=COUNTIF([.C23:.K23];&quot;J&quot;)+COUNTIF([.C23:.K23];&quot;XJ&quot;)+COUNTIF([.C23:.K23];&quot;DJ&quot;)" office:value-type="float" office:value="0">
            <text:p>0</text:p>
          </table:table-cell>
          <table:table-cell table:style-name="ce84" table:formula="oooc:=COUNTIF([.C23:.K23];&quot;X&quot;)" office:value-type="float" office:value="0">
            <text:p>0</text:p>
          </table:table-cell>
          <table:table-cell table:style-name="ce85" table:formula="oooc:=COUNTBLANK([.C23:.K23])" office:value-type="float" office:value="7">
            <text:p>7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3007-04-23">
            <text:p>23. apr 07</text:p>
          </table:table-cell>
          <table:table-cell table:style-name="ce79" table:formula="oooc:=TEXT([.A24];&quot;Ddd&quot;)" office:value-type="string" office:string-value="čet">
            <text:p>čet</text:p>
          </table:table-cell>
          <table:table-cell table:style-name="ce19">
            <office:annotation draw:style-name="gr1" draw:text-style-name="P3" svg:width="2.899cm" svg:height="0.59cm" svg:x="5.392cm" svg:y="14.545cm" draw:caption-point-x="-5.392cm" draw:caption-point-y="-14.545cm">
              <dc:creator>JH</dc:creator>
              <dc:date>2007-03-05T00:00:00</dc:date>
              <text:p text:style-name="P1"><text:span text:style-name="T2">Prost popoldan</text:span></text:p>
            </office:annotation>
          </table:table-cell>
          <table:table-cell table:style-name="ce13" office:value-type="string">
            <text:p>L</text:p>
          </table:table-cell>
          <table:table-cell table:style-name="ce19"/>
          <table:table-cell table:style-name="ce14"/>
          <table:table-cell table:style-name="ce19" office:value-type="string">
            <text:p>X</text:p>
          </table:table-cell>
          <table:table-cell table:style-name="ce80"/>
          <table:table-cell table:style-name="ce14" table:number-columns-repeated="2"/>
          <table:table-cell table:style-name="ce19" office:value-type="string">
            <office:annotation draw:style-name="gr1" draw:text-style-name="P3" svg:width="2.899cm" svg:height="1.757cm" svg:x="15.753cm" svg:y="14.545cm" draw:caption-point-x="-15.753cm" draw:caption-point-y="-14.545cm">
              <dc:creator>JH</dc:creator>
              <dc:date>2007-03-14T00:00:00</dc:date>
              <text:p text:style-name="P1"><text:span text:style-name="T2">redni letni dopust od 17.</text:span></text:p>
              <text:p text:style-name="P1"><text:span text:style-name="T2">do vključno 30. aprila</text:span></text:p>
            </office:annotation>
            <text:p>D</text:p>
          </table:table-cell>
          <table:table-cell table:style-name="ce36" office:value-type="string">
            <text:p>PIN</text:p>
          </table:table-cell>
          <table:table-cell table:style-name="ce84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1">
            <text:p>1</text:p>
          </table:table-cell>
          <table:table-cell table:style-name="ce84" table:formula="oooc:=COUNTIF([.C24:.K24];&quot;h&quot;)+COUNTIF([.C24:.K24];&quot;DH&quot;)" office:value-type="float" office:value="0">
            <text:p>0</text:p>
          </table:table-cell>
          <table:table-cell table:style-name="ce84" table:formula="oooc:=COUNTIF([.C24:.K24];&quot;D&quot;) + COUNTIF([.C24:.K24];&quot;SD&quot;)+COUNTIF([.C24:.K24];&quot;DJ&quot;)+COUNTIF([.C24:.K24];&quot;DH&quot;)" office:value-type="float" office:value="1">
            <text:p>1</text:p>
          </table:table-cell>
          <table:table-cell table:style-name="ce84" table:formula="oooc:=COUNTIF([.C24:.K24];&quot;J&quot;)+COUNTIF([.C24:.K24];&quot;XJ&quot;)+COUNTIF([.C24:.K24];&quot;DJ&quot;)" office:value-type="float" office:value="0">
            <text:p>0</text:p>
          </table:table-cell>
          <table:table-cell table:style-name="ce84" table:formula="oooc:=COUNTIF([.C24:.K24];&quot;X&quot;)" office:value-type="float" office:value="1">
            <text:p>1</text:p>
          </table:table-cell>
          <table:table-cell table:style-name="ce85" table:formula="oooc:=COUNTBLANK([.C24:.K24])" office:value-type="float" office:value="6">
            <text:p>6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3007-04-24">
            <text:p>24. apr 07</text:p>
          </table:table-cell>
          <table:table-cell table:style-name="ce78" table:formula="oooc:=TEXT([.A25];&quot;Ddd&quot;)" office:value-type="string" office:string-value="pet">
            <text:p>pet</text:p>
          </table:table-cell>
          <table:table-cell table:style-name="ce19"/>
          <table:table-cell table:style-name="ce14" office:value-type="string">
            <text:p>X</text:p>
          </table:table-cell>
          <table:table-cell table:style-name="ce19"/>
          <table:table-cell table:style-name="ce18"/>
          <table:table-cell table:style-name="ce14" office:value-type="string">
            <office:annotation draw:style-name="gr1" draw:text-style-name="P3" svg:width="2.899cm" svg:height="0.59cm" svg:x="10.572cm" svg:y="15.243cm" draw:caption-point-x="-10.572cm" draw:caption-point-y="-15.243cm">
              <dc:creator>JH</dc:creator>
              <dc:date>2007-04-03T00:00:00</dc:date>
              <text:p text:style-name="P1"><text:span text:style-name="T2">Helikopter</text:span></text:p>
            </office:annotation>
            <text:p>D</text:p>
          </table:table-cell>
          <table:table-cell table:style-name="ce14" table:number-columns-repeated="2"/>
          <table:table-cell table:style-name="ce13" office:value-type="string">
            <text:p>L</text:p>
          </table:table-cell>
          <table:table-cell table:style-name="ce14" office:value-type="string">
            <office:annotation draw:style-name="gr1" draw:text-style-name="P3" svg:width="2.899cm" svg:height="1.757cm" svg:x="15.753cm" svg:y="15.243cm" draw:caption-point-x="-15.753cm" draw:caption-point-y="-15.243cm">
              <dc:creator>JH</dc:creator>
              <dc:date>2007-03-14T00:00:00</dc:date>
              <text:p text:style-name="P1"><text:span text:style-name="T2">redni letni dopust od 17.</text:span></text:p>
              <text:p text:style-name="P1"><text:span text:style-name="T2">do vključno 30. aprila</text:span></text:p>
            </office:annotation>
            <text:p>D</text:p>
          </table:table-cell>
          <table:table-cell table:style-name="ce36" office:value-type="string">
            <text:p>PIN</text:p>
          </table:table-cell>
          <table:table-cell table:style-name="ce84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1">
            <text:p>1</text:p>
          </table:table-cell>
          <table:table-cell table:style-name="ce84" table:formula="oooc:=COUNTIF([.C25:.K25];&quot;h&quot;)+COUNTIF([.C25:.K25];&quot;DH&quot;)" office:value-type="float" office:value="0">
            <text:p>0</text:p>
          </table:table-cell>
          <table:table-cell table:style-name="ce84" table:formula="oooc:=COUNTIF([.C25:.K25];&quot;D&quot;) + COUNTIF([.C25:.K25];&quot;SD&quot;)+COUNTIF([.C25:.K25];&quot;DJ&quot;)+COUNTIF([.C25:.K25];&quot;DH&quot;)" office:value-type="float" office:value="2">
            <text:p>2</text:p>
          </table:table-cell>
          <table:table-cell table:style-name="ce84" table:formula="oooc:=COUNTIF([.C25:.K25];&quot;J&quot;)+COUNTIF([.C25:.K25];&quot;XJ&quot;)+COUNTIF([.C25:.K25];&quot;DJ&quot;)" office:value-type="float" office:value="0">
            <text:p>0</text:p>
          </table:table-cell>
          <table:table-cell table:style-name="ce84" table:formula="oooc:=COUNTIF([.C25:.K25];&quot;X&quot;)" office:value-type="float" office:value="1">
            <text:p>1</text:p>
          </table:table-cell>
          <table:table-cell table:style-name="ce85" table:formula="oooc:=COUNTBLANK([.C25:.K25])" office:value-type="float" office:value="5">
            <text:p>5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3007-04-25">
            <text:p>25. apr 07</text:p>
          </table:table-cell>
          <table:table-cell table:style-name="ce78" table:formula="oooc:=TEXT([.A26];&quot;Ddd&quot;)" office:value-type="string" office:string-value="sob">
            <text:p>sob</text:p>
          </table:table-cell>
          <table:table-cell table:style-name="ce19">
            <office:annotation draw:style-name="gr1" draw:text-style-name="P3" svg:width="2.899cm" svg:height="0.59cm" svg:x="5.392cm" svg:y="15.941cm" draw:caption-point-x="-5.392cm" draw:caption-point-y="-15.941cm">
              <dc:creator>JH</dc:creator>
              <dc:date>2007-03-05T00:00:00</dc:date>
              <text:p text:style-name="P1"><text:span text:style-name="T2">Prost popoldan</text:span></text:p>
            </office:annotation>
          </table:table-cell>
          <table:table-cell table:style-name="ce18"/>
          <table:table-cell table:style-name="ce19"/>
          <table:table-cell table:style-name="ce13" office:value-type="string">
            <text:p>L</text:p>
          </table:table-cell>
          <table:table-cell table:style-name="ce19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office:value-type="string">
            <office:annotation draw:style-name="gr1" draw:text-style-name="P3" svg:width="2.899cm" svg:height="1.757cm" svg:x="15.753cm" svg:y="15.941cm" draw:caption-point-x="-15.753cm" draw:caption-point-y="-15.941cm">
              <dc:creator>JH</dc:creator>
              <dc:date>2007-03-14T00:00:00</dc:date>
              <text:p text:style-name="P1"><text:span text:style-name="T2">redni letni dopust od 17.</text:span></text:p>
              <text:p text:style-name="P1"><text:span text:style-name="T2">do vključno 30. aprila</text:span></text:p>
            </office:annotation>
            <text:p>D</text:p>
          </table:table-cell>
          <table:table-cell table:style-name="ce36" office:value-type="string">
            <text:p>PIN</text:p>
          </table:table-cell>
          <table:table-cell table:style-name="ce84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1">
            <text:p>1</text:p>
          </table:table-cell>
          <table:table-cell table:style-name="ce84" table:formula="oooc:=COUNTIF([.C26:.K26];&quot;h&quot;)+COUNTIF([.C26:.K26];&quot;DH&quot;)" office:value-type="float" office:value="0">
            <text:p>0</text:p>
          </table:table-cell>
          <table:table-cell table:style-name="ce84" table:formula="oooc:=COUNTIF([.C26:.K26];&quot;D&quot;) + COUNTIF([.C26:.K26];&quot;SD&quot;)+COUNTIF([.C26:.K26];&quot;DJ&quot;)+COUNTIF([.C26:.K26];&quot;DH&quot;)" office:value-type="float" office:value="1">
            <text:p>1</text:p>
          </table:table-cell>
          <table:table-cell table:style-name="ce84" table:formula="oooc:=COUNTIF([.C26:.K26];&quot;J&quot;)+COUNTIF([.C26:.K26];&quot;XJ&quot;)+COUNTIF([.C26:.K26];&quot;DJ&quot;)" office:value-type="float" office:value="0">
            <text:p>0</text:p>
          </table:table-cell>
          <table:table-cell table:style-name="ce84" table:formula="oooc:=COUNTIF([.C26:.K26];&quot;X&quot;)" office:value-type="float" office:value="1">
            <text:p>1</text:p>
          </table:table-cell>
          <table:table-cell table:style-name="ce85" table:formula="oooc:=COUNTBLANK([.C26:.K26])" office:value-type="float" office:value="6">
            <text:p>6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3007-04-26">
            <text:p>26. apr 07</text:p>
          </table:table-cell>
          <table:table-cell table:style-name="ce79" table:formula="oooc:=TEXT([.A27];&quot;Ddd&quot;)" office:value-type="string" office:string-value="ned">
            <text:p>ned</text:p>
          </table:table-cell>
          <table:table-cell table:style-name="ce18"/>
          <table:table-cell table:style-name="ce19" table:number-columns-repeated="2"/>
          <table:table-cell table:style-name="ce14" office:value-type="string">
            <text:p>X</text:p>
          </table:table-cell>
          <table:table-cell table:style-name="ce19"/>
          <table:table-cell table:style-name="ce14" table:number-columns-repeated="2"/>
          <table:table-cell table:style-name="ce13" office:value-type="string">
            <text:p>L</text:p>
          </table:table-cell>
          <table:table-cell table:style-name="ce19" office:value-type="string">
            <office:annotation draw:style-name="gr1" draw:text-style-name="P3" svg:width="2.899cm" svg:height="1.757cm" svg:x="15.753cm" svg:y="16.638cm" draw:caption-point-x="-15.753cm" draw:caption-point-y="-16.638cm">
              <dc:creator>JH</dc:creator>
              <dc:date>2007-03-14T00:00:00</dc:date>
              <text:p text:style-name="P1"><text:span text:style-name="T2">redni letni dopust od 17.</text:span></text:p>
              <text:p text:style-name="P1"><text:span text:style-name="T2">do vključno 30. aprila</text:span></text:p>
            </office:annotation>
            <text:p>D</text:p>
          </table:table-cell>
          <table:table-cell table:style-name="ce36" office:value-type="string">
            <text:p>PIN</text:p>
          </table:table-cell>
          <table:table-cell table:style-name="ce84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1">
            <text:p>1</text:p>
          </table:table-cell>
          <table:table-cell table:style-name="ce84" table:formula="oooc:=COUNTIF([.C27:.K27];&quot;h&quot;)+COUNTIF([.C27:.K27];&quot;DH&quot;)" office:value-type="float" office:value="0">
            <text:p>0</text:p>
          </table:table-cell>
          <table:table-cell table:style-name="ce84" table:formula="oooc:=COUNTIF([.C27:.K27];&quot;D&quot;) + COUNTIF([.C27:.K27];&quot;SD&quot;)+COUNTIF([.C27:.K27];&quot;DJ&quot;)+COUNTIF([.C27:.K27];&quot;DH&quot;)" office:value-type="float" office:value="1">
            <text:p>1</text:p>
          </table:table-cell>
          <table:table-cell table:style-name="ce84" table:formula="oooc:=COUNTIF([.C27:.K27];&quot;J&quot;)+COUNTIF([.C27:.K27];&quot;XJ&quot;)+COUNTIF([.C27:.K27];&quot;DJ&quot;)" office:value-type="float" office:value="0">
            <text:p>0</text:p>
          </table:table-cell>
          <table:table-cell table:style-name="ce84" table:formula="oooc:=COUNTIF([.C27:.K27];&quot;X&quot;)" office:value-type="float" office:value="1">
            <text:p>1</text:p>
          </table:table-cell>
          <table:table-cell table:style-name="ce85" table:formula="oooc:=COUNTBLANK([.C27:.K27])" office:value-type="float" office:value="6">
            <text:p>6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3007-04-27">
            <text:p>27. apr 07</text:p>
          </table:table-cell>
          <table:table-cell table:style-name="ce79" table:formula="oooc:=TEXT([.A28];&quot;Ddd&quot;)" office:value-type="string" office:string-value="pon">
            <text:p>pon</text:p>
          </table:table-cell>
          <table:table-cell table:style-name="ce10" table:number-columns-repeated="2"/>
          <table:table-cell table:style-name="ce81" office:value-type="string">
            <text:p>L</text:p>
          </table:table-cell>
          <table:table-cell table:style-name="ce10"/>
          <table:table-cell table:style-name="ce15" office:value-type="string">
            <office:annotation draw:style-name="gr1" draw:text-style-name="P3" svg:width="2.899cm" svg:height="0.979cm" svg:x="10.572cm" svg:y="17.336cm" draw:caption-point-x="-10.572cm" draw:caption-point-y="-17.336cm">
              <dc:creator>JH</dc:creator>
              <dc:date>2007-03-19T00:00:00</dc:date>
              <text:p text:style-name="P1"><text:span text:style-name="T2">dopust od 27. pa <text:s/>do 2. maja</text:span></text:p>
            </office:annotation>
            <text:p>D</text:p>
          </table:table-cell>
          <table:table-cell table:style-name="ce15" table:number-columns-repeated="3"/>
          <table:table-cell table:style-name="ce10" office:value-type="string">
            <office:annotation draw:style-name="gr1" draw:text-style-name="P3" svg:width="2.899cm" svg:height="1.757cm" svg:x="15.753cm" svg:y="17.336cm" draw:caption-point-x="-15.753cm" draw:caption-point-y="-17.336cm">
              <dc:creator>JH</dc:creator>
              <dc:date>2007-03-14T00:00:00</dc:date>
              <text:p text:style-name="P1"><text:span text:style-name="T2">redni letni dopust od 17.</text:span></text:p>
              <text:p text:style-name="P1"><text:span text:style-name="T2">do vključno 30. aprila</text:span></text:p>
            </office:annotation>
            <text:p>D</text:p>
          </table:table-cell>
          <table:table-cell table:style-name="ce36" office:value-type="string">
            <text:p>KOS</text:p>
          </table:table-cell>
          <table:table-cell table:style-name="ce84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1">
            <text:p>1</text:p>
          </table:table-cell>
          <table:table-cell table:style-name="ce84" table:formula="oooc:=COUNTIF([.C28:.K28];&quot;h&quot;)+COUNTIF([.C28:.K28];&quot;DH&quot;)" office:value-type="float" office:value="0">
            <text:p>0</text:p>
          </table:table-cell>
          <table:table-cell table:style-name="ce84" table:formula="oooc:=COUNTIF([.C28:.K28];&quot;D&quot;) + COUNTIF([.C28:.K28];&quot;SD&quot;)+COUNTIF([.C28:.K28];&quot;DJ&quot;)+COUNTIF([.C28:.K28];&quot;DH&quot;)" office:value-type="float" office:value="2">
            <text:p>2</text:p>
          </table:table-cell>
          <table:table-cell table:style-name="ce84" table:formula="oooc:=COUNTIF([.C28:.K28];&quot;J&quot;)+COUNTIF([.C28:.K28];&quot;XJ&quot;)+COUNTIF([.C28:.K28];&quot;DJ&quot;)" office:value-type="float" office:value="0">
            <text:p>0</text:p>
          </table:table-cell>
          <table:table-cell table:style-name="ce84" table:formula="oooc:=COUNTIF([.C28:.K28];&quot;X&quot;)" office:value-type="float" office:value="0">
            <text:p>0</text:p>
          </table:table-cell>
          <table:table-cell table:style-name="ce85" table:formula="oooc:=COUNTBLANK([.C28:.K28])" office:value-type="float" office:value="6">
            <text:p>6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3007-04-28">
            <text:p>28. apr 07</text:p>
          </table:table-cell>
          <table:table-cell table:style-name="ce79" table:formula="oooc:=TEXT([.A29];&quot;Ddd&quot;)" office:value-type="string" office:string-value="tor">
            <text:p>tor</text:p>
          </table:table-cell>
          <table:table-cell table:style-name="ce15" table:number-columns-repeated="2"/>
          <table:table-cell table:style-name="ce81" office:value-type="string">
            <text:p>L</text:p>
          </table:table-cell>
          <table:table-cell table:style-name="ce10"/>
          <table:table-cell table:style-name="ce15" office:value-type="string">
            <office:annotation draw:style-name="gr1" draw:text-style-name="P3" svg:width="2.899cm" svg:height="0.979cm" svg:x="10.572cm" svg:y="18.034cm" draw:caption-point-x="-10.572cm" draw:caption-point-y="-18.034cm">
              <dc:creator>JH</dc:creator>
              <dc:date>2007-03-19T00:00:00</dc:date>
              <text:p text:style-name="P1"><text:span text:style-name="T2">dopust od 27. pa <text:s/>do 2. maja</text:span></text:p>
            </office:annotation>
            <text:p>D</text:p>
          </table:table-cell>
          <table:table-cell table:style-name="ce15" table:number-columns-repeated="3"/>
          <table:table-cell table:style-name="ce15" office:value-type="string">
            <office:annotation draw:style-name="gr1" draw:text-style-name="P3" svg:width="2.899cm" svg:height="1.757cm" svg:x="15.753cm" svg:y="18.034cm" draw:caption-point-x="-15.753cm" draw:caption-point-y="-18.034cm">
              <dc:creator>JH</dc:creator>
              <dc:date>2007-03-14T00:00:00</dc:date>
              <text:p text:style-name="P1"><text:span text:style-name="T2">redni letni dopust od 17.</text:span></text:p>
              <text:p text:style-name="P1"><text:span text:style-name="T2">do vključno 30. aprila</text:span></text:p>
            </office:annotation>
            <text:p>D</text:p>
          </table:table-cell>
          <table:table-cell table:style-name="ce36" office:value-type="string">
            <text:p>KOS</text:p>
          </table:table-cell>
          <table:table-cell table:style-name="ce84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1">
            <text:p>1</text:p>
          </table:table-cell>
          <table:table-cell table:style-name="ce84" table:formula="oooc:=COUNTIF([.C29:.K29];&quot;h&quot;)+COUNTIF([.C29:.K29];&quot;DH&quot;)" office:value-type="float" office:value="0">
            <text:p>0</text:p>
          </table:table-cell>
          <table:table-cell table:style-name="ce84" table:formula="oooc:=COUNTIF([.C29:.K29];&quot;D&quot;) + COUNTIF([.C29:.K29];&quot;SD&quot;)+COUNTIF([.C29:.K29];&quot;DJ&quot;)+COUNTIF([.C29:.K29];&quot;DH&quot;)" office:value-type="float" office:value="2">
            <text:p>2</text:p>
          </table:table-cell>
          <table:table-cell table:style-name="ce84" table:formula="oooc:=COUNTIF([.C29:.K29];&quot;J&quot;)+COUNTIF([.C29:.K29];&quot;XJ&quot;)+COUNTIF([.C29:.K29];&quot;DJ&quot;)" office:value-type="float" office:value="0">
            <text:p>0</text:p>
          </table:table-cell>
          <table:table-cell table:style-name="ce84" table:formula="oooc:=COUNTIF([.C29:.K29];&quot;X&quot;)" office:value-type="float" office:value="0">
            <text:p>0</text:p>
          </table:table-cell>
          <table:table-cell table:style-name="ce85" table:formula="oooc:=COUNTBLANK([.C29:.K29])" office:value-type="float" office:value="6">
            <text:p>6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3007-04-29">
            <text:p>29. apr 07</text:p>
          </table:table-cell>
          <table:table-cell table:style-name="ce79" table:formula="oooc:=TEXT([.A30];&quot;Ddd&quot;)" office:value-type="string" office:string-value="sre">
            <text:p>sre</text:p>
          </table:table-cell>
          <table:table-cell table:style-name="ce21"/>
          <table:table-cell table:style-name="ce15"/>
          <table:table-cell table:style-name="ce81" office:value-type="string">
            <text:p>L</text:p>
          </table:table-cell>
          <table:table-cell table:style-name="ce10">
            <office:annotation draw:style-name="gr1" draw:text-style-name="P3" svg:width="2.899cm" svg:height="0.59cm" svg:x="9.277cm" svg:y="18.731cm" draw:caption-point-x="-9.277cm" draw:caption-point-y="-18.731cm">
              <dc:creator>JH</dc:creator>
              <dc:date>2007-04-03T00:00:00</dc:date>
              <text:p text:style-name="P1"><text:span text:style-name="T2">helokopter</text:span></text:p>
            </office:annotation>
          </table:table-cell>
          <table:table-cell table:style-name="ce15" office:value-type="string">
            <office:annotation draw:style-name="gr1" draw:text-style-name="P3" svg:width="2.899cm" svg:height="0.979cm" svg:x="10.572cm" svg:y="18.731cm" draw:caption-point-x="-10.572cm" draw:caption-point-y="-18.731cm">
              <dc:creator>JH</dc:creator>
              <dc:date>2007-03-19T00:00:00</dc:date>
              <text:p text:style-name="P1"><text:span text:style-name="T2">dopust od 27. pa <text:s/>do 2. maja</text:span></text:p>
            </office:annotation>
            <text:p>D</text:p>
          </table:table-cell>
          <table:table-cell table:style-name="ce15" table:number-columns-repeated="3"/>
          <table:table-cell table:style-name="ce15" office:value-type="string">
            <office:annotation draw:style-name="gr1" draw:text-style-name="P3" svg:width="2.899cm" svg:height="1.757cm" svg:x="15.753cm" svg:y="18.731cm" draw:caption-point-x="-15.753cm" draw:caption-point-y="-18.731cm">
              <dc:creator>JH</dc:creator>
              <dc:date>2007-03-14T00:00:00</dc:date>
              <text:p text:style-name="P1"><text:span text:style-name="T2">redni letni dopust od 17.</text:span></text:p>
              <text:p text:style-name="P1"><text:span text:style-name="T2">do vključno 30. aprila</text:span></text:p>
            </office:annotation>
            <text:p>D</text:p>
          </table:table-cell>
          <table:table-cell table:style-name="ce36" office:value-type="string">
            <text:p>KOS</text:p>
          </table:table-cell>
          <table:table-cell table:style-name="ce84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1">
            <text:p>1</text:p>
          </table:table-cell>
          <table:table-cell table:style-name="ce84" table:formula="oooc:=COUNTIF([.C30:.K30];&quot;h&quot;)+COUNTIF([.C30:.K30];&quot;DH&quot;)" office:value-type="float" office:value="0">
            <text:p>0</text:p>
          </table:table-cell>
          <table:table-cell table:style-name="ce84" table:formula="oooc:=COUNTIF([.C30:.K30];&quot;D&quot;) + COUNTIF([.C30:.K30];&quot;SD&quot;)+COUNTIF([.C30:.K30];&quot;DJ&quot;)+COUNTIF([.C30:.K30];&quot;DH&quot;)" office:value-type="float" office:value="2">
            <text:p>2</text:p>
          </table:table-cell>
          <table:table-cell table:style-name="ce84" table:formula="oooc:=COUNTIF([.C30:.K30];&quot;J&quot;)+COUNTIF([.C30:.K30];&quot;XJ&quot;)+COUNTIF([.C30:.K30];&quot;DJ&quot;)" office:value-type="float" office:value="0">
            <text:p>0</text:p>
          </table:table-cell>
          <table:table-cell table:style-name="ce84" table:formula="oooc:=COUNTIF([.C30:.K30];&quot;X&quot;)" office:value-type="float" office:value="0">
            <text:p>0</text:p>
          </table:table-cell>
          <table:table-cell table:style-name="ce85" table:formula="oooc:=COUNTBLANK([.C30:.K30])" office:value-type="float" office:value="6">
            <text:p>6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3" office:value-type="date" office:date-value="3007-04-30">
            <text:p>30. apr 07</text:p>
          </table:table-cell>
          <table:table-cell table:style-name="ce79" table:formula="oooc:=TEXT([.A31];&quot;Ddd&quot;)" office:value-type="string" office:string-value="čet">
            <text:p>čet</text:p>
          </table:table-cell>
          <table:table-cell table:style-name="ce19">
            <office:annotation draw:style-name="gr1" draw:text-style-name="P3" svg:width="2.899cm" svg:height="0.59cm" svg:x="5.392cm" svg:y="19.429cm" draw:caption-point-x="-5.392cm" draw:caption-point-y="-19.429cm">
              <dc:creator>JH</dc:creator>
              <dc:date>2007-03-05T00:00:00</dc:date>
              <text:p text:style-name="P1"><text:span text:style-name="T2">Prost popoldan</text:span></text:p>
            </office:annotation>
          </table:table-cell>
          <table:table-cell table:style-name="ce14" office:value-type="string">
            <office:annotation draw:style-name="gr1" draw:text-style-name="P3" svg:width="2.899cm" svg:height="1.757cm" svg:x="6.687cm" svg:y="19.429cm" draw:caption-point-x="-6.687cm" draw:caption-point-y="-19.429cm">
              <dc:creator>JH</dc:creator>
              <dc:date>2007-03-15T00:00:00</dc:date>
              <text:p text:style-name="P1"><text:span text:style-name="T2">dopust:11.4-14.4., 19.4.-21.4. in v ponedeljek 30.4</text:span></text:p>
            </office:annotation>
            <text:p>D</text:p>
          </table:table-cell>
          <table:table-cell table:style-name="ce14" office:value-type="string">
            <text:p>X</text:p>
          </table:table-cell>
          <table:table-cell table:style-name="ce18"/>
          <table:table-cell table:style-name="ce14" office:value-type="string">
            <office:annotation draw:style-name="gr1" draw:text-style-name="P3" svg:width="2.899cm" svg:height="0.979cm" svg:x="10.572cm" svg:y="19.429cm" draw:caption-point-x="-10.572cm" draw:caption-point-y="-19.429cm">
              <dc:creator>JH</dc:creator>
              <dc:date>2007-03-19T00:00:00</dc:date>
              <text:p text:style-name="P1"><text:span text:style-name="T2">dopust od 27. pa <text:s/>do 2. maja</text:span></text:p>
            </office:annotation>
            <text:p>D</text:p>
          </table:table-cell>
          <table:table-cell table:style-name="ce13" office:value-type="string">
            <text:p>L</text:p>
          </table:table-cell>
          <table:table-cell table:style-name="ce14" table:number-columns-repeated="2"/>
          <table:table-cell table:style-name="ce14" office:value-type="string">
            <office:annotation draw:style-name="gr1" draw:text-style-name="P3" svg:width="2.899cm" svg:height="1.757cm" svg:x="15.753cm" svg:y="19.429cm" draw:caption-point-x="-15.753cm" draw:caption-point-y="-19.429cm">
              <dc:creator>JH</dc:creator>
              <dc:date>2007-03-14T00:00:00</dc:date>
              <text:p text:style-name="P1"><text:span text:style-name="T2">redni letni dopust od 17.</text:span></text:p>
              <text:p text:style-name="P1"><text:span text:style-name="T2">do vključno 30. aprila</text:span></text:p>
            </office:annotation>
            <text:p>D</text:p>
          </table:table-cell>
          <table:table-cell table:style-name="ce36" office:value-type="string">
            <text:p>KOS</text:p>
          </table:table-cell>
          <table:table-cell table:style-name="ce84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1">
            <text:p>1</text:p>
          </table:table-cell>
          <table:table-cell table:style-name="ce84" table:formula="oooc:=COUNTIF([.C31:.K31];&quot;h&quot;)+COUNTIF([.C31:.K31];&quot;DH&quot;)" office:value-type="float" office:value="0">
            <text:p>0</text:p>
          </table:table-cell>
          <table:table-cell table:style-name="ce84" table:formula="oooc:=COUNTIF([.C31:.K31];&quot;D&quot;) + COUNTIF([.C31:.K31];&quot;SD&quot;)+COUNTIF([.C31:.K31];&quot;DJ&quot;)+COUNTIF([.C31:.K31];&quot;DH&quot;)" office:value-type="float" office:value="3">
            <text:p>3</text:p>
          </table:table-cell>
          <table:table-cell table:style-name="ce84" table:formula="oooc:=COUNTIF([.C31:.K31];&quot;J&quot;)+COUNTIF([.C31:.K31];&quot;XJ&quot;)+COUNTIF([.C31:.K31];&quot;DJ&quot;)" office:value-type="float" office:value="0">
            <text:p>0</text:p>
          </table:table-cell>
          <table:table-cell table:style-name="ce84" table:formula="oooc:=COUNTIF([.C31:.K31];&quot;X&quot;)" office:value-type="float" office:value="1">
            <text:p>1</text:p>
          </table:table-cell>
          <table:table-cell table:style-name="ce85" table:formula="oooc:=COUNTBLANK([.C31:.K31])" office:value-type="float" office:value="4">
            <text:p>4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Default" table:number-columns-repeated="18"/>
          <table:table-cell table:number-columns-repeated="12"/>
          <table:table-cell table:style-name="ce5" table:number-columns-repeated="225"/>
        </table:table-row>
        <table:table-row table:style-name="ro3">
          <table:table-cell table:style-name="ce4" table:number-columns-repeated="12"/>
          <table:table-cell table:style-name="ce40" table:number-columns-repeated="5"/>
          <table:table-cell table:style-name="ce86"/>
          <table:table-cell table:number-columns-repeated="237"/>
        </table:table-row>
        <table:table-row table:style-name="ro3">
          <table:table-cell table:style-name="ce4"/>
          <table:table-cell table:style-name="ce67"/>
          <table:table-cell table:style-name="ce4" table:number-columns-repeated="9"/>
          <table:table-cell table:style-name="Default" table:number-columns-repeated="7"/>
          <table:table-cell table:number-columns-repeated="237"/>
        </table:table-row>
        <table:table-row table:style-name="ro3">
          <table:table-cell/>
          <table:table-cell table:style-name="ce68"/>
          <table:table-cell table:style-name="ce4" table:number-columns-repeated="9"/>
          <table:table-cell/>
          <table:table-cell table:style-name="Default" table:number-columns-repeated="6"/>
          <table:table-cell table:number-columns-repeated="237"/>
        </table:table-row>
        <table:table-row table:style-name="ro3" table:number-rows-repeated="31964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maj" table:style-name="ta1" table:print="false">
        <table:table-column table:style-name="co11" table:default-cell-style-name="ce5"/>
        <table:table-column table:style-name="co3" table:number-columns-repeated="11" table:default-cell-style-name="ce5"/>
        <table:table-column table:style-name="co4" table:default-cell-style-name="ce41"/>
        <table:table-column table:style-name="co5" table:default-cell-style-name="ce41"/>
        <table:table-column table:style-name="co12" table:default-cell-style-name="ce41"/>
        <table:table-column table:style-name="co8" table:default-cell-style-name="ce41"/>
        <table:table-column table:style-name="co9" table:default-cell-style-name="ce41"/>
        <table:table-column table:style-name="co4" table:default-cell-style-name="ce41"/>
        <table:table-column table:style-name="co13" table:number-columns-repeated="237" table:default-cell-style-name="Default"/>
        <table:table-row table:style-name="ro1">
          <table:table-cell table:style-name="ce87" office:value-type="string">
            <text:p>Datum</text:p>
          </table:table-cell>
          <table:table-cell table:style-name="ce90"/>
          <table:table-cell table:style-name="ce9" office:value-type="string">
            <text:p>KOS</text:p>
          </table:table-cell>
          <table:table-cell table:style-name="ce9" office:value-type="string">
            <text:p>ŠOŠ</text:p>
          </table:table-cell>
          <table:table-cell table:style-name="ce9" office:value-type="string">
            <text:p>PIN</text:p>
          </table:table-cell>
          <table:table-cell table:style-name="ce9" office:value-type="string">
            <text:p>KON</text:p>
          </table:table-cell>
          <table:table-cell table:style-name="ce9" office:value-type="string">
            <text:p>MIR</text:p>
          </table:table-cell>
          <table:table-cell table:style-name="ce9" office:value-type="string">
            <text:p>HOL</text:p>
          </table:table-cell>
          <table:table-cell table:style-name="ce9" office:value-type="string">
            <text:p>?</text:p>
          </table:table-cell>
          <table:table-cell table:style-name="ce9" office:value-type="string">
            <text:p>DAN</text:p>
          </table:table-cell>
          <table:table-cell table:style-name="ce33" office:value-type="string">
            <text:p>MŠŠ</text:p>
          </table:table-cell>
          <table:table-cell table:style-name="ce37" office:value-type="string">
            <text:p>TX</text:p>
          </table:table-cell>
          <table:table-cell table:style-name="ce38" office:value-type="string">
            <text:p>L</text:p>
          </table:table-cell>
          <table:table-cell table:style-name="ce42" office:value-type="string">
            <text:p>H</text:p>
          </table:table-cell>
          <table:table-cell table:style-name="ce42" office:value-type="string">
            <text:p>D</text:p>
          </table:table-cell>
          <table:table-cell table:style-name="ce44" office:value-type="string">
            <text:p>J</text:p>
          </table:table-cell>
          <table:table-cell table:style-name="ce45" office:value-type="string">
            <text:p>X</text:p>
          </table:table-cell>
          <table:table-cell table:style-name="ce46" office:value-type="string">
            <text:p>Brez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8" office:value-type="date" office:date-value="2007-05-01">
            <text:p>1. maj 07</text:p>
          </table:table-cell>
          <table:table-cell table:style-name="ce91" table:formula="oooc:=TEXT([.A2];&quot;Ddd&quot;)" office:value-type="string" office:string-value="tor">
            <text:p>tor</text:p>
          </table:table-cell>
          <table:table-cell table:style-name="ce57" office:value-type="string">
            <office:annotation draw:style-name="gr1" draw:text-style-name="P3" svg:width="2.899cm" svg:height="0.59cm" svg:x="5.392cm" svg:y="0cm" draw:caption-point-x="-5.392cm" draw:caption-point-y="0cm">
              <dc:creator>JH</dc:creator>
              <dc:date>2007-03-05T00:00:00</dc:date>
              <text:p text:style-name="P1"><text:span text:style-name="T2">dopust</text:span></text:p>
            </office:annotation>
            <text:p>D</text:p>
          </table:table-cell>
          <table:table-cell table:style-name="ce15"/>
          <table:table-cell table:style-name="ce57" office:value-type="string">
            <text:p>D</text:p>
          </table:table-cell>
          <table:table-cell table:style-name="ce20"/>
          <table:table-cell table:style-name="ce15" office:value-type="string">
            <office:annotation draw:style-name="gr1" draw:text-style-name="P3" svg:width="2.899cm" svg:height="0.979cm" svg:x="10.572cm" svg:y="0cm" draw:caption-point-x="-10.572cm" draw:caption-point-y="0cm">
              <dc:creator>JH</dc:creator>
              <dc:date>2007-03-19T00:00:00</dc:date>
              <text:p text:style-name="P1"><text:span text:style-name="T2">dopust od 27. pa <text:s/>do 2. maja</text:span></text:p>
            </office:annotation>
            <text:p>D</text:p>
          </table:table-cell>
          <table:table-cell table:style-name="ce15" table:number-columns-repeated="3"/>
          <table:table-cell table:style-name="ce21" office:value-type="string">
            <office:annotation draw:style-name="gr1" draw:text-style-name="P3" svg:width="2.899cm" svg:height="1.368cm" svg:x="15.753cm" svg:y="0cm" draw:caption-point-x="-15.753cm" draw:caption-point-y="0cm">
              <dc:creator>JH</dc:creator>
              <dc:date>2007-03-14T00:00:00</dc:date>
              <text:p text:style-name="P1"><text:span text:style-name="T2">Prosim za dezurstvo 1. in 2. maja</text:span></text:p>
            </office:annotation>
            <text:p>L</text:p>
          </table:table-cell>
          <table:table-cell table:style-name="ce37" office:value-type="string">
            <text:p>ŠOŠ</text:p>
          </table:table-cell>
          <table:table-cell table:style-name="ce97" table:formula="oooc:=COUNTIF([.C2:.K2];&quot;L&quot;) + COUNTIF([.C2:.K2];&quot;52L&quot;)+COUNTIF([.C2:.K2];&quot;51L&quot;)+COUNTIF([.C2:.K2];&quot;1L&quot;)+COUNTIF([.C2:.K2];&quot;KVITL&quot;)+COUNTIF([.C2:.K2];&quot;UL&quot;)" office:value-type="float" office:value="1">
            <text:p>1</text:p>
          </table:table-cell>
          <table:table-cell table:style-name="ce97" table:formula="oooc:=COUNTIF([.C2:.K2];&quot;h&quot;)+COUNTIF([.C2:.K2];&quot;DH&quot;)" office:value-type="float" office:value="0">
            <text:p>0</text:p>
          </table:table-cell>
          <table:table-cell table:style-name="ce97" table:formula="oooc:=COUNTIF([.C2:.K2];&quot;D&quot;) + COUNTIF([.C2:.K2];&quot;SD&quot;)+COUNTIF([.C2:.K2];&quot;DJ&quot;)+COUNTIF([.C2:.K2];&quot;DH&quot;)" office:value-type="float" office:value="3">
            <text:p>3</text:p>
          </table:table-cell>
          <table:table-cell table:style-name="ce97" table:formula="oooc:=COUNTIF([.C2:.K2];&quot;J&quot;)+COUNTIF([.C2:.K2];&quot;XJ&quot;)+COUNTIF([.C2:.K2];&quot;DJ&quot;)" office:value-type="float" office:value="0">
            <text:p>0</text:p>
          </table:table-cell>
          <table:table-cell table:style-name="ce97" table:formula="oooc:=COUNTIF([.C2:.K2];&quot;X&quot;)" office:value-type="float" office:value="0">
            <text:p>0</text:p>
          </table:table-cell>
          <table:table-cell table:style-name="ce98" table:formula="oooc:=COUNTBLANK([.C2:.K2])" office:value-type="float" office:value="5">
            <text:p>5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8" office:value-type="date" office:date-value="2007-05-02">
            <text:p>2. maj 07</text:p>
          </table:table-cell>
          <table:table-cell table:style-name="ce91" table:formula="oooc:=TEXT([.A3];&quot;Ddd&quot;)" office:value-type="string" office:string-value="sre">
            <text:p>sre</text:p>
          </table:table-cell>
          <table:table-cell table:style-name="ce20" office:value-type="string">
            <office:annotation draw:style-name="gr1" draw:text-style-name="P3" svg:width="2.899cm" svg:height="0.59cm" svg:x="5.392cm" svg:y="0cm" draw:caption-point-x="-5.392cm" draw:caption-point-y="0cm">
              <dc:creator>JH</dc:creator>
              <dc:date>2007-03-05T00:00:00</dc:date>
              <text:p text:style-name="P1"><text:span text:style-name="T2">dopust</text:span></text:p>
            </office:annotation>
            <text:p>D</text:p>
          </table:table-cell>
          <table:table-cell table:style-name="ce15"/>
          <table:table-cell table:style-name="ce57" office:value-type="string">
            <text:p>D</text:p>
          </table:table-cell>
          <table:table-cell table:style-name="ce20"/>
          <table:table-cell table:style-name="ce15" office:value-type="string">
            <office:annotation draw:style-name="gr1" draw:text-style-name="P3" svg:width="2.899cm" svg:height="0.979cm" svg:x="10.572cm" svg:y="0cm" draw:caption-point-x="-10.572cm" draw:caption-point-y="0cm">
              <dc:creator>JH</dc:creator>
              <dc:date>2007-03-19T00:00:00</dc:date>
              <text:p text:style-name="P1"><text:span text:style-name="T2">dopust od 27. pa <text:s/>do 2. maja</text:span></text:p>
            </office:annotation>
            <text:p>D</text:p>
          </table:table-cell>
          <table:table-cell table:style-name="ce15" table:number-columns-repeated="3"/>
          <table:table-cell table:style-name="ce21" office:value-type="string">
            <office:annotation draw:style-name="gr1" draw:text-style-name="P3" svg:width="2.899cm" svg:height="1.368cm" svg:x="15.753cm" svg:y="0cm" draw:caption-point-x="-15.753cm" draw:caption-point-y="0cm">
              <dc:creator>JH</dc:creator>
              <dc:date>2007-03-14T00:00:00</dc:date>
              <text:p text:style-name="P1"><text:span text:style-name="T2">Prosim za dezurstvo 1. in 2. maja</text:span></text:p>
            </office:annotation>
            <text:p>L</text:p>
          </table:table-cell>
          <table:table-cell table:style-name="ce37" office:value-type="string">
            <text:p>ŠOŠ</text:p>
          </table:table-cell>
          <table:table-cell table:style-name="ce97" table:formula="oooc:=COUNTIF([.C3:.K3];&quot;L&quot;) + COUNTIF([.C3:.K3];&quot;52L&quot;)+COUNTIF([.C3:.K3];&quot;51L&quot;)+COUNTIF([.C3:.K3];&quot;1L&quot;)+COUNTIF([.C3:.K3];&quot;KVITL&quot;)+COUNTIF([.C3:.K3];&quot;UL&quot;)" office:value-type="float" office:value="1">
            <text:p>1</text:p>
          </table:table-cell>
          <table:table-cell table:style-name="ce97" table:formula="oooc:=COUNTIF([.C3:.K3];&quot;h&quot;)+COUNTIF([.C3:.K3];&quot;DH&quot;)" office:value-type="float" office:value="0">
            <text:p>0</text:p>
          </table:table-cell>
          <table:table-cell table:style-name="ce97" table:formula="oooc:=COUNTIF([.C3:.K3];&quot;D&quot;) + COUNTIF([.C3:.K3];&quot;SD&quot;)+COUNTIF([.C3:.K3];&quot;DJ&quot;)+COUNTIF([.C3:.K3];&quot;DH&quot;)" office:value-type="float" office:value="3">
            <text:p>3</text:p>
          </table:table-cell>
          <table:table-cell table:style-name="ce97" table:formula="oooc:=COUNTIF([.C3:.K3];&quot;J&quot;)+COUNTIF([.C3:.K3];&quot;XJ&quot;)+COUNTIF([.C3:.K3];&quot;DJ&quot;)" office:value-type="float" office:value="0">
            <text:p>0</text:p>
          </table:table-cell>
          <table:table-cell table:style-name="ce97" table:formula="oooc:=COUNTIF([.C3:.K3];&quot;X&quot;)" office:value-type="float" office:value="0">
            <text:p>0</text:p>
          </table:table-cell>
          <table:table-cell table:style-name="ce98" table:formula="oooc:=COUNTBLANK([.C3:.K3])" office:value-type="float" office:value="5">
            <text:p>5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5-03">
            <text:p>3. maj 07</text:p>
          </table:table-cell>
          <table:table-cell table:style-name="ce92" table:formula="oooc:=TEXT([.A4];&quot;Ddd&quot;)" office:value-type="string" office:string-value="čet">
            <text:p>čet</text:p>
          </table:table-cell>
          <table:table-cell table:style-name="ce14" office:value-type="string">
            <office:annotation draw:style-name="gr1" draw:text-style-name="P3" svg:width="2.899cm" svg:height="0.59cm" svg:x="5.392cm" svg:y="0.592cm" draw:caption-point-x="-5.392cm" draw:caption-point-y="-0.592cm">
              <dc:creator>JH</dc:creator>
              <dc:date>2007-03-05T00:00:00</dc:date>
              <text:p text:style-name="P1"><text:span text:style-name="T2">dopust</text:span></text:p>
            </office:annotation>
            <text:p>D</text:p>
          </table:table-cell>
          <table:table-cell table:style-name="ce19"/>
          <table:table-cell table:style-name="ce56" office:value-type="string">
            <text:p>D</text:p>
          </table:table-cell>
          <table:table-cell table:style-name="ce13" office:value-type="string">
            <text:p>L</text:p>
          </table:table-cell>
          <table:table-cell table:style-name="ce14"/>
          <table:table-cell table:style-name="ce56" office:value-type="string">
            <text:p>D</text:p>
          </table:table-cell>
          <table:table-cell table:style-name="ce14"/>
          <table:table-cell table:style-name="ce12"/>
          <table:table-cell table:style-name="ce14" office:value-type="string">
            <text:p>X</text:p>
          </table:table-cell>
          <table:table-cell table:style-name="ce37" office:value-type="string">
            <text:p>ŠOŠ</text:p>
          </table:table-cell>
          <table:table-cell table:style-name="ce97" table:formula="oooc:=COUNTIF([.C4:.K4];&quot;L&quot;) + COUNTIF([.C4:.K4];&quot;52L&quot;)+COUNTIF([.C4:.K4];&quot;51L&quot;)+COUNTIF([.C4:.K4];&quot;1L&quot;)+COUNTIF([.C4:.K4];&quot;KVITL&quot;)+COUNTIF([.C4:.K4];&quot;UL&quot;)" office:value-type="float" office:value="1">
            <text:p>1</text:p>
          </table:table-cell>
          <table:table-cell table:style-name="ce97" table:formula="oooc:=COUNTIF([.C4:.K4];&quot;h&quot;)+COUNTIF([.C4:.K4];&quot;DH&quot;)" office:value-type="float" office:value="0">
            <text:p>0</text:p>
          </table:table-cell>
          <table:table-cell table:style-name="ce97" table:formula="oooc:=COUNTIF([.C4:.K4];&quot;D&quot;) + COUNTIF([.C4:.K4];&quot;SD&quot;)+COUNTIF([.C4:.K4];&quot;DJ&quot;)+COUNTIF([.C4:.K4];&quot;DH&quot;)" office:value-type="float" office:value="3">
            <text:p>3</text:p>
          </table:table-cell>
          <table:table-cell table:style-name="ce97" table:formula="oooc:=COUNTIF([.C4:.K4];&quot;J&quot;)+COUNTIF([.C4:.K4];&quot;XJ&quot;)+COUNTIF([.C4:.K4];&quot;DJ&quot;)" office:value-type="float" office:value="0">
            <text:p>0</text:p>
          </table:table-cell>
          <table:table-cell table:style-name="ce97" table:formula="oooc:=COUNTIF([.C4:.K4];&quot;X&quot;)" office:value-type="float" office:value="1">
            <text:p>1</text:p>
          </table:table-cell>
          <table:table-cell table:style-name="ce98" table:formula="oooc:=COUNTBLANK([.C4:.K4])" office:value-type="float" office:value="4">
            <text:p>4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5-04">
            <text:p>4. maj 07</text:p>
          </table:table-cell>
          <table:table-cell table:style-name="ce92" table:formula="oooc:=TEXT([.A5];&quot;Ddd&quot;)" office:value-type="string" office:string-value="pet">
            <text:p>pet</text:p>
          </table:table-cell>
          <table:table-cell table:style-name="ce14" office:value-type="string">
            <office:annotation draw:style-name="gr1" draw:text-style-name="P3" svg:width="2.899cm" svg:height="0.59cm" svg:x="5.392cm" svg:y="1.29cm" draw:caption-point-x="-5.392cm" draw:caption-point-y="-1.29cm">
              <dc:creator>JH</dc:creator>
              <dc:date>2007-03-05T00:00:00</dc:date>
              <text:p text:style-name="P1"><text:span text:style-name="T2">dopust</text:span></text:p>
            </office:annotation>
            <text:p>D</text:p>
          </table:table-cell>
          <table:table-cell table:style-name="ce19"/>
          <table:table-cell table:style-name="ce56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2"/>
          <table:table-cell table:style-name="ce56" office:value-type="string">
            <text:p>D</text:p>
          </table:table-cell>
          <table:table-cell table:style-name="ce14"/>
          <table:table-cell table:style-name="ce13" office:value-type="string">
            <text:p>L</text:p>
          </table:table-cell>
          <table:table-cell table:style-name="ce56" office:value-type="string">
            <office:annotation draw:style-name="gr1" draw:text-style-name="P3" svg:width="2.899cm" svg:height="0.59cm" svg:x="15.753cm" svg:y="1.29cm" draw:caption-point-x="-15.753cm" draw:caption-point-y="-1.29cm">
              <dc:creator>JH</dc:creator>
              <dc:date>2007-04-19T00:00:00</dc:date>
              <text:p text:style-name="P1"><text:span text:style-name="T2">dopust 4. in 18.5.</text:span></text:p>
            </office:annotation>
            <text:p>D</text:p>
          </table:table-cell>
          <table:table-cell table:style-name="ce37" office:value-type="string">
            <text:p>ŠOŠ</text:p>
          </table:table-cell>
          <table:table-cell table:style-name="ce97" table:formula="oooc:=COUNTIF([.C5:.K5];&quot;L&quot;) + COUNTIF([.C5:.K5];&quot;52L&quot;)+COUNTIF([.C5:.K5];&quot;51L&quot;)+COUNTIF([.C5:.K5];&quot;1L&quot;)+COUNTIF([.C5:.K5];&quot;KVITL&quot;)+COUNTIF([.C5:.K5];&quot;UL&quot;)" office:value-type="float" office:value="1">
            <text:p>1</text:p>
          </table:table-cell>
          <table:table-cell table:style-name="ce97" table:formula="oooc:=COUNTIF([.C5:.K5];&quot;h&quot;)+COUNTIF([.C5:.K5];&quot;DH&quot;)" office:value-type="float" office:value="0">
            <text:p>0</text:p>
          </table:table-cell>
          <table:table-cell table:style-name="ce97" table:formula="oooc:=COUNTIF([.C5:.K5];&quot;D&quot;) + COUNTIF([.C5:.K5];&quot;SD&quot;)+COUNTIF([.C5:.K5];&quot;DJ&quot;)+COUNTIF([.C5:.K5];&quot;DH&quot;)" office:value-type="float" office:value="4">
            <text:p>4</text:p>
          </table:table-cell>
          <table:table-cell table:style-name="ce97" table:formula="oooc:=COUNTIF([.C5:.K5];&quot;J&quot;)+COUNTIF([.C5:.K5];&quot;XJ&quot;)+COUNTIF([.C5:.K5];&quot;DJ&quot;)" office:value-type="float" office:value="0">
            <text:p>0</text:p>
          </table:table-cell>
          <table:table-cell table:style-name="ce97" table:formula="oooc:=COUNTIF([.C5:.K5];&quot;X&quot;)" office:value-type="float" office:value="1">
            <text:p>1</text:p>
          </table:table-cell>
          <table:table-cell table:style-name="ce98" table:formula="oooc:=COUNTBLANK([.C5:.K5])" office:value-type="float" office:value="3">
            <text:p>3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8" office:value-type="date" office:date-value="2007-05-05">
            <text:p>5. maj 07</text:p>
          </table:table-cell>
          <table:table-cell table:style-name="ce91" table:formula="oooc:=TEXT([.A6];&quot;Ddd&quot;)" office:value-type="string" office:string-value="sob">
            <text:p>sob</text:p>
          </table:table-cell>
          <table:table-cell table:style-name="ce15" office:value-type="string">
            <office:annotation draw:style-name="gr1" draw:text-style-name="P3" svg:width="2.899cm" svg:height="0.59cm" svg:x="5.392cm" svg:y="1.988cm" draw:caption-point-x="-5.392cm" draw:caption-point-y="-1.988cm">
              <dc:creator>JH</dc:creator>
              <dc:date>2007-03-05T00:00:00</dc:date>
              <text:p text:style-name="P1"><text:span text:style-name="T2">dopust</text:span></text:p>
            </office:annotation>
            <text:p>D</text:p>
          </table:table-cell>
          <table:table-cell table:style-name="ce21" office:value-type="string">
            <office:annotation draw:style-name="gr1" draw:text-style-name="P3" svg:width="2.899cm" svg:height="1.368cm" svg:x="6.687cm" svg:y="1.988cm" draw:caption-point-x="-6.687cm" draw:caption-point-y="-1.988cm">
              <dc:creator>JH</dc:creator>
              <dc:date>2007-03-14T00:00:00</dc:date>
              <text:p text:style-name="P1"><text:span text:style-name="T2">Prosim za dezurstvo 1. in 2. maja</text:span></text:p>
            </office:annotation>
            <text:p>L</text:p>
          </table:table-cell>
          <table:table-cell table:style-name="ce57" office:value-type="string">
            <text:p>D</text:p>
          </table:table-cell>
          <table:table-cell table:style-name="ce57" office:value-type="string">
            <office:annotation draw:style-name="gr1" draw:text-style-name="P3" svg:width="2.899cm" svg:height="0.979cm" svg:x="9.277cm" svg:y="1.988cm" draw:caption-point-x="-9.277cm" draw:caption-point-y="-1.988cm">
              <dc:creator>JH</dc:creator>
              <dc:date>2007-04-19T00:00:00</dc:date>
              <text:p text:style-name="P1"><text:span text:style-name="T2">dopust med 5 in 20 majem</text:span></text:p>
            </office:annotation>
            <text:p>D</text:p>
          </table:table-cell>
          <table:table-cell table:style-name="ce10" office:value-type="string">
            <office:annotation draw:style-name="gr1" draw:text-style-name="P3" svg:width="2.899cm" svg:height="0.59cm" svg:x="10.572cm" svg:y="1.988cm" draw:caption-point-x="-10.572cm" draw:caption-point-y="-1.988cm">
              <dc:creator>JH</dc:creator>
              <dc:date>2007-04-24T00:00:00</dc:date>
              <text:p text:style-name="P1"><text:span text:style-name="T2">HNMP</text:span></text:p>
            </office:annotation>
            <text:p>H</text:p>
          </table:table-cell>
          <table:table-cell table:style-name="ce27"/>
          <table:table-cell table:style-name="ce15" table:number-columns-repeated="3"/>
          <table:table-cell table:style-name="ce37" office:value-type="string">
            <text:p>MŠŠ</text:p>
          </table:table-cell>
          <table:table-cell table:style-name="ce97" table:formula="oooc:=COUNTIF([.C6:.K6];&quot;L&quot;) + COUNTIF([.C6:.K6];&quot;52L&quot;)+COUNTIF([.C6:.K6];&quot;51L&quot;)+COUNTIF([.C6:.K6];&quot;1L&quot;)+COUNTIF([.C6:.K6];&quot;KVITL&quot;)+COUNTIF([.C6:.K6];&quot;UL&quot;)" office:value-type="float" office:value="1">
            <text:p>1</text:p>
          </table:table-cell>
          <table:table-cell table:style-name="ce97" table:formula="oooc:=COUNTIF([.C6:.K6];&quot;h&quot;)+COUNTIF([.C6:.K6];&quot;DH&quot;)" office:value-type="float" office:value="1">
            <text:p>1</text:p>
          </table:table-cell>
          <table:table-cell table:style-name="ce97" table:formula="oooc:=COUNTIF([.C6:.K6];&quot;D&quot;) + COUNTIF([.C6:.K6];&quot;SD&quot;)+COUNTIF([.C6:.K6];&quot;DJ&quot;)+COUNTIF([.C6:.K6];&quot;DH&quot;)" office:value-type="float" office:value="3">
            <text:p>3</text:p>
          </table:table-cell>
          <table:table-cell table:style-name="ce97" table:formula="oooc:=COUNTIF([.C6:.K6];&quot;J&quot;)+COUNTIF([.C6:.K6];&quot;XJ&quot;)+COUNTIF([.C6:.K6];&quot;DJ&quot;)" office:value-type="float" office:value="0">
            <text:p>0</text:p>
          </table:table-cell>
          <table:table-cell table:style-name="ce97" table:formula="oooc:=COUNTIF([.C6:.K6];&quot;X&quot;)" office:value-type="float" office:value="0">
            <text:p>0</text:p>
          </table:table-cell>
          <table:table-cell table:style-name="ce98" table:formula="oooc:=COUNTBLANK([.C6:.K6])" office:value-type="float" office:value="4">
            <text:p>4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8" office:value-type="date" office:date-value="2007-05-06">
            <text:p>6. maj 07</text:p>
          </table:table-cell>
          <table:table-cell table:style-name="ce91" table:formula="oooc:=TEXT([.A7];&quot;Ddd&quot;)" office:value-type="string" office:string-value="ned">
            <text:p>ned</text:p>
          </table:table-cell>
          <table:table-cell table:style-name="ce10" office:value-type="string">
            <office:annotation draw:style-name="gr1" draw:text-style-name="P3" svg:width="2.899cm" svg:height="0.59cm" svg:x="5.392cm" svg:y="2.685cm" draw:caption-point-x="-5.392cm" draw:caption-point-y="-2.685cm">
              <dc:creator>JH</dc:creator>
              <dc:date>2007-03-05T00:00:00</dc:date>
              <text:p text:style-name="P1"><text:span text:style-name="T2">dopust</text:span></text:p>
            </office:annotation>
            <text:p>D</text:p>
          </table:table-cell>
          <table:table-cell table:style-name="ce21" office:value-type="string">
            <office:annotation draw:style-name="gr1" draw:text-style-name="P3" svg:width="2.899cm" svg:height="1.368cm" svg:x="6.687cm" svg:y="2.685cm" draw:caption-point-x="-6.687cm" draw:caption-point-y="-2.685cm">
              <dc:creator>JH</dc:creator>
              <dc:date>2007-03-14T00:00:00</dc:date>
              <text:p text:style-name="P1"><text:span text:style-name="T2">Prosim za dezurstvo 1. in 2. maja</text:span></text:p>
            </office:annotation>
            <text:p>L</text:p>
          </table:table-cell>
          <table:table-cell table:style-name="ce57" office:value-type="string">
            <text:p>D</text:p>
          </table:table-cell>
          <table:table-cell table:style-name="ce57" office:value-type="string">
            <office:annotation draw:style-name="gr1" draw:text-style-name="P3" svg:width="2.899cm" svg:height="0.979cm" svg:x="9.277cm" svg:y="2.685cm" draw:caption-point-x="-9.277cm" draw:caption-point-y="-2.685cm">
              <dc:creator>JH</dc:creator>
              <dc:date>2007-04-19T00:00:00</dc:date>
              <text:p text:style-name="P1"><text:span text:style-name="T2">dopust med 5 in 20 majem</text:span></text:p>
            </office:annotation>
            <text:p>D</text:p>
          </table:table-cell>
          <table:table-cell table:style-name="ce10"/>
          <table:table-cell table:style-name="ce15" table:number-columns-repeated="4"/>
          <table:table-cell table:style-name="ce37" office:value-type="string">
            <text:p>MŠŠ</text:p>
          </table:table-cell>
          <table:table-cell table:style-name="ce97" table:formula="oooc:=COUNTIF([.C7:.K7];&quot;L&quot;) + COUNTIF([.C7:.K7];&quot;52L&quot;)+COUNTIF([.C7:.K7];&quot;51L&quot;)+COUNTIF([.C7:.K7];&quot;1L&quot;)+COUNTIF([.C7:.K7];&quot;KVITL&quot;)+COUNTIF([.C7:.K7];&quot;UL&quot;)" office:value-type="float" office:value="1">
            <text:p>1</text:p>
          </table:table-cell>
          <table:table-cell table:style-name="ce97" table:formula="oooc:=COUNTIF([.C7:.K7];&quot;h&quot;)+COUNTIF([.C7:.K7];&quot;DH&quot;)" office:value-type="float" office:value="0">
            <text:p>0</text:p>
          </table:table-cell>
          <table:table-cell table:style-name="ce97" table:formula="oooc:=COUNTIF([.C7:.K7];&quot;D&quot;) + COUNTIF([.C7:.K7];&quot;SD&quot;)+COUNTIF([.C7:.K7];&quot;DJ&quot;)+COUNTIF([.C7:.K7];&quot;DH&quot;)" office:value-type="float" office:value="3">
            <text:p>3</text:p>
          </table:table-cell>
          <table:table-cell table:style-name="ce97" table:formula="oooc:=COUNTIF([.C7:.K7];&quot;J&quot;)+COUNTIF([.C7:.K7];&quot;XJ&quot;)+COUNTIF([.C7:.K7];&quot;DJ&quot;)" office:value-type="float" office:value="0">
            <text:p>0</text:p>
          </table:table-cell>
          <table:table-cell table:style-name="ce97" table:formula="oooc:=COUNTIF([.C7:.K7];&quot;X&quot;)" office:value-type="float" office:value="0">
            <text:p>0</text:p>
          </table:table-cell>
          <table:table-cell table:style-name="ce98" table:formula="oooc:=COUNTBLANK([.C7:.K7])" office:value-type="float" office:value="5">
            <text:p>5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5-07">
            <text:p>7. maj 07</text:p>
          </table:table-cell>
          <table:table-cell table:style-name="ce92" table:formula="oooc:=TEXT([.A8];&quot;Ddd&quot;)" office:value-type="string" office:string-value="pon">
            <text:p>pon</text:p>
          </table:table-cell>
          <table:table-cell table:style-name="ce12">
            <office:annotation draw:style-name="gr1" draw:text-style-name="P3" svg:width="2.899cm" svg:height="0.59cm" svg:x="5.392cm" svg:y="3.383cm" draw:caption-point-x="-5.392cm" draw:caption-point-y="-3.383cm">
              <dc:creator>JH</dc:creator>
              <dc:date>2007-04-19T00:00:00</dc:date>
              <text:p text:style-name="P1"><text:span text:style-name="T2">NE popoldan</text:span></text:p>
            </office:annotation>
          </table:table-cell>
          <table:table-cell table:style-name="ce14" office:value-type="string">
            <text:p>X</text:p>
          </table:table-cell>
          <table:table-cell table:style-name="ce13" office:value-type="string">
            <text:p>L</text:p>
          </table:table-cell>
          <table:table-cell table:style-name="ce56" office:value-type="string">
            <office:annotation draw:style-name="gr1" draw:text-style-name="P3" svg:width="2.899cm" svg:height="0.979cm" svg:x="9.277cm" svg:y="3.383cm" draw:caption-point-x="-9.277cm" draw:caption-point-y="-3.383cm">
              <dc:creator>JH</dc:creator>
              <dc:date>2007-04-19T00:00:00</dc:date>
              <text:p text:style-name="P1"><text:span text:style-name="T2">dopust med 5 in 20 majem</text:span></text:p>
            </office:annotation>
            <text:p>D</text:p>
          </table:table-cell>
          <table:table-cell table:style-name="ce14">
            <office:annotation draw:style-name="gr1" draw:text-style-name="P3" svg:width="2.899cm" svg:height="2.535cm" svg:x="10.572cm" svg:y="3.383cm" draw:caption-point-x="-10.572cm" draw:caption-point-y="-3.383cm">
              <dc:creator>JH</dc:creator>
              <dc:date>2007-04-19T00:00:00</dc:date>
              <text:p text:style-name="P1"><text:span text:style-name="T2">NE razpisati za deĹžurstvo v KVIT-u: 7., 9.,10., 11., 12., 13., <text:s/>26., 27., 28., 30., in 31</text:span></text:p>
            </office:annotation>
          </table:table-cell>
          <table:table-cell table:style-name="ce19" office:value-type="string">
            <office:annotation draw:style-name="gr1" draw:text-style-name="P3" svg:width="2.899cm" svg:height="0.59cm" svg:x="11.867cm" svg:y="3.383cm" draw:caption-point-x="-11.867cm" draw:caption-point-y="-3.383cm">
              <dc:creator>JH</dc:creator>
              <dc:date>2007-04-24T00:00:00</dc:date>
              <text:p text:style-name="P1"><text:span text:style-name="T2">HNMP</text:span></text:p>
            </office:annotation>
            <text:p>DH</text:p>
          </table:table-cell>
          <table:table-cell table:style-name="ce14" table:number-columns-repeated="2"/>
          <table:table-cell table:style-name="ce12"/>
          <table:table-cell table:style-name="ce37" office:value-type="string">
            <text:p>KOS</text:p>
          </table:table-cell>
          <table:table-cell table:style-name="ce97" table:formula="oooc:=COUNTIF([.C8:.K8];&quot;L&quot;) + COUNTIF([.C8:.K8];&quot;52L&quot;)+COUNTIF([.C8:.K8];&quot;51L&quot;)+COUNTIF([.C8:.K8];&quot;1L&quot;)+COUNTIF([.C8:.K8];&quot;KVITL&quot;)+COUNTIF([.C8:.K8];&quot;UL&quot;)" office:value-type="float" office:value="1">
            <text:p>1</text:p>
          </table:table-cell>
          <table:table-cell table:style-name="ce97" table:formula="oooc:=COUNTIF([.C8:.K8];&quot;h&quot;)+COUNTIF([.C8:.K8];&quot;DH&quot;)" office:value-type="float" office:value="1">
            <text:p>1</text:p>
          </table:table-cell>
          <table:table-cell table:style-name="ce97" table:formula="oooc:=COUNTIF([.C8:.K8];&quot;D&quot;) + COUNTIF([.C8:.K8];&quot;SD&quot;)+COUNTIF([.C8:.K8];&quot;DJ&quot;)+COUNTIF([.C8:.K8];&quot;DH&quot;)" office:value-type="float" office:value="2">
            <text:p>2</text:p>
          </table:table-cell>
          <table:table-cell table:style-name="ce97" table:formula="oooc:=COUNTIF([.C8:.K8];&quot;J&quot;)+COUNTIF([.C8:.K8];&quot;XJ&quot;)+COUNTIF([.C8:.K8];&quot;DJ&quot;)" office:value-type="float" office:value="0">
            <text:p>0</text:p>
          </table:table-cell>
          <table:table-cell table:style-name="ce97" table:formula="oooc:=COUNTIF([.C8:.K8];&quot;X&quot;)" office:value-type="float" office:value="1">
            <text:p>1</text:p>
          </table:table-cell>
          <table:table-cell table:style-name="ce98" table:formula="oooc:=COUNTBLANK([.C8:.K8])" office:value-type="float" office:value="5">
            <text:p>5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5-08">
            <text:p>8. maj 07</text:p>
          </table:table-cell>
          <table:table-cell table:style-name="ce92" table:formula="oooc:=TEXT([.A9];&quot;Ddd&quot;)" office:value-type="string" office:string-value="tor">
            <text:p>tor</text:p>
          </table:table-cell>
          <table:table-cell table:style-name="ce19"/>
          <table:table-cell table:style-name="ce14"/>
          <table:table-cell table:style-name="ce14" office:value-type="string">
            <text:p>X</text:p>
          </table:table-cell>
          <table:table-cell table:style-name="ce56" office:value-type="string">
            <office:annotation draw:style-name="gr1" draw:text-style-name="P3" svg:width="2.899cm" svg:height="0.979cm" svg:x="9.277cm" svg:y="4.081cm" draw:caption-point-x="-9.277cm" draw:caption-point-y="-4.081cm">
              <dc:creator>JH</dc:creator>
              <dc:date>2007-04-19T00:00:00</dc:date>
              <text:p text:style-name="P1"><text:span text:style-name="T2">dopust med 5 in 20 majem</text:span></text:p>
            </office:annotation>
            <text:p>D</text:p>
          </table:table-cell>
          <table:table-cell table:style-name="ce14"/>
          <table:table-cell table:style-name="ce12"/>
          <table:table-cell table:style-name="ce93"/>
          <table:table-cell table:style-name="ce13" office:value-type="string">
            <text:p>L</text:p>
          </table:table-cell>
          <table:table-cell table:style-name="ce19"/>
          <table:table-cell table:style-name="ce37" office:value-type="string">
            <text:p>KOS</text:p>
          </table:table-cell>
          <table:table-cell table:style-name="ce97" table:formula="oooc:=COUNTIF([.C9:.K9];&quot;L&quot;) + COUNTIF([.C9:.K9];&quot;52L&quot;)+COUNTIF([.C9:.K9];&quot;51L&quot;)+COUNTIF([.C9:.K9];&quot;1L&quot;)+COUNTIF([.C9:.K9];&quot;KVITL&quot;)+COUNTIF([.C9:.K9];&quot;UL&quot;)" office:value-type="float" office:value="1">
            <text:p>1</text:p>
          </table:table-cell>
          <table:table-cell table:style-name="ce97" table:formula="oooc:=COUNTIF([.C9:.K9];&quot;h&quot;)+COUNTIF([.C9:.K9];&quot;DH&quot;)" office:value-type="float" office:value="0">
            <text:p>0</text:p>
          </table:table-cell>
          <table:table-cell table:style-name="ce97" table:formula="oooc:=COUNTIF([.C9:.K9];&quot;D&quot;) + COUNTIF([.C9:.K9];&quot;SD&quot;)+COUNTIF([.C9:.K9];&quot;DJ&quot;)+COUNTIF([.C9:.K9];&quot;DH&quot;)" office:value-type="float" office:value="1">
            <text:p>1</text:p>
          </table:table-cell>
          <table:table-cell table:style-name="ce97" table:formula="oooc:=COUNTIF([.C9:.K9];&quot;J&quot;)+COUNTIF([.C9:.K9];&quot;XJ&quot;)+COUNTIF([.C9:.K9];&quot;DJ&quot;)" office:value-type="float" office:value="0">
            <text:p>0</text:p>
          </table:table-cell>
          <table:table-cell table:style-name="ce97" table:formula="oooc:=COUNTIF([.C9:.K9];&quot;X&quot;)" office:value-type="float" office:value="1">
            <text:p>1</text:p>
          </table:table-cell>
          <table:table-cell table:style-name="ce98" table:formula="oooc:=COUNTBLANK([.C9:.K9])" office:value-type="float" office:value="6">
            <text:p>6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5-09">
            <text:p>9. maj 07</text:p>
          </table:table-cell>
          <table:table-cell table:style-name="ce92" table:formula="oooc:=TEXT([.A10];&quot;Ddd&quot;)" office:value-type="string" office:string-value="sre">
            <text:p>sre</text:p>
          </table:table-cell>
          <table:table-cell table:style-name="ce12">
            <office:annotation draw:style-name="gr1" draw:text-style-name="P3" svg:width="2.899cm" svg:height="0.59cm" svg:x="5.392cm" svg:y="4.778cm" draw:caption-point-x="-5.392cm" draw:caption-point-y="-4.778cm">
              <dc:creator>JH</dc:creator>
              <dc:date>2007-04-19T00:00:00</dc:date>
              <text:p text:style-name="P1"><text:span text:style-name="T2">NE popoldan</text:span></text:p>
            </office:annotation>
          </table:table-cell>
          <table:table-cell table:style-name="ce12"/>
          <table:table-cell table:style-name="ce14"/>
          <table:table-cell table:style-name="ce56" office:value-type="string">
            <office:annotation draw:style-name="gr1" draw:text-style-name="P3" svg:width="2.899cm" svg:height="0.979cm" svg:x="9.277cm" svg:y="4.778cm" draw:caption-point-x="-9.277cm" draw:caption-point-y="-4.778cm">
              <dc:creator>JH</dc:creator>
              <dc:date>2007-04-19T00:00:00</dc:date>
              <text:p text:style-name="P1"><text:span text:style-name="T2">dopust med 5 in 20 majem</text:span></text:p>
            </office:annotation>
            <text:p>D</text:p>
          </table:table-cell>
          <table:table-cell table:style-name="ce19">
            <office:annotation draw:style-name="gr1" draw:text-style-name="P3" svg:width="2.899cm" svg:height="2.535cm" svg:x="10.572cm" svg:y="4.778cm" draw:caption-point-x="-10.572cm" draw:caption-point-y="-4.778cm">
              <dc:creator>JH</dc:creator>
              <dc:date>2007-04-19T00:00:00</dc:date>
              <text:p text:style-name="P1"><text:span text:style-name="T2">NE razpisati za deĹžurstvo v KVIT-u: 7., 9.,10., 11., 12., 13., <text:s/>26., 27., 28., 30., in 31</text:span></text:p>
            </office:annotation>
          </table:table-cell>
          <table:table-cell table:style-name="ce54" office:value-type="string">
            <text:p>L</text:p>
          </table:table-cell>
          <table:table-cell table:style-name="ce12"/>
          <table:table-cell table:style-name="ce14" office:value-type="string">
            <text:p>X</text:p>
          </table:table-cell>
          <table:table-cell table:style-name="ce14"/>
          <table:table-cell table:style-name="ce37" office:value-type="string">
            <text:p>KOS</text:p>
          </table:table-cell>
          <table:table-cell table:style-name="ce97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1">
            <text:p>1</text:p>
          </table:table-cell>
          <table:table-cell table:style-name="ce97" table:formula="oooc:=COUNTIF([.C10:.K10];&quot;h&quot;)+COUNTIF([.C10:.K10];&quot;DH&quot;)" office:value-type="float" office:value="0">
            <text:p>0</text:p>
          </table:table-cell>
          <table:table-cell table:style-name="ce97" table:formula="oooc:=COUNTIF([.C10:.K10];&quot;D&quot;) + COUNTIF([.C10:.K10];&quot;SD&quot;)+COUNTIF([.C10:.K10];&quot;DJ&quot;)+COUNTIF([.C10:.K10];&quot;DH&quot;)" office:value-type="float" office:value="1">
            <text:p>1</text:p>
          </table:table-cell>
          <table:table-cell table:style-name="ce97" table:formula="oooc:=COUNTIF([.C10:.K10];&quot;J&quot;)+COUNTIF([.C10:.K10];&quot;XJ&quot;)+COUNTIF([.C10:.K10];&quot;DJ&quot;)" office:value-type="float" office:value="0">
            <text:p>0</text:p>
          </table:table-cell>
          <table:table-cell table:style-name="ce97" table:formula="oooc:=COUNTIF([.C10:.K10];&quot;X&quot;)" office:value-type="float" office:value="1">
            <text:p>1</text:p>
          </table:table-cell>
          <table:table-cell table:style-name="ce98" table:formula="oooc:=COUNTBLANK([.C10:.K10])" office:value-type="float" office:value="6">
            <text:p>6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5-10">
            <text:p>10. maj 07</text:p>
          </table:table-cell>
          <table:table-cell table:style-name="ce92" table:formula="oooc:=TEXT([.A11];&quot;Ddd&quot;)" office:value-type="string" office:string-value="čet">
            <text:p>čet</text:p>
          </table:table-cell>
          <table:table-cell table:style-name="ce19" table:number-columns-repeated="2"/>
          <table:table-cell table:style-name="ce13" office:value-type="string">
            <text:p>L</text:p>
          </table:table-cell>
          <table:table-cell table:style-name="ce56" office:value-type="string">
            <office:annotation draw:style-name="gr1" draw:text-style-name="P3" svg:width="2.899cm" svg:height="0.979cm" svg:x="9.277cm" svg:y="5.476cm" draw:caption-point-x="-9.277cm" draw:caption-point-y="-5.476cm">
              <dc:creator>JH</dc:creator>
              <dc:date>2007-04-19T00:00:00</dc:date>
              <text:p text:style-name="P1"><text:span text:style-name="T2">dopust med 5 in 20 majem</text:span></text:p>
            </office:annotation>
            <text:p>D</text:p>
          </table:table-cell>
          <table:table-cell table:style-name="ce14" office:value-type="string">
            <office:annotation draw:style-name="gr4" draw:text-style-name="P3" svg:width="2.899cm" svg:height="2.924cm" svg:x="10.572cm" svg:y="5.476cm" draw:caption-point-x="-10.572cm" draw:caption-point-y="-5.476cm">
              <dc:creator>JH</dc:creator>
              <dc:date>2007-04-24T00:00:00</dc:date>
              <text:p text:style-name="P1"><text:span text:style-name="T2">NE razpisati za deĹžurstvo v KVIT-u: 7., 9.,10HNMP, 11., 12., 13., <text:s/>26., 27., 28., 30., in 31</text:span></text:p>
            </office:annotation>
            <text:p>DH</text:p>
          </table:table-cell>
          <table:table-cell table:style-name="ce14" office:value-type="string">
            <text:p>XJ</text:p>
          </table:table-cell>
          <table:table-cell table:style-name="ce19"/>
          <table:table-cell table:style-name="ce14"/>
          <table:table-cell table:style-name="ce12"/>
          <table:table-cell table:style-name="ce37" office:value-type="string">
            <text:p>KOS</text:p>
          </table:table-cell>
          <table:table-cell table:style-name="ce97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1">
            <text:p>1</text:p>
          </table:table-cell>
          <table:table-cell table:style-name="ce97" table:formula="oooc:=COUNTIF([.C11:.K11];&quot;h&quot;)+COUNTIF([.C11:.K11];&quot;DH&quot;)" office:value-type="float" office:value="1">
            <text:p>1</text:p>
          </table:table-cell>
          <table:table-cell table:style-name="ce97" table:formula="oooc:=COUNTIF([.C11:.K11];&quot;D&quot;) + COUNTIF([.C11:.K11];&quot;SD&quot;)+COUNTIF([.C11:.K11];&quot;DJ&quot;)+COUNTIF([.C11:.K11];&quot;DH&quot;)" office:value-type="float" office:value="2">
            <text:p>2</text:p>
          </table:table-cell>
          <table:table-cell table:style-name="ce97" table:formula="oooc:=COUNTIF([.C11:.K11];&quot;J&quot;)+COUNTIF([.C11:.K11];&quot;XJ&quot;)+COUNTIF([.C11:.K11];&quot;DJ&quot;)" office:value-type="float" office:value="1">
            <text:p>1</text:p>
          </table:table-cell>
          <table:table-cell table:style-name="ce97" table:formula="oooc:=COUNTIF([.C11:.K11];&quot;X&quot;)" office:value-type="float" office:value="0">
            <text:p>0</text:p>
          </table:table-cell>
          <table:table-cell table:style-name="ce98" table:formula="oooc:=COUNTBLANK([.C11:.K11])" office:value-type="float" office:value="5">
            <text:p>5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5-11">
            <text:p>11. maj 07</text:p>
          </table:table-cell>
          <table:table-cell table:style-name="ce92" table:formula="oooc:=TEXT([.A12];&quot;Ddd&quot;)" office:value-type="string" office:string-value="pet">
            <text:p>pet</text:p>
          </table:table-cell>
          <table:table-cell table:style-name="ce19"/>
          <table:table-cell table:style-name="ce13" office:value-type="string">
            <text:p>L</text:p>
          </table:table-cell>
          <table:table-cell table:style-name="ce14" office:value-type="string">
            <text:p>XJ</text:p>
          </table:table-cell>
          <table:table-cell table:style-name="ce56" office:value-type="string">
            <office:annotation draw:style-name="gr1" draw:text-style-name="P3" svg:width="2.899cm" svg:height="0.979cm" svg:x="9.277cm" svg:y="6.174cm" draw:caption-point-x="-9.277cm" draw:caption-point-y="-6.174cm">
              <dc:creator>JH</dc:creator>
              <dc:date>2007-04-19T00:00:00</dc:date>
              <text:p text:style-name="P1"><text:span text:style-name="T2">dopust med 5 in 20 majem</text:span></text:p>
            </office:annotation>
            <text:p>D</text:p>
          </table:table-cell>
          <table:table-cell table:style-name="ce19">
            <office:annotation draw:style-name="gr1" draw:text-style-name="P3" svg:width="2.899cm" svg:height="2.535cm" svg:x="10.572cm" svg:y="6.174cm" draw:caption-point-x="-10.572cm" draw:caption-point-y="-6.174cm">
              <dc:creator>JH</dc:creator>
              <dc:date>2007-04-19T00:00:00</dc:date>
              <text:p text:style-name="P1"><text:span text:style-name="T2">NE razpisati za deĹžurstvo v KVIT-u: 7., 9.,10., 11., 12., 13., <text:s/>26., 27., 28., 30., in 31</text:span></text:p>
            </office:annotation>
          </table:table-cell>
          <table:table-cell table:style-name="ce14"/>
          <table:table-cell table:style-name="ce13"/>
          <table:table-cell table:style-name="ce14" office:value-type="string">
            <office:annotation draw:style-name="gr5" draw:text-style-name="P3" svg:width="2.899cm" svg:height="0.979cm" svg:x="14.458cm" svg:y="6.174cm" draw:caption-point-x="-14.458cm" draw:caption-point-y="-6.174cm">
              <dc:creator>JH</dc:creator>
              <dc:date>2007-04-19T00:00:00</dc:date>
              <text:p text:style-name="P1"><text:span text:style-name="T2">dopust 11.,18.5.,in 29.5</text:span></text:p>
            </office:annotation>
            <text:p>D</text:p>
          </table:table-cell>
          <table:table-cell table:style-name="ce14"/>
          <table:table-cell table:style-name="ce37" office:value-type="string">
            <text:p>KOS</text:p>
          </table:table-cell>
          <table:table-cell table:style-name="ce97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1">
            <text:p>1</text:p>
          </table:table-cell>
          <table:table-cell table:style-name="ce97" table:formula="oooc:=COUNTIF([.C12:.K12];&quot;h&quot;)+COUNTIF([.C12:.K12];&quot;DH&quot;)" office:value-type="float" office:value="0">
            <text:p>0</text:p>
          </table:table-cell>
          <table:table-cell table:style-name="ce97" table:formula="oooc:=COUNTIF([.C12:.K12];&quot;D&quot;) + COUNTIF([.C12:.K12];&quot;SD&quot;)+COUNTIF([.C12:.K12];&quot;DJ&quot;)+COUNTIF([.C12:.K12];&quot;DH&quot;)" office:value-type="float" office:value="2">
            <text:p>2</text:p>
          </table:table-cell>
          <table:table-cell table:style-name="ce97" table:formula="oooc:=COUNTIF([.C12:.K12];&quot;J&quot;)+COUNTIF([.C12:.K12];&quot;XJ&quot;)+COUNTIF([.C12:.K12];&quot;DJ&quot;)" office:value-type="float" office:value="1">
            <text:p>1</text:p>
          </table:table-cell>
          <table:table-cell table:style-name="ce97" table:formula="oooc:=COUNTIF([.C12:.K12];&quot;X&quot;)" office:value-type="float" office:value="0">
            <text:p>0</text:p>
          </table:table-cell>
          <table:table-cell table:style-name="ce98" table:formula="oooc:=COUNTBLANK([.C12:.K12])" office:value-type="float" office:value="5">
            <text:p>5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8" office:value-type="date" office:date-value="2007-05-12">
            <text:p>12. maj 07</text:p>
          </table:table-cell>
          <table:table-cell table:style-name="ce91" table:formula="oooc:=TEXT([.A13];&quot;Ddd&quot;)" office:value-type="string" office:string-value="sob">
            <text:p>sob</text:p>
          </table:table-cell>
          <table:table-cell table:style-name="ce21" office:value-type="string">
            <text:p>L</text:p>
          </table:table-cell>
          <table:table-cell table:style-name="ce15"/>
          <table:table-cell table:style-name="ce10"/>
          <table:table-cell table:style-name="ce57" office:value-type="string">
            <office:annotation draw:style-name="gr1" draw:text-style-name="P3" svg:width="2.899cm" svg:height="0.979cm" svg:x="9.277cm" svg:y="6.871cm" draw:caption-point-x="-9.277cm" draw:caption-point-y="-6.871cm">
              <dc:creator>JH</dc:creator>
              <dc:date>2007-04-19T00:00:00</dc:date>
              <text:p text:style-name="P1"><text:span text:style-name="T2">dopust med 5 in 20 majem</text:span></text:p>
            </office:annotation>
            <text:p>D</text:p>
          </table:table-cell>
          <table:table-cell table:style-name="ce20">
            <office:annotation draw:style-name="gr1" draw:text-style-name="P3" svg:width="2.899cm" svg:height="2.535cm" svg:x="10.572cm" svg:y="6.871cm" draw:caption-point-x="-10.572cm" draw:caption-point-y="-6.871cm">
              <dc:creator>JH</dc:creator>
              <dc:date>2007-04-19T00:00:00</dc:date>
              <text:p text:style-name="P1"><text:span text:style-name="T2">NE razpisati za deĹžurstvo v KVIT-u: 7., 9.,10., 11., 12., 13., <text:s/>26., 27., 28., 30., in 31</text:span></text:p>
            </office:annotation>
          </table:table-cell>
          <table:table-cell table:style-name="ce20" office:value-type="string">
            <office:annotation draw:style-name="gr1" draw:text-style-name="P3" svg:width="2.899cm" svg:height="0.59cm" svg:x="11.867cm" svg:y="6.871cm" draw:caption-point-x="-11.867cm" draw:caption-point-y="-6.871cm">
              <dc:creator>JH</dc:creator>
              <dc:date>2007-04-24T00:00:00</dc:date>
              <text:p text:style-name="P1"><text:span text:style-name="T2">HNMP</text:span></text:p>
            </office:annotation>
            <text:p>H</text:p>
          </table:table-cell>
          <table:table-cell table:style-name="ce15" table:number-columns-repeated="3"/>
          <table:table-cell table:style-name="ce37" office:value-type="string">
            <text:p>MIR</text:p>
          </table:table-cell>
          <table:table-cell table:style-name="ce97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1">
            <text:p>1</text:p>
          </table:table-cell>
          <table:table-cell table:style-name="ce97" table:formula="oooc:=COUNTIF([.C13:.K13];&quot;h&quot;)+COUNTIF([.C13:.K13];&quot;DH&quot;)" office:value-type="float" office:value="1">
            <text:p>1</text:p>
          </table:table-cell>
          <table:table-cell table:style-name="ce97" table:formula="oooc:=COUNTIF([.C13:.K13];&quot;D&quot;) + COUNTIF([.C13:.K13];&quot;SD&quot;)+COUNTIF([.C13:.K13];&quot;DJ&quot;)+COUNTIF([.C13:.K13];&quot;DH&quot;)" office:value-type="float" office:value="1">
            <text:p>1</text:p>
          </table:table-cell>
          <table:table-cell table:style-name="ce97" table:formula="oooc:=COUNTIF([.C13:.K13];&quot;J&quot;)+COUNTIF([.C13:.K13];&quot;XJ&quot;)+COUNTIF([.C13:.K13];&quot;DJ&quot;)" office:value-type="float" office:value="0">
            <text:p>0</text:p>
          </table:table-cell>
          <table:table-cell table:style-name="ce97" table:formula="oooc:=COUNTIF([.C13:.K13];&quot;X&quot;)" office:value-type="float" office:value="0">
            <text:p>0</text:p>
          </table:table-cell>
          <table:table-cell table:style-name="ce98" table:formula="oooc:=COUNTBLANK([.C13:.K13])" office:value-type="float" office:value="6">
            <text:p>6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8" office:value-type="date" office:date-value="2007-05-13">
            <text:p>13. maj 07</text:p>
          </table:table-cell>
          <table:table-cell table:style-name="ce91" table:formula="oooc:=TEXT([.A14];&quot;Ddd&quot;)" office:value-type="string" office:string-value="ned">
            <text:p>ned</text:p>
          </table:table-cell>
          <table:table-cell table:style-name="ce21" office:value-type="string">
            <text:p>L</text:p>
          </table:table-cell>
          <table:table-cell table:style-name="ce15"/>
          <table:table-cell table:style-name="ce23"/>
          <table:table-cell table:style-name="ce57" office:value-type="string">
            <office:annotation draw:style-name="gr1" draw:text-style-name="P3" svg:width="2.899cm" svg:height="0.979cm" svg:x="9.277cm" svg:y="7.569cm" draw:caption-point-x="-9.277cm" draw:caption-point-y="-7.569cm">
              <dc:creator>JH</dc:creator>
              <dc:date>2007-04-19T00:00:00</dc:date>
              <text:p text:style-name="P1"><text:span text:style-name="T2">dopust med 5 in 20 majem</text:span></text:p>
            </office:annotation>
            <text:p>D</text:p>
          </table:table-cell>
          <table:table-cell table:style-name="ce20">
            <office:annotation draw:style-name="gr1" draw:text-style-name="P3" svg:width="2.899cm" svg:height="2.535cm" svg:x="10.572cm" svg:y="7.569cm" draw:caption-point-x="-10.572cm" draw:caption-point-y="-7.569cm">
              <dc:creator>JH</dc:creator>
              <dc:date>2007-04-19T00:00:00</dc:date>
              <text:p text:style-name="P1"><text:span text:style-name="T2">NE razpisati za deĹžurstvo v KVIT-u: 7., 9.,10., 11., 12., 13., <text:s/>26., 27., 28., 30., in 31</text:span></text:p>
            </office:annotation>
          </table:table-cell>
          <table:table-cell table:style-name="ce10"/>
          <table:table-cell table:style-name="ce15" table:number-columns-repeated="2"/>
          <table:table-cell table:style-name="ce21"/>
          <table:table-cell table:style-name="ce37" office:value-type="string">
            <text:p>MIR</text:p>
          </table:table-cell>
          <table:table-cell table:style-name="ce97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1">
            <text:p>1</text:p>
          </table:table-cell>
          <table:table-cell table:style-name="ce97" table:formula="oooc:=COUNTIF([.C14:.K14];&quot;h&quot;)+COUNTIF([.C14:.K14];&quot;DH&quot;)" office:value-type="float" office:value="0">
            <text:p>0</text:p>
          </table:table-cell>
          <table:table-cell table:style-name="ce97" table:formula="oooc:=COUNTIF([.C14:.K14];&quot;D&quot;) + COUNTIF([.C14:.K14];&quot;SD&quot;)+COUNTIF([.C14:.K14];&quot;DJ&quot;)+COUNTIF([.C14:.K14];&quot;DH&quot;)" office:value-type="float" office:value="1">
            <text:p>1</text:p>
          </table:table-cell>
          <table:table-cell table:style-name="ce97" table:formula="oooc:=COUNTIF([.C14:.K14];&quot;J&quot;)+COUNTIF([.C14:.K14];&quot;XJ&quot;)+COUNTIF([.C14:.K14];&quot;DJ&quot;)" office:value-type="float" office:value="0">
            <text:p>0</text:p>
          </table:table-cell>
          <table:table-cell table:style-name="ce97" table:formula="oooc:=COUNTIF([.C14:.K14];&quot;X&quot;)" office:value-type="float" office:value="0">
            <text:p>0</text:p>
          </table:table-cell>
          <table:table-cell table:style-name="ce98" table:formula="oooc:=COUNTBLANK([.C14:.K14])" office:value-type="float" office:value="7">
            <text:p>7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5-14">
            <text:p>14. maj 07</text:p>
          </table:table-cell>
          <table:table-cell table:style-name="ce92" table:formula="oooc:=TEXT([.A15];&quot;Ddd&quot;)" office:value-type="string" office:string-value="pon">
            <text:p>pon</text:p>
          </table:table-cell>
          <table:table-cell table:style-name="ce19" office:value-type="string">
            <office:annotation draw:style-name="gr1" draw:text-style-name="P3" svg:width="2.899cm" svg:height="0.59cm" svg:x="5.392cm" svg:y="8.267cm" draw:caption-point-x="-5.392cm" draw:caption-point-y="-8.267cm">
              <dc:creator>JH</dc:creator>
              <dc:date>2007-03-05T00:00:00</dc:date>
              <text:p text:style-name="P1"><text:span text:style-name="T2">Prost popoldan</text:span></text:p>
            </office:annotation>
            <text:p>XJ</text:p>
          </table:table-cell>
          <table:table-cell table:style-name="ce14"/>
          <table:table-cell table:style-name="ce12" office:value-type="string">
            <office:annotation draw:style-name="gr1" draw:text-style-name="P3" svg:width="2.899cm" svg:height="0.979cm" svg:x="7.982cm" svg:y="8.267cm" draw:caption-point-x="-7.982cm" draw:caption-point-y="-8.267cm">
              <dc:creator>JH</dc:creator>
              <dc:date>2007-04-19T00:00:00</dc:date>
              <text:p text:style-name="P1"><text:span text:style-name="T2">dopust 14 do vključno 16 maja</text:span></text:p>
            </office:annotation>
            <text:p>D</text:p>
          </table:table-cell>
          <table:table-cell table:style-name="ce56" office:value-type="string">
            <office:annotation draw:style-name="gr1" draw:text-style-name="P3" svg:width="2.899cm" svg:height="0.979cm" svg:x="9.277cm" svg:y="8.267cm" draw:caption-point-x="-9.277cm" draw:caption-point-y="-8.267cm">
              <dc:creator>JH</dc:creator>
              <dc:date>2007-04-19T00:00:00</dc:date>
              <text:p text:style-name="P1"><text:span text:style-name="T2">dopust med 5 in 20 majem</text:span></text:p>
            </office:annotation>
            <text:p>D</text:p>
          </table:table-cell>
          <table:table-cell table:style-name="ce14"/>
          <table:table-cell table:style-name="ce13" office:value-type="string">
            <text:p>L</text:p>
          </table:table-cell>
          <table:table-cell table:style-name="ce94"/>
          <table:table-cell table:style-name="ce14"/>
          <table:table-cell table:style-name="ce12"/>
          <table:table-cell table:style-name="ce37" office:value-type="string">
            <text:p>MIR</text:p>
          </table:table-cell>
          <table:table-cell table:style-name="ce97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1">
            <text:p>1</text:p>
          </table:table-cell>
          <table:table-cell table:style-name="ce97" table:formula="oooc:=COUNTIF([.C15:.K15];&quot;h&quot;)+COUNTIF([.C15:.K15];&quot;DH&quot;)" office:value-type="float" office:value="0">
            <text:p>0</text:p>
          </table:table-cell>
          <table:table-cell table:style-name="ce97" table:formula="oooc:=COUNTIF([.C15:.K15];&quot;D&quot;) + COUNTIF([.C15:.K15];&quot;SD&quot;)+COUNTIF([.C15:.K15];&quot;DJ&quot;)+COUNTIF([.C15:.K15];&quot;DH&quot;)" office:value-type="float" office:value="2">
            <text:p>2</text:p>
          </table:table-cell>
          <table:table-cell table:style-name="ce97" table:formula="oooc:=COUNTIF([.C15:.K15];&quot;J&quot;)+COUNTIF([.C15:.K15];&quot;XJ&quot;)+COUNTIF([.C15:.K15];&quot;DJ&quot;)" office:value-type="float" office:value="1">
            <text:p>1</text:p>
          </table:table-cell>
          <table:table-cell table:style-name="ce97" table:formula="oooc:=COUNTIF([.C15:.K15];&quot;X&quot;)" office:value-type="float" office:value="0">
            <text:p>0</text:p>
          </table:table-cell>
          <table:table-cell table:style-name="ce98" table:formula="oooc:=COUNTBLANK([.C15:.K15])" office:value-type="float" office:value="5">
            <text:p>5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5-15">
            <text:p>15. maj 07</text:p>
          </table:table-cell>
          <table:table-cell table:style-name="ce92" table:formula="oooc:=TEXT([.A16];&quot;Ddd&quot;)" office:value-type="string" office:string-value="tor">
            <text:p>tor</text:p>
          </table:table-cell>
          <table:table-cell table:style-name="ce14"/>
          <table:table-cell table:style-name="ce12"/>
          <table:table-cell table:style-name="ce12" office:value-type="string">
            <office:annotation draw:style-name="gr1" draw:text-style-name="P3" svg:width="2.899cm" svg:height="0.979cm" svg:x="7.982cm" svg:y="8.964cm" draw:caption-point-x="-7.982cm" draw:caption-point-y="-8.964cm">
              <dc:creator>JH</dc:creator>
              <dc:date>2007-04-19T00:00:00</dc:date>
              <text:p text:style-name="P1"><text:span text:style-name="T2">dopust 14 do vključno 16 maja</text:span></text:p>
            </office:annotation>
            <text:p>D</text:p>
          </table:table-cell>
          <table:table-cell table:style-name="ce56" office:value-type="string">
            <office:annotation draw:style-name="gr1" draw:text-style-name="P3" svg:width="2.899cm" svg:height="0.979cm" svg:x="9.277cm" svg:y="8.964cm" draw:caption-point-x="-9.277cm" draw:caption-point-y="-8.964cm">
              <dc:creator>JH</dc:creator>
              <dc:date>2007-04-19T00:00:00</dc:date>
              <text:p text:style-name="P1"><text:span text:style-name="T2">dopust med 5 in 20 majem</text:span></text:p>
            </office:annotation>
            <text:p>D</text:p>
          </table:table-cell>
          <table:table-cell table:style-name="ce14"/>
          <table:table-cell table:style-name="ce14" office:value-type="string">
            <text:p>X</text:p>
          </table:table-cell>
          <table:table-cell table:style-name="ce12"/>
          <table:table-cell table:style-name="ce13" office:value-type="string">
            <text:p>L</text:p>
          </table:table-cell>
          <table:table-cell table:style-name="ce14"/>
          <table:table-cell table:style-name="ce37" office:value-type="string">
            <text:p>MIR</text:p>
          </table:table-cell>
          <table:table-cell table:style-name="ce97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1">
            <text:p>1</text:p>
          </table:table-cell>
          <table:table-cell table:style-name="ce97" table:formula="oooc:=COUNTIF([.C16:.K16];&quot;h&quot;)+COUNTIF([.C16:.K16];&quot;DH&quot;)" office:value-type="float" office:value="0">
            <text:p>0</text:p>
          </table:table-cell>
          <table:table-cell table:style-name="ce97" table:formula="oooc:=COUNTIF([.C16:.K16];&quot;D&quot;) + COUNTIF([.C16:.K16];&quot;SD&quot;)+COUNTIF([.C16:.K16];&quot;DJ&quot;)+COUNTIF([.C16:.K16];&quot;DH&quot;)" office:value-type="float" office:value="2">
            <text:p>2</text:p>
          </table:table-cell>
          <table:table-cell table:style-name="ce97" table:formula="oooc:=COUNTIF([.C16:.K16];&quot;J&quot;)+COUNTIF([.C16:.K16];&quot;XJ&quot;)+COUNTIF([.C16:.K16];&quot;DJ&quot;)" office:value-type="float" office:value="0">
            <text:p>0</text:p>
          </table:table-cell>
          <table:table-cell table:style-name="ce97" table:formula="oooc:=COUNTIF([.C16:.K16];&quot;X&quot;)" office:value-type="float" office:value="1">
            <text:p>1</text:p>
          </table:table-cell>
          <table:table-cell table:style-name="ce98" table:formula="oooc:=COUNTBLANK([.C16:.K16])" office:value-type="float" office:value="5">
            <text:p>5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5-16">
            <text:p>16. maj 07</text:p>
          </table:table-cell>
          <table:table-cell table:style-name="ce92" table:formula="oooc:=TEXT([.A17];&quot;Ddd&quot;)" office:value-type="string" office:string-value="sre">
            <text:p>sre</text:p>
          </table:table-cell>
          <table:table-cell table:style-name="ce12">
            <office:annotation draw:style-name="gr1" draw:text-style-name="P3" svg:width="2.899cm" svg:height="0.59cm" svg:x="5.392cm" svg:y="9.662cm" draw:caption-point-x="-5.392cm" draw:caption-point-y="-9.662cm">
              <dc:creator>JH</dc:creator>
              <dc:date>2007-04-19T00:00:00</dc:date>
              <text:p text:style-name="P1"><text:span text:style-name="T2">NE popoldan</text:span></text:p>
            </office:annotation>
          </table:table-cell>
          <table:table-cell table:style-name="ce14"/>
          <table:table-cell table:style-name="ce12" office:value-type="string">
            <office:annotation draw:style-name="gr1" draw:text-style-name="P3" svg:width="2.899cm" svg:height="0.979cm" svg:x="7.982cm" svg:y="9.662cm" draw:caption-point-x="-7.982cm" draw:caption-point-y="-9.662cm">
              <dc:creator>JH</dc:creator>
              <dc:date>2007-04-19T00:00:00</dc:date>
              <text:p text:style-name="P1"><text:span text:style-name="T2">dopust 14 do vključno 16 maja</text:span></text:p>
            </office:annotation>
            <text:p>D</text:p>
          </table:table-cell>
          <table:table-cell table:style-name="ce56" office:value-type="string">
            <office:annotation draw:style-name="gr1" draw:text-style-name="P3" svg:width="2.899cm" svg:height="0.979cm" svg:x="9.277cm" svg:y="9.662cm" draw:caption-point-x="-9.277cm" draw:caption-point-y="-9.662cm">
              <dc:creator>JH</dc:creator>
              <dc:date>2007-04-19T00:00:00</dc:date>
              <text:p text:style-name="P1"><text:span text:style-name="T2">dopust med 5 in 20 majem</text:span></text:p>
            </office:annotation>
            <text:p>D</text:p>
          </table:table-cell>
          <table:table-cell table:style-name="ce14" table:number-columns-repeated="3"/>
          <table:table-cell table:style-name="ce14" office:value-type="string">
            <text:p>XJ</text:p>
          </table:table-cell>
          <table:table-cell table:style-name="ce96" office:value-type="string">
            <office:annotation draw:style-name="gr1" draw:text-style-name="P3" svg:width="2.899cm" svg:height="0.979cm" svg:x="15.753cm" svg:y="9.662cm" draw:caption-point-x="-15.753cm" draw:caption-point-y="-9.662cm">
              <dc:creator>JH</dc:creator>
              <dc:date>2007-04-19T00:00:00</dc:date>
              <text:p text:style-name="P1"><text:span text:style-name="T2">dežurno v maju 16.5</text:span></text:p>
            </office:annotation>
            <text:p>L</text:p>
          </table:table-cell>
          <table:table-cell table:style-name="ce37" office:value-type="string">
            <text:p>MIR</text:p>
          </table:table-cell>
          <table:table-cell table:style-name="ce97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1">
            <text:p>1</text:p>
          </table:table-cell>
          <table:table-cell table:style-name="ce97" table:formula="oooc:=COUNTIF([.C17:.K17];&quot;h&quot;)+COUNTIF([.C17:.K17];&quot;DH&quot;)" office:value-type="float" office:value="0">
            <text:p>0</text:p>
          </table:table-cell>
          <table:table-cell table:style-name="ce97" table:formula="oooc:=COUNTIF([.C17:.K17];&quot;D&quot;) + COUNTIF([.C17:.K17];&quot;SD&quot;)+COUNTIF([.C17:.K17];&quot;DJ&quot;)+COUNTIF([.C17:.K17];&quot;DH&quot;)" office:value-type="float" office:value="2">
            <text:p>2</text:p>
          </table:table-cell>
          <table:table-cell table:style-name="ce97" table:formula="oooc:=COUNTIF([.C17:.K17];&quot;J&quot;)+COUNTIF([.C17:.K17];&quot;XJ&quot;)+COUNTIF([.C17:.K17];&quot;DJ&quot;)" office:value-type="float" office:value="1">
            <text:p>1</text:p>
          </table:table-cell>
          <table:table-cell table:style-name="ce97" table:formula="oooc:=COUNTIF([.C17:.K17];&quot;X&quot;)" office:value-type="float" office:value="0">
            <text:p>0</text:p>
          </table:table-cell>
          <table:table-cell table:style-name="ce98" table:formula="oooc:=COUNTBLANK([.C17:.K17])" office:value-type="float" office:value="5">
            <text:p>5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5-17">
            <text:p>17. maj 07</text:p>
          </table:table-cell>
          <table:table-cell table:style-name="ce92" table:formula="oooc:=TEXT([.A18];&quot;Ddd&quot;)" office:value-type="string" office:string-value="čet">
            <text:p>čet</text:p>
          </table:table-cell>
          <table:table-cell table:style-name="ce12"/>
          <table:table-cell table:style-name="ce13" office:value-type="string">
            <text:p>L</text:p>
          </table:table-cell>
          <table:table-cell table:style-name="ce14"/>
          <table:table-cell table:style-name="ce56" office:value-type="string">
            <office:annotation draw:style-name="gr1" draw:text-style-name="P3" svg:width="2.899cm" svg:height="0.979cm" svg:x="9.277cm" svg:y="10.36cm" draw:caption-point-x="-9.277cm" draw:caption-point-y="-10.36cm">
              <dc:creator>JH</dc:creator>
              <dc:date>2007-04-19T00:00:00</dc:date>
              <text:p text:style-name="P1"><text:span text:style-name="T2">dopust med 5 in 20 majem</text:span></text:p>
            </office:annotation>
            <text:p>D</text:p>
          </table:table-cell>
          <table:table-cell table:style-name="ce14"/>
          <table:table-cell table:style-name="ce19"/>
          <table:table-cell table:style-name="ce95"/>
          <table:table-cell table:style-name="ce14"/>
          <table:table-cell table:style-name="ce14" office:value-type="string">
            <text:p>X</text:p>
          </table:table-cell>
          <table:table-cell table:style-name="ce37" office:value-type="string">
            <text:p>MIR</text:p>
          </table:table-cell>
          <table:table-cell table:style-name="ce97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1">
            <text:p>1</text:p>
          </table:table-cell>
          <table:table-cell table:style-name="ce97" table:formula="oooc:=COUNTIF([.C18:.K18];&quot;h&quot;)+COUNTIF([.C18:.K18];&quot;DH&quot;)" office:value-type="float" office:value="0">
            <text:p>0</text:p>
          </table:table-cell>
          <table:table-cell table:style-name="ce97" table:formula="oooc:=COUNTIF([.C18:.K18];&quot;D&quot;) + COUNTIF([.C18:.K18];&quot;SD&quot;)+COUNTIF([.C18:.K18];&quot;DJ&quot;)+COUNTIF([.C18:.K18];&quot;DH&quot;)" office:value-type="float" office:value="1">
            <text:p>1</text:p>
          </table:table-cell>
          <table:table-cell table:style-name="ce97" table:formula="oooc:=COUNTIF([.C18:.K18];&quot;J&quot;)+COUNTIF([.C18:.K18];&quot;XJ&quot;)+COUNTIF([.C18:.K18];&quot;DJ&quot;)" office:value-type="float" office:value="0">
            <text:p>0</text:p>
          </table:table-cell>
          <table:table-cell table:style-name="ce97" table:formula="oooc:=COUNTIF([.C18:.K18];&quot;X&quot;)" office:value-type="float" office:value="1">
            <text:p>1</text:p>
          </table:table-cell>
          <table:table-cell table:style-name="ce98" table:formula="oooc:=COUNTBLANK([.C18:.K18])" office:value-type="float" office:value="6">
            <text:p>6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5-18">
            <text:p>18. maj 07</text:p>
          </table:table-cell>
          <table:table-cell table:style-name="ce92" table:formula="oooc:=TEXT([.A19];&quot;Ddd&quot;)" office:value-type="string" office:string-value="pet">
            <text:p>pet</text:p>
          </table:table-cell>
          <table:table-cell table:style-name="ce14"/>
          <table:table-cell table:style-name="ce14" office:value-type="string">
            <text:p>X</text:p>
          </table:table-cell>
          <table:table-cell table:style-name="ce13" office:value-type="string">
            <text:p>L</text:p>
          </table:table-cell>
          <table:table-cell table:style-name="ce56" office:value-type="string">
            <office:annotation draw:style-name="gr1" draw:text-style-name="P3" svg:width="2.899cm" svg:height="0.979cm" svg:x="9.277cm" svg:y="11.057cm" draw:caption-point-x="-9.277cm" draw:caption-point-y="-11.057cm">
              <dc:creator>JH</dc:creator>
              <dc:date>2007-04-19T00:00:00</dc:date>
              <text:p text:style-name="P1"><text:span text:style-name="T2">dopust med 5 in 20 majem</text:span></text:p>
            </office:annotation>
            <text:p>D</text:p>
          </table:table-cell>
          <table:table-cell table:style-name="ce14" table:number-columns-repeated="2"/>
          <table:table-cell table:style-name="ce12"/>
          <table:table-cell table:style-name="ce14" office:value-type="string">
            <office:annotation draw:style-name="gr5" draw:text-style-name="P3" svg:width="2.899cm" svg:height="0.979cm" svg:x="14.458cm" svg:y="11.057cm" draw:caption-point-x="-14.458cm" draw:caption-point-y="-11.057cm">
              <dc:creator>JH</dc:creator>
              <dc:date>2007-04-19T00:00:00</dc:date>
              <text:p text:style-name="P1"><text:span text:style-name="T2">dopust 11.,18.5.,in 29.5</text:span></text:p>
            </office:annotation>
            <text:p>D</text:p>
          </table:table-cell>
          <table:table-cell table:style-name="ce56" office:value-type="string">
            <office:annotation draw:style-name="gr1" draw:text-style-name="P3" svg:width="2.899cm" svg:height="0.59cm" svg:x="15.753cm" svg:y="11.057cm" draw:caption-point-x="-15.753cm" draw:caption-point-y="-11.057cm">
              <dc:creator>JH</dc:creator>
              <dc:date>2007-04-19T00:00:00</dc:date>
              <text:p text:style-name="P1"><text:span text:style-name="T2">dopust 4. in 18.5.</text:span></text:p>
            </office:annotation>
            <text:p>SD</text:p>
          </table:table-cell>
          <table:table-cell table:style-name="ce37" office:value-type="string">
            <text:p>MIR</text:p>
          </table:table-cell>
          <table:table-cell table:style-name="ce97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1">
            <text:p>1</text:p>
          </table:table-cell>
          <table:table-cell table:style-name="ce97" table:formula="oooc:=COUNTIF([.C19:.K19];&quot;h&quot;)+COUNTIF([.C19:.K19];&quot;DH&quot;)" office:value-type="float" office:value="0">
            <text:p>0</text:p>
          </table:table-cell>
          <table:table-cell table:style-name="ce97" table:formula="oooc:=COUNTIF([.C19:.K19];&quot;D&quot;) + COUNTIF([.C19:.K19];&quot;SD&quot;)+COUNTIF([.C19:.K19];&quot;DJ&quot;)+COUNTIF([.C19:.K19];&quot;DH&quot;)" office:value-type="float" office:value="3">
            <text:p>3</text:p>
          </table:table-cell>
          <table:table-cell table:style-name="ce97" table:formula="oooc:=COUNTIF([.C19:.K19];&quot;J&quot;)+COUNTIF([.C19:.K19];&quot;XJ&quot;)+COUNTIF([.C19:.K19];&quot;DJ&quot;)" office:value-type="float" office:value="0">
            <text:p>0</text:p>
          </table:table-cell>
          <table:table-cell table:style-name="ce97" table:formula="oooc:=COUNTIF([.C19:.K19];&quot;X&quot;)" office:value-type="float" office:value="1">
            <text:p>1</text:p>
          </table:table-cell>
          <table:table-cell table:style-name="ce98" table:formula="oooc:=COUNTBLANK([.C19:.K19])" office:value-type="float" office:value="4">
            <text:p>4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8" office:value-type="date" office:date-value="2007-05-19">
            <text:p>19. maj 07</text:p>
          </table:table-cell>
          <table:table-cell table:style-name="ce91" table:formula="oooc:=TEXT([.A20];&quot;Ddd&quot;)" office:value-type="string" office:string-value="sob">
            <text:p>sob</text:p>
          </table:table-cell>
          <table:table-cell table:style-name="ce15" table:number-columns-repeated="2"/>
          <table:table-cell table:style-name="ce15">
            <office:annotation draw:style-name="gr1" draw:text-style-name="P3" svg:width="2.899cm" svg:height="0.979cm" svg:x="7.982cm" svg:y="11.755cm" draw:caption-point-x="-7.982cm" draw:caption-point-y="-11.755cm">
              <dc:creator>JH</dc:creator>
              <dc:date>2007-04-19T00:00:00</dc:date>
              <text:p text:style-name="P1"><text:span text:style-name="T2">dežurni weekend v maju 19 in 20.</text:span></text:p>
            </office:annotation>
          </table:table-cell>
          <table:table-cell table:style-name="ce57" office:value-type="string">
            <office:annotation draw:style-name="gr1" draw:text-style-name="P3" svg:width="2.899cm" svg:height="0.979cm" svg:x="9.277cm" svg:y="11.755cm" draw:caption-point-x="-9.277cm" draw:caption-point-y="-11.755cm">
              <dc:creator>JH</dc:creator>
              <dc:date>2007-04-19T00:00:00</dc:date>
              <text:p text:style-name="P1"><text:span text:style-name="T2">dopust med 5 in 20 majem</text:span></text:p>
            </office:annotation>
            <text:p>D</text:p>
          </table:table-cell>
          <table:table-cell table:style-name="ce21" office:value-type="string">
            <text:p>L</text:p>
          </table:table-cell>
          <table:table-cell table:style-name="ce15"/>
          <table:table-cell table:style-name="ce23"/>
          <table:table-cell table:style-name="ce15"/>
          <table:table-cell table:style-name="ce15">
            <office:annotation draw:style-name="gr1" draw:text-style-name="P3" svg:width="2.899cm" svg:height="1.368cm" svg:x="15.753cm" svg:y="11.755cm" draw:caption-point-x="-15.753cm" draw:caption-point-y="-11.755cm">
              <dc:creator>JH</dc:creator>
              <dc:date>2007-04-19T00:00:00</dc:date>
              <text:p text:style-name="P1"><text:span text:style-name="T2">18. in 19. maja imam drugi del tečaja EHO</text:span></text:p>
            </office:annotation>
          </table:table-cell>
          <table:table-cell table:style-name="ce37" office:value-type="string">
            <text:p>KON</text:p>
          </table:table-cell>
          <table:table-cell table:style-name="ce97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1">
            <text:p>1</text:p>
          </table:table-cell>
          <table:table-cell table:style-name="ce97" table:formula="oooc:=COUNTIF([.C20:.K20];&quot;h&quot;)+COUNTIF([.C20:.K20];&quot;DH&quot;)" office:value-type="float" office:value="0">
            <text:p>0</text:p>
          </table:table-cell>
          <table:table-cell table:style-name="ce97" table:formula="oooc:=COUNTIF([.C20:.K20];&quot;D&quot;) + COUNTIF([.C20:.K20];&quot;SD&quot;)+COUNTIF([.C20:.K20];&quot;DJ&quot;)+COUNTIF([.C20:.K20];&quot;DH&quot;)" office:value-type="float" office:value="1">
            <text:p>1</text:p>
          </table:table-cell>
          <table:table-cell table:style-name="ce97" table:formula="oooc:=COUNTIF([.C20:.K20];&quot;J&quot;)+COUNTIF([.C20:.K20];&quot;XJ&quot;)+COUNTIF([.C20:.K20];&quot;DJ&quot;)" office:value-type="float" office:value="0">
            <text:p>0</text:p>
          </table:table-cell>
          <table:table-cell table:style-name="ce97" table:formula="oooc:=COUNTIF([.C20:.K20];&quot;X&quot;)" office:value-type="float" office:value="0">
            <text:p>0</text:p>
          </table:table-cell>
          <table:table-cell table:style-name="ce98" table:formula="oooc:=COUNTBLANK([.C20:.K20])" office:value-type="float" office:value="7">
            <text:p>7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8" office:value-type="date" office:date-value="2007-05-20">
            <text:p>20. maj 07</text:p>
          </table:table-cell>
          <table:table-cell table:style-name="ce91" table:formula="oooc:=TEXT([.A21];&quot;Ddd&quot;)" office:value-type="string" office:string-value="ned">
            <text:p>ned</text:p>
          </table:table-cell>
          <table:table-cell table:style-name="ce20"/>
          <table:table-cell table:style-name="ce15"/>
          <table:table-cell table:style-name="ce15">
            <office:annotation draw:style-name="gr1" draw:text-style-name="P3" svg:width="2.899cm" svg:height="0.979cm" svg:x="7.982cm" svg:y="12.452cm" draw:caption-point-x="-7.982cm" draw:caption-point-y="-12.452cm">
              <dc:creator>JH</dc:creator>
              <dc:date>2007-04-19T00:00:00</dc:date>
              <text:p text:style-name="P1"><text:span text:style-name="T2">dežurni weekend v maju 19 in 20.</text:span></text:p>
            </office:annotation>
          </table:table-cell>
          <table:table-cell table:style-name="ce57" office:value-type="string">
            <office:annotation draw:style-name="gr1" draw:text-style-name="P3" svg:width="2.899cm" svg:height="0.979cm" svg:x="9.277cm" svg:y="12.452cm" draw:caption-point-x="-9.277cm" draw:caption-point-y="-12.452cm">
              <dc:creator>JH</dc:creator>
              <dc:date>2007-04-19T00:00:00</dc:date>
              <text:p text:style-name="P1"><text:span text:style-name="T2">dopust med 5 in 20 majem</text:span></text:p>
            </office:annotation>
            <text:p>D</text:p>
          </table:table-cell>
          <table:table-cell table:style-name="ce21" office:value-type="string">
            <text:p>L</text:p>
          </table:table-cell>
          <table:table-cell table:style-name="ce27"/>
          <table:table-cell table:style-name="ce23"/>
          <table:table-cell table:style-name="ce10"/>
          <table:table-cell table:style-name="ce15"/>
          <table:table-cell table:style-name="ce37" office:value-type="string">
            <text:p>KON</text:p>
          </table:table-cell>
          <table:table-cell table:style-name="ce97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1">
            <text:p>1</text:p>
          </table:table-cell>
          <table:table-cell table:style-name="ce97" table:formula="oooc:=COUNTIF([.C21:.K21];&quot;h&quot;)+COUNTIF([.C21:.K21];&quot;DH&quot;)" office:value-type="float" office:value="0">
            <text:p>0</text:p>
          </table:table-cell>
          <table:table-cell table:style-name="ce97" table:formula="oooc:=COUNTIF([.C21:.K21];&quot;D&quot;) + COUNTIF([.C21:.K21];&quot;SD&quot;)+COUNTIF([.C21:.K21];&quot;DJ&quot;)+COUNTIF([.C21:.K21];&quot;DH&quot;)" office:value-type="float" office:value="1">
            <text:p>1</text:p>
          </table:table-cell>
          <table:table-cell table:style-name="ce97" table:formula="oooc:=COUNTIF([.C21:.K21];&quot;J&quot;)+COUNTIF([.C21:.K21];&quot;XJ&quot;)+COUNTIF([.C21:.K21];&quot;DJ&quot;)" office:value-type="float" office:value="0">
            <text:p>0</text:p>
          </table:table-cell>
          <table:table-cell table:style-name="ce97" table:formula="oooc:=COUNTIF([.C21:.K21];&quot;X&quot;)" office:value-type="float" office:value="0">
            <text:p>0</text:p>
          </table:table-cell>
          <table:table-cell table:style-name="ce98" table:formula="oooc:=COUNTBLANK([.C21:.K21])" office:value-type="float" office:value="7">
            <text:p>7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5-21">
            <text:p>21. maj 07</text:p>
          </table:table-cell>
          <table:table-cell table:style-name="ce92" table:formula="oooc:=TEXT([.A22];&quot;Ddd&quot;)" office:value-type="string" office:string-value="pon">
            <text:p>pon</text:p>
          </table:table-cell>
          <table:table-cell table:style-name="ce83">
            <office:annotation draw:style-name="gr1" draw:text-style-name="P3" svg:width="2.899cm" svg:height="0.59cm" svg:x="5.392cm" svg:y="13.15cm" draw:caption-point-x="-5.392cm" draw:caption-point-y="-13.15cm">
              <dc:creator>JH</dc:creator>
              <dc:date>2007-04-19T00:00:00</dc:date>
              <text:p text:style-name="P1"><text:span text:style-name="T2">NE popoldan</text:span></text:p>
            </office:annotation>
          </table:table-cell>
          <table:table-cell table:style-name="ce12" table:number-columns-repeated="2"/>
          <table:table-cell table:style-name="ce14">
            <office:annotation draw:style-name="gr1" draw:text-style-name="P3" svg:width="2.899cm" svg:height="0.979cm" svg:x="9.277cm" svg:y="13.15cm" draw:caption-point-x="-9.277cm" draw:caption-point-y="-13.15cm">
              <dc:creator>JH</dc:creator>
              <dc:date>2007-04-19T00:00:00</dc:date>
              <text:p text:style-name="P1"><text:span text:style-name="T2">Dopoldne ne v urgenci</text:span></text:p>
            </office:annotation>
          </table:table-cell>
          <table:table-cell table:style-name="ce14" office:value-type="string">
            <text:p>X</text:p>
          </table:table-cell>
          <table:table-cell table:style-name="ce14"/>
          <table:table-cell table:style-name="ce94"/>
          <table:table-cell table:style-name="ce13" office:value-type="string">
            <text:p>L</text:p>
          </table:table-cell>
          <table:table-cell table:style-name="ce19"/>
          <table:table-cell table:style-name="ce37" office:value-type="string">
            <text:p>KON</text:p>
          </table:table-cell>
          <table:table-cell table:style-name="ce97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1">
            <text:p>1</text:p>
          </table:table-cell>
          <table:table-cell table:style-name="ce97" table:formula="oooc:=COUNTIF([.C22:.K22];&quot;h&quot;)+COUNTIF([.C22:.K22];&quot;DH&quot;)" office:value-type="float" office:value="0">
            <text:p>0</text:p>
          </table:table-cell>
          <table:table-cell table:style-name="ce97" table:formula="oooc:=COUNTIF([.C22:.K22];&quot;D&quot;) + COUNTIF([.C22:.K22];&quot;SD&quot;)+COUNTIF([.C22:.K22];&quot;DJ&quot;)+COUNTIF([.C22:.K22];&quot;DH&quot;)" office:value-type="float" office:value="0">
            <text:p>0</text:p>
          </table:table-cell>
          <table:table-cell table:style-name="ce97" table:formula="oooc:=COUNTIF([.C22:.K22];&quot;J&quot;)+COUNTIF([.C22:.K22];&quot;XJ&quot;)+COUNTIF([.C22:.K22];&quot;DJ&quot;)" office:value-type="float" office:value="0">
            <text:p>0</text:p>
          </table:table-cell>
          <table:table-cell table:style-name="ce97" table:formula="oooc:=COUNTIF([.C22:.K22];&quot;X&quot;)" office:value-type="float" office:value="1">
            <text:p>1</text:p>
          </table:table-cell>
          <table:table-cell table:style-name="ce98" table:formula="oooc:=COUNTBLANK([.C22:.K22])" office:value-type="float" office:value="7">
            <text:p>7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5-22">
            <text:p>22. maj 07</text:p>
          </table:table-cell>
          <table:table-cell table:style-name="ce92" table:formula="oooc:=TEXT([.A23];&quot;Ddd&quot;)" office:value-type="string" office:string-value="tor">
            <text:p>tor</text:p>
          </table:table-cell>
          <table:table-cell table:style-name="ce12"/>
          <table:table-cell table:style-name="ce14"/>
          <table:table-cell table:style-name="ce14" office:value-type="string">
            <office:annotation draw:style-name="gr1" draw:text-style-name="P3" svg:width="2.899cm" svg:height="0.59cm" svg:x="7.982cm" svg:y="13.848cm" draw:caption-point-x="-7.982cm" draw:caption-point-y="-13.848cm">
              <dc:creator>JH</dc:creator>
              <dc:date>2007-03-20T00:00:00</dc:date>
              <text:p text:style-name="P1"><text:span text:style-name="T2">FRANC</text:span></text:p>
            </office:annotation>
            <text:p>D</text:p>
          </table:table-cell>
          <table:table-cell table:style-name="ce19" office:value-type="string">
            <office:annotation draw:style-name="gr1" draw:text-style-name="P3" svg:width="2.899cm" svg:height="0.59cm" svg:x="9.277cm" svg:y="13.848cm" draw:caption-point-x="-9.277cm" draw:caption-point-y="-13.848cm">
              <dc:creator>JH</dc:creator>
              <dc:date>2007-04-24T00:00:00</dc:date>
              <text:p text:style-name="P1"><text:span text:style-name="T2">HNMP</text:span></text:p>
            </office:annotation>
            <text:p>DH</text:p>
          </table:table-cell>
          <table:table-cell table:style-name="ce14"/>
          <table:table-cell table:style-name="ce19"/>
          <table:table-cell table:style-name="ce12"/>
          <table:table-cell table:style-name="ce14" office:value-type="string">
            <text:p>X</text:p>
          </table:table-cell>
          <table:table-cell table:style-name="ce13" office:value-type="string">
            <text:p>L</text:p>
          </table:table-cell>
          <table:table-cell table:style-name="ce37" office:value-type="string">
            <text:p>KON</text:p>
          </table:table-cell>
          <table:table-cell table:style-name="ce97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1">
            <text:p>1</text:p>
          </table:table-cell>
          <table:table-cell table:style-name="ce97" table:formula="oooc:=COUNTIF([.C23:.K23];&quot;h&quot;)+COUNTIF([.C23:.K23];&quot;DH&quot;)" office:value-type="float" office:value="1">
            <text:p>1</text:p>
          </table:table-cell>
          <table:table-cell table:style-name="ce97" table:formula="oooc:=COUNTIF([.C23:.K23];&quot;D&quot;) + COUNTIF([.C23:.K23];&quot;SD&quot;)+COUNTIF([.C23:.K23];&quot;DJ&quot;)+COUNTIF([.C23:.K23];&quot;DH&quot;)" office:value-type="float" office:value="2">
            <text:p>2</text:p>
          </table:table-cell>
          <table:table-cell table:style-name="ce97" table:formula="oooc:=COUNTIF([.C23:.K23];&quot;J&quot;)+COUNTIF([.C23:.K23];&quot;XJ&quot;)+COUNTIF([.C23:.K23];&quot;DJ&quot;)" office:value-type="float" office:value="0">
            <text:p>0</text:p>
          </table:table-cell>
          <table:table-cell table:style-name="ce97" table:formula="oooc:=COUNTIF([.C23:.K23];&quot;X&quot;)" office:value-type="float" office:value="1">
            <text:p>1</text:p>
          </table:table-cell>
          <table:table-cell table:style-name="ce98" table:formula="oooc:=COUNTBLANK([.C23:.K23])" office:value-type="float" office:value="5">
            <text:p>5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5-23">
            <text:p>23. maj 07</text:p>
          </table:table-cell>
          <table:table-cell table:style-name="ce92" table:formula="oooc:=TEXT([.A24];&quot;Ddd&quot;)" office:value-type="string" office:string-value="sre">
            <text:p>sre</text:p>
          </table:table-cell>
          <table:table-cell table:style-name="ce12">
            <office:annotation draw:style-name="gr1" draw:text-style-name="P3" svg:width="2.899cm" svg:height="0.59cm" svg:x="5.392cm" svg:y="14.545cm" draw:caption-point-x="-5.392cm" draw:caption-point-y="-14.545cm">
              <dc:creator>JH</dc:creator>
              <dc:date>2007-04-19T00:00:00</dc:date>
              <text:p text:style-name="P1"><text:span text:style-name="T2">NE popoldan</text:span></text:p>
            </office:annotation>
          </table:table-cell>
          <table:table-cell table:style-name="ce19" office:value-type="string">
            <office:annotation draw:style-name="gr1" draw:text-style-name="P3" svg:width="2.899cm" svg:height="0.979cm" svg:x="6.687cm" svg:y="14.545cm" draw:caption-point-x="-6.687cm" draw:caption-point-y="-14.545cm">
              <dc:creator>JH</dc:creator>
              <dc:date>2007-03-20T00:00:00</dc:date>
              <text:p text:style-name="P1"><text:span text:style-name="T2">dopust od 23.-27 maja</text:span></text:p>
            </office:annotation>
            <text:p>D</text:p>
          </table:table-cell>
          <table:table-cell table:style-name="ce14" office:value-type="string">
            <office:annotation draw:style-name="gr1" draw:text-style-name="P3" svg:width="2.899cm" svg:height="0.59cm" svg:x="7.982cm" svg:y="14.545cm" draw:caption-point-x="-7.982cm" draw:caption-point-y="-14.545cm">
              <dc:creator>JH</dc:creator>
              <dc:date>2007-03-20T00:00:00</dc:date>
              <text:p text:style-name="P1"><text:span text:style-name="T2">FRANC</text:span></text:p>
            </office:annotation>
            <text:p>D</text:p>
          </table:table-cell>
          <table:table-cell table:style-name="ce14" table:number-columns-repeated="2"/>
          <table:table-cell table:style-name="ce13" office:value-type="string">
            <text:p>L</text:p>
          </table:table-cell>
          <table:table-cell table:style-name="ce12"/>
          <table:table-cell table:style-name="ce14"/>
          <table:table-cell table:style-name="ce14" office:value-type="string">
            <text:p>X</text:p>
          </table:table-cell>
          <table:table-cell table:style-name="ce37" office:value-type="string">
            <text:p>KON</text:p>
          </table:table-cell>
          <table:table-cell table:style-name="ce97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1">
            <text:p>1</text:p>
          </table:table-cell>
          <table:table-cell table:style-name="ce97" table:formula="oooc:=COUNTIF([.C24:.K24];&quot;h&quot;)+COUNTIF([.C24:.K24];&quot;DH&quot;)" office:value-type="float" office:value="0">
            <text:p>0</text:p>
          </table:table-cell>
          <table:table-cell table:style-name="ce97" table:formula="oooc:=COUNTIF([.C24:.K24];&quot;D&quot;) + COUNTIF([.C24:.K24];&quot;SD&quot;)+COUNTIF([.C24:.K24];&quot;DJ&quot;)+COUNTIF([.C24:.K24];&quot;DH&quot;)" office:value-type="float" office:value="2">
            <text:p>2</text:p>
          </table:table-cell>
          <table:table-cell table:style-name="ce97" table:formula="oooc:=COUNTIF([.C24:.K24];&quot;J&quot;)+COUNTIF([.C24:.K24];&quot;XJ&quot;)+COUNTIF([.C24:.K24];&quot;DJ&quot;)" office:value-type="float" office:value="0">
            <text:p>0</text:p>
          </table:table-cell>
          <table:table-cell table:style-name="ce97" table:formula="oooc:=COUNTIF([.C24:.K24];&quot;X&quot;)" office:value-type="float" office:value="1">
            <text:p>1</text:p>
          </table:table-cell>
          <table:table-cell table:style-name="ce98" table:formula="oooc:=COUNTBLANK([.C24:.K24])" office:value-type="float" office:value="5">
            <text:p>5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5-24">
            <text:p>24. maj 07</text:p>
          </table:table-cell>
          <table:table-cell table:style-name="ce92" table:formula="oooc:=TEXT([.A25];&quot;Ddd&quot;)" office:value-type="string" office:string-value="čet">
            <text:p>čet</text:p>
          </table:table-cell>
          <table:table-cell table:style-name="ce14"/>
          <table:table-cell table:style-name="ce19" office:value-type="string">
            <office:annotation draw:style-name="gr1" draw:text-style-name="P3" svg:width="2.899cm" svg:height="0.979cm" svg:x="6.687cm" svg:y="15.243cm" draw:caption-point-x="-6.687cm" draw:caption-point-y="-15.243cm">
              <dc:creator>JH</dc:creator>
              <dc:date>2007-03-20T00:00:00</dc:date>
              <text:p text:style-name="P1"><text:span text:style-name="T2">dopust od 23.-27 maja</text:span></text:p>
            </office:annotation>
            <text:p>D</text:p>
          </table:table-cell>
          <table:table-cell table:style-name="ce14" office:value-type="string">
            <office:annotation draw:style-name="gr1" draw:text-style-name="P3" svg:width="2.899cm" svg:height="0.59cm" svg:x="7.982cm" svg:y="15.243cm" draw:caption-point-x="-7.982cm" draw:caption-point-y="-15.243cm">
              <dc:creator>JH</dc:creator>
              <dc:date>2007-03-20T00:00:00</dc:date>
              <text:p text:style-name="P1"><text:span text:style-name="T2">FRANC</text:span></text:p>
            </office:annotation>
            <text:p>D</text:p>
          </table:table-cell>
          <table:table-cell table:style-name="ce14"/>
          <table:table-cell table:style-name="ce13" office:value-type="string">
            <text:p>L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/>
          <table:table-cell table:style-name="ce14"/>
          <table:table-cell table:style-name="ce37" office:value-type="string">
            <text:p>KON</text:p>
          </table:table-cell>
          <table:table-cell table:style-name="ce97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1">
            <text:p>1</text:p>
          </table:table-cell>
          <table:table-cell table:style-name="ce97" table:formula="oooc:=COUNTIF([.C25:.K25];&quot;h&quot;)+COUNTIF([.C25:.K25];&quot;DH&quot;)" office:value-type="float" office:value="0">
            <text:p>0</text:p>
          </table:table-cell>
          <table:table-cell table:style-name="ce97" table:formula="oooc:=COUNTIF([.C25:.K25];&quot;D&quot;) + COUNTIF([.C25:.K25];&quot;SD&quot;)+COUNTIF([.C25:.K25];&quot;DJ&quot;)+COUNTIF([.C25:.K25];&quot;DH&quot;)" office:value-type="float" office:value="2">
            <text:p>2</text:p>
          </table:table-cell>
          <table:table-cell table:style-name="ce97" table:formula="oooc:=COUNTIF([.C25:.K25];&quot;J&quot;)+COUNTIF([.C25:.K25];&quot;XJ&quot;)+COUNTIF([.C25:.K25];&quot;DJ&quot;)" office:value-type="float" office:value="0">
            <text:p>0</text:p>
          </table:table-cell>
          <table:table-cell table:style-name="ce97" table:formula="oooc:=COUNTIF([.C25:.K25];&quot;X&quot;)" office:value-type="float" office:value="1">
            <text:p>1</text:p>
          </table:table-cell>
          <table:table-cell table:style-name="ce98" table:formula="oooc:=COUNTBLANK([.C25:.K25])" office:value-type="float" office:value="5">
            <text:p>5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5-25">
            <text:p>25. maj 07</text:p>
          </table:table-cell>
          <table:table-cell table:style-name="ce92" table:formula="oooc:=TEXT([.A26];&quot;Ddd&quot;)" office:value-type="string" office:string-value="pet">
            <text:p>pet</text:p>
          </table:table-cell>
          <table:table-cell table:style-name="ce13" office:value-type="string">
            <text:p>L</text:p>
          </table:table-cell>
          <table:table-cell table:style-name="ce19" office:value-type="string">
            <office:annotation draw:style-name="gr1" draw:text-style-name="P3" svg:width="2.899cm" svg:height="0.979cm" svg:x="6.687cm" svg:y="15.941cm" draw:caption-point-x="-6.687cm" draw:caption-point-y="-15.941cm">
              <dc:creator>JH</dc:creator>
              <dc:date>2007-03-20T00:00:00</dc:date>
              <text:p text:style-name="P1"><text:span text:style-name="T2">dopust od 23.-27 maja</text:span></text:p>
            </office:annotation>
            <text:p>D</text:p>
          </table:table-cell>
          <table:table-cell table:style-name="ce14" office:value-type="string">
            <office:annotation draw:style-name="gr1" draw:text-style-name="P3" svg:width="2.899cm" svg:height="0.59cm" svg:x="7.982cm" svg:y="15.941cm" draw:caption-point-x="-7.982cm" draw:caption-point-y="-15.941cm">
              <dc:creator>JH</dc:creator>
              <dc:date>2007-03-20T00:00:00</dc:date>
              <text:p text:style-name="P1"><text:span text:style-name="T2">FRANC</text:span></text:p>
            </office:annotation>
            <text:p>D</text:p>
          </table:table-cell>
          <table:table-cell table:style-name="ce14"/>
          <table:table-cell table:style-name="ce14" office:value-type="string">
            <text:p>X</text:p>
          </table:table-cell>
          <table:table-cell table:style-name="ce14"/>
          <table:table-cell table:style-name="ce13"/>
          <table:table-cell table:style-name="ce14"/>
          <table:table-cell table:style-name="ce12"/>
          <table:table-cell table:style-name="ce37" office:value-type="string">
            <text:p>KON</text:p>
          </table:table-cell>
          <table:table-cell table:style-name="ce97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1">
            <text:p>1</text:p>
          </table:table-cell>
          <table:table-cell table:style-name="ce97" table:formula="oooc:=COUNTIF([.C26:.K26];&quot;h&quot;)+COUNTIF([.C26:.K26];&quot;DH&quot;)" office:value-type="float" office:value="0">
            <text:p>0</text:p>
          </table:table-cell>
          <table:table-cell table:style-name="ce97" table:formula="oooc:=COUNTIF([.C26:.K26];&quot;D&quot;) + COUNTIF([.C26:.K26];&quot;SD&quot;)+COUNTIF([.C26:.K26];&quot;DJ&quot;)+COUNTIF([.C26:.K26];&quot;DH&quot;)" office:value-type="float" office:value="2">
            <text:p>2</text:p>
          </table:table-cell>
          <table:table-cell table:style-name="ce97" table:formula="oooc:=COUNTIF([.C26:.K26];&quot;J&quot;)+COUNTIF([.C26:.K26];&quot;XJ&quot;)+COUNTIF([.C26:.K26];&quot;DJ&quot;)" office:value-type="float" office:value="0">
            <text:p>0</text:p>
          </table:table-cell>
          <table:table-cell table:style-name="ce97" table:formula="oooc:=COUNTIF([.C26:.K26];&quot;X&quot;)" office:value-type="float" office:value="1">
            <text:p>1</text:p>
          </table:table-cell>
          <table:table-cell table:style-name="ce98" table:formula="oooc:=COUNTBLANK([.C26:.K26])" office:value-type="float" office:value="5">
            <text:p>5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8" office:value-type="date" office:date-value="2007-05-26">
            <text:p>26. maj 07</text:p>
          </table:table-cell>
          <table:table-cell table:style-name="ce91" table:formula="oooc:=TEXT([.A27];&quot;Ddd&quot;)" office:value-type="string" office:string-value="sob">
            <text:p>sob</text:p>
          </table:table-cell>
          <table:table-cell table:style-name="ce20"/>
          <table:table-cell table:style-name="ce10" office:value-type="string">
            <office:annotation draw:style-name="gr1" draw:text-style-name="P3" svg:width="2.899cm" svg:height="0.979cm" svg:x="6.687cm" svg:y="16.638cm" draw:caption-point-x="-6.687cm" draw:caption-point-y="-16.638cm">
              <dc:creator>JH</dc:creator>
              <dc:date>2007-03-20T00:00:00</dc:date>
              <text:p text:style-name="P1"><text:span text:style-name="T2">dopust od 23.-27 maja</text:span></text:p>
            </office:annotation>
            <text:p>D</text:p>
          </table:table-cell>
          <table:table-cell table:style-name="ce10"/>
          <table:table-cell table:style-name="ce21" office:value-type="string">
            <text:p>L</text:p>
          </table:table-cell>
          <table:table-cell table:style-name="ce20">
            <office:annotation draw:style-name="gr1" draw:text-style-name="P3" svg:width="2.899cm" svg:height="2.535cm" svg:x="10.572cm" svg:y="16.638cm" draw:caption-point-x="-10.572cm" draw:caption-point-y="-16.638cm">
              <dc:creator>JH</dc:creator>
              <dc:date>2007-04-19T00:00:00</dc:date>
              <text:p text:style-name="P1"><text:span text:style-name="T2">NE razpisati za deĹžurstvo v KVIT-u: 7., 9.,10., 11., 12., 13., <text:s/>26., 27., 28., 30., in 31</text:span></text:p>
            </office:annotation>
          </table:table-cell>
          <table:table-cell table:style-name="ce15" table:number-columns-repeated="2"/>
          <table:table-cell table:style-name="ce20"/>
          <table:table-cell table:style-name="ce21"/>
          <table:table-cell table:style-name="ce37" office:value-type="string">
            <text:p>PIN</text:p>
          </table:table-cell>
          <table:table-cell table:style-name="ce97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1">
            <text:p>1</text:p>
          </table:table-cell>
          <table:table-cell table:style-name="ce97" table:formula="oooc:=COUNTIF([.C27:.K27];&quot;h&quot;)+COUNTIF([.C27:.K27];&quot;DH&quot;)" office:value-type="float" office:value="0">
            <text:p>0</text:p>
          </table:table-cell>
          <table:table-cell table:style-name="ce97" table:formula="oooc:=COUNTIF([.C27:.K27];&quot;D&quot;) + COUNTIF([.C27:.K27];&quot;SD&quot;)+COUNTIF([.C27:.K27];&quot;DJ&quot;)+COUNTIF([.C27:.K27];&quot;DH&quot;)" office:value-type="float" office:value="1">
            <text:p>1</text:p>
          </table:table-cell>
          <table:table-cell table:style-name="ce97" table:formula="oooc:=COUNTIF([.C27:.K27];&quot;J&quot;)+COUNTIF([.C27:.K27];&quot;XJ&quot;)+COUNTIF([.C27:.K27];&quot;DJ&quot;)" office:value-type="float" office:value="0">
            <text:p>0</text:p>
          </table:table-cell>
          <table:table-cell table:style-name="ce97" table:formula="oooc:=COUNTIF([.C27:.K27];&quot;X&quot;)" office:value-type="float" office:value="0">
            <text:p>0</text:p>
          </table:table-cell>
          <table:table-cell table:style-name="ce98" table:formula="oooc:=COUNTBLANK([.C27:.K27])" office:value-type="float" office:value="7">
            <text:p>7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8" office:value-type="date" office:date-value="2007-05-27">
            <text:p>27. maj 07</text:p>
          </table:table-cell>
          <table:table-cell table:style-name="ce91" table:formula="oooc:=TEXT([.A28];&quot;Ddd&quot;)" office:value-type="string" office:string-value="ned">
            <text:p>ned</text:p>
          </table:table-cell>
          <table:table-cell table:style-name="ce10"/>
          <table:table-cell table:style-name="ce10" office:value-type="string">
            <office:annotation draw:style-name="gr1" draw:text-style-name="P3" svg:width="2.899cm" svg:height="0.979cm" svg:x="6.687cm" svg:y="17.336cm" draw:caption-point-x="-6.687cm" draw:caption-point-y="-17.336cm">
              <dc:creator>JH</dc:creator>
              <dc:date>2007-03-20T00:00:00</dc:date>
              <text:p text:style-name="P1"><text:span text:style-name="T2">dopust od 23.-27 maja</text:span></text:p>
            </office:annotation>
            <text:p>D</text:p>
          </table:table-cell>
          <table:table-cell table:style-name="ce15"/>
          <table:table-cell table:style-name="ce21" office:value-type="string">
            <text:p>L</text:p>
          </table:table-cell>
          <table:table-cell table:style-name="ce20">
            <office:annotation draw:style-name="gr1" draw:text-style-name="P3" svg:width="2.899cm" svg:height="2.535cm" svg:x="10.572cm" svg:y="17.336cm" draw:caption-point-x="-10.572cm" draw:caption-point-y="-17.336cm">
              <dc:creator>JH</dc:creator>
              <dc:date>2007-04-19T00:00:00</dc:date>
              <text:p text:style-name="P1"><text:span text:style-name="T2">NE razpisati za deĹžurstvo v KVIT-u: 7., 9.,10., 11., 12., 13., <text:s/>26., 27., 28., 30., in 31</text:span></text:p>
            </office:annotation>
          </table:table-cell>
          <table:table-cell table:style-name="ce21"/>
          <table:table-cell table:style-name="ce15"/>
          <table:table-cell table:style-name="ce20"/>
          <table:table-cell table:style-name="ce15"/>
          <table:table-cell table:style-name="ce37" office:value-type="string">
            <text:p>PIN</text:p>
          </table:table-cell>
          <table:table-cell table:style-name="ce97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1">
            <text:p>1</text:p>
          </table:table-cell>
          <table:table-cell table:style-name="ce97" table:formula="oooc:=COUNTIF([.C28:.K28];&quot;h&quot;)+COUNTIF([.C28:.K28];&quot;DH&quot;)" office:value-type="float" office:value="0">
            <text:p>0</text:p>
          </table:table-cell>
          <table:table-cell table:style-name="ce97" table:formula="oooc:=COUNTIF([.C28:.K28];&quot;D&quot;) + COUNTIF([.C28:.K28];&quot;SD&quot;)+COUNTIF([.C28:.K28];&quot;DJ&quot;)+COUNTIF([.C28:.K28];&quot;DH&quot;)" office:value-type="float" office:value="1">
            <text:p>1</text:p>
          </table:table-cell>
          <table:table-cell table:style-name="ce97" table:formula="oooc:=COUNTIF([.C28:.K28];&quot;J&quot;)+COUNTIF([.C28:.K28];&quot;XJ&quot;)+COUNTIF([.C28:.K28];&quot;DJ&quot;)" office:value-type="float" office:value="0">
            <text:p>0</text:p>
          </table:table-cell>
          <table:table-cell table:style-name="ce97" table:formula="oooc:=COUNTIF([.C28:.K28];&quot;X&quot;)" office:value-type="float" office:value="0">
            <text:p>0</text:p>
          </table:table-cell>
          <table:table-cell table:style-name="ce98" table:formula="oooc:=COUNTBLANK([.C28:.K28])" office:value-type="float" office:value="7">
            <text:p>7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5-28">
            <text:p>28. maj 07</text:p>
          </table:table-cell>
          <table:table-cell table:style-name="ce92" table:formula="oooc:=TEXT([.A29];&quot;Ddd&quot;)" office:value-type="string" office:string-value="pon">
            <text:p>pon</text:p>
          </table:table-cell>
          <table:table-cell table:style-name="ce83">
            <office:annotation draw:style-name="gr1" draw:text-style-name="P3" svg:width="2.899cm" svg:height="0.59cm" svg:x="5.392cm" svg:y="18.034cm" draw:caption-point-x="-5.392cm" draw:caption-point-y="-18.034cm">
              <dc:creator>JH</dc:creator>
              <dc:date>2007-04-19T00:00:00</dc:date>
              <text:p text:style-name="P1"><text:span text:style-name="T2">NE popoldan</text:span></text:p>
            </office:annotation>
          </table:table-cell>
          <table:table-cell table:style-name="ce13" office:value-type="string">
            <text:p>L</text:p>
          </table:table-cell>
          <table:table-cell table:style-name="ce14"/>
          <table:table-cell table:style-name="ce14" office:value-type="string">
            <text:p>X</text:p>
          </table:table-cell>
          <table:table-cell table:style-name="ce19">
            <office:annotation draw:style-name="gr1" draw:text-style-name="P3" svg:width="2.899cm" svg:height="2.535cm" svg:x="10.572cm" svg:y="18.034cm" draw:caption-point-x="-10.572cm" draw:caption-point-y="-18.034cm">
              <dc:creator>JH</dc:creator>
              <dc:date>2007-04-19T00:00:00</dc:date>
              <text:p text:style-name="P1"><text:span text:style-name="T2">NE razpisati za deĹžurstvo v KVIT-u: 7., 9.,10., 11., 12., 13., <text:s/>26., 27., 28., 30., in 31</text:span></text:p>
            </office:annotation>
          </table:table-cell>
          <table:table-cell table:style-name="ce19"/>
          <table:table-cell table:style-name="ce94"/>
          <table:table-cell table:style-name="ce12">
            <office:annotation draw:style-name="gr1" draw:text-style-name="P3" svg:width="2.899cm" svg:height="1.368cm" svg:x="14.458cm" svg:y="18.034cm" draw:caption-point-x="-14.458cm" draw:caption-point-y="-18.034cm">
              <dc:creator>JH</dc:creator>
              <dc:date>2007-04-19T00:00:00</dc:date>
              <text:p text:style-name="P1"><text:span text:style-name="T2">28. in 30.5. delam od 11 do 19.</text:span></text:p>
            </office:annotation>
          </table:table-cell>
          <table:table-cell table:style-name="ce56" office:value-type="string">
            <office:annotation draw:style-name="gr1" draw:text-style-name="P3" svg:width="2.899cm" svg:height="0.979cm" svg:x="15.753cm" svg:y="18.034cm" draw:caption-point-x="-15.753cm" draw:caption-point-y="-18.034cm">
              <dc:creator>JH</dc:creator>
              <dc:date>2007-04-19T00:00:00</dc:date>
              <text:p text:style-name="P1"><text:span text:style-name="T2">dopust od 28.5. do 1.6</text:span></text:p>
            </office:annotation>
            <text:p>D</text:p>
          </table:table-cell>
          <table:table-cell table:style-name="ce37" office:value-type="string">
            <text:p>PIN</text:p>
          </table:table-cell>
          <table:table-cell table:style-name="ce97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1">
            <text:p>1</text:p>
          </table:table-cell>
          <table:table-cell table:style-name="ce97" table:formula="oooc:=COUNTIF([.C29:.K29];&quot;h&quot;)+COUNTIF([.C29:.K29];&quot;DH&quot;)" office:value-type="float" office:value="0">
            <text:p>0</text:p>
          </table:table-cell>
          <table:table-cell table:style-name="ce97" table:formula="oooc:=COUNTIF([.C29:.K29];&quot;D&quot;) + COUNTIF([.C29:.K29];&quot;SD&quot;)+COUNTIF([.C29:.K29];&quot;DJ&quot;)+COUNTIF([.C29:.K29];&quot;DH&quot;)" office:value-type="float" office:value="1">
            <text:p>1</text:p>
          </table:table-cell>
          <table:table-cell table:style-name="ce97" table:formula="oooc:=COUNTIF([.C29:.K29];&quot;J&quot;)+COUNTIF([.C29:.K29];&quot;XJ&quot;)+COUNTIF([.C29:.K29];&quot;DJ&quot;)" office:value-type="float" office:value="0">
            <text:p>0</text:p>
          </table:table-cell>
          <table:table-cell table:style-name="ce97" table:formula="oooc:=COUNTIF([.C29:.K29];&quot;X&quot;)" office:value-type="float" office:value="1">
            <text:p>1</text:p>
          </table:table-cell>
          <table:table-cell table:style-name="ce98" table:formula="oooc:=COUNTBLANK([.C29:.K29])" office:value-type="float" office:value="6">
            <text:p>6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5-29">
            <text:p>29. maj 07</text:p>
          </table:table-cell>
          <table:table-cell table:style-name="ce92" table:formula="oooc:=TEXT([.A30];&quot;Ddd&quot;)" office:value-type="string" office:string-value="tor">
            <text:p>tor</text:p>
          </table:table-cell>
          <table:table-cell table:style-name="ce12"/>
          <table:table-cell table:style-name="ce14" office:value-type="string">
            <text:p>XJ</text:p>
          </table:table-cell>
          <table:table-cell table:style-name="ce14" table:number-columns-repeated="2"/>
          <table:table-cell table:style-name="ce13" office:value-type="string">
            <text:p>L</text:p>
          </table:table-cell>
          <table:table-cell table:style-name="ce14"/>
          <table:table-cell table:style-name="ce12"/>
          <table:table-cell table:style-name="ce12" office:value-type="string">
            <office:annotation draw:style-name="gr6" draw:text-style-name="P3" svg:width="2.899cm" svg:height="1.799cm" svg:x="14.458cm" svg:y="18.731cm" draw:caption-point-x="-14.458cm" draw:caption-point-y="-18.731cm">
              <dc:creator>JH</dc:creator>
              <dc:date>2007-04-19T00:00:00</dc:date>
              <text:p text:style-name="P1"><text:span text:style-name="T2">dopust 11.,18.5.,in 29.5</text:span></text:p>
            </office:annotation>
            <text:p>DJ</text:p>
          </table:table-cell>
          <table:table-cell table:style-name="ce56" office:value-type="string">
            <office:annotation draw:style-name="gr1" draw:text-style-name="P3" svg:width="2.899cm" svg:height="0.979cm" svg:x="15.753cm" svg:y="18.731cm" draw:caption-point-x="-15.753cm" draw:caption-point-y="-18.731cm">
              <dc:creator>JH</dc:creator>
              <dc:date>2007-04-19T00:00:00</dc:date>
              <text:p text:style-name="P1"><text:span text:style-name="T2">dopust od 28.5. do 1.6</text:span></text:p>
            </office:annotation>
            <text:p>D</text:p>
          </table:table-cell>
          <table:table-cell table:style-name="ce37" office:value-type="string">
            <text:p>PIN</text:p>
          </table:table-cell>
          <table:table-cell table:style-name="ce97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1">
            <text:p>1</text:p>
          </table:table-cell>
          <table:table-cell table:style-name="ce97" table:formula="oooc:=COUNTIF([.C30:.K30];&quot;h&quot;)+COUNTIF([.C30:.K30];&quot;DH&quot;)" office:value-type="float" office:value="0">
            <text:p>0</text:p>
          </table:table-cell>
          <table:table-cell table:style-name="ce97" table:formula="oooc:=COUNTIF([.C30:.K30];&quot;D&quot;) + COUNTIF([.C30:.K30];&quot;SD&quot;)+COUNTIF([.C30:.K30];&quot;DJ&quot;)+COUNTIF([.C30:.K30];&quot;DH&quot;)" office:value-type="float" office:value="2">
            <text:p>2</text:p>
          </table:table-cell>
          <table:table-cell table:style-name="ce97" table:formula="oooc:=COUNTIF([.C30:.K30];&quot;J&quot;)+COUNTIF([.C30:.K30];&quot;XJ&quot;)+COUNTIF([.C30:.K30];&quot;DJ&quot;)" office:value-type="float" office:value="2">
            <text:p>2</text:p>
          </table:table-cell>
          <table:table-cell table:style-name="ce97" table:formula="oooc:=COUNTIF([.C30:.K30];&quot;X&quot;)" office:value-type="float" office:value="0">
            <text:p>0</text:p>
          </table:table-cell>
          <table:table-cell table:style-name="ce98" table:formula="oooc:=COUNTBLANK([.C30:.K30])" office:value-type="float" office:value="5">
            <text:p>5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5-30">
            <text:p>30. maj 07</text:p>
          </table:table-cell>
          <table:table-cell table:style-name="ce92" table:formula="oooc:=TEXT([.A31];&quot;Ddd&quot;)" office:value-type="string" office:string-value="sre">
            <text:p>sre</text:p>
          </table:table-cell>
          <table:table-cell table:style-name="ce12">
            <office:annotation draw:style-name="gr1" draw:text-style-name="P3" svg:width="2.899cm" svg:height="0.59cm" svg:x="5.392cm" svg:y="19.429cm" draw:caption-point-x="-5.392cm" draw:caption-point-y="-19.429cm">
              <dc:creator>JH</dc:creator>
              <dc:date>2007-04-19T00:00:00</dc:date>
              <text:p text:style-name="P1"><text:span text:style-name="T2">NE popoldan</text:span></text:p>
            </office:annotation>
          </table:table-cell>
          <table:table-cell table:style-name="ce14" table:number-columns-repeated="2"/>
          <table:table-cell table:style-name="ce13" office:value-type="string">
            <text:p>L</text:p>
          </table:table-cell>
          <table:table-cell table:style-name="ce14" office:value-type="string">
            <office:annotation draw:style-name="gr1" draw:text-style-name="P3" svg:width="2.899cm" svg:height="2.535cm" svg:x="10.572cm" svg:y="19.429cm" draw:caption-point-x="-10.572cm" draw:caption-point-y="-19.429cm">
              <dc:creator>JH</dc:creator>
              <dc:date>2007-04-19T00:00:00</dc:date>
              <text:p text:style-name="P1"><text:span text:style-name="T2">NE razpisati za deĹžurstvo v KVIT-u: 7., 9.,10., 11., 12., 13., <text:s/>26., 27., 28., 30., in 31</text:span></text:p>
            </office:annotation>
            <text:p>X</text:p>
          </table:table-cell>
          <table:table-cell table:style-name="ce19"/>
          <table:table-cell table:style-name="ce13"/>
          <table:table-cell table:style-name="ce14">
            <office:annotation draw:style-name="gr1" draw:text-style-name="P3" svg:width="2.899cm" svg:height="1.368cm" svg:x="14.458cm" svg:y="19.429cm" draw:caption-point-x="-14.458cm" draw:caption-point-y="-19.429cm">
              <dc:creator>JH</dc:creator>
              <dc:date>2007-04-19T00:00:00</dc:date>
              <text:p text:style-name="P1"><text:span text:style-name="T2">28. in 30.5. delam od 11 do 19.</text:span></text:p>
            </office:annotation>
          </table:table-cell>
          <table:table-cell table:style-name="ce56" office:value-type="string">
            <office:annotation draw:style-name="gr1" draw:text-style-name="P3" svg:width="2.899cm" svg:height="0.979cm" svg:x="15.753cm" svg:y="19.429cm" draw:caption-point-x="-15.753cm" draw:caption-point-y="-19.429cm">
              <dc:creator>JH</dc:creator>
              <dc:date>2007-04-19T00:00:00</dc:date>
              <text:p text:style-name="P1"><text:span text:style-name="T2">dopust od 28.5. do 1.6</text:span></text:p>
            </office:annotation>
            <text:p>D</text:p>
          </table:table-cell>
          <table:table-cell table:style-name="ce37" office:value-type="string">
            <text:p>PIN</text:p>
          </table:table-cell>
          <table:table-cell table:style-name="ce97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1">
            <text:p>1</text:p>
          </table:table-cell>
          <table:table-cell table:style-name="ce97" table:formula="oooc:=COUNTIF([.C31:.K31];&quot;h&quot;)+COUNTIF([.C31:.K31];&quot;DH&quot;)" office:value-type="float" office:value="0">
            <text:p>0</text:p>
          </table:table-cell>
          <table:table-cell table:style-name="ce97" table:formula="oooc:=COUNTIF([.C31:.K31];&quot;D&quot;) + COUNTIF([.C31:.K31];&quot;SD&quot;)+COUNTIF([.C31:.K31];&quot;DJ&quot;)+COUNTIF([.C31:.K31];&quot;DH&quot;)" office:value-type="float" office:value="1">
            <text:p>1</text:p>
          </table:table-cell>
          <table:table-cell table:style-name="ce97" table:formula="oooc:=COUNTIF([.C31:.K31];&quot;J&quot;)+COUNTIF([.C31:.K31];&quot;XJ&quot;)+COUNTIF([.C31:.K31];&quot;DJ&quot;)" office:value-type="float" office:value="0">
            <text:p>0</text:p>
          </table:table-cell>
          <table:table-cell table:style-name="ce97" table:formula="oooc:=COUNTIF([.C31:.K31];&quot;X&quot;)" office:value-type="float" office:value="1">
            <text:p>1</text:p>
          </table:table-cell>
          <table:table-cell table:style-name="ce98" table:formula="oooc:=COUNTBLANK([.C31:.K31])" office:value-type="float" office:value="6">
            <text:p>6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5-31">
            <text:p>31. maj 07</text:p>
          </table:table-cell>
          <table:table-cell table:style-name="ce92" table:formula="oooc:=TEXT([.A32];&quot;Ddd&quot;)" office:value-type="string" office:string-value="čet">
            <text:p>čet</text:p>
          </table:table-cell>
          <table:table-cell table:style-name="ce13" office:value-type="string">
            <text:p>L</text:p>
          </table:table-cell>
          <table:table-cell table:style-name="ce14" table:number-columns-repeated="2"/>
          <table:table-cell table:style-name="ce14" office:value-type="string">
            <text:p>XJ</text:p>
          </table:table-cell>
          <table:table-cell table:style-name="ce14">
            <office:annotation draw:style-name="gr1" draw:text-style-name="P3" svg:width="2.899cm" svg:height="2.535cm" svg:x="10.572cm" svg:y="20.127cm" draw:caption-point-x="-10.572cm" draw:caption-point-y="-20.127cm">
              <dc:creator>JH</dc:creator>
              <dc:date>2007-04-19T00:00:00</dc:date>
              <text:p text:style-name="P1"><text:span text:style-name="T2">NE razpisati za deĹžurstvo v KVIT-u: 7., 9.,10., 11., 12., 13., <text:s/>26., 27., 28., 30., in 31</text:span></text:p>
            </office:annotation>
          </table:table-cell>
          <table:table-cell table:style-name="ce19"/>
          <table:table-cell table:style-name="ce14"/>
          <table:table-cell table:style-name="ce19"/>
          <table:table-cell table:style-name="ce56" office:value-type="string">
            <office:annotation draw:style-name="gr1" draw:text-style-name="P3" svg:width="2.899cm" svg:height="0.979cm" svg:x="15.753cm" svg:y="20.127cm" draw:caption-point-x="-15.753cm" draw:caption-point-y="-20.127cm">
              <dc:creator>JH</dc:creator>
              <dc:date>2007-04-19T00:00:00</dc:date>
              <text:p text:style-name="P1"><text:span text:style-name="T2">dopust od 28.5. do 1.6</text:span></text:p>
            </office:annotation>
            <text:p>D</text:p>
          </table:table-cell>
          <table:table-cell table:style-name="ce37" office:value-type="string">
            <text:p>PIN</text:p>
          </table:table-cell>
          <table:table-cell table:style-name="ce97" table:formula="oooc:=COUNTIF([.C32:.K32];&quot;L&quot;) + COUNTIF([.C32:.K32];&quot;52L&quot;)+COUNTIF([.C32:.K32];&quot;51L&quot;)+COUNTIF([.C32:.K32];&quot;1L&quot;)+COUNTIF([.C32:.K32];&quot;KVITL&quot;)+COUNTIF([.C32:.K32];&quot;UL&quot;)" office:value-type="float" office:value="1">
            <text:p>1</text:p>
          </table:table-cell>
          <table:table-cell table:style-name="ce97" table:formula="oooc:=COUNTIF([.C32:.K32];&quot;h&quot;)+COUNTIF([.C32:.K32];&quot;DH&quot;)" office:value-type="float" office:value="0">
            <text:p>0</text:p>
          </table:table-cell>
          <table:table-cell table:style-name="ce97" table:formula="oooc:=COUNTIF([.C32:.K32];&quot;D&quot;) + COUNTIF([.C32:.K32];&quot;SD&quot;)+COUNTIF([.C32:.K32];&quot;DJ&quot;)+COUNTIF([.C32:.K32];&quot;DH&quot;)" office:value-type="float" office:value="1">
            <text:p>1</text:p>
          </table:table-cell>
          <table:table-cell table:style-name="ce97" table:formula="oooc:=COUNTIF([.C32:.K32];&quot;J&quot;)+COUNTIF([.C32:.K32];&quot;XJ&quot;)+COUNTIF([.C32:.K32];&quot;DJ&quot;)" office:value-type="float" office:value="1">
            <text:p>1</text:p>
          </table:table-cell>
          <table:table-cell table:style-name="ce97" table:formula="oooc:=COUNTIF([.C32:.K32];&quot;X&quot;)" office:value-type="float" office:value="0">
            <text:p>0</text:p>
          </table:table-cell>
          <table:table-cell table:style-name="ce98" table:formula="oooc:=COUNTBLANK([.C32:.K32])" office:value-type="float" office:value="6">
            <text:p>6</text:p>
          </table:table-cell>
          <table:table-cell table:number-columns-repeated="12"/>
          <table:table-cell table:style-name="ce5" table:number-columns-repeated="225"/>
        </table:table-row>
        <table:table-row table:style-name="ro3">
          <table:table-cell table:style-name="ce4" table:number-columns-repeated="12"/>
          <table:table-cell table:style-name="ce40" table:number-columns-repeated="5"/>
          <table:table-cell table:style-name="ce99"/>
          <table:table-cell table:number-columns-repeated="237"/>
        </table:table-row>
        <table:table-row table:style-name="ro3">
          <table:table-cell table:style-name="ce4"/>
          <table:table-cell table:style-name="ce67"/>
          <table:table-cell table:style-name="ce4" table:number-columns-repeated="9"/>
          <table:table-cell table:style-name="Default" table:number-columns-repeated="7"/>
          <table:table-cell table:number-columns-repeated="237"/>
        </table:table-row>
        <table:table-row table:style-name="ro3">
          <table:table-cell/>
          <table:table-cell table:style-name="ce68"/>
          <table:table-cell table:style-name="ce4" table:number-columns-repeated="9"/>
          <table:table-cell/>
          <table:table-cell table:style-name="Default" table:number-columns-repeated="6"/>
          <table:table-cell table:number-columns-repeated="237"/>
        </table:table-row>
        <table:table-row table:style-name="ro3" table:number-rows-repeated="31964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junij" table:style-name="ta1" table:print="false">
        <office:forms form:automatic-focus="false" form:apply-design-mode="false"/>
        <table:table-column table:style-name="co11" table:default-cell-style-name="ce5"/>
        <table:table-column table:style-name="co3" table:number-columns-repeated="11" table:default-cell-style-name="ce5"/>
        <table:table-column table:style-name="co4" table:default-cell-style-name="ce41"/>
        <table:table-column table:style-name="co5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3" table:number-columns-repeated="237" table:default-cell-style-name="Default"/>
        <table:table-row table:style-name="ro1">
          <table:table-cell table:style-name="ce87" office:value-type="string">
            <text:p>Dat m</text:p>
          </table:table-cell>
          <table:table-cell table:style-name="ce90"/>
          <table:table-cell table:style-name="ce9" office:value-type="string">
            <text:p>KOS</text:p>
          </table:table-cell>
          <table:table-cell table:style-name="ce9" office:value-type="string">
            <text:p>ŠOŠ</text:p>
          </table:table-cell>
          <table:table-cell table:style-name="ce9" office:value-type="string">
            <text:p>PIN</text:p>
          </table:table-cell>
          <table:table-cell table:style-name="ce9" office:value-type="string">
            <text:p>KON</text:p>
          </table:table-cell>
          <table:table-cell table:style-name="ce9" office:value-type="string">
            <text:p>MIR</text:p>
          </table:table-cell>
          <table:table-cell table:style-name="ce9" office:value-type="string">
            <text:p>HOL</text:p>
          </table:table-cell>
          <table:table-cell table:style-name="ce9" office:value-type="string">
            <text:p>?</text:p>
          </table:table-cell>
          <table:table-cell table:style-name="ce9" office:value-type="string">
            <text:p>DAN</text:p>
          </table:table-cell>
          <table:table-cell table:style-name="ce33" office:value-type="string">
            <text:p>MŠŠ</text:p>
          </table:table-cell>
          <table:table-cell table:style-name="ce37" office:value-type="string">
            <text:p>TX</text:p>
          </table:table-cell>
          <table:table-cell table:style-name="ce38" office:value-type="string">
            <text:p>L</text:p>
          </table:table-cell>
          <table:table-cell table:style-name="ce42" office:value-type="string">
            <text:p>H</text:p>
          </table:table-cell>
          <table:table-cell table:style-name="ce42" office:value-type="string">
            <text:p>D</text:p>
          </table:table-cell>
          <table:table-cell table:style-name="ce44" office:value-type="string">
            <text:p>J</text:p>
          </table:table-cell>
          <table:table-cell table:style-name="ce45" office:value-type="string">
            <text:p>X</text:p>
          </table:table-cell>
          <table:table-cell table:style-name="ce46" office:value-type="string">
            <text:p>Brez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6-01">
            <text:p>1. jun 07</text:p>
          </table:table-cell>
          <table:table-cell table:style-name="ce100" table:formula="oooc:=TEXT([.A2];&quot;Ddd&quot;)" office:value-type="string" office:string-value="pet">
            <text:p>pet</text:p>
          </table:table-cell>
          <table:table-cell table:style-name="ce14" office:value-type="string">
            <text:p>X</text:p>
          </table:table-cell>
          <table:table-cell table:style-name="ce13" office:value-type="string">
            <text:p>L</text:p>
          </table:table-cell>
          <table:table-cell table:style-name="ce14" table:number-columns-repeated="2"/>
          <table:table-cell table:style-name="Default"/>
          <table:table-cell table:style-name="ce12" office:value-type="string">
            <office:annotation draw:style-name="gr1" draw:text-style-name="P2" svg:width="2.899cm" svg:height="0.59cm" svg:x="11.867cm" svg:y="0.001cm" draw:caption-point-x="-11.867cm" draw:caption-point-y="-0.001cm">
              <dc:creator>JH</dc:creator>
              <dc:date>2007-06-07T00:00:00</dc:date>
              <text:p text:style-name="P1"><text:span text:style-name="T1">vaje</text:span></text:p>
            </office:annotation>
            <text:p>DH</text:p>
          </table:table-cell>
          <table:table-cell table:style-name="ce14"/>
          <table:table-cell table:style-name="Default"/>
          <table:table-cell table:style-name="ce56" office:value-type="string">
            <office:annotation draw:style-name="gr1" draw:text-style-name="P3" svg:width="2.899cm" svg:height="0.979cm" svg:x="15.753cm" svg:y="0cm" draw:caption-point-x="-15.753cm" draw:caption-point-y="0cm">
              <dc:creator>JH</dc:creator>
              <dc:date>2007-04-19T00:00:00</dc:date>
              <text:p text:style-name="P1"><text:span text:style-name="T2">dopust od 28.5. do 1.6</text:span></text:p>
            </office:annotation>
            <text:p>D</text:p>
          </table:table-cell>
          <table:table-cell table:style-name="ce37" office:value-type="string">
            <text:p>PIN</text:p>
          </table:table-cell>
          <table:table-cell table:style-name="ce109" table:formula="oooc:=COUNTIF([.C2:.K2];&quot;L&quot;) + COUNTIF([.C2:.K2];&quot;52L&quot;)+COUNTIF([.C2:.K2];&quot;51L&quot;)+COUNTIF([.C2:.K2];&quot;1L&quot;)+COUNTIF([.C2:.K2];&quot;KVITL&quot;)+COUNTIF([.C2:.K2];&quot;UL&quot;)" office:value-type="float" office:value="1">
            <text:p>1</text:p>
          </table:table-cell>
          <table:table-cell table:style-name="ce109" table:formula="oooc:=COUNTIF([.C2:.K2];&quot;h&quot;)+COUNTIF([.C2:.K2];&quot;DH&quot;)+COUNTIF([.C2:.K2];&quot;XH&quot;)" office:value-type="float" office:value="1">
            <text:p>1</text:p>
          </table:table-cell>
          <table:table-cell table:style-name="ce109" table:formula="oooc:=COUNTIF([.C2:.K2];&quot;D&quot;) + COUNTIF([.C2:.K2];&quot;SD&quot;)+COUNTIF([.C2:.K2];&quot;DJ&quot;)+COUNTIF([.C2:.K2];&quot;DH&quot;)" office:value-type="float" office:value="2">
            <text:p>2</text:p>
          </table:table-cell>
          <table:table-cell table:style-name="ce109" table:formula="oooc:=COUNTIF([.C2:.K2];&quot;J&quot;)+COUNTIF([.C2:.K2];&quot;XJ&quot;)+COUNTIF([.C2:.K2];&quot;DJ&quot;)" office:value-type="float" office:value="0">
            <text:p>0</text:p>
          </table:table-cell>
          <table:table-cell table:style-name="ce109" table:formula="oooc:=COUNTIF([.C2:.K2];&quot;X&quot;)+COUNTIF([.C2:.K2];&quot;XH&quot;)" office:value-type="float" office:value="1">
            <text:p>1</text:p>
          </table:table-cell>
          <table:table-cell table:style-name="ce110" table:formula="oooc:=COUNTBLANK([.C2:.K2])" office:value-type="float" office:value="5">
            <text:p>5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8" office:value-type="date" office:date-value="2007-06-02">
            <text:p>2. jun 07</text:p>
          </table:table-cell>
          <table:table-cell table:style-name="ce101" table:formula="oooc:=TEXT([.A3];&quot;Ddd&quot;)" office:value-type="string" office:string-value="sob">
            <text:p>sob</text:p>
          </table:table-cell>
          <table:table-cell table:style-name="ce15" table:number-columns-repeated="2"/>
          <table:table-cell table:style-name="ce104" office:value-type="string">
            <office:annotation draw:style-name="gr1" draw:text-style-name="P3" svg:width="2.899cm" svg:height="0.979cm" svg:x="7.982cm" svg:y="0cm" draw:caption-point-x="-7.982cm" draw:caption-point-y="0cm">
              <dc:creator>JH</dc:creator>
              <dc:date>2007-04-19T00:00:00</dc:date>
              <text:p text:style-name="P1"><text:span text:style-name="T2">uniju 1. weekend 2 in 3.</text:span></text:p>
            </office:annotation>
            <text:p>L</text:p>
          </table:table-cell>
          <table:table-cell table:style-name="ce20"/>
          <table:table-cell table:style-name="ce15"/>
          <table:table-cell table:style-name="ce20"/>
          <table:table-cell table:style-name="ce21"/>
          <table:table-cell table:style-name="ce15" table:number-columns-repeated="2"/>
          <table:table-cell table:style-name="ce37" office:value-type="string">
            <text:p>MŠŠ</text:p>
          </table:table-cell>
          <table:table-cell table:style-name="ce109" table:formula="oooc:=COUNTIF([.C3:.K3];&quot;L&quot;) + COUNTIF([.C3:.K3];&quot;52L&quot;)+COUNTIF([.C3:.K3];&quot;51L&quot;)+COUNTIF([.C3:.K3];&quot;1L&quot;)+COUNTIF([.C3:.K3];&quot;KVITL&quot;)+COUNTIF([.C3:.K3];&quot;UL&quot;)" office:value-type="float" office:value="1">
            <text:p>1</text:p>
          </table:table-cell>
          <table:table-cell table:style-name="ce109" table:formula="oooc:=COUNTIF([.C3:.K3];&quot;h&quot;)+COUNTIF([.C3:.K3];&quot;DH&quot;)+COUNTIF([.C3:.K3];&quot;XH&quot;)" office:value-type="float" office:value="0">
            <text:p>0</text:p>
          </table:table-cell>
          <table:table-cell table:style-name="ce109" table:formula="oooc:=COUNTIF([.C3:.K3];&quot;D&quot;) + COUNTIF([.C3:.K3];&quot;SD&quot;)+COUNTIF([.C3:.K3];&quot;DJ&quot;)+COUNTIF([.C3:.K3];&quot;DH&quot;)" office:value-type="float" office:value="0">
            <text:p>0</text:p>
          </table:table-cell>
          <table:table-cell table:style-name="ce109" table:formula="oooc:=COUNTIF([.C3:.K3];&quot;J&quot;)+COUNTIF([.C3:.K3];&quot;XJ&quot;)+COUNTIF([.C3:.K3];&quot;DJ&quot;)" office:value-type="float" office:value="0">
            <text:p>0</text:p>
          </table:table-cell>
          <table:table-cell table:style-name="ce109" table:formula="oooc:=COUNTIF([.C3:.K3];&quot;X&quot;)+COUNTIF([.C3:.K3];&quot;XH&quot;)" office:value-type="float" office:value="0">
            <text:p>0</text:p>
          </table:table-cell>
          <table:table-cell table:style-name="ce110" table:formula="oooc:=COUNTBLANK([.C3:.K3])" office:value-type="float" office:value="8">
            <text:p>8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8" office:value-type="date" office:date-value="2007-06-03">
            <text:p>3. jun 07</text:p>
          </table:table-cell>
          <table:table-cell table:style-name="ce101" table:formula="oooc:=TEXT([.A4];&quot;Ddd&quot;)" office:value-type="string" office:string-value="ned">
            <text:p>ned</text:p>
          </table:table-cell>
          <table:table-cell table:style-name="ce15"/>
          <table:table-cell table:style-name="ce20"/>
          <table:table-cell table:style-name="ce104" office:value-type="string">
            <office:annotation draw:style-name="gr1" draw:text-style-name="P3" svg:width="2.899cm" svg:height="0.979cm" svg:x="7.982cm" svg:y="0.592cm" draw:caption-point-x="-7.982cm" draw:caption-point-y="-0.592cm">
              <dc:creator>JH</dc:creator>
              <dc:date>2007-04-19T00:00:00</dc:date>
              <text:p text:style-name="P1"><text:span text:style-name="T2">uniju 1. weekend 2 in 3.</text:span></text:p>
            </office:annotation>
            <text:p>L</text:p>
          </table:table-cell>
          <table:table-cell table:style-name="ce20" table:number-columns-repeated="2"/>
          <table:table-cell table:style-name="ce15"/>
          <table:table-cell table:style-name="ce20"/>
          <table:table-cell table:style-name="ce21"/>
          <table:table-cell table:style-name="ce27"/>
          <table:table-cell table:style-name="ce37" office:value-type="string">
            <text:p>MŠŠ</text:p>
          </table:table-cell>
          <table:table-cell table:style-name="ce109" table:formula="oooc:=COUNTIF([.C4:.K4];&quot;L&quot;) + COUNTIF([.C4:.K4];&quot;52L&quot;)+COUNTIF([.C4:.K4];&quot;51L&quot;)+COUNTIF([.C4:.K4];&quot;1L&quot;)+COUNTIF([.C4:.K4];&quot;KVITL&quot;)+COUNTIF([.C4:.K4];&quot;UL&quot;)" office:value-type="float" office:value="1">
            <text:p>1</text:p>
          </table:table-cell>
          <table:table-cell table:style-name="ce109" table:formula="oooc:=COUNTIF([.C4:.K4];&quot;h&quot;)+COUNTIF([.C4:.K4];&quot;DH&quot;)+COUNTIF([.C4:.K4];&quot;XH&quot;)" office:value-type="float" office:value="0">
            <text:p>0</text:p>
          </table:table-cell>
          <table:table-cell table:style-name="ce109" table:formula="oooc:=COUNTIF([.C4:.K4];&quot;D&quot;) + COUNTIF([.C4:.K4];&quot;SD&quot;)+COUNTIF([.C4:.K4];&quot;DJ&quot;)+COUNTIF([.C4:.K4];&quot;DH&quot;)" office:value-type="float" office:value="0">
            <text:p>0</text:p>
          </table:table-cell>
          <table:table-cell table:style-name="ce109" table:formula="oooc:=COUNTIF([.C4:.K4];&quot;J&quot;)+COUNTIF([.C4:.K4];&quot;XJ&quot;)+COUNTIF([.C4:.K4];&quot;DJ&quot;)" office:value-type="float" office:value="0">
            <text:p>0</text:p>
          </table:table-cell>
          <table:table-cell table:style-name="ce109" table:formula="oooc:=COUNTIF([.C4:.K4];&quot;X&quot;)+COUNTIF([.C4:.K4];&quot;XH&quot;)" office:value-type="float" office:value="0">
            <text:p>0</text:p>
          </table:table-cell>
          <table:table-cell table:style-name="ce110" table:formula="oooc:=COUNTBLANK([.C4:.K4])" office:value-type="float" office:value="8">
            <text:p>8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6-04">
            <text:p>4. jun 07</text:p>
          </table:table-cell>
          <table:table-cell table:style-name="ce100" table:formula="oooc:=TEXT([.A5];&quot;Ddd&quot;)" office:value-type="string" office:string-value="pon">
            <text:p>pon</text:p>
          </table:table-cell>
          <table:table-cell table:style-name="ce13" office:value-type="string">
            <text:p>L</text:p>
          </table:table-cell>
          <table:table-cell table:style-name="Default"/>
          <table:table-cell table:style-name="ce14" office:value-type="string">
            <text:p>X</text:p>
          </table:table-cell>
          <table:table-cell table:style-name="ce105" table:number-columns-repeated="6"/>
          <table:table-cell table:style-name="ce37" office:value-type="string">
            <text:p>MŠŠ</text:p>
          </table:table-cell>
          <table:table-cell table:style-name="ce109" table:formula="oooc:=COUNTIF([.C5:.K5];&quot;L&quot;) + COUNTIF([.C5:.K5];&quot;52L&quot;)+COUNTIF([.C5:.K5];&quot;51L&quot;)+COUNTIF([.C5:.K5];&quot;1L&quot;)+COUNTIF([.C5:.K5];&quot;KVITL&quot;)+COUNTIF([.C5:.K5];&quot;UL&quot;)" office:value-type="float" office:value="1">
            <text:p>1</text:p>
          </table:table-cell>
          <table:table-cell table:style-name="ce109" table:formula="oooc:=COUNTIF([.C5:.K5];&quot;h&quot;)+COUNTIF([.C5:.K5];&quot;DH&quot;)+COUNTIF([.C5:.K5];&quot;XH&quot;)" office:value-type="float" office:value="0">
            <text:p>0</text:p>
          </table:table-cell>
          <table:table-cell table:style-name="ce109" table:formula="oooc:=COUNTIF([.C5:.K5];&quot;D&quot;) + COUNTIF([.C5:.K5];&quot;SD&quot;)+COUNTIF([.C5:.K5];&quot;DJ&quot;)+COUNTIF([.C5:.K5];&quot;DH&quot;)" office:value-type="float" office:value="0">
            <text:p>0</text:p>
          </table:table-cell>
          <table:table-cell table:style-name="ce109" table:formula="oooc:=COUNTIF([.C5:.K5];&quot;J&quot;)+COUNTIF([.C5:.K5];&quot;XJ&quot;)+COUNTIF([.C5:.K5];&quot;DJ&quot;)" office:value-type="float" office:value="0">
            <text:p>0</text:p>
          </table:table-cell>
          <table:table-cell table:style-name="ce109" table:formula="oooc:=COUNTIF([.C5:.K5];&quot;X&quot;)+COUNTIF([.C5:.K5];&quot;XH&quot;)" office:value-type="float" office:value="1">
            <text:p>1</text:p>
          </table:table-cell>
          <table:table-cell table:style-name="ce110" table:formula="oooc:=COUNTBLANK([.C5:.K5])" office:value-type="float" office:value="7">
            <text:p>7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6-05">
            <text:p>5. jun 07</text:p>
          </table:table-cell>
          <table:table-cell table:style-name="ce100" table:formula="oooc:=TEXT([.A6];&quot;Ddd&quot;)" office:value-type="string" office:string-value="tor">
            <text:p>tor</text:p>
          </table:table-cell>
          <table:table-cell table:style-name="ce14" office:value-type="string">
            <text:p>X</text:p>
          </table:table-cell>
          <table:table-cell table:number-columns-repeated="4" table:style-name="ce14" office:value-type="string">
            <text:p><text:s/></text:p>
          </table:table-cell>
          <table:table-cell table:style-name="ce106" office:value-type="string">
            <text:p><text:s/></text:p>
          </table:table-cell>
          <table:table-cell table:style-name="ce14"/>
          <table:table-cell table:style-name="ce13" office:value-type="string">
            <text:p>L</text:p>
          </table:table-cell>
          <table:table-cell table:style-name="ce18" office:value-type="string">
            <text:p><text:s/></text:p>
          </table:table-cell>
          <table:table-cell table:style-name="ce37" office:value-type="string">
            <text:p>MŠŠ</text:p>
          </table:table-cell>
          <table:table-cell table:style-name="ce109" table:formula="oooc:=COUNTIF([.C6:.K6];&quot;L&quot;) + COUNTIF([.C6:.K6];&quot;52L&quot;)+COUNTIF([.C6:.K6];&quot;51L&quot;)+COUNTIF([.C6:.K6];&quot;1L&quot;)+COUNTIF([.C6:.K6];&quot;KVITL&quot;)+COUNTIF([.C6:.K6];&quot;UL&quot;)" office:value-type="float" office:value="1">
            <text:p>1</text:p>
          </table:table-cell>
          <table:table-cell table:style-name="ce109" table:formula="oooc:=COUNTIF([.C6:.K6];&quot;h&quot;)+COUNTIF([.C6:.K6];&quot;DH&quot;)+COUNTIF([.C6:.K6];&quot;XH&quot;)" office:value-type="float" office:value="0">
            <text:p>0</text:p>
          </table:table-cell>
          <table:table-cell table:style-name="ce109" table:formula="oooc:=COUNTIF([.C6:.K6];&quot;D&quot;) + COUNTIF([.C6:.K6];&quot;SD&quot;)+COUNTIF([.C6:.K6];&quot;DJ&quot;)+COUNTIF([.C6:.K6];&quot;DH&quot;)" office:value-type="float" office:value="0">
            <text:p>0</text:p>
          </table:table-cell>
          <table:table-cell table:style-name="ce109" table:formula="oooc:=COUNTIF([.C6:.K6];&quot;J&quot;)+COUNTIF([.C6:.K6];&quot;XJ&quot;)+COUNTIF([.C6:.K6];&quot;DJ&quot;)" office:value-type="float" office:value="0">
            <text:p>0</text:p>
          </table:table-cell>
          <table:table-cell table:style-name="ce109" table:formula="oooc:=COUNTIF([.C6:.K6];&quot;X&quot;)+COUNTIF([.C6:.K6];&quot;XH&quot;)" office:value-type="float" office:value="1">
            <text:p>1</text:p>
          </table:table-cell>
          <table:table-cell table:style-name="ce110" table:formula="oooc:=COUNTBLANK([.C6:.K6])" office:value-type="float" office:value="1">
            <text:p>1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6-06">
            <text:p>6. jun 07</text:p>
          </table:table-cell>
          <table:table-cell table:style-name="ce100" table:formula="oooc:=TEXT([.A7];&quot;Ddd&quot;)" office:value-type="string" office:string-value="sre">
            <text:p>sre</text:p>
          </table:table-cell>
          <table:table-cell table:style-name="ce12" office:value-type="string">
            <text:p><text:s/></text:p>
          </table:table-cell>
          <table:table-cell table:number-columns-repeated="2" table:style-name="ce14" office:value-type="string">
            <text:p><text:s/></text:p>
          </table:table-cell>
          <table:table-cell table:style-name="ce14" office:value-type="string">
            <text:p>DH</text:p>
          </table:table-cell>
          <table:table-cell table:style-name="ce13" office:value-type="string">
            <text:p>L</text:p>
          </table:table-cell>
          <table:table-cell table:style-name="ce18" office:value-type="string">
            <text:p><text:s/></text:p>
          </table:table-cell>
          <table:table-cell table:style-name="ce19"/>
          <table:table-cell table:style-name="ce14" office:value-type="string">
            <text:p>X</text:p>
          </table:table-cell>
          <table:table-cell table:style-name="ce14" office:value-type="string">
            <text:p><text:s/></text:p>
          </table:table-cell>
          <table:table-cell table:style-name="ce37" office:value-type="string">
            <text:p>MŠŠ</text:p>
          </table:table-cell>
          <table:table-cell table:style-name="ce109" table:formula="oooc:=COUNTIF([.C7:.K7];&quot;L&quot;) + COUNTIF([.C7:.K7];&quot;52L&quot;)+COUNTIF([.C7:.K7];&quot;51L&quot;)+COUNTIF([.C7:.K7];&quot;1L&quot;)+COUNTIF([.C7:.K7];&quot;KVITL&quot;)+COUNTIF([.C7:.K7];&quot;UL&quot;)" office:value-type="float" office:value="1">
            <text:p>1</text:p>
          </table:table-cell>
          <table:table-cell table:style-name="ce109" table:formula="oooc:=COUNTIF([.C7:.K7];&quot;h&quot;)+COUNTIF([.C7:.K7];&quot;DH&quot;)+COUNTIF([.C7:.K7];&quot;XH&quot;)" office:value-type="float" office:value="1">
            <text:p>1</text:p>
          </table:table-cell>
          <table:table-cell table:style-name="ce109" table:formula="oooc:=COUNTIF([.C7:.K7];&quot;D&quot;) + COUNTIF([.C7:.K7];&quot;SD&quot;)+COUNTIF([.C7:.K7];&quot;DJ&quot;)+COUNTIF([.C7:.K7];&quot;DH&quot;)" office:value-type="float" office:value="1">
            <text:p>1</text:p>
          </table:table-cell>
          <table:table-cell table:style-name="ce109" table:formula="oooc:=COUNTIF([.C7:.K7];&quot;J&quot;)+COUNTIF([.C7:.K7];&quot;XJ&quot;)+COUNTIF([.C7:.K7];&quot;DJ&quot;)" office:value-type="float" office:value="0">
            <text:p>0</text:p>
          </table:table-cell>
          <table:table-cell table:style-name="ce109" table:formula="oooc:=COUNTIF([.C7:.K7];&quot;X&quot;)+COUNTIF([.C7:.K7];&quot;XH&quot;)" office:value-type="float" office:value="1">
            <text:p>1</text:p>
          </table:table-cell>
          <table:table-cell table:style-name="ce110" table:formula="oooc:=COUNTBLANK([.C7:.K7])" office:value-type="float" office:value="1">
            <text:p>1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6-07">
            <text:p>7. jun 07</text:p>
          </table:table-cell>
          <table:table-cell table:style-name="ce100" table:formula="oooc:=TEXT([.A8];&quot;Ddd&quot;)" office:value-type="string" office:string-value="čet">
            <text:p>čet</text:p>
          </table:table-cell>
          <table:table-cell table:style-name="ce12" office:value-type="string">
            <text:p><text:s/>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<text:s/></text:p>
          </table:table-cell>
          <table:table-cell table:style-name="ce13" office:value-type="string">
            <text:p>L</text:p>
          </table:table-cell>
          <table:table-cell table:style-name="ce14" office:value-type="string">
            <text:p>XH</text:p>
          </table:table-cell>
          <table:table-cell table:style-name="ce14" office:value-type="string">
            <text:p><text:s/></text:p>
          </table:table-cell>
          <table:table-cell table:style-name="ce14"/>
          <table:table-cell table:style-name="ce19" office:value-type="string">
            <office:annotation draw:style-name="gr1" draw:text-style-name="P3" svg:width="2.899cm" svg:height="0.979cm" svg:x="14.458cm" svg:y="3.383cm" draw:caption-point-x="-14.458cm" draw:caption-point-y="-3.383cm">
              <dc:creator>JH</dc:creator>
              <dc:date>2007-05-21T00:00:00</dc:date>
              <text:p text:style-name="P1"><text:span text:style-name="T2">tri dni starega dopusta</text:span></text:p>
            </office:annotation>
            <text:p>D</text:p>
          </table:table-cell>
          <table:table-cell table:style-name="ce18" office:value-type="string">
            <text:p><text:s/></text:p>
          </table:table-cell>
          <table:table-cell table:style-name="ce37" office:value-type="string">
            <text:p>MŠŠ</text:p>
          </table:table-cell>
          <table:table-cell table:style-name="ce109" table:formula="oooc:=COUNTIF([.C8:.K8];&quot;L&quot;) + COUNTIF([.C8:.K8];&quot;52L&quot;)+COUNTIF([.C8:.K8];&quot;51L&quot;)+COUNTIF([.C8:.K8];&quot;1L&quot;)+COUNTIF([.C8:.K8];&quot;KVITL&quot;)+COUNTIF([.C8:.K8];&quot;UL&quot;)" office:value-type="float" office:value="1">
            <text:p>1</text:p>
          </table:table-cell>
          <table:table-cell table:style-name="ce109" table:formula="oooc:=COUNTIF([.C8:.K8];&quot;h&quot;)+COUNTIF([.C8:.K8];&quot;DH&quot;)+COUNTIF([.C8:.K8];&quot;XH&quot;)" office:value-type="float" office:value="1">
            <text:p>1</text:p>
          </table:table-cell>
          <table:table-cell table:style-name="ce109" table:formula="oooc:=COUNTIF([.C8:.K8];&quot;D&quot;) + COUNTIF([.C8:.K8];&quot;SD&quot;)+COUNTIF([.C8:.K8];&quot;DJ&quot;)+COUNTIF([.C8:.K8];&quot;DH&quot;)" office:value-type="float" office:value="2">
            <text:p>2</text:p>
          </table:table-cell>
          <table:table-cell table:style-name="ce109" table:formula="oooc:=COUNTIF([.C8:.K8];&quot;J&quot;)+COUNTIF([.C8:.K8];&quot;XJ&quot;)+COUNTIF([.C8:.K8];&quot;DJ&quot;)" office:value-type="float" office:value="0">
            <text:p>0</text:p>
          </table:table-cell>
          <table:table-cell table:style-name="ce109" table:formula="oooc:=COUNTIF([.C8:.K8];&quot;X&quot;)+COUNTIF([.C8:.K8];&quot;XH&quot;)" office:value-type="float" office:value="1">
            <text:p>1</text:p>
          </table:table-cell>
          <table:table-cell table:style-name="ce110" table:formula="oooc:=COUNTBLANK([.C8:.K8])" office:value-type="float" office:value="1">
            <text:p>1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6-08">
            <text:p>8. jun 07</text:p>
          </table:table-cell>
          <table:table-cell table:style-name="ce100" table:formula="oooc:=TEXT([.A9];&quot;Ddd&quot;)" office:value-type="string" office:string-value="pet">
            <text:p>pet</text:p>
          </table:table-cell>
          <table:table-cell table:style-name="ce14" office:value-type="string">
            <text:p><text:s/></text:p>
          </table:table-cell>
          <table:table-cell table:style-name="ce12" office:value-type="string">
            <text:p>D</text:p>
          </table:table-cell>
          <table:table-cell table:style-name="ce72" office:value-type="string">
            <text:p><text:s/>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<text:s/></text:p>
          </table:table-cell>
          <table:table-cell table:style-name="ce13" office:value-type="string">
            <text:p>L</text:p>
          </table:table-cell>
          <table:table-cell table:style-name="ce14"/>
          <table:table-cell table:style-name="ce14" office:value-type="string">
            <office:annotation draw:style-name="gr1" draw:text-style-name="P3" svg:width="2.899cm" svg:height="0.979cm" svg:x="14.458cm" svg:y="4.081cm" draw:caption-point-x="-14.458cm" draw:caption-point-y="-4.081cm">
              <dc:creator>JH</dc:creator>
              <dc:date>2007-05-09T00:00:00</dc:date>
              <text:p text:style-name="P1"><text:span text:style-name="T2">dopust od 8.6.do 12.6.</text:span></text:p>
            </office:annotation>
            <text:p>D</text:p>
          </table:table-cell>
          <table:table-cell table:style-name="ce14" office:value-type="string">
            <text:p><text:s/></text:p>
          </table:table-cell>
          <table:table-cell table:style-name="ce37" office:value-type="string">
            <text:p>MŠŠ</text:p>
          </table:table-cell>
          <table:table-cell table:style-name="ce109" table:formula="oooc:=COUNTIF([.C9:.K9];&quot;L&quot;) + COUNTIF([.C9:.K9];&quot;52L&quot;)+COUNTIF([.C9:.K9];&quot;51L&quot;)+COUNTIF([.C9:.K9];&quot;1L&quot;)+COUNTIF([.C9:.K9];&quot;KVITL&quot;)+COUNTIF([.C9:.K9];&quot;UL&quot;)" office:value-type="float" office:value="1">
            <text:p>1</text:p>
          </table:table-cell>
          <table:table-cell table:style-name="ce109" table:formula="oooc:=COUNTIF([.C9:.K9];&quot;h&quot;)+COUNTIF([.C9:.K9];&quot;DH&quot;)+COUNTIF([.C9:.K9];&quot;XH&quot;)" office:value-type="float" office:value="0">
            <text:p>0</text:p>
          </table:table-cell>
          <table:table-cell table:style-name="ce109" table:formula="oooc:=COUNTIF([.C9:.K9];&quot;D&quot;) + COUNTIF([.C9:.K9];&quot;SD&quot;)+COUNTIF([.C9:.K9];&quot;DJ&quot;)+COUNTIF([.C9:.K9];&quot;DH&quot;)" office:value-type="float" office:value="2">
            <text:p>2</text:p>
          </table:table-cell>
          <table:table-cell table:style-name="ce109" table:formula="oooc:=COUNTIF([.C9:.K9];&quot;J&quot;)+COUNTIF([.C9:.K9];&quot;XJ&quot;)+COUNTIF([.C9:.K9];&quot;DJ&quot;)" office:value-type="float" office:value="0">
            <text:p>0</text:p>
          </table:table-cell>
          <table:table-cell table:style-name="ce109" table:formula="oooc:=COUNTIF([.C9:.K9];&quot;X&quot;)+COUNTIF([.C9:.K9];&quot;XH&quot;)" office:value-type="float" office:value="1">
            <text:p>1</text:p>
          </table:table-cell>
          <table:table-cell table:style-name="ce110" table:formula="oooc:=COUNTBLANK([.C9:.K9])" office:value-type="float" office:value="1">
            <text:p>1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8" office:value-type="date" office:date-value="2007-06-09">
            <text:p>9. jun 07</text:p>
          </table:table-cell>
          <table:table-cell table:style-name="ce101" table:formula="oooc:=TEXT([.A10];&quot;Ddd&quot;)" office:value-type="string" office:string-value="sob">
            <text:p>sob</text:p>
          </table:table-cell>
          <table:table-cell table:style-name="ce15" table:number-columns-repeated="3"/>
          <table:table-cell table:style-name="ce10"/>
          <table:table-cell table:style-name="ce15"/>
          <table:table-cell table:style-name="ce15" office:value-type="string">
            <office:annotation draw:style-name="gr1" draw:text-style-name="P2" svg:width="2.899cm" svg:height="0.59cm" svg:x="11.867cm" svg:y="4.779cm" draw:caption-point-x="-11.867cm" draw:caption-point-y="-4.779cm">
              <dc:creator>JH</dc:creator>
              <dc:date>2007-06-07T00:00:00</dc:date>
              <text:p text:style-name="P1"><text:span text:style-name="T1">VAJA</text:span></text:p>
            </office:annotation>
            <text:p>H </text:p>
          </table:table-cell>
          <table:table-cell table:style-name="ce20"/>
          <table:table-cell table:style-name="ce10" office:value-type="string">
            <office:annotation draw:style-name="gr1" draw:text-style-name="P3" svg:width="2.899cm" svg:height="0.979cm" svg:x="14.458cm" svg:y="4.778cm" draw:caption-point-x="-14.458cm" draw:caption-point-y="-4.778cm">
              <dc:creator>JH</dc:creator>
              <dc:date>2007-05-09T00:00:00</dc:date>
              <text:p text:style-name="P1"><text:span text:style-name="T2">dopust od 8.6.do 12.6.</text:span></text:p>
            </office:annotation>
            <text:p>D</text:p>
          </table:table-cell>
          <table:table-cell table:style-name="ce21" office:value-type="string">
            <text:p>L</text:p>
          </table:table-cell>
          <table:table-cell table:style-name="ce37" office:value-type="string">
            <text:p>KOS</text:p>
          </table:table-cell>
          <table:table-cell table:style-name="ce109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1">
            <text:p>1</text:p>
          </table:table-cell>
          <table:table-cell table:style-name="ce109" table:formula="oooc:=COUNTIF([.C10:.K10];&quot;h&quot;)+COUNTIF([.C10:.K10];&quot;DH&quot;)+COUNTIF([.C10:.K10];&quot;XH&quot;)" office:value-type="float" office:value="0">
            <text:p>0</text:p>
          </table:table-cell>
          <table:table-cell table:style-name="ce109" table:formula="oooc:=COUNTIF([.C10:.K10];&quot;D&quot;) + COUNTIF([.C10:.K10];&quot;SD&quot;)+COUNTIF([.C10:.K10];&quot;DJ&quot;)+COUNTIF([.C10:.K10];&quot;DH&quot;)" office:value-type="float" office:value="1">
            <text:p>1</text:p>
          </table:table-cell>
          <table:table-cell table:style-name="ce109" table:formula="oooc:=COUNTIF([.C10:.K10];&quot;J&quot;)+COUNTIF([.C10:.K10];&quot;XJ&quot;)+COUNTIF([.C10:.K10];&quot;DJ&quot;)" office:value-type="float" office:value="0">
            <text:p>0</text:p>
          </table:table-cell>
          <table:table-cell table:style-name="ce109" table:formula="oooc:=COUNTIF([.C10:.K10];&quot;X&quot;)+COUNTIF([.C10:.K10];&quot;XH&quot;)" office:value-type="float" office:value="0">
            <text:p>0</text:p>
          </table:table-cell>
          <table:table-cell table:style-name="ce110" table:formula="oooc:=COUNTBLANK([.C10:.K10])" office:value-type="float" office:value="6">
            <text:p>6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8" office:value-type="date" office:date-value="2007-06-10">
            <text:p>10. jun 07</text:p>
          </table:table-cell>
          <table:table-cell table:style-name="ce101" table:formula="oooc:=TEXT([.A11];&quot;Ddd&quot;)" office:value-type="string" office:string-value="ned">
            <text:p>ned</text:p>
          </table:table-cell>
          <table:table-cell table:style-name="ce21"/>
          <table:table-cell table:style-name="ce15"/>
          <table:table-cell table:style-name="ce27"/>
          <table:table-cell table:style-name="ce10"/>
          <table:table-cell table:style-name="ce20"/>
          <table:table-cell table:style-name="ce15" office:value-type="string">
            <text:p>H </text:p>
          </table:table-cell>
          <table:table-cell table:style-name="ce23"/>
          <table:table-cell table:style-name="ce57" office:value-type="string">
            <office:annotation draw:style-name="gr1" draw:text-style-name="P3" svg:width="2.899cm" svg:height="0.979cm" svg:x="14.458cm" svg:y="5.476cm" draw:caption-point-x="-14.458cm" draw:caption-point-y="-5.476cm">
              <dc:creator>JH</dc:creator>
              <dc:date>2007-05-09T00:00:00</dc:date>
              <text:p text:style-name="P1"><text:span text:style-name="T2">dopust od 8.6.do 12.6.</text:span></text:p>
            </office:annotation>
            <text:p>D</text:p>
          </table:table-cell>
          <table:table-cell table:style-name="ce21" office:value-type="string">
            <text:p>L</text:p>
          </table:table-cell>
          <table:table-cell table:style-name="ce37" office:value-type="string">
            <text:p>KOS</text:p>
          </table:table-cell>
          <table:table-cell table:style-name="ce109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1">
            <text:p>1</text:p>
          </table:table-cell>
          <table:table-cell table:style-name="ce109" table:formula="oooc:=COUNTIF([.C11:.K11];&quot;h&quot;)+COUNTIF([.C11:.K11];&quot;DH&quot;)+COUNTIF([.C11:.K11];&quot;XH&quot;)" office:value-type="float" office:value="0">
            <text:p>0</text:p>
          </table:table-cell>
          <table:table-cell table:style-name="ce109" table:formula="oooc:=COUNTIF([.C11:.K11];&quot;D&quot;) + COUNTIF([.C11:.K11];&quot;SD&quot;)+COUNTIF([.C11:.K11];&quot;DJ&quot;)+COUNTIF([.C11:.K11];&quot;DH&quot;)" office:value-type="float" office:value="1">
            <text:p>1</text:p>
          </table:table-cell>
          <table:table-cell table:style-name="ce109" table:formula="oooc:=COUNTIF([.C11:.K11];&quot;J&quot;)+COUNTIF([.C11:.K11];&quot;XJ&quot;)+COUNTIF([.C11:.K11];&quot;DJ&quot;)" office:value-type="float" office:value="0">
            <text:p>0</text:p>
          </table:table-cell>
          <table:table-cell table:style-name="ce109" table:formula="oooc:=COUNTIF([.C11:.K11];&quot;X&quot;)+COUNTIF([.C11:.K11];&quot;XH&quot;)" office:value-type="float" office:value="0">
            <text:p>0</text:p>
          </table:table-cell>
          <table:table-cell table:style-name="ce110" table:formula="oooc:=COUNTBLANK([.C11:.K11])" office:value-type="float" office:value="6">
            <text:p>6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6-11">
            <text:p>11. jun 07</text:p>
          </table:table-cell>
          <table:table-cell table:style-name="ce100" table:formula="oooc:=TEXT([.A12];&quot;Ddd&quot;)" office:value-type="string" office:string-value="pon">
            <text:p>pon</text:p>
          </table:table-cell>
          <table:table-cell table:style-name="ce14" office:value-type="string">
            <office:annotation draw:style-name="gr1" draw:text-style-name="P3" svg:width="2.899cm" svg:height="2.924cm" svg:x="5.392cm" svg:y="6.174cm" draw:caption-point-x="-5.392cm" draw:caption-point-y="-6.174cm">
              <dc:creator>JH</dc:creator>
              <dc:date>2007-05-21T00:00:00</dc:date>
              <text:p text:style-name="P1"><text:span text:style-name="T2">dežurna 16. in 17. junija s KVIT tednom pred tem, nato pa bi vzela študijski dopust do 30. junija</text:span></text:p>
            </office:annotation>
            <text:p><text:s/></text:p>
          </table:table-cell>
          <table:table-cell table:style-name="ce13" office:value-type="string">
            <text:p>L</text:p>
          </table:table-cell>
          <table:table-cell table:style-name="ce72" office:value-type="string">
            <text:p><text:s/></text:p>
          </table:table-cell>
          <table:table-cell table:style-name="ce14" office:value-type="string">
            <text:p><text:s/></text:p>
          </table:table-cell>
          <table:table-cell table:style-name="ce12" office:value-type="string">
            <office:annotation draw:style-name="gr1" draw:text-style-name="P3" svg:width="2.899cm" svg:height="0.979cm" svg:x="10.572cm" svg:y="6.174cm" draw:caption-point-x="-10.572cm" draw:caption-point-y="-6.174cm">
              <dc:creator>JH</dc:creator>
              <dc:date>2007-05-21T00:00:00</dc:date>
              <text:p text:style-name="P1"><text:span text:style-name="T2">dopust 11. in 12. junij</text:span></text:p>
            </office:annotation>
            <text:p>D</text:p>
          </table:table-cell>
          <table:table-cell table:style-name="ce14" office:value-type="string">
            <text:p><text:s/></text:p>
          </table:table-cell>
          <table:table-cell table:style-name="ce94"/>
          <table:table-cell table:style-name="ce108" office:value-type="string">
            <office:annotation draw:style-name="gr1" draw:text-style-name="P3" svg:width="2.899cm" svg:height="0.979cm" svg:x="14.458cm" svg:y="6.174cm" draw:caption-point-x="-14.458cm" draw:caption-point-y="-6.174cm">
              <dc:creator>JH</dc:creator>
              <dc:date>2007-05-09T00:00:00</dc:date>
              <text:p text:style-name="P1"><text:span text:style-name="T2">dopust od 8.6.do 12.6.</text:span></text:p>
            </office:annotation>
            <text:p>D</text:p>
          </table:table-cell>
          <table:table-cell table:style-name="ce14" office:value-type="string">
            <text:p>X</text:p>
          </table:table-cell>
          <table:table-cell table:style-name="ce37" office:value-type="string">
            <text:p>KOS</text:p>
          </table:table-cell>
          <table:table-cell table:style-name="ce109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1">
            <text:p>1</text:p>
          </table:table-cell>
          <table:table-cell table:style-name="ce109" table:formula="oooc:=COUNTIF([.C12:.K12];&quot;h&quot;)+COUNTIF([.C12:.K12];&quot;DH&quot;)+COUNTIF([.C12:.K12];&quot;XH&quot;)" office:value-type="float" office:value="0">
            <text:p>0</text:p>
          </table:table-cell>
          <table:table-cell table:style-name="ce109" table:formula="oooc:=COUNTIF([.C12:.K12];&quot;D&quot;) + COUNTIF([.C12:.K12];&quot;SD&quot;)+COUNTIF([.C12:.K12];&quot;DJ&quot;)+COUNTIF([.C12:.K12];&quot;DH&quot;)" office:value-type="float" office:value="2">
            <text:p>2</text:p>
          </table:table-cell>
          <table:table-cell table:style-name="ce109" table:formula="oooc:=COUNTIF([.C12:.K12];&quot;J&quot;)+COUNTIF([.C12:.K12];&quot;XJ&quot;)+COUNTIF([.C12:.K12];&quot;DJ&quot;)" office:value-type="float" office:value="0">
            <text:p>0</text:p>
          </table:table-cell>
          <table:table-cell table:style-name="ce109" table:formula="oooc:=COUNTIF([.C12:.K12];&quot;X&quot;)+COUNTIF([.C12:.K12];&quot;XH&quot;)" office:value-type="float" office:value="1">
            <text:p>1</text:p>
          </table:table-cell>
          <table:table-cell table:style-name="ce110" table:formula="oooc:=COUNTBLANK([.C12:.K12])" office:value-type="float" office:value="1">
            <text:p>1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6-12">
            <text:p>12. jun 07</text:p>
          </table:table-cell>
          <table:table-cell table:style-name="ce100" table:formula="oooc:=TEXT([.A13];&quot;Ddd&quot;)" office:value-type="string" office:string-value="tor">
            <text:p>tor</text:p>
          </table:table-cell>
          <table:table-cell table:style-name="ce14" office:value-type="string">
            <office:annotation draw:style-name="gr1" draw:text-style-name="P3" svg:width="2.899cm" svg:height="2.924cm" svg:x="5.392cm" svg:y="6.871cm" draw:caption-point-x="-5.392cm" draw:caption-point-y="-6.871cm">
              <dc:creator>JH</dc:creator>
              <dc:date>2007-05-21T00:00:00</dc:date>
              <text:p text:style-name="P1"><text:span text:style-name="T2">dežurna 16. in 17. junija s KVIT tednom pred tem, nato pa bi vzela študijski dopust do 30. junija</text:span></text:p>
            </office:annotation>
            <text:p><text:s/></text:p>
          </table:table-cell>
          <table:table-cell table:style-name="ce14" office:value-type="string">
            <text:p>X</text:p>
          </table:table-cell>
          <table:table-cell table:style-name="ce13" office:value-type="string">
            <text:p>L</text:p>
          </table:table-cell>
          <table:table-cell table:style-name="ce14" office:value-type="string">
            <text:p><text:s/></text:p>
          </table:table-cell>
          <table:table-cell table:style-name="ce12" office:value-type="string">
            <office:annotation draw:style-name="gr1" draw:text-style-name="P3" svg:width="2.899cm" svg:height="0.979cm" svg:x="10.572cm" svg:y="6.871cm" draw:caption-point-x="-10.572cm" draw:caption-point-y="-6.871cm">
              <dc:creator>JH</dc:creator>
              <dc:date>2007-05-21T00:00:00</dc:date>
              <text:p text:style-name="P1"><text:span text:style-name="T2">dopust 11. in 12. junij</text:span></text:p>
            </office:annotation>
            <text:p>D</text:p>
          </table:table-cell>
          <table:table-cell table:style-name="ce18" office:value-type="string">
            <text:p><text:s/></text:p>
          </table:table-cell>
          <table:table-cell table:style-name="ce13"/>
          <table:table-cell table:style-name="ce12" office:value-type="string">
            <office:annotation draw:style-name="gr1" draw:text-style-name="P3" svg:width="2.899cm" svg:height="0.979cm" svg:x="14.458cm" svg:y="6.871cm" draw:caption-point-x="-14.458cm" draw:caption-point-y="-6.871cm">
              <dc:creator>JH</dc:creator>
              <dc:date>2007-05-09T00:00:00</dc:date>
              <text:p text:style-name="P1"><text:span text:style-name="T2">dopust od 8.6.do 12.6.</text:span></text:p>
            </office:annotation>
            <text:p>D</text:p>
          </table:table-cell>
          <table:table-cell table:style-name="ce14" office:value-type="string">
            <text:p><text:s/></text:p>
          </table:table-cell>
          <table:table-cell table:style-name="ce37" office:value-type="string">
            <text:p>KOS</text:p>
          </table:table-cell>
          <table:table-cell table:style-name="ce109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1">
            <text:p>1</text:p>
          </table:table-cell>
          <table:table-cell table:style-name="ce109" table:formula="oooc:=COUNTIF([.C13:.K13];&quot;h&quot;)+COUNTIF([.C13:.K13];&quot;DH&quot;)+COUNTIF([.C13:.K13];&quot;XH&quot;)" office:value-type="float" office:value="0">
            <text:p>0</text:p>
          </table:table-cell>
          <table:table-cell table:style-name="ce109" table:formula="oooc:=COUNTIF([.C13:.K13];&quot;D&quot;) + COUNTIF([.C13:.K13];&quot;SD&quot;)+COUNTIF([.C13:.K13];&quot;DJ&quot;)+COUNTIF([.C13:.K13];&quot;DH&quot;)" office:value-type="float" office:value="2">
            <text:p>2</text:p>
          </table:table-cell>
          <table:table-cell table:style-name="ce109" table:formula="oooc:=COUNTIF([.C13:.K13];&quot;J&quot;)+COUNTIF([.C13:.K13];&quot;XJ&quot;)+COUNTIF([.C13:.K13];&quot;DJ&quot;)" office:value-type="float" office:value="0">
            <text:p>0</text:p>
          </table:table-cell>
          <table:table-cell table:style-name="ce109" table:formula="oooc:=COUNTIF([.C13:.K13];&quot;X&quot;)+COUNTIF([.C13:.K13];&quot;XH&quot;)" office:value-type="float" office:value="1">
            <text:p>1</text:p>
          </table:table-cell>
          <table:table-cell table:style-name="ce110" table:formula="oooc:=COUNTBLANK([.C13:.K13])" office:value-type="float" office:value="1">
            <text:p>1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6-13">
            <text:p>13. jun 07</text:p>
          </table:table-cell>
          <table:table-cell table:style-name="ce100" table:formula="oooc:=TEXT([.A14];&quot;Ddd&quot;)" office:value-type="string" office:string-value="sre">
            <text:p>sre</text:p>
          </table:table-cell>
          <table:table-cell table:style-name="ce18" office:value-type="string">
            <office:annotation draw:style-name="gr1" draw:text-style-name="P3" svg:width="2.899cm" svg:height="2.924cm" svg:x="5.392cm" svg:y="7.569cm" draw:caption-point-x="-5.392cm" draw:caption-point-y="-7.569cm">
              <dc:creator>JH</dc:creator>
              <dc:date>2007-05-21T00:00:00</dc:date>
              <text:p text:style-name="P1"><text:span text:style-name="T2">dežurna 16. in 17. junija s KVIT tednom pred tem, nato pa bi vzela študijski dopust do 30. junija</text:span></text:p>
            </office:annotation>
            <text:p><text:s/></text:p>
          </table:table-cell>
          <table:table-cell table:style-name="ce14" office:value-type="string">
            <office:annotation draw:style-name="gr1" draw:text-style-name="P3" svg:width="2.899cm" svg:height="2.924cm" svg:x="6.687cm" svg:y="7.569cm" draw:caption-point-x="-6.687cm" draw:caption-point-y="-7.569cm">
              <dc:creator>JH</dc:creator>
              <dc:date>2007-05-21T00:00:00</dc:date>
              <text:p text:style-name="P1"><text:span text:style-name="T2">dežurna 16. in 17. junija s KVIT tednom pred tem, nato pa bi vzela študijski dopust do 30. junija</text:span></text:p>
            </office:annotation>
            <text:p><text:s/>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<text:s/></text:p>
          </table:table-cell>
          <table:table-cell table:style-name="ce13" office:value-type="string">
            <text:p>L</text:p>
          </table:table-cell>
          <table:table-cell table:style-name="ce14" office:value-type="string">
            <text:p>DH</text:p>
          </table:table-cell>
          <table:table-cell table:style-name="ce14"/>
          <table:table-cell table:style-name="ce14" office:value-type="string">
            <office:annotation draw:style-name="gr1" draw:text-style-name="P3" svg:width="2.899cm" svg:height="0.979cm" svg:x="14.458cm" svg:y="7.569cm" draw:caption-point-x="-14.458cm" draw:caption-point-y="-7.569cm">
              <dc:creator>JH</dc:creator>
              <dc:date>2007-05-09T00:00:00</dc:date>
              <text:p text:style-name="P1"><text:span text:style-name="T2">13.6. delam od 11do 19</text:span></text:p>
            </office:annotation>
            <text:p><text:s/></text:p>
          </table:table-cell>
          <table:table-cell table:style-name="ce83" office:value-type="string">
            <office:annotation draw:style-name="gr1" draw:text-style-name="P3" svg:width="2.899cm" svg:height="1.368cm" svg:x="15.753cm" svg:y="7.569cm" draw:caption-point-x="-15.753cm" draw:caption-point-y="-7.569cm">
              <dc:creator>JH</dc:creator>
              <dc:date>2007-06-01T00:00:00</dc:date>
              <text:p text:style-name="P1"><text:span text:style-name="T2">od 13.-16.6.07 grem v Krakow na EACTA </text:span></text:p>
            </office:annotation>
            <text:p>PO</text:p>
          </table:table-cell>
          <table:table-cell table:style-name="ce37" office:value-type="string">
            <text:p>KOS</text:p>
          </table:table-cell>
          <table:table-cell table:style-name="ce109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1">
            <text:p>1</text:p>
          </table:table-cell>
          <table:table-cell table:style-name="ce109" table:formula="oooc:=COUNTIF([.C14:.K14];&quot;h&quot;)+COUNTIF([.C14:.K14];&quot;DH&quot;)+COUNTIF([.C14:.K14];&quot;XH&quot;)" office:value-type="float" office:value="1">
            <text:p>1</text:p>
          </table:table-cell>
          <table:table-cell table:style-name="ce109" table:formula="oooc:=COUNTIF([.C14:.K14];&quot;D&quot;) + COUNTIF([.C14:.K14];&quot;SD&quot;)+COUNTIF([.C14:.K14];&quot;DJ&quot;)+COUNTIF([.C14:.K14];&quot;DH&quot;)" office:value-type="float" office:value="1">
            <text:p>1</text:p>
          </table:table-cell>
          <table:table-cell table:style-name="ce109" table:formula="oooc:=COUNTIF([.C14:.K14];&quot;J&quot;)+COUNTIF([.C14:.K14];&quot;XJ&quot;)+COUNTIF([.C14:.K14];&quot;DJ&quot;)" office:value-type="float" office:value="0">
            <text:p>0</text:p>
          </table:table-cell>
          <table:table-cell table:style-name="ce109" table:formula="oooc:=COUNTIF([.C14:.K14];&quot;X&quot;)+COUNTIF([.C14:.K14];&quot;XH&quot;)" office:value-type="float" office:value="1">
            <text:p>1</text:p>
          </table:table-cell>
          <table:table-cell table:style-name="ce110" table:formula="oooc:=COUNTBLANK([.C14:.K14])" office:value-type="float" office:value="1">
            <text:p>1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6-14">
            <text:p>14. jun 07</text:p>
          </table:table-cell>
          <table:table-cell table:style-name="ce100" table:formula="oooc:=TEXT([.A15];&quot;Ddd&quot;)" office:value-type="string" office:string-value="čet">
            <text:p>čet</text:p>
          </table:table-cell>
          <table:table-cell table:style-name="ce18" office:value-type="string">
            <office:annotation draw:style-name="gr1" draw:text-style-name="P3" svg:width="2.899cm" svg:height="2.924cm" svg:x="5.392cm" svg:y="8.267cm" draw:caption-point-x="-5.392cm" draw:caption-point-y="-8.267cm">
              <dc:creator>JH</dc:creator>
              <dc:date>2007-05-21T00:00:00</dc:date>
              <text:p text:style-name="P1"><text:span text:style-name="T2">dežurna 16. in 17. junija s KVIT tednom pred tem, nato pa bi vzela študijski dopust do 30. junija</text:span></text:p>
            </office:annotation>
            <text:p><text:s/></text:p>
          </table:table-cell>
          <table:table-cell table:style-name="ce14" office:value-type="string">
            <office:annotation draw:style-name="gr1" draw:text-style-name="P3" svg:width="2.899cm" svg:height="2.924cm" svg:x="6.687cm" svg:y="8.267cm" draw:caption-point-x="-6.687cm" draw:caption-point-y="-8.267cm">
              <dc:creator>JH</dc:creator>
              <dc:date>2007-05-21T00:00:00</dc:date>
              <text:p text:style-name="P1"><text:span text:style-name="T2">dežurna 16. in 17. junija s KVIT tednom pred tem, nato pa bi vzela študijski dopust do 30. junija</text:span></text:p>
            </office:annotation>
            <text:p><text:s/></text:p>
          </table:table-cell>
          <table:table-cell table:style-name="ce14" office:value-type="string">
            <text:p><text:s/></text:p>
          </table:table-cell>
          <table:table-cell table:style-name="Default"/>
          <table:table-cell table:style-name="ce14" office:value-type="string">
            <text:p>XH</text:p>
          </table:table-cell>
          <table:table-cell table:style-name="ce13" office:value-type="string">
            <text:p>L</text:p>
          </table:table-cell>
          <table:table-cell table:style-name="ce14"/>
          <table:table-cell table:style-name="ce19" office:value-type="string">
            <office:annotation draw:style-name="gr1" draw:text-style-name="P3" svg:width="2.899cm" svg:height="0.979cm" svg:x="14.458cm" svg:y="8.267cm" draw:caption-point-x="-14.458cm" draw:caption-point-y="-8.267cm">
              <dc:creator>JH</dc:creator>
              <dc:date>2007-05-21T00:00:00</dc:date>
              <text:p text:style-name="P1"><text:span text:style-name="T2">tri dni starega dopusta</text:span></text:p>
            </office:annotation>
            <text:p>D</text:p>
          </table:table-cell>
          <table:table-cell table:style-name="ce83" office:value-type="string">
            <office:annotation draw:style-name="gr1" draw:text-style-name="P3" svg:width="2.899cm" svg:height="1.368cm" svg:x="15.753cm" svg:y="8.267cm" draw:caption-point-x="-15.753cm" draw:caption-point-y="-8.267cm">
              <dc:creator>JH</dc:creator>
              <dc:date>2007-06-01T00:00:00</dc:date>
              <text:p text:style-name="P1"><text:span text:style-name="T2">od 13.-16.6.07 grem v Krakow na EACTA </text:span></text:p>
            </office:annotation>
            <text:p>PO</text:p>
          </table:table-cell>
          <table:table-cell table:style-name="ce37" office:value-type="string">
            <text:p>KOS</text:p>
          </table:table-cell>
          <table:table-cell table:style-name="ce109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1">
            <text:p>1</text:p>
          </table:table-cell>
          <table:table-cell table:style-name="ce109" table:formula="oooc:=COUNTIF([.C15:.K15];&quot;h&quot;)+COUNTIF([.C15:.K15];&quot;DH&quot;)+COUNTIF([.C15:.K15];&quot;XH&quot;)" office:value-type="float" office:value="1">
            <text:p>1</text:p>
          </table:table-cell>
          <table:table-cell table:style-name="ce109" table:formula="oooc:=COUNTIF([.C15:.K15];&quot;D&quot;) + COUNTIF([.C15:.K15];&quot;SD&quot;)+COUNTIF([.C15:.K15];&quot;DJ&quot;)+COUNTIF([.C15:.K15];&quot;DH&quot;)" office:value-type="float" office:value="1">
            <text:p>1</text:p>
          </table:table-cell>
          <table:table-cell table:style-name="ce109" table:formula="oooc:=COUNTIF([.C15:.K15];&quot;J&quot;)+COUNTIF([.C15:.K15];&quot;XJ&quot;)+COUNTIF([.C15:.K15];&quot;DJ&quot;)" office:value-type="float" office:value="0">
            <text:p>0</text:p>
          </table:table-cell>
          <table:table-cell table:style-name="ce109" table:formula="oooc:=COUNTIF([.C15:.K15];&quot;X&quot;)+COUNTIF([.C15:.K15];&quot;XH&quot;)" office:value-type="float" office:value="1">
            <text:p>1</text:p>
          </table:table-cell>
          <table:table-cell table:style-name="ce110" table:formula="oooc:=COUNTBLANK([.C15:.K15])" office:value-type="float" office:value="2">
            <text:p>2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6-15">
            <text:p>15. jun 07</text:p>
          </table:table-cell>
          <table:table-cell table:style-name="ce100" table:formula="oooc:=TEXT([.A16];&quot;Ddd&quot;)" office:value-type="string" office:string-value="pet">
            <text:p>pet</text:p>
          </table:table-cell>
          <table:table-cell table:style-name="ce18" office:value-type="string">
            <office:annotation draw:style-name="gr1" draw:text-style-name="P3" svg:width="2.899cm" svg:height="2.924cm" svg:x="5.392cm" svg:y="8.964cm" draw:caption-point-x="-5.392cm" draw:caption-point-y="-8.964cm">
              <dc:creator>JH</dc:creator>
              <dc:date>2007-05-21T00:00:00</dc:date>
              <text:p text:style-name="P1"><text:span text:style-name="T2">dežurna 16. in 17. junija s KVIT tednom pred tem, nato pa bi vzela študijski dopust do 30. junija</text:span></text:p>
            </office:annotation>
            <text:p><text:s/></text:p>
          </table:table-cell>
          <table:table-cell table:style-name="ce14" office:value-type="string">
            <office:annotation draw:style-name="gr1" draw:text-style-name="P3" svg:width="2.899cm" svg:height="2.924cm" svg:x="6.687cm" svg:y="8.964cm" draw:caption-point-x="-6.687cm" draw:caption-point-y="-8.964cm">
              <dc:creator>JH</dc:creator>
              <dc:date>2007-05-21T00:00:00</dc:date>
              <text:p text:style-name="P1"><text:span text:style-name="T2">dežurna 16. in 17. junija s KVIT tednom pred tem, nato pa bi vzela študijski dopust do 30. junija</text:span></text:p>
            </office:annotation>
            <text:p><text:s/></text:p>
          </table:table-cell>
          <table:table-cell table:style-name="ce14" office:value-type="string">
            <text:p>D</text:p>
          </table:table-cell>
          <table:table-cell table:style-name="ce13" office:value-type="string">
            <text:p>L</text:p>
          </table:table-cell>
          <table:table-cell table:style-name="Default"/>
          <table:table-cell table:style-name="ce14" office:value-type="string">
            <text:p>X</text:p>
          </table:table-cell>
          <table:table-cell table:style-name="ce14"/>
          <table:table-cell table:style-name="ce19" office:value-type="string">
            <office:annotation draw:style-name="gr1" draw:text-style-name="P3" svg:width="2.899cm" svg:height="0.979cm" svg:x="14.458cm" svg:y="8.964cm" draw:caption-point-x="-14.458cm" draw:caption-point-y="-8.964cm">
              <dc:creator>JH</dc:creator>
              <dc:date>2007-05-21T00:00:00</dc:date>
              <text:p text:style-name="P1"><text:span text:style-name="T2">tri dni starega dopusta</text:span></text:p>
            </office:annotation>
            <text:p>D</text:p>
          </table:table-cell>
          <table:table-cell table:style-name="ce83" office:value-type="string">
            <office:annotation draw:style-name="gr1" draw:text-style-name="P3" svg:width="2.899cm" svg:height="1.368cm" svg:x="15.753cm" svg:y="8.964cm" draw:caption-point-x="-15.753cm" draw:caption-point-y="-8.964cm">
              <dc:creator>JH</dc:creator>
              <dc:date>2007-06-01T00:00:00</dc:date>
              <text:p text:style-name="P1"><text:span text:style-name="T2">od 13.-16.6.07 grem v Krakow na EACTA </text:span></text:p>
            </office:annotation>
            <text:p>PO</text:p>
          </table:table-cell>
          <table:table-cell table:style-name="ce37" office:value-type="string">
            <text:p>KOS</text:p>
          </table:table-cell>
          <table:table-cell table:style-name="ce109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1">
            <text:p>1</text:p>
          </table:table-cell>
          <table:table-cell table:style-name="ce109" table:formula="oooc:=COUNTIF([.C16:.K16];&quot;h&quot;)+COUNTIF([.C16:.K16];&quot;DH&quot;)+COUNTIF([.C16:.K16];&quot;XH&quot;)" office:value-type="float" office:value="0">
            <text:p>0</text:p>
          </table:table-cell>
          <table:table-cell table:style-name="ce109" table:formula="oooc:=COUNTIF([.C16:.K16];&quot;D&quot;) + COUNTIF([.C16:.K16];&quot;SD&quot;)+COUNTIF([.C16:.K16];&quot;DJ&quot;)+COUNTIF([.C16:.K16];&quot;DH&quot;)" office:value-type="float" office:value="2">
            <text:p>2</text:p>
          </table:table-cell>
          <table:table-cell table:style-name="ce109" table:formula="oooc:=COUNTIF([.C16:.K16];&quot;J&quot;)+COUNTIF([.C16:.K16];&quot;XJ&quot;)+COUNTIF([.C16:.K16];&quot;DJ&quot;)" office:value-type="float" office:value="0">
            <text:p>0</text:p>
          </table:table-cell>
          <table:table-cell table:style-name="ce109" table:formula="oooc:=COUNTIF([.C16:.K16];&quot;X&quot;)+COUNTIF([.C16:.K16];&quot;XH&quot;)" office:value-type="float" office:value="1">
            <text:p>1</text:p>
          </table:table-cell>
          <table:table-cell table:style-name="ce110" table:formula="oooc:=COUNTBLANK([.C16:.K16])" office:value-type="float" office:value="2">
            <text:p>2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8" office:value-type="date" office:date-value="2007-06-16">
            <text:p>16. jun 07</text:p>
          </table:table-cell>
          <table:table-cell table:style-name="ce101" table:formula="oooc:=TEXT([.A17];&quot;Ddd&quot;)" office:value-type="string" office:string-value="sob">
            <text:p>sob</text:p>
          </table:table-cell>
          <table:table-cell table:style-name="ce102" office:value-type="string">
            <office:annotation draw:style-name="gr1" draw:text-style-name="P3" svg:width="2.899cm" svg:height="2.924cm" svg:x="5.392cm" svg:y="9.662cm" draw:caption-point-x="-5.392cm" draw:caption-point-y="-9.662cm">
              <dc:creator>JH</dc:creator>
              <dc:date>2007-05-21T00:00:00</dc:date>
              <text:p text:style-name="P1"><text:span text:style-name="T2">dežurna 16. in 17. junija s KVIT tednom pred tem, nato pa bi vzela študijski dopust do 30. junija</text:span></text:p>
            </office:annotation>
            <text:p>L</text:p>
          </table:table-cell>
          <table:table-cell table:style-name="ce15"/>
          <table:table-cell table:style-name="ce10" table:number-columns-repeated="2"/>
          <table:table-cell table:style-name="ce15" table:number-columns-repeated="2"/>
          <table:table-cell table:style-name="ce10"/>
          <table:table-cell table:style-name="ce15"/>
          <table:table-cell table:style-name="ce10" office:value-type="string">
            <office:annotation draw:style-name="gr1" draw:text-style-name="P3" svg:width="2.899cm" svg:height="1.368cm" svg:x="15.753cm" svg:y="9.662cm" draw:caption-point-x="-15.753cm" draw:caption-point-y="-9.662cm">
              <dc:creator>JH</dc:creator>
              <dc:date>2007-06-01T00:00:00</dc:date>
              <text:p text:style-name="P1"><text:span text:style-name="T2">od 13.-16.6.07 grem v Krakow na EACTA </text:span></text:p>
            </office:annotation>
            <text:p>PO</text:p>
          </table:table-cell>
          <table:table-cell table:style-name="ce37" office:value-type="string">
            <text:p>ŠOŠ</text:p>
          </table:table-cell>
          <table:table-cell table:style-name="ce109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1">
            <text:p>1</text:p>
          </table:table-cell>
          <table:table-cell table:style-name="ce109" table:formula="oooc:=COUNTIF([.C17:.K17];&quot;h&quot;)+COUNTIF([.C17:.K17];&quot;DH&quot;)+COUNTIF([.C17:.K17];&quot;XH&quot;)" office:value-type="float" office:value="0">
            <text:p>0</text:p>
          </table:table-cell>
          <table:table-cell table:style-name="ce109" table:formula="oooc:=COUNTIF([.C17:.K17];&quot;D&quot;) + COUNTIF([.C17:.K17];&quot;SD&quot;)+COUNTIF([.C17:.K17];&quot;DJ&quot;)+COUNTIF([.C17:.K17];&quot;DH&quot;)" office:value-type="float" office:value="0">
            <text:p>0</text:p>
          </table:table-cell>
          <table:table-cell table:style-name="ce109" table:formula="oooc:=COUNTIF([.C17:.K17];&quot;J&quot;)+COUNTIF([.C17:.K17];&quot;XJ&quot;)+COUNTIF([.C17:.K17];&quot;DJ&quot;)" office:value-type="float" office:value="0">
            <text:p>0</text:p>
          </table:table-cell>
          <table:table-cell table:style-name="ce109" table:formula="oooc:=COUNTIF([.C17:.K17];&quot;X&quot;)+COUNTIF([.C17:.K17];&quot;XH&quot;)" office:value-type="float" office:value="0">
            <text:p>0</text:p>
          </table:table-cell>
          <table:table-cell table:style-name="ce110" table:formula="oooc:=COUNTBLANK([.C17:.K17])" office:value-type="float" office:value="7">
            <text:p>7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8" office:value-type="date" office:date-value="2007-06-17">
            <text:p>17. jun 07</text:p>
          </table:table-cell>
          <table:table-cell table:style-name="ce101" table:formula="oooc:=TEXT([.A18];&quot;Ddd&quot;)" office:value-type="string" office:string-value="ned">
            <text:p>ned</text:p>
          </table:table-cell>
          <table:table-cell table:style-name="ce102" office:value-type="string">
            <office:annotation draw:style-name="gr1" draw:text-style-name="P3" svg:width="2.899cm" svg:height="2.924cm" svg:x="5.392cm" svg:y="10.36cm" draw:caption-point-x="-5.392cm" draw:caption-point-y="-10.36cm">
              <dc:creator>JH</dc:creator>
              <dc:date>2007-05-21T00:00:00</dc:date>
              <text:p text:style-name="P1"><text:span text:style-name="T2">dežurna 16. in 17. junija s KVIT tednom pred tem, nato pa bi vzela študijski dopust do 30. junija</text:span></text:p>
            </office:annotation>
            <text:p>L</text:p>
          </table:table-cell>
          <table:table-cell table:style-name="ce57"/>
          <table:table-cell table:style-name="ce10" table:number-columns-repeated="2"/>
          <table:table-cell table:style-name="ce10" office:value-type="string">
            <office:annotation draw:style-name="gr1" draw:text-style-name="P3" svg:width="2.899cm" svg:height="1.368cm" svg:x="10.572cm" svg:y="10.36cm" draw:caption-point-x="-10.572cm" draw:caption-point-y="-10.36cm">
              <dc:creator>JH</dc:creator>
              <dc:date>2007-05-21T00:00:00</dc:date>
              <text:p text:style-name="P1"><text:span text:style-name="T2">od 17. junija pa do 21. službeno odsoten</text:span></text:p>
            </office:annotation>
            <text:p>PO</text:p>
          </table:table-cell>
          <table:table-cell table:style-name="ce15"/>
          <table:table-cell table:style-name="ce57"/>
          <table:table-cell table:style-name="ce23"/>
          <table:table-cell table:style-name="ce27"/>
          <table:table-cell table:style-name="ce37" office:value-type="string">
            <text:p>ŠOŠ</text:p>
          </table:table-cell>
          <table:table-cell table:style-name="ce109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1">
            <text:p>1</text:p>
          </table:table-cell>
          <table:table-cell table:style-name="ce109" table:formula="oooc:=COUNTIF([.C18:.K18];&quot;h&quot;)+COUNTIF([.C18:.K18];&quot;DH&quot;)+COUNTIF([.C18:.K18];&quot;XH&quot;)" office:value-type="float" office:value="0">
            <text:p>0</text:p>
          </table:table-cell>
          <table:table-cell table:style-name="ce109" table:formula="oooc:=COUNTIF([.C18:.K18];&quot;D&quot;) + COUNTIF([.C18:.K18];&quot;SD&quot;)+COUNTIF([.C18:.K18];&quot;DJ&quot;)+COUNTIF([.C18:.K18];&quot;DH&quot;)" office:value-type="float" office:value="0">
            <text:p>0</text:p>
          </table:table-cell>
          <table:table-cell table:style-name="ce109" table:formula="oooc:=COUNTIF([.C18:.K18];&quot;J&quot;)+COUNTIF([.C18:.K18];&quot;XJ&quot;)+COUNTIF([.C18:.K18];&quot;DJ&quot;)" office:value-type="float" office:value="0">
            <text:p>0</text:p>
          </table:table-cell>
          <table:table-cell table:style-name="ce109" table:formula="oooc:=COUNTIF([.C18:.K18];&quot;X&quot;)+COUNTIF([.C18:.K18];&quot;XH&quot;)" office:value-type="float" office:value="0">
            <text:p>0</text:p>
          </table:table-cell>
          <table:table-cell table:style-name="ce110" table:formula="oooc:=COUNTBLANK([.C18:.K18])" office:value-type="float" office:value="7">
            <text:p>7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6-18">
            <text:p>18. jun 07</text:p>
          </table:table-cell>
          <table:table-cell table:style-name="ce100" table:formula="oooc:=TEXT([.A19];&quot;Ddd&quot;)" office:value-type="string" office:string-value="pon">
            <text:p>pon</text:p>
          </table:table-cell>
          <table:table-cell table:style-name="ce14" office:value-type="string">
            <office:annotation draw:style-name="gr1" draw:text-style-name="P3" svg:width="2.899cm" svg:height="2.924cm" svg:x="5.392cm" svg:y="11.057cm" draw:caption-point-x="-5.392cm" draw:caption-point-y="-11.057cm">
              <dc:creator>JH</dc:creator>
              <dc:date>2007-05-21T00:00:00</dc:date>
              <text:p text:style-name="P1"><text:span text:style-name="T2">dežurna 16. in 17. junija s KVIT tednom pred tem, nato pa bi vzela študijski dopust do 30. junija</text:span></text:p>
            </office:annotation>
            <text:p>X</text:p>
          </table:table-cell>
          <table:table-cell table:style-name="ce18" office:value-type="string">
            <text:p><text:s/></text:p>
          </table:table-cell>
          <table:table-cell table:style-name="ce82" office:value-type="string">
            <office:annotation draw:style-name="gr1" draw:text-style-name="P3" svg:width="2.899cm" svg:height="1.368cm" svg:x="7.982cm" svg:y="11.057cm" draw:caption-point-x="-7.982cm" draw:caption-point-y="-11.057cm">
              <dc:creator>JH</dc:creator>
              <dc:date>2007-05-09T00:00:00</dc:date>
              <text:p text:style-name="P1"><text:span text:style-name="T2">nujno dežurat ponedeljek 18. junija </text:span></text:p>
            </office:annotation>
            <text:p>L</text:p>
          </table:table-cell>
          <table:table-cell table:style-name="ce12" office:value-type="string">
            <text:p><text:s/></text:p>
          </table:table-cell>
          <table:table-cell table:style-name="ce12" office:value-type="string">
            <office:annotation draw:style-name="gr1" draw:text-style-name="P3" svg:width="2.899cm" svg:height="1.368cm" svg:x="10.572cm" svg:y="11.057cm" draw:caption-point-x="-10.572cm" draw:caption-point-y="-11.057cm">
              <dc:creator>JH</dc:creator>
              <dc:date>2007-05-21T00:00:00</dc:date>
              <text:p text:style-name="P1"><text:span text:style-name="T2">od 17. junija pa do 21. službeno odsoten</text:span></text:p>
            </office:annotation>
            <text:p>PO</text:p>
          </table:table-cell>
          <table:table-cell table:style-name="ce14" office:value-type="string">
            <text:p><text:s/></text:p>
          </table:table-cell>
          <table:table-cell table:style-name="ce94"/>
          <table:table-cell table:number-columns-repeated="2" table:style-name="ce14" office:value-type="string">
            <text:p><text:s/></text:p>
          </table:table-cell>
          <table:table-cell table:style-name="ce37" office:value-type="string">
            <text:p>ŠOŠ</text:p>
          </table:table-cell>
          <table:table-cell table:style-name="ce109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1">
            <text:p>1</text:p>
          </table:table-cell>
          <table:table-cell table:style-name="ce109" table:formula="oooc:=COUNTIF([.C19:.K19];&quot;h&quot;)+COUNTIF([.C19:.K19];&quot;DH&quot;)+COUNTIF([.C19:.K19];&quot;XH&quot;)" office:value-type="float" office:value="0">
            <text:p>0</text:p>
          </table:table-cell>
          <table:table-cell table:style-name="ce109" table:formula="oooc:=COUNTIF([.C19:.K19];&quot;D&quot;) + COUNTIF([.C19:.K19];&quot;SD&quot;)+COUNTIF([.C19:.K19];&quot;DJ&quot;)+COUNTIF([.C19:.K19];&quot;DH&quot;)" office:value-type="float" office:value="0">
            <text:p>0</text:p>
          </table:table-cell>
          <table:table-cell table:style-name="ce109" table:formula="oooc:=COUNTIF([.C19:.K19];&quot;J&quot;)+COUNTIF([.C19:.K19];&quot;XJ&quot;)+COUNTIF([.C19:.K19];&quot;DJ&quot;)" office:value-type="float" office:value="0">
            <text:p>0</text:p>
          </table:table-cell>
          <table:table-cell table:style-name="ce109" table:formula="oooc:=COUNTIF([.C19:.K19];&quot;X&quot;)+COUNTIF([.C19:.K19];&quot;XH&quot;)" office:value-type="float" office:value="1">
            <text:p>1</text:p>
          </table:table-cell>
          <table:table-cell table:style-name="ce110" table:formula="oooc:=COUNTBLANK([.C19:.K19])" office:value-type="float" office:value="1">
            <text:p>1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6-19">
            <text:p>19. jun 07</text:p>
          </table:table-cell>
          <table:table-cell table:style-name="ce100" table:formula="oooc:=TEXT([.A20];&quot;Ddd&quot;)" office:value-type="string" office:string-value="tor">
            <text:p>tor</text:p>
          </table:table-cell>
          <table:table-cell table:style-name="ce12" office:value-type="string">
            <office:annotation draw:style-name="gr1" draw:text-style-name="P3" svg:width="2.899cm" svg:height="2.924cm" svg:x="5.392cm" svg:y="11.755cm" draw:caption-point-x="-5.392cm" draw:caption-point-y="-11.755cm">
              <dc:creator>JH</dc:creator>
              <dc:date>2007-05-21T00:00:00</dc:date>
              <text:p text:style-name="P1"><text:span text:style-name="T2">dežurna 16. in 17. junija s KVIT tednom pred tem, nato pa bi vzela študijski dopust do 30. junija</text:span></text:p>
            </office:annotation>
            <text:p>SD</text:p>
          </table:table-cell>
          <table:table-cell table:style-name="ce14" office:value-type="string">
            <text:p><text:s/></text:p>
          </table:table-cell>
          <table:table-cell table:style-name="ce14" office:value-type="string">
            <text:p>X</text:p>
          </table:table-cell>
          <table:table-cell table:style-name="ce13" office:value-type="string">
            <text:p>L</text:p>
          </table:table-cell>
          <table:table-cell table:style-name="ce12" office:value-type="string">
            <office:annotation draw:style-name="gr1" draw:text-style-name="P3" svg:width="2.899cm" svg:height="1.368cm" svg:x="10.572cm" svg:y="11.755cm" draw:caption-point-x="-10.572cm" draw:caption-point-y="-11.755cm">
              <dc:creator>JH</dc:creator>
              <dc:date>2007-05-21T00:00:00</dc:date>
              <text:p text:style-name="P1"><text:span text:style-name="T2">od 17. junija pa do 21. službeno odsoten</text:span></text:p>
            </office:annotation>
            <text:p>PO</text:p>
          </table:table-cell>
          <table:table-cell table:style-name="ce14" office:value-type="string">
            <text:p><text:s/></text:p>
          </table:table-cell>
          <table:table-cell table:style-name="ce14" table:number-columns-repeated="2"/>
          <table:table-cell table:style-name="ce72" office:value-type="string">
            <text:p><text:s/></text:p>
          </table:table-cell>
          <table:table-cell table:style-name="ce37" office:value-type="string">
            <text:p>ŠOŠ</text:p>
          </table:table-cell>
          <table:table-cell table:style-name="ce109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1">
            <text:p>1</text:p>
          </table:table-cell>
          <table:table-cell table:style-name="ce109" table:formula="oooc:=COUNTIF([.C20:.K20];&quot;h&quot;)+COUNTIF([.C20:.K20];&quot;DH&quot;)+COUNTIF([.C20:.K20];&quot;XH&quot;)" office:value-type="float" office:value="0">
            <text:p>0</text:p>
          </table:table-cell>
          <table:table-cell table:style-name="ce109" table:formula="oooc:=COUNTIF([.C20:.K20];&quot;D&quot;) + COUNTIF([.C20:.K20];&quot;SD&quot;)+COUNTIF([.C20:.K20];&quot;DJ&quot;)+COUNTIF([.C20:.K20];&quot;DH&quot;)" office:value-type="float" office:value="1">
            <text:p>1</text:p>
          </table:table-cell>
          <table:table-cell table:style-name="ce109" table:formula="oooc:=COUNTIF([.C20:.K20];&quot;J&quot;)+COUNTIF([.C20:.K20];&quot;XJ&quot;)+COUNTIF([.C20:.K20];&quot;DJ&quot;)" office:value-type="float" office:value="0">
            <text:p>0</text:p>
          </table:table-cell>
          <table:table-cell table:style-name="ce109" table:formula="oooc:=COUNTIF([.C20:.K20];&quot;X&quot;)+COUNTIF([.C20:.K20];&quot;XH&quot;)" office:value-type="float" office:value="1">
            <text:p>1</text:p>
          </table:table-cell>
          <table:table-cell table:style-name="ce110" table:formula="oooc:=COUNTBLANK([.C20:.K20])" office:value-type="float" office:value="2">
            <text:p>2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6-20">
            <text:p>20. jun 07</text:p>
          </table:table-cell>
          <table:table-cell table:style-name="ce100" table:formula="oooc:=TEXT([.A21];&quot;Ddd&quot;)" office:value-type="string" office:string-value="sre">
            <text:p>sre</text:p>
          </table:table-cell>
          <table:table-cell table:style-name="ce12" office:value-type="string">
            <office:annotation draw:style-name="gr1" draw:text-style-name="P3" svg:width="2.899cm" svg:height="2.924cm" svg:x="5.392cm" svg:y="12.452cm" draw:caption-point-x="-5.392cm" draw:caption-point-y="-12.452cm">
              <dc:creator>JH</dc:creator>
              <dc:date>2007-05-21T00:00:00</dc:date>
              <text:p text:style-name="P1"><text:span text:style-name="T2">dežurna 16. in 17. junija s KVIT tednom pred tem, nato pa bi vzela študijski dopust do 30. junija</text:span></text:p>
            </office:annotation>
            <text:p>SD</text:p>
          </table:table-cell>
          <table:table-cell table:style-name="ce18" office:value-type="string">
            <text:p><text:s/></text:p>
          </table:table-cell>
          <table:table-cell table:style-name="ce14" office:value-type="string">
            <text:p><text:s/></text:p>
          </table:table-cell>
          <table:table-cell table:style-name="ce14" office:value-type="string">
            <text:p>X</text:p>
          </table:table-cell>
          <table:table-cell table:style-name="ce12" office:value-type="string">
            <office:annotation draw:style-name="gr1" draw:text-style-name="P3" svg:width="2.899cm" svg:height="1.368cm" svg:x="10.572cm" svg:y="12.452cm" draw:caption-point-x="-10.572cm" draw:caption-point-y="-12.452cm">
              <dc:creator>JH</dc:creator>
              <dc:date>2007-05-21T00:00:00</dc:date>
              <text:p text:style-name="P1"><text:span text:style-name="T2">od 17. junija pa do 21. službeno odsoten</text:span></text:p>
            </office:annotation>
            <text:p>PO</text:p>
          </table:table-cell>
          <table:table-cell table:style-name="ce14" office:value-type="string">
            <text:p><text:s/></text:p>
          </table:table-cell>
          <table:table-cell table:style-name="ce14" table:number-columns-repeated="2"/>
          <table:table-cell table:style-name="ce13" office:value-type="string">
            <text:p>L</text:p>
          </table:table-cell>
          <table:table-cell table:style-name="ce37" office:value-type="string">
            <text:p>ŠOŠ</text:p>
          </table:table-cell>
          <table:table-cell table:style-name="ce109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1">
            <text:p>1</text:p>
          </table:table-cell>
          <table:table-cell table:style-name="ce109" table:formula="oooc:=COUNTIF([.C21:.K21];&quot;h&quot;)+COUNTIF([.C21:.K21];&quot;DH&quot;)+COUNTIF([.C21:.K21];&quot;XH&quot;)" office:value-type="float" office:value="0">
            <text:p>0</text:p>
          </table:table-cell>
          <table:table-cell table:style-name="ce109" table:formula="oooc:=COUNTIF([.C21:.K21];&quot;D&quot;) + COUNTIF([.C21:.K21];&quot;SD&quot;)+COUNTIF([.C21:.K21];&quot;DJ&quot;)+COUNTIF([.C21:.K21];&quot;DH&quot;)" office:value-type="float" office:value="1">
            <text:p>1</text:p>
          </table:table-cell>
          <table:table-cell table:style-name="ce109" table:formula="oooc:=COUNTIF([.C21:.K21];&quot;J&quot;)+COUNTIF([.C21:.K21];&quot;XJ&quot;)+COUNTIF([.C21:.K21];&quot;DJ&quot;)" office:value-type="float" office:value="0">
            <text:p>0</text:p>
          </table:table-cell>
          <table:table-cell table:style-name="ce109" table:formula="oooc:=COUNTIF([.C21:.K21];&quot;X&quot;)+COUNTIF([.C21:.K21];&quot;XH&quot;)" office:value-type="float" office:value="1">
            <text:p>1</text:p>
          </table:table-cell>
          <table:table-cell table:style-name="ce110" table:formula="oooc:=COUNTBLANK([.C21:.K21])" office:value-type="float" office:value="2">
            <text:p>2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6-21">
            <text:p>21. jun 07</text:p>
          </table:table-cell>
          <table:table-cell table:style-name="ce100" table:formula="oooc:=TEXT([.A22];&quot;Ddd&quot;)" office:value-type="string" office:string-value="čet">
            <text:p>čet</text:p>
          </table:table-cell>
          <table:table-cell table:style-name="ce12" office:value-type="string">
            <office:annotation draw:style-name="gr1" draw:text-style-name="P3" svg:width="2.899cm" svg:height="1.368cm" svg:x="5.392cm" svg:y="13.15cm" draw:caption-point-x="-5.392cm" draw:caption-point-y="-13.15cm">
              <dc:creator>JH</dc:creator>
              <dc:date>2007-04-30T00:00:00</dc:date>
              <text:p text:style-name="P1"><text:span text:style-name="T2">prost dan 21. junija, ko grem v Cambridge</text:span></text:p>
            </office:annotation>
            <text:p>SD</text:p>
          </table:table-cell>
          <table:table-cell table:style-name="ce14" office:value-type="string">
            <text:p><text:s/></text:p>
          </table:table-cell>
          <table:table-cell table:style-name="ce72" office:value-type="string">
            <text:p><text:s/></text:p>
          </table:table-cell>
          <table:table-cell table:style-name="ce14" office:value-type="string">
            <text:p>DH</text:p>
          </table:table-cell>
          <table:table-cell table:style-name="ce12" office:value-type="string">
            <office:annotation draw:style-name="gr1" draw:text-style-name="P3" svg:width="2.899cm" svg:height="1.368cm" svg:x="10.572cm" svg:y="13.15cm" draw:caption-point-x="-10.572cm" draw:caption-point-y="-13.15cm">
              <dc:creator>JH</dc:creator>
              <dc:date>2007-05-21T00:00:00</dc:date>
              <text:p text:style-name="P1"><text:span text:style-name="T2">od 17. junija pa do 21. službeno odsoten</text:span></text:p>
            </office:annotation>
            <text:p>PO</text:p>
          </table:table-cell>
          <table:table-cell table:style-name="ce14" office:value-type="string">
            <text:p><text:s/></text:p>
          </table:table-cell>
          <table:table-cell table:style-name="ce14"/>
          <table:table-cell table:style-name="ce14" office:value-type="string">
            <text:p><text:s/></text:p>
          </table:table-cell>
          <table:table-cell table:style-name="ce13" office:value-type="string">
            <text:p>L</text:p>
          </table:table-cell>
          <table:table-cell table:style-name="ce37" office:value-type="string">
            <text:p>ŠOŠ</text:p>
          </table:table-cell>
          <table:table-cell table:style-name="ce109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1">
            <text:p>1</text:p>
          </table:table-cell>
          <table:table-cell table:style-name="ce109" table:formula="oooc:=COUNTIF([.C22:.K22];&quot;h&quot;)+COUNTIF([.C22:.K22];&quot;DH&quot;)+COUNTIF([.C22:.K22];&quot;XH&quot;)" office:value-type="float" office:value="1">
            <text:p>1</text:p>
          </table:table-cell>
          <table:table-cell table:style-name="ce109" table:formula="oooc:=COUNTIF([.C22:.K22];&quot;D&quot;) + COUNTIF([.C22:.K22];&quot;SD&quot;)+COUNTIF([.C22:.K22];&quot;DJ&quot;)+COUNTIF([.C22:.K22];&quot;DH&quot;)" office:value-type="float" office:value="2">
            <text:p>2</text:p>
          </table:table-cell>
          <table:table-cell table:style-name="ce109" table:formula="oooc:=COUNTIF([.C22:.K22];&quot;J&quot;)+COUNTIF([.C22:.K22];&quot;XJ&quot;)+COUNTIF([.C22:.K22];&quot;DJ&quot;)" office:value-type="float" office:value="0">
            <text:p>0</text:p>
          </table:table-cell>
          <table:table-cell table:style-name="ce109" table:formula="oooc:=COUNTIF([.C22:.K22];&quot;X&quot;)+COUNTIF([.C22:.K22];&quot;XH&quot;)" office:value-type="float" office:value="0">
            <text:p>0</text:p>
          </table:table-cell>
          <table:table-cell table:style-name="ce110" table:formula="oooc:=COUNTBLANK([.C22:.K22])" office:value-type="float" office:value="1">
            <text:p>1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6-22">
            <text:p>22. jun 07</text:p>
          </table:table-cell>
          <table:table-cell table:style-name="ce100" table:formula="oooc:=TEXT([.A23];&quot;Ddd&quot;)" office:value-type="string" office:string-value="pet">
            <text:p>pet</text:p>
          </table:table-cell>
          <table:table-cell table:style-name="ce12" office:value-type="string">
            <office:annotation draw:style-name="gr1" draw:text-style-name="P3" svg:width="2.899cm" svg:height="0.979cm" svg:x="5.392cm" svg:y="13.848cm" draw:caption-point-x="-5.392cm" draw:caption-point-y="-13.848cm">
              <dc:creator>JH</dc:creator>
              <dc:date>2007-04-03T00:00:00</dc:date>
              <text:p text:style-name="P1"><text:span text:style-name="T2">v Cambridgeu, 22. junija</text:span></text:p>
            </office:annotation>
            <text:p>SD</text:p>
          </table:table-cell>
          <table:table-cell table:style-name="ce18" office:value-type="string">
            <text:p><text:s/></text:p>
          </table:table-cell>
          <table:table-cell table:style-name="ce14" office:value-type="string">
            <office:annotation draw:style-name="gr1" draw:text-style-name="P3" svg:width="2.899cm" svg:height="0.979cm" svg:x="7.982cm" svg:y="13.848cm" draw:caption-point-x="-7.982cm" draw:caption-point-y="-13.848cm">
              <dc:creator>JH</dc:creator>
              <dc:date>2007-04-19T00:00:00</dc:date>
              <text:p text:style-name="P1"><text:span text:style-name="T2">da me nebi dal dežurat</text:span></text:p>
            </office:annotation>
            <text:p><text:s/></text:p>
          </table:table-cell>
          <table:table-cell table:style-name="ce14" office:value-type="string">
            <text:p><text:s/></text:p>
          </table:table-cell>
          <table:table-cell table:style-name="ce13" office:value-type="string">
            <text:p>L</text:p>
          </table:table-cell>
          <table:table-cell table:style-name="ce14" office:value-type="string">
            <text:p>DH</text:p>
          </table:table-cell>
          <table:table-cell table:style-name="ce14"/>
          <table:table-cell table:style-name="ce12" office:value-type="string">
            <text:p><text:s/></text:p>
          </table:table-cell>
          <table:table-cell table:style-name="ce14" office:value-type="string">
            <text:p>X</text:p>
          </table:table-cell>
          <table:table-cell table:style-name="ce37" office:value-type="string">
            <text:p>ŠOŠ</text:p>
          </table:table-cell>
          <table:table-cell table:style-name="ce109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1">
            <text:p>1</text:p>
          </table:table-cell>
          <table:table-cell table:style-name="ce109" table:formula="oooc:=COUNTIF([.C23:.K23];&quot;h&quot;)+COUNTIF([.C23:.K23];&quot;DH&quot;)+COUNTIF([.C23:.K23];&quot;XH&quot;)" office:value-type="float" office:value="1">
            <text:p>1</text:p>
          </table:table-cell>
          <table:table-cell table:style-name="ce109" table:formula="oooc:=COUNTIF([.C23:.K23];&quot;D&quot;) + COUNTIF([.C23:.K23];&quot;SD&quot;)+COUNTIF([.C23:.K23];&quot;DJ&quot;)+COUNTIF([.C23:.K23];&quot;DH&quot;)" office:value-type="float" office:value="2">
            <text:p>2</text:p>
          </table:table-cell>
          <table:table-cell table:style-name="ce109" table:formula="oooc:=COUNTIF([.C23:.K23];&quot;J&quot;)+COUNTIF([.C23:.K23];&quot;XJ&quot;)+COUNTIF([.C23:.K23];&quot;DJ&quot;)" office:value-type="float" office:value="0">
            <text:p>0</text:p>
          </table:table-cell>
          <table:table-cell table:style-name="ce109" table:formula="oooc:=COUNTIF([.C23:.K23];&quot;X&quot;)+COUNTIF([.C23:.K23];&quot;XH&quot;)" office:value-type="float" office:value="1">
            <text:p>1</text:p>
          </table:table-cell>
          <table:table-cell table:style-name="ce110" table:formula="oooc:=COUNTBLANK([.C23:.K23])" office:value-type="float" office:value="1">
            <text:p>1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8" office:value-type="date" office:date-value="2007-06-23">
            <text:p>23. jun 07</text:p>
          </table:table-cell>
          <table:table-cell table:style-name="ce101" table:formula="oooc:=TEXT([.A24];&quot;Ddd&quot;)" office:value-type="string" office:string-value="sob">
            <text:p>sob</text:p>
          </table:table-cell>
          <table:table-cell table:style-name="ce20">
            <office:annotation draw:style-name="gr1" draw:text-style-name="P3" svg:width="2.899cm" svg:height="2.924cm" svg:x="5.392cm" svg:y="14.545cm" draw:caption-point-x="-5.392cm" draw:caption-point-y="-14.545cm">
              <dc:creator>JH</dc:creator>
              <dc:date>2007-05-21T00:00:00</dc:date>
              <text:p text:style-name="P1"><text:span text:style-name="T2">dežurna 16. in 17. junija s KVIT tednom pred tem, nato pa bi vzela študijski dopust do 30. junija</text:span></text:p>
            </office:annotation>
          </table:table-cell>
          <table:table-cell table:style-name="ce21" office:value-type="string">
            <text:p>L</text:p>
          </table:table-cell>
          <table:table-cell table:style-name="ce15">
            <office:annotation draw:style-name="gr1" draw:text-style-name="P3" svg:width="2.899cm" svg:height="0.979cm" svg:x="7.982cm" svg:y="14.545cm" draw:caption-point-x="-7.982cm" draw:caption-point-y="-14.545cm">
              <dc:creator>JH</dc:creator>
              <dc:date>2007-04-19T00:00:00</dc:date>
              <text:p text:style-name="P1"><text:span text:style-name="T2">Odpotujemo že 23 junija</text:span></text:p>
            </office:annotation>
          </table:table-cell>
          <table:table-cell table:style-name="ce10"/>
          <table:table-cell table:style-name="ce15"/>
          <table:table-cell table:style-name="ce20"/>
          <table:table-cell table:style-name="ce15"/>
          <table:table-cell table:style-name="ce15">
            <office:annotation draw:style-name="gr1" draw:text-style-name="P3" svg:width="2.899cm" svg:height="0.59cm" svg:x="14.458cm" svg:y="14.545cm" draw:caption-point-x="-14.458cm" draw:caption-point-y="-14.545cm">
              <dc:creator>JH</dc:creator>
              <dc:date>2007-05-09T00:00:00</dc:date>
              <text:p text:style-name="P1"><text:span text:style-name="T2">23.in 24.6. prost</text:span></text:p>
            </office:annotation>
          </table:table-cell>
          <table:table-cell table:style-name="ce21"/>
          <table:table-cell table:style-name="ce37" office:value-type="string">
            <text:p>KON</text:p>
          </table:table-cell>
          <table:table-cell table:style-name="ce109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1">
            <text:p>1</text:p>
          </table:table-cell>
          <table:table-cell table:style-name="ce109" table:formula="oooc:=COUNTIF([.C24:.K24];&quot;h&quot;)+COUNTIF([.C24:.K24];&quot;DH&quot;)+COUNTIF([.C24:.K24];&quot;XH&quot;)" office:value-type="float" office:value="0">
            <text:p>0</text:p>
          </table:table-cell>
          <table:table-cell table:style-name="ce109" table:formula="oooc:=COUNTIF([.C24:.K24];&quot;D&quot;) + COUNTIF([.C24:.K24];&quot;SD&quot;)+COUNTIF([.C24:.K24];&quot;DJ&quot;)+COUNTIF([.C24:.K24];&quot;DH&quot;)" office:value-type="float" office:value="0">
            <text:p>0</text:p>
          </table:table-cell>
          <table:table-cell table:style-name="ce109" table:formula="oooc:=COUNTIF([.C24:.K24];&quot;J&quot;)+COUNTIF([.C24:.K24];&quot;XJ&quot;)+COUNTIF([.C24:.K24];&quot;DJ&quot;)" office:value-type="float" office:value="0">
            <text:p>0</text:p>
          </table:table-cell>
          <table:table-cell table:style-name="ce109" table:formula="oooc:=COUNTIF([.C24:.K24];&quot;X&quot;)+COUNTIF([.C24:.K24];&quot;XH&quot;)" office:value-type="float" office:value="0">
            <text:p>0</text:p>
          </table:table-cell>
          <table:table-cell table:style-name="ce110" table:formula="oooc:=COUNTBLANK([.C24:.K24])" office:value-type="float" office:value="8">
            <text:p>8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8" office:value-type="date" office:date-value="2007-06-24">
            <text:p>24. jun 07</text:p>
          </table:table-cell>
          <table:table-cell table:style-name="ce101" table:formula="oooc:=TEXT([.A25];&quot;Ddd&quot;)" office:value-type="string" office:string-value="ned">
            <text:p>ned</text:p>
          </table:table-cell>
          <table:table-cell table:style-name="ce103">
            <office:annotation draw:style-name="gr1" draw:text-style-name="P3" svg:width="2.899cm" svg:height="2.924cm" svg:x="5.392cm" svg:y="15.243cm" draw:caption-point-x="-5.392cm" draw:caption-point-y="-15.243cm">
              <dc:creator>JH</dc:creator>
              <dc:date>2007-05-21T00:00:00</dc:date>
              <text:p text:style-name="P1"><text:span text:style-name="T2">dežurna 16. in 17. junija s KVIT tednom pred tem, nato pa bi vzela študijski dopust do 30. junija</text:span></text:p>
            </office:annotation>
          </table:table-cell>
          <table:table-cell table:style-name="ce21" office:value-type="string">
            <text:p>L</text:p>
          </table:table-cell>
          <table:table-cell table:style-name="ce15" office:value-type="string">
            <office:annotation draw:style-name="gr1" draw:text-style-name="P3" svg:width="2.899cm" svg:height="1.368cm" svg:x="7.982cm" svg:y="15.243cm" draw:caption-point-x="-7.982cm" draw:caption-point-y="-15.243cm">
              <dc:creator>JH</dc:creator>
              <dc:date>2007-04-19T00:00:00</dc:date>
              <text:p text:style-name="P1"><text:span text:style-name="T2">Glavni dopust grem od 26 junija do 20 julija.</text:span></text:p>
            </office:annotation>
            <text:p>D</text:p>
          </table:table-cell>
          <table:table-cell table:style-name="ce10" table:number-columns-repeated="2"/>
          <table:table-cell table:style-name="ce57"/>
          <table:table-cell table:style-name="ce15"/>
          <table:table-cell table:style-name="ce15">
            <office:annotation draw:style-name="gr1" draw:text-style-name="P3" svg:width="2.899cm" svg:height="0.59cm" svg:x="14.458cm" svg:y="15.243cm" draw:caption-point-x="-14.458cm" draw:caption-point-y="-15.243cm">
              <dc:creator>JH</dc:creator>
              <dc:date>2007-05-09T00:00:00</dc:date>
              <text:p text:style-name="P1"><text:span text:style-name="T2">23.in 24.6. prost</text:span></text:p>
            </office:annotation>
          </table:table-cell>
          <table:table-cell table:style-name="ce57"/>
          <table:table-cell table:style-name="ce37" office:value-type="string">
            <text:p>KON</text:p>
          </table:table-cell>
          <table:table-cell table:style-name="ce109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1">
            <text:p>1</text:p>
          </table:table-cell>
          <table:table-cell table:style-name="ce109" table:formula="oooc:=COUNTIF([.C25:.K25];&quot;h&quot;)+COUNTIF([.C25:.K25];&quot;DH&quot;)+COUNTIF([.C25:.K25];&quot;XH&quot;)" office:value-type="float" office:value="0">
            <text:p>0</text:p>
          </table:table-cell>
          <table:table-cell table:style-name="ce109" table:formula="oooc:=COUNTIF([.C25:.K25];&quot;D&quot;) + COUNTIF([.C25:.K25];&quot;SD&quot;)+COUNTIF([.C25:.K25];&quot;DJ&quot;)+COUNTIF([.C25:.K25];&quot;DH&quot;)" office:value-type="float" office:value="1">
            <text:p>1</text:p>
          </table:table-cell>
          <table:table-cell table:style-name="ce109" table:formula="oooc:=COUNTIF([.C25:.K25];&quot;J&quot;)+COUNTIF([.C25:.K25];&quot;XJ&quot;)+COUNTIF([.C25:.K25];&quot;DJ&quot;)" office:value-type="float" office:value="0">
            <text:p>0</text:p>
          </table:table-cell>
          <table:table-cell table:style-name="ce109" table:formula="oooc:=COUNTIF([.C25:.K25];&quot;X&quot;)+COUNTIF([.C25:.K25];&quot;XH&quot;)" office:value-type="float" office:value="0">
            <text:p>0</text:p>
          </table:table-cell>
          <table:table-cell table:style-name="ce110" table:formula="oooc:=COUNTBLANK([.C25:.K25])" office:value-type="float" office:value="7">
            <text:p>7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8" office:value-type="date" office:date-value="2007-06-25">
            <text:p>25. jun 07</text:p>
          </table:table-cell>
          <table:table-cell table:style-name="ce101" table:formula="oooc:=TEXT([.A26];&quot;Ddd&quot;)" office:value-type="string" office:string-value="pon">
            <text:p>pon</text:p>
          </table:table-cell>
          <table:table-cell table:style-name="ce10">
            <office:annotation draw:style-name="gr1" draw:text-style-name="P3" svg:width="2.899cm" svg:height="2.924cm" svg:x="5.392cm" svg:y="15.941cm" draw:caption-point-x="-5.392cm" draw:caption-point-y="-15.941cm">
              <dc:creator>JH</dc:creator>
              <dc:date>2007-05-21T00:00:00</dc:date>
              <text:p text:style-name="P1"><text:span text:style-name="T2">dežurna 16. in 17. junija s KVIT tednom pred tem, nato pa bi vzela študijski dopust do 30. junija</text:span></text:p>
            </office:annotation>
          </table:table-cell>
          <table:table-cell table:style-name="ce10" office:value-type="string">
            <office:annotation draw:style-name="gr1" draw:text-style-name="P3" svg:width="2.899cm" svg:height="1.368cm" svg:x="6.687cm" svg:y="15.941cm" draw:caption-point-x="-6.687cm" draw:caption-point-y="-15.941cm">
              <dc:creator>JH</dc:creator>
              <dc:date>2007-05-21T00:00:00</dc:date>
              <text:p text:style-name="P1"><text:span text:style-name="T2">Letni dopust bi imela od 25.6. do15.7</text:span></text:p>
            </office:annotation>
            <text:p>D</text:p>
          </table:table-cell>
          <table:table-cell table:style-name="ce15" office:value-type="string">
            <office:annotation draw:style-name="gr1" draw:text-style-name="P3" svg:width="2.899cm" svg:height="1.368cm" svg:x="7.982cm" svg:y="15.941cm" draw:caption-point-x="-7.982cm" draw:caption-point-y="-15.941cm">
              <dc:creator>JH</dc:creator>
              <dc:date>2007-04-19T00:00:00</dc:date>
              <text:p text:style-name="P1"><text:span text:style-name="T2">Glavni dopust grem od 26 junija do 20 julija.</text:span></text:p>
            </office:annotation>
            <text:p>D</text:p>
          </table:table-cell>
          <table:table-cell table:style-name="ce21" office:value-type="string">
            <text:p>L</text:p>
          </table:table-cell>
          <table:table-cell table:style-name="ce10"/>
          <table:table-cell table:style-name="ce107"/>
          <table:table-cell table:style-name="ce15" table:number-columns-repeated="2"/>
          <table:table-cell table:style-name="ce21"/>
          <table:table-cell table:style-name="ce37" office:value-type="string">
            <text:p>MIR</text:p>
          </table:table-cell>
          <table:table-cell table:style-name="ce109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1">
            <text:p>1</text:p>
          </table:table-cell>
          <table:table-cell table:style-name="ce109" table:formula="oooc:=COUNTIF([.C26:.K26];&quot;h&quot;)+COUNTIF([.C26:.K26];&quot;DH&quot;)+COUNTIF([.C26:.K26];&quot;XH&quot;)" office:value-type="float" office:value="0">
            <text:p>0</text:p>
          </table:table-cell>
          <table:table-cell table:style-name="ce109" table:formula="oooc:=COUNTIF([.C26:.K26];&quot;D&quot;) + COUNTIF([.C26:.K26];&quot;SD&quot;)+COUNTIF([.C26:.K26];&quot;DJ&quot;)+COUNTIF([.C26:.K26];&quot;DH&quot;)" office:value-type="float" office:value="2">
            <text:p>2</text:p>
          </table:table-cell>
          <table:table-cell table:style-name="ce109" table:formula="oooc:=COUNTIF([.C26:.K26];&quot;J&quot;)+COUNTIF([.C26:.K26];&quot;XJ&quot;)+COUNTIF([.C26:.K26];&quot;DJ&quot;)" office:value-type="float" office:value="0">
            <text:p>0</text:p>
          </table:table-cell>
          <table:table-cell table:style-name="ce109" table:formula="oooc:=COUNTIF([.C26:.K26];&quot;X&quot;)+COUNTIF([.C26:.K26];&quot;XH&quot;)" office:value-type="float" office:value="0">
            <text:p>0</text:p>
          </table:table-cell>
          <table:table-cell table:style-name="ce110" table:formula="oooc:=COUNTBLANK([.C26:.K26])" office:value-type="float" office:value="6">
            <text:p>6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6-26">
            <text:p>26. jun 07</text:p>
          </table:table-cell>
          <table:table-cell table:style-name="ce100" table:formula="oooc:=TEXT([.A27];&quot;Ddd&quot;)" office:value-type="string" office:string-value="tor">
            <text:p>tor</text:p>
          </table:table-cell>
          <table:table-cell table:style-name="ce83" office:value-type="string">
            <office:annotation draw:style-name="gr1" draw:text-style-name="P3" svg:width="2.899cm" svg:height="2.924cm" svg:x="5.392cm" svg:y="16.638cm" draw:caption-point-x="-5.392cm" draw:caption-point-y="-16.638cm">
              <dc:creator>JH</dc:creator>
              <dc:date>2007-05-21T00:00:00</dc:date>
              <text:p text:style-name="P1"><text:span text:style-name="T2">dežurna 16. in 17. junija s KVIT tednom pred tem, nato pa bi vzela študijski dopust do 30. junija</text:span></text:p>
            </office:annotation>
            <text:p>SD</text:p>
          </table:table-cell>
          <table:table-cell table:style-name="ce14" office:value-type="string">
            <office:annotation draw:style-name="gr1" draw:text-style-name="P3" svg:width="2.899cm" svg:height="1.368cm" svg:x="6.687cm" svg:y="16.638cm" draw:caption-point-x="-6.687cm" draw:caption-point-y="-16.638cm">
              <dc:creator>JH</dc:creator>
              <dc:date>2007-05-21T00:00:00</dc:date>
              <text:p text:style-name="P1"><text:span text:style-name="T2">Letni dopust bi imela od 25.6. do15.7</text:span></text:p>
            </office:annotation>
            <text:p>D</text:p>
          </table:table-cell>
          <table:table-cell table:style-name="ce14" office:value-type="string">
            <office:annotation draw:style-name="gr1" draw:text-style-name="P3" svg:width="2.899cm" svg:height="1.368cm" svg:x="7.982cm" svg:y="16.638cm" draw:caption-point-x="-7.982cm" draw:caption-point-y="-16.638cm">
              <dc:creator>JH</dc:creator>
              <dc:date>2007-04-19T00:00:00</dc:date>
              <text:p text:style-name="P1"><text:span text:style-name="T2">Glavni dopust grem od 26 junija do 20 julija.</text:span></text:p>
            </office:annotation>
            <text:p>D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<text:s/></text:p>
          </table:table-cell>
          <table:table-cell table:style-name="ce13" office:value-type="string">
            <text:p>L</text:p>
          </table:table-cell>
          <table:table-cell table:style-name="ce14" table:number-columns-repeated="2"/>
          <table:table-cell table:style-name="ce12" office:value-type="string">
            <text:p><text:s/></text:p>
          </table:table-cell>
          <table:table-cell table:style-name="ce37" office:value-type="string">
            <text:p>MIR</text:p>
          </table:table-cell>
          <table:table-cell table:style-name="ce109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1">
            <text:p>1</text:p>
          </table:table-cell>
          <table:table-cell table:style-name="ce109" table:formula="oooc:=COUNTIF([.C27:.K27];&quot;h&quot;)+COUNTIF([.C27:.K27];&quot;DH&quot;)+COUNTIF([.C27:.K27];&quot;XH&quot;)" office:value-type="float" office:value="0">
            <text:p>0</text:p>
          </table:table-cell>
          <table:table-cell table:style-name="ce109" table:formula="oooc:=COUNTIF([.C27:.K27];&quot;D&quot;) + COUNTIF([.C27:.K27];&quot;SD&quot;)+COUNTIF([.C27:.K27];&quot;DJ&quot;)+COUNTIF([.C27:.K27];&quot;DH&quot;)" office:value-type="float" office:value="3">
            <text:p>3</text:p>
          </table:table-cell>
          <table:table-cell table:style-name="ce109" table:formula="oooc:=COUNTIF([.C27:.K27];&quot;J&quot;)+COUNTIF([.C27:.K27];&quot;XJ&quot;)+COUNTIF([.C27:.K27];&quot;DJ&quot;)" office:value-type="float" office:value="0">
            <text:p>0</text:p>
          </table:table-cell>
          <table:table-cell table:style-name="ce109" table:formula="oooc:=COUNTIF([.C27:.K27];&quot;X&quot;)+COUNTIF([.C27:.K27];&quot;XH&quot;)" office:value-type="float" office:value="1">
            <text:p>1</text:p>
          </table:table-cell>
          <table:table-cell table:style-name="ce110" table:formula="oooc:=COUNTBLANK([.C27:.K27])" office:value-type="float" office:value="2">
            <text:p>2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6-27">
            <text:p>27. jun 07</text:p>
          </table:table-cell>
          <table:table-cell table:style-name="ce100" table:formula="oooc:=TEXT([.A28];&quot;Ddd&quot;)" office:value-type="string" office:string-value="sre">
            <text:p>sre</text:p>
          </table:table-cell>
          <table:table-cell table:style-name="ce83" office:value-type="string">
            <office:annotation draw:style-name="gr1" draw:text-style-name="P3" svg:width="2.899cm" svg:height="2.924cm" svg:x="5.392cm" svg:y="17.336cm" draw:caption-point-x="-5.392cm" draw:caption-point-y="-17.336cm">
              <dc:creator>JH</dc:creator>
              <dc:date>2007-05-21T00:00:00</dc:date>
              <text:p text:style-name="P1"><text:span text:style-name="T2">dežurna 16. in 17. junija s KVIT tednom pred tem, nato pa bi vzela študijski dopust do 30. junija</text:span></text:p>
            </office:annotation>
            <text:p>SD</text:p>
          </table:table-cell>
          <table:table-cell table:style-name="ce12" office:value-type="string">
            <office:annotation draw:style-name="gr1" draw:text-style-name="P3" svg:width="2.899cm" svg:height="1.368cm" svg:x="6.687cm" svg:y="17.336cm" draw:caption-point-x="-6.687cm" draw:caption-point-y="-17.336cm">
              <dc:creator>JH</dc:creator>
              <dc:date>2007-05-21T00:00:00</dc:date>
              <text:p text:style-name="P1"><text:span text:style-name="T2">Letni dopust bi imela od 25.6. do15.7</text:span></text:p>
            </office:annotation>
            <text:p>D</text:p>
          </table:table-cell>
          <table:table-cell table:style-name="ce14" office:value-type="string">
            <office:annotation draw:style-name="gr1" draw:text-style-name="P3" svg:width="2.899cm" svg:height="1.368cm" svg:x="7.982cm" svg:y="17.336cm" draw:caption-point-x="-7.982cm" draw:caption-point-y="-17.336cm">
              <dc:creator>JH</dc:creator>
              <dc:date>2007-04-19T00:00:00</dc:date>
              <text:p text:style-name="P1"><text:span text:style-name="T2">Glavni dopust grem od 26 junija do 20 julija.</text:span></text:p>
            </office:annotation>
            <text:p>D</text:p>
          </table:table-cell>
          <table:table-cell table:style-name="ce14" office:value-type="string">
            <office:annotation draw:style-name="gr1" draw:text-style-name="P3" svg:width="2.899cm" svg:height="0.979cm" svg:x="9.277cm" svg:y="17.336cm" draw:caption-point-x="-9.277cm" draw:caption-point-y="-17.336cm">
              <dc:creator>JH</dc:creator>
              <dc:date>2007-05-21T00:00:00</dc:date>
              <text:p text:style-name="P1"><text:span text:style-name="T2">od 27. do 30. Junija</text:span></text:p>
            </office:annotation>
            <text:p>D</text:p>
          </table:table-cell>
          <table:table-cell table:style-name="ce13" office:value-type="string">
            <text:p>L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3" office:value-type="string">
            <text:p>L</text:p>
          </table:table-cell>
          <table:table-cell table:style-name="Default"/>
          <table:table-cell table:style-name="ce37" office:value-type="string">
            <text:p>MIR</text:p>
          </table:table-cell>
          <table:table-cell table:style-name="ce109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2">
            <text:p>2</text:p>
          </table:table-cell>
          <table:table-cell table:style-name="ce109" table:formula="oooc:=COUNTIF([.C28:.K28];&quot;h&quot;)+COUNTIF([.C28:.K28];&quot;DH&quot;)+COUNTIF([.C28:.K28];&quot;XH&quot;)" office:value-type="float" office:value="0">
            <text:p>0</text:p>
          </table:table-cell>
          <table:table-cell table:style-name="ce109" table:formula="oooc:=COUNTIF([.C28:.K28];&quot;D&quot;) + COUNTIF([.C28:.K28];&quot;SD&quot;)+COUNTIF([.C28:.K28];&quot;DJ&quot;)+COUNTIF([.C28:.K28];&quot;DH&quot;)" office:value-type="float" office:value="4">
            <text:p>4</text:p>
          </table:table-cell>
          <table:table-cell table:style-name="ce109" table:formula="oooc:=COUNTIF([.C28:.K28];&quot;J&quot;)+COUNTIF([.C28:.K28];&quot;XJ&quot;)+COUNTIF([.C28:.K28];&quot;DJ&quot;)" office:value-type="float" office:value="0">
            <text:p>0</text:p>
          </table:table-cell>
          <table:table-cell table:style-name="ce109" table:formula="oooc:=COUNTIF([.C28:.K28];&quot;X&quot;)+COUNTIF([.C28:.K28];&quot;XH&quot;)" office:value-type="float" office:value="1">
            <text:p>1</text:p>
          </table:table-cell>
          <table:table-cell table:style-name="ce110" table:formula="oooc:=COUNTBLANK([.C28:.K28])" office:value-type="float" office:value="2">
            <text:p>2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6-28">
            <text:p>28. jun 07</text:p>
          </table:table-cell>
          <table:table-cell table:style-name="ce100" table:formula="oooc:=TEXT([.A29];&quot;Ddd&quot;)" office:value-type="string" office:string-value="čet">
            <text:p>čet</text:p>
          </table:table-cell>
          <table:table-cell table:style-name="ce83" office:value-type="string">
            <office:annotation draw:style-name="gr1" draw:text-style-name="P3" svg:width="2.899cm" svg:height="2.924cm" svg:x="5.392cm" svg:y="18.034cm" draw:caption-point-x="-5.392cm" draw:caption-point-y="-18.034cm">
              <dc:creator>JH</dc:creator>
              <dc:date>2007-05-21T00:00:00</dc:date>
              <text:p text:style-name="P1"><text:span text:style-name="T2">dežurna 16. in 17. junija s KVIT tednom pred tem, nato pa bi vzela študijski dopust do 30. junija</text:span></text:p>
            </office:annotation>
            <text:p>SD</text:p>
          </table:table-cell>
          <table:table-cell table:style-name="ce12" office:value-type="string">
            <office:annotation draw:style-name="gr1" draw:text-style-name="P3" svg:width="2.899cm" svg:height="1.368cm" svg:x="6.687cm" svg:y="18.034cm" draw:caption-point-x="-6.687cm" draw:caption-point-y="-18.034cm">
              <dc:creator>JH</dc:creator>
              <dc:date>2007-05-21T00:00:00</dc:date>
              <text:p text:style-name="P1"><text:span text:style-name="T2">Letni dopust bi imela od 25.6. do15.7</text:span></text:p>
            </office:annotation>
            <text:p>D</text:p>
          </table:table-cell>
          <table:table-cell table:style-name="ce14" office:value-type="string">
            <office:annotation draw:style-name="gr1" draw:text-style-name="P3" svg:width="2.899cm" svg:height="1.368cm" svg:x="7.982cm" svg:y="18.034cm" draw:caption-point-x="-7.982cm" draw:caption-point-y="-18.034cm">
              <dc:creator>JH</dc:creator>
              <dc:date>2007-04-19T00:00:00</dc:date>
              <text:p text:style-name="P1"><text:span text:style-name="T2">Glavni dopust grem od 26 junija do 20 julija.</text:span></text:p>
            </office:annotation>
            <text:p>D</text:p>
          </table:table-cell>
          <table:table-cell table:style-name="ce19" office:value-type="string">
            <office:annotation draw:style-name="gr1" draw:text-style-name="P3" svg:width="2.899cm" svg:height="0.979cm" svg:x="9.277cm" svg:y="18.034cm" draw:caption-point-x="-9.277cm" draw:caption-point-y="-18.034cm">
              <dc:creator>JH</dc:creator>
              <dc:date>2007-05-21T00:00:00</dc:date>
              <text:p text:style-name="P1"><text:span text:style-name="T2">od 27. do 30. Junija</text:span></text:p>
            </office:annotation>
            <text:p>D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<text:s/></text:p>
          </table:table-cell>
          <table:table-cell table:style-name="ce14"/>
          <table:table-cell table:style-name="ce14" office:value-type="string">
            <text:p>X</text:p>
          </table:table-cell>
          <table:table-cell table:style-name="ce13" office:value-type="string">
            <text:p>L</text:p>
          </table:table-cell>
          <table:table-cell table:style-name="ce37" office:value-type="string">
            <text:p>MIR</text:p>
          </table:table-cell>
          <table:table-cell table:style-name="ce109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1">
            <text:p>1</text:p>
          </table:table-cell>
          <table:table-cell table:style-name="ce109" table:formula="oooc:=COUNTIF([.C29:.K29];&quot;h&quot;)+COUNTIF([.C29:.K29];&quot;DH&quot;)+COUNTIF([.C29:.K29];&quot;XH&quot;)" office:value-type="float" office:value="0">
            <text:p>0</text:p>
          </table:table-cell>
          <table:table-cell table:style-name="ce109" table:formula="oooc:=COUNTIF([.C29:.K29];&quot;D&quot;) + COUNTIF([.C29:.K29];&quot;SD&quot;)+COUNTIF([.C29:.K29];&quot;DJ&quot;)+COUNTIF([.C29:.K29];&quot;DH&quot;)" office:value-type="float" office:value="4">
            <text:p>4</text:p>
          </table:table-cell>
          <table:table-cell table:style-name="ce109" table:formula="oooc:=COUNTIF([.C29:.K29];&quot;J&quot;)+COUNTIF([.C29:.K29];&quot;XJ&quot;)+COUNTIF([.C29:.K29];&quot;DJ&quot;)" office:value-type="float" office:value="0">
            <text:p>0</text:p>
          </table:table-cell>
          <table:table-cell table:style-name="ce109" table:formula="oooc:=COUNTIF([.C29:.K29];&quot;X&quot;)+COUNTIF([.C29:.K29];&quot;XH&quot;)" office:value-type="float" office:value="2">
            <text:p>2</text:p>
          </table:table-cell>
          <table:table-cell table:style-name="ce110" table:formula="oooc:=COUNTBLANK([.C29:.K29])" office:value-type="float" office:value="1">
            <text:p>1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9" office:value-type="date" office:date-value="2007-06-29">
            <text:p>29. jun 07</text:p>
          </table:table-cell>
          <table:table-cell table:style-name="ce100" table:formula="oooc:=TEXT([.A30];&quot;Ddd&quot;)" office:value-type="string" office:string-value="pet">
            <text:p>pet</text:p>
          </table:table-cell>
          <table:table-cell table:style-name="ce83" office:value-type="string">
            <office:annotation draw:style-name="gr1" draw:text-style-name="P3" svg:width="2.899cm" svg:height="2.924cm" svg:x="5.392cm" svg:y="18.731cm" draw:caption-point-x="-5.392cm" draw:caption-point-y="-18.731cm">
              <dc:creator>JH</dc:creator>
              <dc:date>2007-05-21T00:00:00</dc:date>
              <text:p text:style-name="P1"><text:span text:style-name="T2">dežurna 16. in 17. junija s KVIT tednom pred tem, nato pa bi vzela študijski dopust do 30. junija</text:span></text:p>
            </office:annotation>
            <text:p>SD</text:p>
          </table:table-cell>
          <table:table-cell table:style-name="ce14" office:value-type="string">
            <office:annotation draw:style-name="gr1" draw:text-style-name="P3" svg:width="2.899cm" svg:height="1.368cm" svg:x="6.687cm" svg:y="18.731cm" draw:caption-point-x="-6.687cm" draw:caption-point-y="-18.731cm">
              <dc:creator>JH</dc:creator>
              <dc:date>2007-05-21T00:00:00</dc:date>
              <text:p text:style-name="P1"><text:span text:style-name="T2">Letni dopust bi imela od 25.6. do15.7</text:span></text:p>
            </office:annotation>
            <text:p>D</text:p>
          </table:table-cell>
          <table:table-cell table:style-name="ce14" office:value-type="string">
            <office:annotation draw:style-name="gr1" draw:text-style-name="P3" svg:width="2.899cm" svg:height="1.368cm" svg:x="7.982cm" svg:y="18.731cm" draw:caption-point-x="-7.982cm" draw:caption-point-y="-18.731cm">
              <dc:creator>JH</dc:creator>
              <dc:date>2007-04-19T00:00:00</dc:date>
              <text:p text:style-name="P1"><text:span text:style-name="T2">Glavni dopust grem od 26 junija do 20 julija.</text:span></text:p>
            </office:annotation>
            <text:p>D</text:p>
          </table:table-cell>
          <table:table-cell table:style-name="ce19" office:value-type="string">
            <office:annotation draw:style-name="gr1" draw:text-style-name="P3" svg:width="2.899cm" svg:height="0.979cm" svg:x="9.277cm" svg:y="18.731cm" draw:caption-point-x="-9.277cm" draw:caption-point-y="-18.731cm">
              <dc:creator>JH</dc:creator>
              <dc:date>2007-05-21T00:00:00</dc:date>
              <text:p text:style-name="P1"><text:span text:style-name="T2">od 27. do 30. Junija</text:span></text:p>
            </office:annotation>
            <text:p>D</text:p>
          </table:table-cell>
          <table:table-cell table:style-name="ce13" office:value-type="string">
            <text:p>L</text:p>
          </table:table-cell>
          <table:table-cell table:style-name="ce14" office:value-type="string">
            <text:p><text:s/></text:p>
          </table:table-cell>
          <table:table-cell table:style-name="ce14"/>
          <table:table-cell table:style-name="ce14" office:value-type="string">
            <text:p><text:s/></text:p>
          </table:table-cell>
          <table:table-cell table:style-name="ce12" office:value-type="string">
            <text:p>X</text:p>
          </table:table-cell>
          <table:table-cell table:style-name="ce37" office:value-type="string">
            <text:p>DAN</text:p>
          </table:table-cell>
          <table:table-cell table:style-name="ce109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1">
            <text:p>1</text:p>
          </table:table-cell>
          <table:table-cell table:style-name="ce109" table:formula="oooc:=COUNTIF([.C30:.K30];&quot;h&quot;)+COUNTIF([.C30:.K30];&quot;DH&quot;)+COUNTIF([.C30:.K30];&quot;XH&quot;)" office:value-type="float" office:value="0">
            <text:p>0</text:p>
          </table:table-cell>
          <table:table-cell table:style-name="ce109" table:formula="oooc:=COUNTIF([.C30:.K30];&quot;D&quot;) + COUNTIF([.C30:.K30];&quot;SD&quot;)+COUNTIF([.C30:.K30];&quot;DJ&quot;)+COUNTIF([.C30:.K30];&quot;DH&quot;)" office:value-type="float" office:value="4">
            <text:p>4</text:p>
          </table:table-cell>
          <table:table-cell table:style-name="ce109" table:formula="oooc:=COUNTIF([.C30:.K30];&quot;J&quot;)+COUNTIF([.C30:.K30];&quot;XJ&quot;)+COUNTIF([.C30:.K30];&quot;DJ&quot;)" office:value-type="float" office:value="0">
            <text:p>0</text:p>
          </table:table-cell>
          <table:table-cell table:style-name="ce109" table:formula="oooc:=COUNTIF([.C30:.K30];&quot;X&quot;)+COUNTIF([.C30:.K30];&quot;XH&quot;)" office:value-type="float" office:value="1">
            <text:p>1</text:p>
          </table:table-cell>
          <table:table-cell table:style-name="ce110" table:formula="oooc:=COUNTBLANK([.C30:.K30])" office:value-type="float" office:value="1">
            <text:p>1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ce88" office:value-type="date" office:date-value="2007-06-30">
            <text:p>30. jun 07</text:p>
          </table:table-cell>
          <table:table-cell table:style-name="ce101" table:formula="oooc:=TEXT([.A31];&quot;Ddd&quot;)" office:value-type="string" office:string-value="sob">
            <text:p>sob</text:p>
          </table:table-cell>
          <table:table-cell table:style-name="ce10" office:value-type="string">
            <office:annotation draw:style-name="gr1" draw:text-style-name="P3" svg:width="2.899cm" svg:height="2.924cm" svg:x="5.392cm" svg:y="19.429cm" draw:caption-point-x="-5.392cm" draw:caption-point-y="-19.429cm">
              <dc:creator>JH</dc:creator>
              <dc:date>2007-05-21T00:00:00</dc:date>
              <text:p text:style-name="P1"><text:span text:style-name="T2">dežurna 16. in 17. junija s KVIT tednom pred tem, nato pa bi vzela študijski dopust do 30. junija</text:span></text:p>
            </office:annotation>
            <text:p>SD</text:p>
          </table:table-cell>
          <table:table-cell table:style-name="ce15" office:value-type="string">
            <office:annotation draw:style-name="gr1" draw:text-style-name="P3" svg:width="2.899cm" svg:height="1.368cm" svg:x="6.687cm" svg:y="19.429cm" draw:caption-point-x="-6.687cm" draw:caption-point-y="-19.429cm">
              <dc:creator>JH</dc:creator>
              <dc:date>2007-05-21T00:00:00</dc:date>
              <text:p text:style-name="P1"><text:span text:style-name="T2">Letni dopust bi imela od 25.6. do15.7</text:span></text:p>
            </office:annotation>
            <text:p>D</text:p>
          </table:table-cell>
          <table:table-cell table:style-name="ce15" office:value-type="string">
            <office:annotation draw:style-name="gr1" draw:text-style-name="P3" svg:width="2.899cm" svg:height="1.368cm" svg:x="7.982cm" svg:y="19.429cm" draw:caption-point-x="-7.982cm" draw:caption-point-y="-19.429cm">
              <dc:creator>JH</dc:creator>
              <dc:date>2007-04-19T00:00:00</dc:date>
              <text:p text:style-name="P1"><text:span text:style-name="T2">Glavni dopust grem od 26 junija do 20 julija.</text:span></text:p>
            </office:annotation>
            <text:p>D</text:p>
          </table:table-cell>
          <table:table-cell table:style-name="ce10" office:value-type="string">
            <office:annotation draw:style-name="gr1" draw:text-style-name="P3" svg:width="2.899cm" svg:height="0.979cm" svg:x="9.277cm" svg:y="19.429cm" draw:caption-point-x="-9.277cm" draw:caption-point-y="-19.429cm">
              <dc:creator>JH</dc:creator>
              <dc:date>2007-05-21T00:00:00</dc:date>
              <text:p text:style-name="P1"><text:span text:style-name="T2">od 27. do 30. Junija</text:span></text:p>
            </office:annotation>
            <text:p>D</text:p>
          </table:table-cell>
          <table:table-cell table:style-name="ce15"/>
          <table:table-cell table:style-name="ce10"/>
          <table:table-cell table:style-name="ce15"/>
          <table:table-cell table:style-name="ce21" office:value-type="string">
            <text:p>L</text:p>
          </table:table-cell>
          <table:table-cell table:style-name="ce15"/>
          <table:table-cell table:style-name="ce37" office:value-type="string">
            <text:p>MIR</text:p>
          </table:table-cell>
          <table:table-cell table:style-name="ce109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1">
            <text:p>1</text:p>
          </table:table-cell>
          <table:table-cell table:style-name="ce109" table:formula="oooc:=COUNTIF([.C31:.K31];&quot;h&quot;)+COUNTIF([.C31:.K31];&quot;DH&quot;)+COUNTIF([.C31:.K31];&quot;XH&quot;)" office:value-type="float" office:value="0">
            <text:p>0</text:p>
          </table:table-cell>
          <table:table-cell table:style-name="ce109" table:formula="oooc:=COUNTIF([.C31:.K31];&quot;D&quot;) + COUNTIF([.C31:.K31];&quot;SD&quot;)+COUNTIF([.C31:.K31];&quot;DJ&quot;)+COUNTIF([.C31:.K31];&quot;DH&quot;)" office:value-type="float" office:value="4">
            <text:p>4</text:p>
          </table:table-cell>
          <table:table-cell table:style-name="ce109" table:formula="oooc:=COUNTIF([.C31:.K31];&quot;J&quot;)+COUNTIF([.C31:.K31];&quot;XJ&quot;)+COUNTIF([.C31:.K31];&quot;DJ&quot;)" office:value-type="float" office:value="0">
            <text:p>0</text:p>
          </table:table-cell>
          <table:table-cell table:style-name="ce109" table:formula="oooc:=COUNTIF([.C31:.K31];&quot;X&quot;)+COUNTIF([.C31:.K31];&quot;XH&quot;)" office:value-type="float" office:value="0">
            <text:p>0</text:p>
          </table:table-cell>
          <table:table-cell table:style-name="ce110" table:formula="oooc:=COUNTBLANK([.C31:.K31])" office:value-type="float" office:value="4">
            <text:p>4</text:p>
          </table:table-cell>
          <table:table-cell table:number-columns-repeated="12"/>
          <table:table-cell table:style-name="ce5" table:number-columns-repeated="225"/>
        </table:table-row>
        <table:table-row table:style-name="ro1">
          <table:table-cell table:style-name="Default" table:number-columns-repeated="12"/>
          <table:table-cell table:style-name="ce109" table:formula="oooc:=COUNTIF([.C32:.K32];&quot;L&quot;) + COUNTIF([.C32:.K32];&quot;52L&quot;)+COUNTIF([.C32:.K32];&quot;51L&quot;)+COUNTIF([.C32:.K32];&quot;1L&quot;)+COUNTIF([.C32:.K32];&quot;KVITL&quot;)+COUNTIF([.C32:.K32];&quot;UL&quot;)" office:value-type="float" office:value="0">
            <text:p>0</text:p>
          </table:table-cell>
          <table:table-cell table:style-name="ce109" table:formula="oooc:=COUNTIF([.C32:.K32];&quot;h&quot;)+COUNTIF([.C32:.K32];&quot;DH&quot;)+COUNTIF([.C32:.K32];&quot;XH&quot;)" office:value-type="float" office:value="0">
            <text:p>0</text:p>
          </table:table-cell>
          <table:table-cell table:style-name="ce109" table:formula="oooc:=COUNTIF([.C32:.K32];&quot;D&quot;) + COUNTIF([.C32:.K32];&quot;SD&quot;)+COUNTIF([.C32:.K32];&quot;DJ&quot;)+COUNTIF([.C32:.K32];&quot;DH&quot;)" office:value-type="float" office:value="0">
            <text:p>0</text:p>
          </table:table-cell>
          <table:table-cell table:style-name="ce109" table:formula="oooc:=COUNTIF([.C32:.K32];&quot;J&quot;)+COUNTIF([.C32:.K32];&quot;XJ&quot;)+COUNTIF([.C32:.K32];&quot;DJ&quot;)" office:value-type="float" office:value="0">
            <text:p>0</text:p>
          </table:table-cell>
          <table:table-cell table:style-name="ce109" table:formula="oooc:=COUNTIF([.C32:.K32];&quot;X&quot;)+COUNTIF([.C32:.K32];&quot;XH&quot;)" office:value-type="float" office:value="0">
            <text:p>0</text:p>
          </table:table-cell>
          <table:table-cell table:style-name="ce110" table:formula="oooc:=COUNTBLANK([.C32:.K32])" office:value-type="float" office:value="9">
            <text:p>9</text:p>
          </table:table-cell>
          <table:table-cell table:number-columns-repeated="12"/>
          <table:table-cell table:style-name="ce5" table:number-columns-repeated="225"/>
        </table:table-row>
        <table:table-row table:style-name="ro3">
          <table:table-cell table:style-name="ce4" table:number-columns-repeated="12"/>
          <table:table-cell table:style-name="ce40" table:number-columns-repeated="5"/>
          <table:table-cell table:style-name="ce111"/>
          <table:table-cell table:number-columns-repeated="237"/>
        </table:table-row>
        <table:table-row table:style-name="ro3">
          <table:table-cell table:style-name="ce4"/>
          <table:table-cell table:style-name="ce67"/>
          <table:table-cell table:style-name="ce4" table:number-columns-repeated="9"/>
          <table:table-cell table:style-name="Default" table:number-columns-repeated="7"/>
          <table:table-cell table:number-columns-repeated="237"/>
        </table:table-row>
        <table:table-row table:style-name="ro3">
          <table:table-cell/>
          <table:table-cell table:style-name="ce68"/>
          <table:table-cell table:style-name="ce4" table:number-columns-repeated="9"/>
          <table:table-cell/>
          <table:table-cell table:style-name="Default" table:number-columns-repeated="6"/>
          <table:table-cell table:number-columns-repeated="237"/>
        </table:table-row>
        <table:table-row table:style-name="ro3" table:number-rows-repeated="31964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Delovni list7" table:style-name="ta1" table:print="false">
        <table:table-column table:style-name="co13" table:default-cell-style-name="Default"/>
        <table:table-row table:style-name="ro2">
          <table:table-cell/>
        </table:table-row>
      </table:table>
      <table:table table:name="Delovni list8" table:style-name="ta1" table:print="false">
        <table:table-column table:style-name="co13" table:default-cell-style-name="Default"/>
        <table:table-row table:style-name="ro2">
          <table:table-cell/>
        </table:table-row>
      </table:table>
      <table:table table:name="Delovni list9" table:style-name="ta1" table:print="false">
        <table:table-column table:style-name="co13" table:default-cell-style-name="Default"/>
        <table:table-row table:style-name="ro2">
          <table:table-cell/>
        </table:table-row>
      </table:table>
      <table:table table:name="Delovni list10" table:style-name="ta1" table:print="false">
        <table:table-column table:style-name="co13" table:default-cell-style-name="Default"/>
        <table:table-row table:style-name="ro2">
          <table:table-cell/>
        </table:table-row>
      </table:table>
      <table:table table:name="Delovni list11" table:style-name="ta1" table:print="false">
        <table:table-column table:style-name="co13" table:default-cell-style-name="Default"/>
        <table:table-row table:style-name="ro2">
          <table:table-cell/>
        </table:table-row>
      </table:table>
      <table:table table:name="Delovni list12" table:style-name="ta1" table:print="false">
        <table:table-column table:style-name="co13" table:default-cell-style-name="Default"/>
        <table:table-row table:style-name="ro2">
          <table:table-cell/>
        </table:table-row>
      </table:table>
      <table:table table:name="Delovni list13" table:style-name="ta1" table:print="false">
        <table:table-column table:style-name="co13" table:default-cell-style-name="Default"/>
        <table:table-row table:style-name="ro2">
          <table:table-cell/>
        </table:table-row>
      </table:table>
      <table:table table:name="Delovni list14" table:style-name="ta1" table:print="false">
        <table:table-column table:style-name="co1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2" svg:font-family="Wingdings" style:font-charset="x-symbol"/>
    <style:font-face style:name="Wingdings1" svg:font-family="Wingdings" style:font-pitch="variable" style:font-charset="x-symbol"/>
    <style:font-face style:name="Arial2" svg:font-family="Arial"/>
    <style:font-face style:name="Wingdings" svg:font-family="Wingdings"/>
    <style:font-face style:name="Albany" svg:font-family="Albany" style:font-family-generic="swiss"/>
    <style:font-face style:name="Arial1" svg:font-family="Arial" style:font-family-generic="swiss"/>
    <style:font-face style:name="Arial Black" svg:font-family="'Arial Black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l" number:country="SI">SI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SIT</number:currency-symbol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currency-symbol number:language="sl" number:country="SI">SIT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sl" number:country="SI">SIT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">
      <number:text>-</number:text>
      <number:number number:decimal-places="0" number:min-integer-digits="1" number:grouping="true"/>
      <number:text> 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">
      <number:text>-</number:text>
      <number:number number:decimal-places="2" number:min-integer-digits="1" number:grouping="true"/>
      <number:text> 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number-style style:name="N116">
      <number:scientific-number number:decimal-places="1" number:min-integer-digits="1" number:min-exponent-digits="1"/>
    </number:number-style>
    <number:number-style style:name="N118P0" style:volatile="true">
      <number:number number:decimal-places="0" number:min-integer-digits="1" number:grouping="true"/>
      <number:text> DM</number:text>
    </number:number-style>
    <number:number-style style:name="N118">
      <number:text>-</number:text>
      <number:number number:decimal-places="0" number:min-integer-digits="1" number:grouping="true"/>
      <number:text> DM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DM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DM</number:text>
    </number:number-style>
    <number:number-style style:name="N121">
      <number:text>-</number:text>
      <number:number number:decimal-places="2" number:min-integer-digits="1" number:grouping="true"/>
      <number:text> DM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DM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22P0"/>
    </number:number-style>
    <number:number-style style:name="N124P0" style:volatile="true">
      <number:number number:decimal-places="0" number:min-integer-digits="1" number:grouping="true"/>
      <number:text> DM</number:text>
    </number:number-style>
    <number:number-style style:name="N124P1" style:volatile="true">
      <number:text>-</number:text>
      <number:number number:decimal-places="0" number:min-integer-digits="1" number:grouping="true"/>
      <number:text> DM</number:text>
    </number:number-style>
    <number:number-style style:name="N124">
      <number:text>- DM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integer-digits="1" number:grouping="true"/>
      <number:text> </number:text>
    </number:number-style>
    <number:number-style style:name="N126">
      <number:text>- </number:text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number:min-integer-digits="1" number:grouping="true"/>
      <number:text> DM</number:text>
    </number:number-style>
    <number:number-style style:name="N128P1" style:volatile="true">
      <number:text>-</number:text>
      <number:number number:decimal-places="2" number:min-integer-digits="1" number:grouping="true"/>
      <number:text> DM</number:text>
    </number:number-style>
    <number:number-style style:name="N128">
      <number:text>-</number:text>
      <number:number number:decimal-places="0" number:min-integer-digits="0"/>
      <number:text> DM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">
      <number:text>-</number:text>
      <number:number number:decimal-places="0" number:min-integer-digits="0"/>
      <number:text> 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number:min-integer-digits="1" number:grouping="true"/>
      <number:text> SIT</number:text>
    </number:number-style>
    <number:number-style style:name="N132">
      <number:text>-</number:text>
      <number:number number:decimal-places="0" number:min-integer-digits="1" number:grouping="true"/>
      <number:text> SIT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SIT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SIT</number:text>
      <style:map style:condition="value()&gt;=0" style:apply-style-name="N133P0"/>
    </number:number-style>
    <number:number-style style:name="N135P0" style:volatile="true">
      <number:number number:decimal-places="2" number:min-integer-digits="1" number:grouping="true"/>
      <number:text> SIT</number:text>
    </number:number-style>
    <number:number-style style:name="N135">
      <number:text>-</number:text>
      <number:number number:decimal-places="2" number:min-integer-digits="1" number:grouping="true"/>
      <number:text> SIT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SIT</number:text>
    </number:number-style>
    <number:number-style style:name="N136">
      <style:text-properties fo:color="#ff0000"/>
      <number:text>-</number:text>
      <number:number number:decimal-places="2" number:min-integer-digits="1" number:grouping="true"/>
      <number:text> SIT</number:text>
      <style:map style:condition="value()&gt;=0" style:apply-style-name="N136P0"/>
    </number:number-style>
    <number:number-style style:name="N138P0" style:volatile="true">
      <number:number number:decimal-places="0" number:min-integer-digits="1" number:grouping="true"/>
      <number:text> SIT</number:text>
    </number:number-style>
    <number:number-style style:name="N138P1" style:volatile="true">
      <number:text>-</number:text>
      <number:number number:decimal-places="0" number:min-integer-digits="1" number:grouping="true"/>
      <number:text> SIT</number:text>
    </number:number-style>
    <number:number-style style:name="N138">
      <number:text>- SIT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2" number:min-integer-digits="1" number:grouping="true"/>
      <number:text> SIT</number:text>
    </number:number-style>
    <number:number-style style:name="N140P1" style:volatile="true">
      <number:text>-</number:text>
      <number:number number:decimal-places="2" number:min-integer-digits="1" number:grouping="true"/>
      <number:text> SIT</number:text>
    </number:number-style>
    <number:number-style style:name="N140">
      <number:text>-</number:text>
      <number:number number:decimal-places="0" number:min-integer-digits="0"/>
      <number:text> SIT</number:text>
      <style:map style:condition="value()&gt;0" style:apply-style-name="N140P0"/>
      <style:map style:condition="value()&lt;0" style:apply-style-name="N140P1"/>
    </number:number-style>
    <number:date-style style:name="N141">
      <number:day/>
      <number:text>. </number:text>
      <number:month number:textual="true"/>
      <number:text>  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raznik" style:family="table-cell" style:parent-style-name="Default">
      <style:table-cell-properties fo:background-color="#ccffff"/>
    </style:style>
    <style:style style:name="prepovedano" style:family="table-cell" style:parent-style-name="Default">
      <style:table-cell-properties fo:background-color="#ff6633"/>
      <style:text-properties fo:font-size="15pt" fo:font-weight="bold"/>
    </style:style>
    <style:style style:name="preveč" style:family="table-cell" style:parent-style-name="Default" style:data-style-name="N0">
      <style:table-cell-properties fo:background-color="#ffcc99"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bold" style:font-size-asian="18pt" style:font-weight-asian="normal" style:font-size-complex="18pt" style:font-weight-complex="normal"/>
    </style:style>
    <style:style style:name="prazno" style:family="table-cell" style:parent-style-name="Default">
      <style:table-cell-properties fo:background-color="#00ffff"/>
      <style:text-properties fo:font-size="14pt" fo:font-weight="bold"/>
    </style:style>
    <draw:marker draw:name="Puščice_20_1" draw:display-name="Puščice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08">08.06.2007</text:date>, <text:time>14:52:38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Jiri Hollan</meta:initial-creator>
    <meta:creation-date>2006-11-28T13:43:43</meta:creation-date>
    <dc:creator>Jiri Hollan</dc:creator>
    <dc:date>2007-06-08T14:52:37</dc:date>
    <dc:language>sl-SI</dc:language>
    <meta:editing-cycles>47</meta:editing-cycles>
    <meta:editing-duration>PT4H43M35S</meta:editing-duration>
    <meta:user-defined meta:name="Info 1"/>
    <meta:user-defined meta:name="Info 2"/>
    <meta:user-defined meta:name="Info 3"/>
    <meta:user-defined meta:name="Info 4"/>
    <meta:document-statistic meta:table-count="14" meta:cell-count="2575"/>
  </office:meta>
</office:document-meta>
</file>